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cm"/>
    </style:style>
    <style:style style:name="co2" style:family="table-column">
      <style:table-column-properties fo:break-before="auto" style:column-width="3.598cm"/>
    </style:style>
    <style:style style:name="co3" style:family="table-column">
      <style:table-column-properties fo:break-before="auto" style:column-width="2.037cm"/>
    </style:style>
    <style:style style:name="co4" style:family="table-column">
      <style:table-column-properties fo:break-before="auto" style:column-width="1.852cm"/>
    </style:style>
    <style:style style:name="co5" style:family="table-column">
      <style:table-column-properties fo:break-before="auto" style:column-width="2.461cm"/>
    </style:style>
    <style:style style:name="co6" style:family="table-column">
      <style:table-column-properties fo:break-before="auto" style:column-width="1.138cm"/>
    </style:style>
    <style:style style:name="co7" style:family="table-column">
      <style:table-column-properties fo:break-before="auto" style:column-width="1.296cm"/>
    </style:style>
    <style:style style:name="co8" style:family="table-column">
      <style:table-column-properties fo:break-before="auto" style:column-width="1.111cm"/>
    </style:style>
    <style:style style:name="co9" style:family="table-column">
      <style:table-column-properties fo:break-before="auto" style:column-width="1.508cm"/>
    </style:style>
    <style:style style:name="co10" style:family="table-column">
      <style:table-column-properties fo:break-before="auto" style:column-width="1.217cm"/>
    </style:style>
    <style:style style:name="co11" style:family="table-column">
      <style:table-column-properties fo:break-before="auto" style:column-width="0.9cm"/>
    </style:style>
    <style:style style:name="co12" style:family="table-column">
      <style:table-column-properties fo:break-before="auto" style:column-width="2.302cm"/>
    </style:style>
    <style:style style:name="co13" style:family="table-column">
      <style:table-column-properties fo:break-before="auto" style:column-width="3.307cm"/>
    </style:style>
    <style:style style:name="co14" style:family="table-column">
      <style:table-column-properties fo:break-before="auto" style:column-width="1.323cm"/>
    </style:style>
    <style:style style:name="co15" style:family="table-column">
      <style:table-column-properties fo:break-before="auto" style:column-width="1.958cm"/>
    </style:style>
    <style:style style:name="co16" style:family="table-column">
      <style:table-column-properties fo:break-before="auto" style:column-width="1.085cm"/>
    </style:style>
    <style:style style:name="co17" style:family="table-column">
      <style:table-column-properties fo:break-before="auto" style:column-width="2.487cm"/>
    </style:style>
    <style:style style:name="co18" style:family="table-column">
      <style:table-column-properties fo:break-before="auto" style:column-width="2.275cm"/>
    </style:style>
    <style:style style:name="co19" style:family="table-column">
      <style:table-column-properties fo:break-before="auto" style:column-width="6.165cm"/>
    </style:style>
    <style:style style:name="co20" style:family="table-column">
      <style:table-column-properties fo:break-before="auto" style:column-width="5.239cm"/>
    </style:style>
    <style:style style:name="co21" style:family="table-column">
      <style:table-column-properties fo:break-before="auto" style:column-width="5.662cm"/>
    </style:style>
    <style:style style:name="co22" style:family="table-column">
      <style:table-column-properties fo:break-before="auto" style:column-width="2.699cm"/>
    </style:style>
    <style:style style:name="co23" style:family="table-column">
      <style:table-column-properties fo:break-before="auto" style:column-width="1.693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94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848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2" style:family="table-cell" style:parent-style-name="Default" style:data-style-name="N0">
      <style:table-cell-properties style:vertical-align="top"/>
    </style:style>
    <style:style style:name="ce16" style:family="table-cell" style:parent-style-name="Default" style:data-style-name="N0"/>
    <style:style style:name="ce3" style:family="table-cell" style:parent-style-name="Default" style:data-style-name="N0">
      <style:table-cell-properties style:cell-protect="protected" style:print-content="true" fo:background-color="transparent" style:vertical-align="top"/>
    </style:style>
    <style:style style:name="ce20" style:family="table-cell" style:parent-style-name="Default" style:data-style-name="N0">
      <style:table-cell-properties style:cell-protect="protected" style:print-content="true" fo:background-color="transparent" style:vertical-align="automatic"/>
    </style:style>
    <style:style style:name="ce13" style:family="table-cell" style:parent-style-name="Default" style:data-style-name="N0">
      <style:table-cell-properties fo:wrap-option="wrap" style:vertical-align="automatic"/>
    </style:style>
    <style:style style:name="ce19" style:family="table-cell" style:parent-style-name="Default">
      <style:table-cell-properties fo:wrap-option="wrap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12" style:family="table-cell" style:parent-style-name="Default" style:data-style-name="N0">
      <style:text-properties fo:font-weight="bold" style:font-weight-asian="bold" style:font-weight-complex="bold"/>
    </style:style>
    <style:style style:name="ce22" style:family="table-cell" style:parent-style-name="Default">
      <style:table-cell-properties fo:wrap-option="wrap"/>
      <style:text-properties style:text-outline="false" style:text-line-through-style="none" style:text-line-through-type="none" fo:language="es" fo:country="E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>
      <style:table-cell-properties fo:background-color="#81d41a" style:cell-protect="protected" style:print-content="true" style:vertical-align="top"/>
    </style:style>
    <style:style style:name="ce7" style:family="table-cell" style:parent-style-name="Default" style:data-style-name="N0">
      <style:table-cell-properties fo:background-color="#81d41a"/>
    </style:style>
    <style:style style:name="ce36" style:family="table-cell" style:parent-style-name="Default" style:data-style-name="N0">
      <style:table-cell-properties fo:background-color="#81d41a" style:cell-protect="protected" style:print-content="true" style:vertical-align="automatic"/>
    </style:style>
    <style:style style:name="ce11" style:family="table-cell" style:parent-style-name="Default" style:data-style-name="N0">
      <style:table-cell-properties fo:background-color="#81d41a" fo:wrap-option="wrap" style:vertical-align="automatic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ackground-color="transparent"/>
    </style:style>
    <style:style style:name="ce31" style:family="table-cell" style:parent-style-name="Default" style:data-style-name="N0">
      <style:table-cell-properties fo:background-color="transparent" fo:wrap-option="wrap" style:vertical-align="automatic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ackground-color="transparent" fo:wrap-option="wrap" style:vertical-align="automatic"/>
    </style:style>
    <style:style style:name="ce34" style:family="table-cell" style:parent-style-name="Default">
      <style:table-cell-properties fo:background-color="transparent" fo:wrap-option="wrap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able-cell-properties fo:background-color="#ffff00" style:vertical-align="top"/>
    </style:style>
    <style:style style:name="ce6" style:family="table-cell" style:parent-style-name="Default" style:data-style-name="N0">
      <style:table-cell-properties fo:background-color="#ffff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ransformed_by_Data_Page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number-columns-repeated="2" table:default-cell-style-name="ce16"/>
        <table:table-column table:style-name="co5" table:default-cell-style-name="ce7"/>
        <table:table-column table:style-name="co6" table:default-cell-style-name="ce30"/>
        <table:table-column table:style-name="co6" table:default-cell-style-name="ce16"/>
        <table:table-column table:style-name="co7" table:number-columns-repeated="2" table:default-cell-style-name="ce16"/>
        <table:table-column table:style-name="co8" table:default-cell-style-name="ce16"/>
        <table:table-column table:style-name="co9" table:default-cell-style-name="ce7"/>
        <table:table-column table:style-name="co10" table:default-cell-style-name="ce16"/>
        <table:table-column table:style-name="co11" table:number-columns-repeated="3" table:default-cell-style-name="ce16"/>
        <table:table-column table:style-name="co12" table:default-cell-style-name="ce7"/>
        <table:table-column table:style-name="co8" table:number-columns-repeated="3" table:default-cell-style-name="ce16"/>
        <table:table-column table:style-name="co11" table:default-cell-style-name="ce16"/>
        <table:table-column table:style-name="co13" table:default-cell-style-name="ce7"/>
        <table:table-column table:style-name="co7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4" table:default-cell-style-name="ce6"/>
        <table:table-column table:style-name="co17" table:default-cell-style-name="ce16"/>
        <table:table-column table:style-name="co18" table:number-columns-repeated="996" table:default-cell-style-name="ce16"/>
        <table:table-row table:style-name="ro1">
          <table:table-cell table:style-name="ce2"/>
          <table:table-cell table:style-name="ce3" table:number-columns-repeated="4"/>
          <table:table-cell table:style-name="ce4"/>
          <table:table-cell table:style-name="ce3" table:number-columns-repeated="2"/>
          <table:table-cell table:style-name="ce3" office:value-type="string" calcext:value-type="string">
            <text:p>Breadth Moulded</text:p>
          </table:table-cell>
          <table:table-cell table:style-name="ce3" table:number-columns-repeated="2"/>
          <table:table-cell table:style-name="ce4"/>
          <table:table-cell table:style-name="ce3" table:number-columns-repeated="4"/>
          <table:table-cell table:style-name="ce4"/>
          <table:table-cell table:style-name="ce3" table:number-columns-repeated="4"/>
          <table:table-cell table:style-name="ce4"/>
          <table:table-cell table:style-name="ce5" office:value-type="string" calcext:value-type="string">
            <text:p>SCORING</text:p>
          </table:table-cell>
          <table:table-cell table:style-name="ce5" table:number-columns-repeated="4"/>
          <table:table-cell table:style-name="ce2" table:number-columns-repeated="997"/>
        </table:table-row>
        <table:table-row table:style-name="ro2">
          <table:table-cell table:style-name="ce2" office:value-type="string" calcext:value-type="string">
            <text:p>,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mmsi</text:p>
          </table:table-cell>
          <table:table-cell table:style-name="ce3" office:value-type="string" calcext:value-type="string">
            <text:p>IMO</text:p>
          </table:table-cell>
          <table:table-cell table:style-name="ce3" office:value-type="string" calcext:value-type="string">
            <text:p>type</text:p>
          </table:table-cell>
          <table:table-cell table:style-name="ce4" office:value-type="string" calcext:value-type="string">
            <text:p>passengers</text:p>
          </table:table-cell>
          <table:table-cell table:style-name="ce3" office:value-type="string" calcext:value-type="string">
            <text:p>vehicles</text:p>
          </table:table-cell>
          <table:table-cell table:style-name="ce3" office:value-type="string" calcext:value-type="string">
            <text:p>length</text:p>
          </table:table-cell>
          <table:table-cell table:style-name="ce3" office:value-type="string" calcext:value-type="string">
            <text:p>beam</text:p>
          </table:table-cell>
          <table:table-cell table:style-name="ce3" office:value-type="string" calcext:value-type="string">
            <text:p>year_built</text:p>
          </table:table-cell>
          <table:table-cell table:style-name="ce3" office:value-type="string" calcext:value-type="string">
            <text:p>displacement</text:p>
          </table:table-cell>
          <table:table-cell table:style-name="ce4" office:value-type="string" calcext:value-type="string">
            <text:p>gross_tonnage</text:p>
          </table:table-cell>
          <table:table-cell table:style-name="ce3" office:value-type="string" calcext:value-type="string">
            <text:p>net_tonnage</text:p>
          </table:table-cell>
          <table:table-cell table:style-name="ce3" office:value-type="string" calcext:value-type="string">
            <text:p>engine_number</text:p>
          </table:table-cell>
          <table:table-cell table:style-name="ce3" office:value-type="string" calcext:value-type="string">
            <text:p>engine_bore</text:p>
          </table:table-cell>
          <table:table-cell table:style-name="ce3" office:value-type="string" calcext:value-type="string">
            <text:p>engine_cylinders</text:p>
          </table:table-cell>
          <table:table-cell table:style-name="ce4" office:value-type="string" calcext:value-type="string">
            <text:p>engine_power</text:p>
          </table:table-cell>
          <table:table-cell table:style-name="ce3" office:value-type="string" calcext:value-type="string">
            <text:p>engine_RPM</text:p>
          </table:table-cell>
          <table:table-cell table:style-name="ce3" office:value-type="string" calcext:value-type="string">
            <text:p>engine_stroke</text:p>
          </table:table-cell>
          <table:table-cell table:style-name="ce3" office:value-type="string" calcext:value-type="string">
            <text:p>deadweight_tonnage</text:p>
          </table:table-cell>
          <table:table-cell table:style-name="ce3" office:value-type="string" calcext:value-type="string">
            <text:p>propeller</text:p>
          </table:table-cell>
          <table:table-cell table:style-name="ce4" office:value-type="string" calcext:value-type="string">
            <text:p>fuel_type</text:p>
          </table:table-cell>
          <table:table-cell table:style-name="ce5" office:value-type="string" calcext:value-type="string">
            <text:p>SC_fuel</text:p>
          </table:table-cell>
          <table:table-cell table:style-name="ce5" office:value-type="string" calcext:value-type="string">
            <text:p>SC_engine</text:p>
          </table:table-cell>
          <table:table-cell table:style-name="ce5" office:value-type="string" calcext:value-type="string">
            <text:p>SC_passengers</text:p>
          </table:table-cell>
          <table:table-cell table:style-name="ce5" office:value-type="string" calcext:value-type="string">
            <text:p>SC_GT</text:p>
          </table:table-cell>
          <table:table-cell office:value-type="string" calcext:value-type="string">
            <text:p>fuel*engine+passenger+GT</text:p>
          </table:table-cell>
          <table:table-cell table:style-name="ce2" office:value-type="string" calcext:value-type="string">
            <text:p>port_emission_score</text:p>
          </table:table-cell>
          <table:table-cell table:style-name="ce2"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YMPHONY OF THE SEAS</text:p>
          </table:table-cell>
          <table:table-cell office:value-type="float" office:value="311000660" calcext:value-type="float">
            <text:p>311000660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6680" calcext:value-type="float">
            <text:p>6680</text:p>
          </table:table-cell>
          <table:table-cell/>
          <table:table-cell office:value-type="float" office:value="362" calcext:value-type="float">
            <text:p>362</text:p>
          </table:table-cell>
          <table:table-cell office:value-type="float" office:value="47" calcext:value-type="float">
            <text:p>47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228081" calcext:value-type="float">
            <text:p>228081</text:p>
          </table:table-cell>
          <table:table-cell table:number-columns-repeated="4"/>
          <table:table-cell office:value-type="float" office:value="57600" calcext:value-type="float">
            <text:p>57600</text:p>
          </table:table-cell>
          <table:table-cell table:number-columns-repeated="4"/>
          <table:table-cell table:style-name="ce36" office:value-type="string" calcext:value-type="string">
            <text:p>Marine Diesel</text:p>
          </table:table-cell>
          <table:table-cell table:formula="of:=IF([.V3]=&quot;hybrid&quot;;0;IF([.V3]=&quot;LNG&quot;;0.5;IF([.V3]=&quot;Fuel &amp; LNG&quot;;1;IF([.V3]=&quot;Heavy Fuel Oil&quot;;3;IF([.V3]=&quot;Sail&quot;;0;IF([.V3]=&quot;Electric&quot;;0;2))))))" office:value-type="float" office:value="2" calcext:value-type="float">
            <text:p>2</text:p>
          </table:table-cell>
          <table:table-cell table:formula="of:=IF([.Q3]=0;2;INT([.Q3]/10000))" office:value-type="float" office:value="5" calcext:value-type="float">
            <text:p>5</text:p>
          </table:table-cell>
          <table:table-cell table:formula="of:=INT([.F3]/1000)" office:value-type="float" office:value="6" calcext:value-type="float">
            <text:p>6</text:p>
          </table:table-cell>
          <table:table-cell table:formula="of:=INT([.L3]/10000)" office:value-type="float" office:value="22" calcext:value-type="float">
            <text:p>22</text:p>
          </table:table-cell>
          <table:table-cell table:formula="of:=[.W3]*[.X3]+[.Y3]+[.Z3]" office:value-type="float" office:value="38" calcext:value-type="float">
            <text:p>38</text:p>
          </table:table-cell>
          <table:table-cell table:formula="of:=INT([.AA3]*5/[.AA$3]+0.5)" office:value-type="float" office:value="5" calcext:value-type="float">
            <text:p>5</text:p>
          </table:table-cell>
          <table:table-cell table:number-columns-repeated="996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0" office:value-type="string" calcext:value-type="string">
            <text:p>NORWEGIAN EPIC</text:p>
          </table:table-cell>
          <table:table-cell table:style-name="ce20" office:value-type="string" calcext:value-type="string">
            <text:p>311018500</text:p>
          </table:table-cell>
          <table:table-cell table:style-name="ce20"/>
          <table:table-cell table:style-name="ce20" office:value-type="string" calcext:value-type="string">
            <text:p>passenger</text:p>
          </table:table-cell>
          <table:table-cell table:style-name="ce36" office:value-type="float" office:value="4100" calcext:value-type="float">
            <text:p>4100</text:p>
          </table:table-cell>
          <table:table-cell table:style-name="ce20"/>
          <table:table-cell table:style-name="ce20" office:value-type="float" office:value="329" calcext:value-type="float">
            <text:p>329</text:p>
          </table:table-cell>
          <table:table-cell table:style-name="ce20" office:value-type="float" office:value="46" calcext:value-type="float">
            <text:p>46</text:p>
          </table:table-cell>
          <table:table-cell table:style-name="ce20" office:value-type="float" office:value="2010" calcext:value-type="float">
            <text:p>2010</text:p>
          </table:table-cell>
          <table:table-cell/>
          <table:table-cell table:style-name="ce36" office:value-type="float" office:value="155873" calcext:value-type="float">
            <text:p>155873</text:p>
          </table:table-cell>
          <table:table-cell table:style-name="ce20" office:value-type="float" office:value="146495" calcext:value-type="float">
            <text:p>146495</text:p>
          </table:table-cell>
          <table:table-cell table:number-columns-repeated="2"/>
          <table:table-cell table:style-name="ce20" office:value-type="float" office:value="12" calcext:value-type="float">
            <text:p>12</text:p>
          </table:table-cell>
          <table:table-cell table:style-name="ce36" office:value-type="float" office:value="80400" calcext:value-type="float">
            <text:p>80400</text:p>
          </table:table-cell>
          <table:table-cell/>
          <table:table-cell table:style-name="ce20" office:value-type="float" office:value="430" calcext:value-type="float">
            <text:p>430</text:p>
          </table:table-cell>
          <table:table-cell table:style-name="ce20" office:value-type="float" office:value="10850" calcext:value-type="float">
            <text:p>10850</text:p>
          </table:table-cell>
          <table:table-cell table:style-name="ce20" office:value-type="string" calcext:value-type="string">
            <text:p>pitch</text:p>
          </table:table-cell>
          <table:table-cell table:style-name="ce36" office:value-type="string" calcext:value-type="string">
            <text:p>Marine Diesel</text:p>
          </table:table-cell>
          <table:table-cell table:formula="of:=IF([.V4]=&quot;hybrid&quot;;0;IF([.V4]=&quot;LNG&quot;;0.5;IF([.V4]=&quot;Fuel &amp; LNG&quot;;1;IF([.V4]=&quot;Heavy Fuel Oil&quot;;3;IF([.V4]=&quot;Sail&quot;;0;IF([.V4]=&quot;Electric&quot;;0;2))))))" office:value-type="float" office:value="2" calcext:value-type="float">
            <text:p>2</text:p>
          </table:table-cell>
          <table:table-cell table:formula="of:=IF([.Q4]=0;2;INT([.Q4]/10000))" office:value-type="float" office:value="8" calcext:value-type="float">
            <text:p>8</text:p>
          </table:table-cell>
          <table:table-cell table:formula="of:=INT([.F4]/1000)" office:value-type="float" office:value="4" calcext:value-type="float">
            <text:p>4</text:p>
          </table:table-cell>
          <table:table-cell table:formula="of:=INT([.L4]/10000)" office:value-type="float" office:value="15" calcext:value-type="float">
            <text:p>15</text:p>
          </table:table-cell>
          <table:table-cell table:formula="of:=[.W4]*[.X4]+[.Y4]+[.Z4]" office:value-type="float" office:value="35" calcext:value-type="float">
            <text:p>35</text:p>
          </table:table-cell>
          <table:table-cell table:formula="of:=INT([.AA4]*5/[.AA$3]+0.5)" office:value-type="float" office:value="5" calcext:value-type="float">
            <text:p>5</text:p>
          </table:table-cell>
          <table:table-cell table:number-columns-repeated="99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MSC VIRTUOSA</text:p>
          </table:table-cell>
          <table:table-cell table:style-name="ce10" office:value-type="float" office:value="215610000" calcext:value-type="float">
            <text:p>215610000</text:p>
          </table:table-cell>
          <table:table-cell table:style-name="ce10"/>
          <table:table-cell office:value-type="string" calcext:value-type="string">
            <text:p>passenger</text:p>
          </table:table-cell>
          <table:table-cell office:value-type="float" office:value="4888" calcext:value-type="float">
            <text:p>4888</text:p>
          </table:table-cell>
          <table:table-cell/>
          <table:table-cell office:value-type="float" office:value="332" calcext:value-type="float">
            <text:p>332</text:p>
          </table:table-cell>
          <table:table-cell office:value-type="float" office:value="43" calcext:value-type="float">
            <text:p>43</text:p>
          </table:table-cell>
          <table:table-cell table:style-name="ce10" office:value-type="float" office:value="2021" calcext:value-type="float">
            <text:p>2021</text:p>
          </table:table-cell>
          <table:table-cell/>
          <table:table-cell table:style-name="ce11" office:value-type="float" office:value="181541" calcext:value-type="float">
            <text:p>181541</text:p>
          </table:table-cell>
          <table:table-cell table:number-columns-repeated="4"/>
          <table:table-cell office:value-type="float" office:value="67200" calcext:value-type="float">
            <text:p>672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5]=&quot;hybrid&quot;;0;IF([.V5]=&quot;LNG&quot;;0.5;IF([.V5]=&quot;Fuel &amp; LNG&quot;;1;IF([.V5]=&quot;Heavy Fuel Oil&quot;;3;IF([.V5]=&quot;Sail&quot;;0;IF([.V5]=&quot;Electric&quot;;0;2))))))" office:value-type="float" office:value="2" calcext:value-type="float">
            <text:p>2</text:p>
          </table:table-cell>
          <table:table-cell table:formula="of:=IF([.Q5]=0;2;INT([.Q5]/10000))" office:value-type="float" office:value="6" calcext:value-type="float">
            <text:p>6</text:p>
          </table:table-cell>
          <table:table-cell table:formula="of:=INT([.F5]/1000)" office:value-type="float" office:value="4" calcext:value-type="float">
            <text:p>4</text:p>
          </table:table-cell>
          <table:table-cell table:formula="of:=INT([.L5]/10000)" office:value-type="float" office:value="18" calcext:value-type="float">
            <text:p>18</text:p>
          </table:table-cell>
          <table:table-cell table:formula="of:=[.W5]*[.X5]+[.Y5]+[.Z5]" office:value-type="float" office:value="34" calcext:value-type="float">
            <text:p>34</text:p>
          </table:table-cell>
          <table:table-cell table:formula="of:=INT([.AA5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ODYSSEY OF THE SEAS</text:p>
          </table:table-cell>
          <table:table-cell office:value-type="float" office:value="311000912" calcext:value-type="float">
            <text:p>311000912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4200" calcext:value-type="float">
            <text:p>4200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49" calcext:value-type="float">
            <text:p>49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float" office:value="167704" calcext:value-type="float">
            <text:p>167704</text:p>
          </table:table-cell>
          <table:table-cell table:number-columns-repeated="4"/>
          <table:table-cell office:value-type="float" office:value="67200" calcext:value-type="float">
            <text:p>672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6]=&quot;hybrid&quot;;0;IF([.V6]=&quot;LNG&quot;;0.5;IF([.V6]=&quot;Fuel &amp; LNG&quot;;1;IF([.V6]=&quot;Heavy Fuel Oil&quot;;3;IF([.V6]=&quot;Sail&quot;;0;IF([.V6]=&quot;Electric&quot;;0;2))))))" office:value-type="float" office:value="2" calcext:value-type="float">
            <text:p>2</text:p>
          </table:table-cell>
          <table:table-cell table:formula="of:=IF([.Q6]=0;2;INT([.Q6]/10000))" office:value-type="float" office:value="6" calcext:value-type="float">
            <text:p>6</text:p>
          </table:table-cell>
          <table:table-cell table:formula="of:=INT([.F6]/1000)" office:value-type="float" office:value="4" calcext:value-type="float">
            <text:p>4</text:p>
          </table:table-cell>
          <table:table-cell table:formula="of:=INT([.L6]/10000)" office:value-type="float" office:value="16" calcext:value-type="float">
            <text:p>16</text:p>
          </table:table-cell>
          <table:table-cell table:formula="of:=[.W6]*[.X6]+[.Y6]+[.Z6]" office:value-type="float" office:value="32" calcext:value-type="float">
            <text:p>32</text:p>
          </table:table-cell>
          <table:table-cell table:formula="of:=INT([.AA6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0" office:value-type="string" calcext:value-type="string">
            <text:p>MSC SEAVIEW</text:p>
          </table:table-cell>
          <table:table-cell table:style-name="ce20" office:value-type="string" calcext:value-type="string">
            <text:p>248717000</text:p>
          </table:table-cell>
          <table:table-cell table:style-name="ce20"/>
          <table:table-cell table:style-name="ce20" office:value-type="string" calcext:value-type="string">
            <text:p>passenger</text:p>
          </table:table-cell>
          <table:table-cell table:style-name="ce36" office:value-type="float" office:value="4134" calcext:value-type="float">
            <text:p>4134</text:p>
          </table:table-cell>
          <table:table-cell table:style-name="ce20"/>
          <table:table-cell table:style-name="ce20" office:value-type="float" office:value="323" calcext:value-type="float">
            <text:p>323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2018" calcext:value-type="float">
            <text:p>2018</text:p>
          </table:table-cell>
          <table:table-cell/>
          <table:table-cell table:style-name="ce36" office:value-type="float" office:value="153516" calcext:value-type="float">
            <text:p>153516</text:p>
          </table:table-cell>
          <table:table-cell table:style-name="ce20" office:value-type="float" office:value="149345" calcext:value-type="float">
            <text:p>149345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2"/>
          <table:table-cell table:style-name="ce36" office:value-type="float" office:value="62400" calcext:value-type="float">
            <text:p>62400</text:p>
          </table:table-cell>
          <table:table-cell table:style-name="ce20" office:value-type="float" office:value="133" calcext:value-type="float">
            <text:p>133</text:p>
          </table:table-cell>
          <table:table-cell/>
          <table:table-cell table:style-name="ce20" office:value-type="float" office:value="11385" calcext:value-type="float">
            <text:p>11385</text:p>
          </table:table-cell>
          <table:table-cell table:style-name="ce20" office:value-type="string" calcext:value-type="string">
            <text:p>pitch</text:p>
          </table:table-cell>
          <table:table-cell table:style-name="ce36" office:value-type="string" calcext:value-type="string">
            <text:p>Marine Diesel</text:p>
          </table:table-cell>
          <table:table-cell table:formula="of:=IF([.V7]=&quot;hybrid&quot;;0;IF([.V7]=&quot;LNG&quot;;0.5;IF([.V7]=&quot;Fuel &amp; LNG&quot;;1;IF([.V7]=&quot;Heavy Fuel Oil&quot;;3;IF([.V7]=&quot;Sail&quot;;0;IF([.V7]=&quot;Electric&quot;;0;2))))))" office:value-type="float" office:value="2" calcext:value-type="float">
            <text:p>2</text:p>
          </table:table-cell>
          <table:table-cell table:formula="of:=IF([.Q7]=0;2;INT([.Q7]/10000))" office:value-type="float" office:value="6" calcext:value-type="float">
            <text:p>6</text:p>
          </table:table-cell>
          <table:table-cell table:formula="of:=INT([.F7]/1000)" office:value-type="float" office:value="4" calcext:value-type="float">
            <text:p>4</text:p>
          </table:table-cell>
          <table:table-cell table:formula="of:=INT([.L7]/10000)" office:value-type="float" office:value="15" calcext:value-type="float">
            <text:p>15</text:p>
          </table:table-cell>
          <table:table-cell table:formula="of:=[.W7]*[.X7]+[.Y7]+[.Z7]" office:value-type="float" office:value="31" calcext:value-type="float">
            <text:p>31</text:p>
          </table:table-cell>
          <table:table-cell table:formula="of:=INT([.AA7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ARVIA</text:p>
          </table:table-cell>
          <table:table-cell table:style-name="ce10" office:value-type="float" office:value="232040520" calcext:value-type="float">
            <text:p>232040520</text:p>
          </table:table-cell>
          <table:table-cell table:style-name="ce10"/>
          <table:table-cell office:value-type="string" calcext:value-type="string">
            <text:p>passenger</text:p>
          </table:table-cell>
          <table:table-cell office:value-type="float" office:value="5200" calcext:value-type="float">
            <text:p>5200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42" calcext:value-type="float">
            <text:p>42</text:p>
          </table:table-cell>
          <table:table-cell table:style-name="ce10" office:value-type="float" office:value="2022" calcext:value-type="float">
            <text:p>2022</text:p>
          </table:table-cell>
          <table:table-cell/>
          <table:table-cell table:style-name="ce11" office:value-type="float" office:value="185206" calcext:value-type="float">
            <text:p>185206</text:p>
          </table:table-cell>
          <table:table-cell table:number-columns-repeated="4"/>
          <table:table-cell office:value-type="float" office:value="61700" calcext:value-type="float">
            <text:p>61700</text:p>
          </table:table-cell>
          <table:table-cell table:number-columns-repeated="4"/>
          <table:table-cell office:value-type="string" calcext:value-type="string">
            <text:p>Fuel &amp; LNG</text:p>
          </table:table-cell>
          <table:table-cell table:formula="of:=IF([.V8]=&quot;hybrid&quot;;0;IF([.V8]=&quot;LNG&quot;;0.5;IF([.V8]=&quot;Fuel &amp; LNG&quot;;1;IF([.V8]=&quot;Heavy Fuel Oil&quot;;3;IF([.V8]=&quot;Sail&quot;;0;IF([.V8]=&quot;Electric&quot;;0;2))))))" office:value-type="float" office:value="1" calcext:value-type="float">
            <text:p>1</text:p>
          </table:table-cell>
          <table:table-cell table:formula="of:=IF([.Q8]=0;2;INT([.Q8]/10000))" office:value-type="float" office:value="6" calcext:value-type="float">
            <text:p>6</text:p>
          </table:table-cell>
          <table:table-cell table:formula="of:=INT([.F8]/1000)" office:value-type="float" office:value="5" calcext:value-type="float">
            <text:p>5</text:p>
          </table:table-cell>
          <table:table-cell table:formula="of:=INT([.L8]/10000)" office:value-type="float" office:value="18" calcext:value-type="float">
            <text:p>18</text:p>
          </table:table-cell>
          <table:table-cell table:formula="of:=[.W8]*[.X8]+[.Y8]+[.Z8]" office:value-type="float" office:value="29" calcext:value-type="float">
            <text:p>29</text:p>
          </table:table-cell>
          <table:table-cell table:formula="of:=INT([.AA8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ENCHANTED PRINCESS</text:p>
          </table:table-cell>
          <table:table-cell table:style-name="ce10" office:value-type="float" office:value="310791000" calcext:value-type="float">
            <text:p>310791000</text:p>
          </table:table-cell>
          <table:table-cell table:style-name="ce10"/>
          <table:table-cell office:value-type="string" calcext:value-type="string">
            <text:p>passenger</text:p>
          </table:table-cell>
          <table:table-cell office:value-type="float" office:value="3660" calcext:value-type="float">
            <text:p>3660</text:p>
          </table:table-cell>
          <table:table-cell/>
          <table:table-cell office:value-type="float" office:value="330" calcext:value-type="float">
            <text:p>330</text:p>
          </table:table-cell>
          <table:table-cell table:style-name="ce10" office:value-type="float" office:value="38.42" calcext:value-type="float">
            <text:p>38,42</text:p>
          </table:table-cell>
          <table:table-cell table:style-name="ce10" office:value-type="float" office:value="2020" calcext:value-type="float">
            <text:p>2020</text:p>
          </table:table-cell>
          <table:table-cell/>
          <table:table-cell table:style-name="ce11" office:value-type="float" office:value="145281" calcext:value-type="float">
            <text:p>145281</text:p>
          </table:table-cell>
          <table:table-cell table:style-name="ce10" office:value-type="float" office:value="122695" calcext:value-type="float">
            <text:p>122695</text:p>
          </table:table-cell>
          <table:table-cell table:number-columns-repeated="3"/>
          <table:table-cell office:value-type="float" office:value="62400" calcext:value-type="float">
            <text:p>62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9]=&quot;hybrid&quot;;0;IF([.V9]=&quot;LNG&quot;;0.5;IF([.V9]=&quot;Fuel &amp; LNG&quot;;1;IF([.V9]=&quot;Heavy Fuel Oil&quot;;3;IF([.V9]=&quot;Sail&quot;;0;IF([.V9]=&quot;Electric&quot;;0;2))))))" office:value-type="float" office:value="2" calcext:value-type="float">
            <text:p>2</text:p>
          </table:table-cell>
          <table:table-cell table:formula="of:=IF([.Q9]=0;2;INT([.Q9]/10000))" office:value-type="float" office:value="6" calcext:value-type="float">
            <text:p>6</text:p>
          </table:table-cell>
          <table:table-cell table:formula="of:=INT([.F9]/1000)" office:value-type="float" office:value="3" calcext:value-type="float">
            <text:p>3</text:p>
          </table:table-cell>
          <table:table-cell table:formula="of:=INT([.L9]/10000)" office:value-type="float" office:value="14" calcext:value-type="float">
            <text:p>14</text:p>
          </table:table-cell>
          <table:table-cell table:formula="of:=[.W9]*[.X9]+[.Y9]+[.Z9]" office:value-type="float" office:value="29" calcext:value-type="float">
            <text:p>29</text:p>
          </table:table-cell>
          <table:table-cell table:formula="of:=INT([.AA9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NORWEGIAN GETAWAY</text:p>
          </table:table-cell>
          <table:table-cell table:style-name="ce10" office:value-type="float" office:value="311050900" calcext:value-type="float">
            <text:p>311050900</text:p>
          </table:table-cell>
          <table:table-cell table:style-name="ce10"/>
          <table:table-cell office:value-type="string" calcext:value-type="string">
            <text:p>passenger</text:p>
          </table:table-cell>
          <table:table-cell table:style-name="ce11" office:value-type="float" office:value="3963" calcext:value-type="float">
            <text:p>3963</text:p>
          </table:table-cell>
          <table:table-cell table:style-name="ce31"/>
          <table:table-cell office:value-type="float" office:value="326" calcext:value-type="float">
            <text:p>326</text:p>
          </table:table-cell>
          <table:table-cell office:value-type="float" office:value="54" calcext:value-type="float">
            <text:p>54</text:p>
          </table:table-cell>
          <table:table-cell table:style-name="ce10" office:value-type="float" office:value="2014" calcext:value-type="float">
            <text:p>2014</text:p>
          </table:table-cell>
          <table:table-cell/>
          <table:table-cell table:style-name="ce11" office:value-type="float" office:value="145655" calcext:value-type="float">
            <text:p>145655</text:p>
          </table:table-cell>
          <table:table-cell table:style-name="ce10" office:value-type="float" office:value="132549" calcext:value-type="float">
            <text:p>132549</text:p>
          </table:table-cell>
          <table:table-cell table:number-columns-repeated="3"/>
          <table:table-cell office:value-type="float" office:value="62400" calcext:value-type="float">
            <text:p>62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10]=&quot;hybrid&quot;;0;IF([.V10]=&quot;LNG&quot;;0.5;IF([.V10]=&quot;Fuel &amp; LNG&quot;;1;IF([.V10]=&quot;Heavy Fuel Oil&quot;;3;IF([.V10]=&quot;Sail&quot;;0;IF([.V10]=&quot;Electric&quot;;0;2))))))" office:value-type="float" office:value="2" calcext:value-type="float">
            <text:p>2</text:p>
          </table:table-cell>
          <table:table-cell table:formula="of:=IF([.Q10]=0;2;INT([.Q10]/10000))" office:value-type="float" office:value="6" calcext:value-type="float">
            <text:p>6</text:p>
          </table:table-cell>
          <table:table-cell table:formula="of:=INT([.F10]/1000)" office:value-type="float" office:value="3" calcext:value-type="float">
            <text:p>3</text:p>
          </table:table-cell>
          <table:table-cell table:formula="of:=INT([.L10]/10000)" office:value-type="float" office:value="14" calcext:value-type="float">
            <text:p>14</text:p>
          </table:table-cell>
          <table:table-cell table:formula="of:=[.W10]*[.X10]+[.Y10]+[.Z10]" office:value-type="float" office:value="29" calcext:value-type="float">
            <text:p>29</text:p>
          </table:table-cell>
          <table:table-cell table:formula="of:=INT([.AA10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COSTA DIADEMA</text:p>
          </table:table-cell>
          <table:table-cell table:style-name="ce10" office:value-type="float" office:value="247353700" calcext:value-type="float">
            <text:p>247353700</text:p>
          </table:table-cell>
          <table:table-cell table:style-name="ce10"/>
          <table:table-cell office:value-type="string" calcext:value-type="string">
            <text:p>passenger</text:p>
          </table:table-cell>
          <table:table-cell table:style-name="ce11" office:value-type="float" office:value="4947" calcext:value-type="float">
            <text:p>4947</text:p>
          </table:table-cell>
          <table:table-cell table:style-name="ce31"/>
          <table:table-cell office:value-type="float" office:value="304" calcext:value-type="float">
            <text:p>304</text:p>
          </table:table-cell>
          <table:table-cell office:value-type="float" office:value="37.02" calcext:value-type="float">
            <text:p>37,02</text:p>
          </table:table-cell>
          <table:table-cell office:value-type="float" office:value="2014" calcext:value-type="float">
            <text:p>2014</text:p>
          </table:table-cell>
          <table:table-cell/>
          <table:table-cell table:style-name="ce11" office:value-type="float" office:value="133019" calcext:value-type="float">
            <text:p>133019</text:p>
          </table:table-cell>
          <table:table-cell table:style-name="ce10" office:value-type="float" office:value="121694" calcext:value-type="float">
            <text:p>121694</text:p>
          </table:table-cell>
          <table:table-cell table:number-columns-repeated="3"/>
          <table:table-cell office:value-type="float" office:value="67200" calcext:value-type="float">
            <text:p>67200</text:p>
          </table:table-cell>
          <table:table-cell table:number-columns-repeated="4"/>
          <table:table-cell table:style-name="ce36" office:value-type="string" calcext:value-type="string">
            <text:p>Marine Diesel</text:p>
          </table:table-cell>
          <table:table-cell table:formula="of:=IF([.V11]=&quot;hybrid&quot;;0;IF([.V11]=&quot;LNG&quot;;0.5;IF([.V11]=&quot;Fuel &amp; LNG&quot;;1;IF([.V11]=&quot;Heavy Fuel Oil&quot;;3;IF([.V11]=&quot;Sail&quot;;0;IF([.V11]=&quot;Electric&quot;;0;2))))))" office:value-type="float" office:value="2" calcext:value-type="float">
            <text:p>2</text:p>
          </table:table-cell>
          <table:table-cell table:formula="of:=IF([.Q11]=0;2;INT([.Q11]/10000))" office:value-type="float" office:value="6" calcext:value-type="float">
            <text:p>6</text:p>
          </table:table-cell>
          <table:table-cell table:formula="of:=INT([.F11]/1000)" office:value-type="float" office:value="4" calcext:value-type="float">
            <text:p>4</text:p>
          </table:table-cell>
          <table:table-cell table:formula="of:=INT([.L11]/10000)" office:value-type="float" office:value="13" calcext:value-type="float">
            <text:p>13</text:p>
          </table:table-cell>
          <table:table-cell table:formula="of:=[.W11]*[.X11]+[.Y11]+[.Z11]" office:value-type="float" office:value="29" calcext:value-type="float">
            <text:p>29</text:p>
          </table:table-cell>
          <table:table-cell table:formula="of:=INT([.AA11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DISNEY DREAM</text:p>
          </table:table-cell>
          <table:table-cell table:style-name="ce10" office:value-type="float" office:value="311042900" calcext:value-type="float">
            <text:p>311042900</text:p>
          </table:table-cell>
          <table:table-cell table:style-name="ce10"/>
          <table:table-cell office:value-type="string" calcext:value-type="string">
            <text:p>passenger</text:p>
          </table:table-cell>
          <table:table-cell office:value-type="float" office:value="2500" calcext:value-type="float">
            <text:p>2500</text:p>
          </table:table-cell>
          <table:table-cell/>
          <table:table-cell office:value-type="float" office:value="339" calcext:value-type="float">
            <text:p>339</text:p>
          </table:table-cell>
          <table:table-cell table:style-name="ce10" office:value-type="float" office:value="40.5" calcext:value-type="float">
            <text:p>40,5</text:p>
          </table:table-cell>
          <table:table-cell table:style-name="ce10" office:value-type="float" office:value="2010" calcext:value-type="float">
            <text:p>2010</text:p>
          </table:table-cell>
          <table:table-cell/>
          <table:table-cell table:style-name="ce11" office:value-type="float" office:value="129690" calcext:value-type="float">
            <text:p>129690</text:p>
          </table:table-cell>
          <table:table-cell table:style-name="ce10" office:value-type="float" office:value="104345" calcext:value-type="float">
            <text:p>104345</text:p>
          </table:table-cell>
          <table:table-cell table:number-columns-repeated="3"/>
          <table:table-cell office:value-type="float" office:value="77500" calcext:value-type="float">
            <text:p>775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12]=&quot;hybrid&quot;;0;IF([.V12]=&quot;LNG&quot;;0.5;IF([.V12]=&quot;Fuel &amp; LNG&quot;;1;IF([.V12]=&quot;Heavy Fuel Oil&quot;;3;IF([.V12]=&quot;Sail&quot;;0;IF([.V12]=&quot;Electric&quot;;0;2))))))" office:value-type="float" office:value="2" calcext:value-type="float">
            <text:p>2</text:p>
          </table:table-cell>
          <table:table-cell table:formula="of:=IF([.Q12]=0;2;INT([.Q12]/10000))" office:value-type="float" office:value="7" calcext:value-type="float">
            <text:p>7</text:p>
          </table:table-cell>
          <table:table-cell table:formula="of:=INT([.F12]/1000)" office:value-type="float" office:value="2" calcext:value-type="float">
            <text:p>2</text:p>
          </table:table-cell>
          <table:table-cell table:formula="of:=INT([.L12]/10000)" office:value-type="float" office:value="12" calcext:value-type="float">
            <text:p>12</text:p>
          </table:table-cell>
          <table:table-cell table:formula="of:=[.W12]*[.X12]+[.Y12]+[.Z12]" office:value-type="float" office:value="28" calcext:value-type="float">
            <text:p>28</text:p>
          </table:table-cell>
          <table:table-cell table:formula="of:=INT([.AA12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20" office:value-type="string" calcext:value-type="string">
            <text:p>COSTA SMERALDA</text:p>
          </table:table-cell>
          <table:table-cell table:style-name="ce20" office:value-type="string" calcext:value-type="string">
            <text:p>247391900</text:p>
          </table:table-cell>
          <table:table-cell table:style-name="ce20"/>
          <table:table-cell table:style-name="ce20" office:value-type="string" calcext:value-type="string">
            <text:p>passenger</text:p>
          </table:table-cell>
          <table:table-cell table:style-name="ce36" office:value-type="float" office:value="5224" calcext:value-type="float">
            <text:p>5224</text:p>
          </table:table-cell>
          <table:table-cell table:style-name="ce20"/>
          <table:table-cell table:style-name="ce20" office:value-type="float" office:value="337" calcext:value-type="float">
            <text:p>337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2019" calcext:value-type="float">
            <text:p>2019</text:p>
          </table:table-cell>
          <table:table-cell/>
          <table:table-cell table:style-name="ce36" office:value-type="float" office:value="183900" calcext:value-type="float">
            <text:p>183900</text:p>
          </table:table-cell>
          <table:table-cell table:number-columns-repeated="4"/>
          <table:table-cell table:style-name="ce36" office:value-type="float" office:value="57200" calcext:value-type="float">
            <text:p>57200</text:p>
          </table:table-cell>
          <table:table-cell table:number-columns-repeated="2"/>
          <table:table-cell table:style-name="ce20" office:value-type="float" office:value="13000" calcext:value-type="float">
            <text:p>13000</text:p>
          </table:table-cell>
          <table:table-cell table:style-name="ce20" office:value-type="string" calcext:value-type="string">
            <text:p>pitch</text:p>
          </table:table-cell>
          <table:table-cell table:style-name="ce36" office:value-type="string" calcext:value-type="string">
            <text:p>Fuel &amp; LNG</text:p>
          </table:table-cell>
          <table:table-cell table:formula="of:=IF([.V13]=&quot;hybrid&quot;;0;IF([.V13]=&quot;LNG&quot;;0.5;IF([.V13]=&quot;Fuel &amp; LNG&quot;;1;IF([.V13]=&quot;Heavy Fuel Oil&quot;;3;IF([.V13]=&quot;Sail&quot;;0;IF([.V13]=&quot;Electric&quot;;0;2))))))" office:value-type="float" office:value="1" calcext:value-type="float">
            <text:p>1</text:p>
          </table:table-cell>
          <table:table-cell table:formula="of:=IF([.Q13]=0;2;INT([.Q13]/10000))" office:value-type="float" office:value="5" calcext:value-type="float">
            <text:p>5</text:p>
          </table:table-cell>
          <table:table-cell table:formula="of:=INT([.F13]/1000)" office:value-type="float" office:value="5" calcext:value-type="float">
            <text:p>5</text:p>
          </table:table-cell>
          <table:table-cell table:formula="of:=INT([.L13]/10000)" office:value-type="float" office:value="18" calcext:value-type="float">
            <text:p>18</text:p>
          </table:table-cell>
          <table:table-cell table:formula="of:=[.W13]*[.X13]+[.Y13]+[.Z13]" office:value-type="float" office:value="28" calcext:value-type="float">
            <text:p>28</text:p>
          </table:table-cell>
          <table:table-cell table:formula="of:=INT([.AA13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AIDACOSMA</text:p>
          </table:table-cell>
          <table:table-cell table:style-name="ce10" office:value-type="float" office:value="247435300" calcext:value-type="float">
            <text:p>247435300</text:p>
          </table:table-cell>
          <table:table-cell table:style-name="ce10"/>
          <table:table-cell office:value-type="string" calcext:value-type="string">
            <text:p>passenger</text:p>
          </table:table-cell>
          <table:table-cell office:value-type="float" office:value="6654" calcext:value-type="float">
            <text:p>6654</text:p>
          </table:table-cell>
          <table:table-cell/>
          <table:table-cell office:value-type="float" office:value="337" calcext:value-type="float">
            <text:p>337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2021" calcext:value-type="float">
            <text:p>2021</text:p>
          </table:table-cell>
          <table:table-cell/>
          <table:table-cell table:style-name="ce11" office:value-type="float" office:value="183774" calcext:value-type="float">
            <text:p>183774</text:p>
          </table:table-cell>
          <table:table-cell table:number-columns-repeated="4"/>
          <table:table-cell office:value-type="float" office:value="61800" calcext:value-type="float">
            <text:p>61800</text:p>
          </table:table-cell>
          <table:table-cell table:number-columns-repeated="4"/>
          <table:table-cell office:value-type="string" calcext:value-type="string">
            <text:p>LNG</text:p>
          </table:table-cell>
          <table:table-cell table:formula="of:=IF([.V14]=&quot;hybrid&quot;;0;IF([.V14]=&quot;LNG&quot;;0.5;IF([.V14]=&quot;Fuel &amp; LNG&quot;;1;IF([.V14]=&quot;Heavy Fuel Oil&quot;;3;IF([.V14]=&quot;Sail&quot;;0;IF([.V14]=&quot;Electric&quot;;0;2))))))" office:value-type="float" office:value="0.5" calcext:value-type="float">
            <text:p>0,5</text:p>
          </table:table-cell>
          <table:table-cell table:formula="of:=IF([.Q14]=0;2;INT([.Q14]/10000))" office:value-type="float" office:value="6" calcext:value-type="float">
            <text:p>6</text:p>
          </table:table-cell>
          <table:table-cell table:formula="of:=INT([.F14]/1000)" office:value-type="float" office:value="6" calcext:value-type="float">
            <text:p>6</text:p>
          </table:table-cell>
          <table:table-cell table:formula="of:=INT([.L14]/10000)" office:value-type="float" office:value="18" calcext:value-type="float">
            <text:p>18</text:p>
          </table:table-cell>
          <table:table-cell table:formula="of:=[.W14]*[.X14]+[.Y14]+[.Z14]" office:value-type="float" office:value="27" calcext:value-type="float">
            <text:p>27</text:p>
          </table:table-cell>
          <table:table-cell table:formula="of:=INT([.AA14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20" office:value-type="string" calcext:value-type="string">
            <text:p>MSC BELLISSIMA</text:p>
          </table:table-cell>
          <table:table-cell table:style-name="ce20" office:value-type="string" calcext:value-type="string">
            <text:p>248992000</text:p>
          </table:table-cell>
          <table:table-cell table:style-name="ce20"/>
          <table:table-cell table:style-name="ce20" office:value-type="string" calcext:value-type="string">
            <text:p>passenger</text:p>
          </table:table-cell>
          <table:table-cell table:style-name="ce36" office:value-type="float" office:value="4888" calcext:value-type="float">
            <text:p>4888</text:p>
          </table:table-cell>
          <table:table-cell table:style-name="ce20"/>
          <table:table-cell table:style-name="ce20" office:value-type="float" office:value="316" calcext:value-type="float">
            <text:p>316</text:p>
          </table:table-cell>
          <table:table-cell table:style-name="ce20" office:value-type="float" office:value="43" calcext:value-type="float">
            <text:p>43</text:p>
          </table:table-cell>
          <table:table-cell table:style-name="ce20" office:value-type="float" office:value="2019" calcext:value-type="float">
            <text:p>2019</text:p>
          </table:table-cell>
          <table:table-cell/>
          <table:table-cell table:style-name="ce36" office:value-type="float" office:value="171598" calcext:value-type="float">
            <text:p>171598</text:p>
          </table:table-cell>
          <table:table-cell/>
          <table:table-cell table:style-name="ce20" office:value-type="float" office:value="4" calcext:value-type="float">
            <text:p>4</text:p>
          </table:table-cell>
          <table:table-cell/>
          <table:table-cell table:style-name="ce20" office:value-type="float" office:value="12" calcext:value-type="float">
            <text:p>12</text:p>
          </table:table-cell>
          <table:table-cell table:style-name="ce36" office:value-type="float" office:value="38400" calcext:value-type="float">
            <text:p>38400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style-name="ce20" office:value-type="float" office:value="12200" calcext:value-type="float">
            <text:p>12200</text:p>
          </table:table-cell>
          <table:table-cell table:style-name="ce20" office:value-type="string" calcext:value-type="string">
            <text:p>azipod</text:p>
          </table:table-cell>
          <table:table-cell table:style-name="ce36" office:value-type="string" calcext:value-type="string">
            <text:p>Marine Diesel</text:p>
          </table:table-cell>
          <table:table-cell table:formula="of:=IF([.V15]=&quot;hybrid&quot;;0;IF([.V15]=&quot;LNG&quot;;0.5;IF([.V15]=&quot;Fuel &amp; LNG&quot;;1;IF([.V15]=&quot;Heavy Fuel Oil&quot;;3;IF([.V15]=&quot;Sail&quot;;0;IF([.V15]=&quot;Electric&quot;;0;2))))))" office:value-type="float" office:value="2" calcext:value-type="float">
            <text:p>2</text:p>
          </table:table-cell>
          <table:table-cell table:formula="of:=IF([.Q15]=0;2;INT([.Q15]/10000))" office:value-type="float" office:value="3" calcext:value-type="float">
            <text:p>3</text:p>
          </table:table-cell>
          <table:table-cell table:formula="of:=INT([.F15]/1000)" office:value-type="float" office:value="4" calcext:value-type="float">
            <text:p>4</text:p>
          </table:table-cell>
          <table:table-cell table:formula="of:=INT([.L15]/10000)" office:value-type="float" office:value="17" calcext:value-type="float">
            <text:p>17</text:p>
          </table:table-cell>
          <table:table-cell table:formula="of:=[.W15]*[.X15]+[.Y15]+[.Z15]" office:value-type="float" office:value="27" calcext:value-type="float">
            <text:p>27</text:p>
          </table:table-cell>
          <table:table-cell table:formula="of:=INT([.AA15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COSTA FASCINOSA</text:p>
          </table:table-cell>
          <table:table-cell table:style-name="ce10" office:value-type="float" office:value="247313500" calcext:value-type="float">
            <text:p>247313500</text:p>
          </table:table-cell>
          <table:table-cell table:style-name="ce10"/>
          <table:table-cell office:value-type="string" calcext:value-type="string">
            <text:p>passenger</text:p>
          </table:table-cell>
          <table:table-cell table:style-name="ce11" office:value-type="float" office:value="3800" calcext:value-type="float">
            <text:p>3800</text:p>
          </table:table-cell>
          <table:table-cell table:style-name="ce31"/>
          <table:table-cell office:value-type="float" office:value="290" calcext:value-type="float">
            <text:p>290</text:p>
          </table:table-cell>
          <table:table-cell table:style-name="ce10" office:value-type="float" office:value="35.5" calcext:value-type="float">
            <text:p>35,5</text:p>
          </table:table-cell>
          <table:table-cell table:style-name="ce10" office:value-type="float" office:value="2012" calcext:value-type="float">
            <text:p>2012</text:p>
          </table:table-cell>
          <table:table-cell/>
          <table:table-cell table:style-name="ce11" office:value-type="float" office:value="113321" calcext:value-type="float">
            <text:p>113321</text:p>
          </table:table-cell>
          <table:table-cell table:style-name="ce10" office:value-type="float" office:value="86908" calcext:value-type="float">
            <text:p>86908</text:p>
          </table:table-cell>
          <table:table-cell table:number-columns-repeated="3"/>
          <table:table-cell office:value-type="float" office:value="42000" calcext:value-type="float">
            <text:p>42000</text:p>
          </table:table-cell>
          <table:table-cell table:number-columns-repeated="4"/>
          <table:table-cell office:value-type="string" calcext:value-type="string">
            <text:p>Heavy Fuel Oil</text:p>
          </table:table-cell>
          <table:table-cell table:formula="of:=IF([.V16]=&quot;hybrid&quot;;0;IF([.V16]=&quot;LNG&quot;;0.5;IF([.V16]=&quot;Fuel &amp; LNG&quot;;1;IF([.V16]=&quot;Heavy Fuel Oil&quot;;3;IF([.V16]=&quot;Sail&quot;;0;IF([.V16]=&quot;Electric&quot;;0;2))))))" office:value-type="float" office:value="3" calcext:value-type="float">
            <text:p>3</text:p>
          </table:table-cell>
          <table:table-cell table:formula="of:=IF([.Q16]=0;2;INT([.Q16]/10000))" office:value-type="float" office:value="4" calcext:value-type="float">
            <text:p>4</text:p>
          </table:table-cell>
          <table:table-cell table:formula="of:=INT([.F16]/1000)" office:value-type="float" office:value="3" calcext:value-type="float">
            <text:p>3</text:p>
          </table:table-cell>
          <table:table-cell table:formula="of:=INT([.L16]/10000)" office:value-type="float" office:value="11" calcext:value-type="float">
            <text:p>11</text:p>
          </table:table-cell>
          <table:table-cell table:formula="of:=[.W16]*[.X16]+[.Y16]+[.Z16]" office:value-type="float" office:value="26" calcext:value-type="float">
            <text:p>26</text:p>
          </table:table-cell>
          <table:table-cell table:formula="of:=INT([.AA16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COSTA FAVOLOSA</text:p>
          </table:table-cell>
          <table:table-cell table:style-name="ce10" office:value-type="float" office:value="247311100" calcext:value-type="float">
            <text:p>247311100</text:p>
          </table:table-cell>
          <table:table-cell table:style-name="ce10"/>
          <table:table-cell office:value-type="string" calcext:value-type="string">
            <text:p>passenger</text:p>
          </table:table-cell>
          <table:table-cell table:style-name="ce11" office:value-type="float" office:value="3800" calcext:value-type="float">
            <text:p>3800</text:p>
          </table:table-cell>
          <table:table-cell table:style-name="ce31"/>
          <table:table-cell office:value-type="float" office:value="290" calcext:value-type="float">
            <text:p>290</text:p>
          </table:table-cell>
          <table:table-cell table:style-name="ce10" office:value-type="float" office:value="35.5" calcext:value-type="float">
            <text:p>35,5</text:p>
          </table:table-cell>
          <table:table-cell table:style-name="ce10" office:value-type="float" office:value="2011" calcext:value-type="float">
            <text:p>2011</text:p>
          </table:table-cell>
          <table:table-cell/>
          <table:table-cell table:style-name="ce11" office:value-type="float" office:value="113307" calcext:value-type="float">
            <text:p>113307</text:p>
          </table:table-cell>
          <table:table-cell table:style-name="ce10" office:value-type="float" office:value="86898" calcext:value-type="float">
            <text:p>86898</text:p>
          </table:table-cell>
          <table:table-cell table:number-columns-repeated="3"/>
          <table:table-cell office:value-type="float" office:value="42000" calcext:value-type="float">
            <text:p>42000</text:p>
          </table:table-cell>
          <table:table-cell table:number-columns-repeated="4"/>
          <table:table-cell office:value-type="string" calcext:value-type="string">
            <text:p>Heavy Fuel Oil</text:p>
          </table:table-cell>
          <table:table-cell table:formula="of:=IF([.V17]=&quot;hybrid&quot;;0;IF([.V17]=&quot;LNG&quot;;0.5;IF([.V17]=&quot;Fuel &amp; LNG&quot;;1;IF([.V17]=&quot;Heavy Fuel Oil&quot;;3;IF([.V17]=&quot;Sail&quot;;0;IF([.V17]=&quot;Electric&quot;;0;2))))))" office:value-type="float" office:value="3" calcext:value-type="float">
            <text:p>3</text:p>
          </table:table-cell>
          <table:table-cell table:formula="of:=IF([.Q17]=0;2;INT([.Q17]/10000))" office:value-type="float" office:value="4" calcext:value-type="float">
            <text:p>4</text:p>
          </table:table-cell>
          <table:table-cell table:formula="of:=INT([.F17]/1000)" office:value-type="float" office:value="3" calcext:value-type="float">
            <text:p>3</text:p>
          </table:table-cell>
          <table:table-cell table:formula="of:=INT([.L17]/10000)" office:value-type="float" office:value="11" calcext:value-type="float">
            <text:p>11</text:p>
          </table:table-cell>
          <table:table-cell table:formula="of:=[.W17]*[.X17]+[.Y17]+[.Z17]" office:value-type="float" office:value="26" calcext:value-type="float">
            <text:p>26</text:p>
          </table:table-cell>
          <table:table-cell table:formula="of:=INT([.AA17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CELEBRITY EDGE</text:p>
          </table:table-cell>
          <table:table-cell table:style-name="ce12" office:value-type="float" office:value="248325000" calcext:value-type="float">
            <text:p>248325000</text:p>
          </table:table-cell>
          <table:table-cell table:style-name="ce12"/>
          <table:table-cell office:value-type="string" calcext:value-type="string">
            <text:p>passenger</text:p>
          </table:table-cell>
          <table:table-cell office:value-type="float" office:value="2918" calcext:value-type="float">
            <text:p>2918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39.05" calcext:value-type="float">
            <text:p>39,05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130818" calcext:value-type="float">
            <text:p>130818</text:p>
          </table:table-cell>
          <table:table-cell office:value-type="float" office:value="92639" calcext:value-type="float">
            <text:p>92639</text:p>
          </table:table-cell>
          <table:table-cell table:number-columns-repeated="3"/>
          <table:table-cell office:value-type="float" office:value="54960" calcext:value-type="float">
            <text:p>54960</text:p>
          </table:table-cell>
          <table:table-cell table:number-columns-repeated="4"/>
          <table:table-cell table:style-name="ce36" office:value-type="string" calcext:value-type="string">
            <text:p>Marine Diesel</text:p>
          </table:table-cell>
          <table:table-cell table:formula="of:=IF([.V18]=&quot;hybrid&quot;;0;IF([.V18]=&quot;LNG&quot;;0.5;IF([.V18]=&quot;Fuel &amp; LNG&quot;;1;IF([.V18]=&quot;Heavy Fuel Oil&quot;;3;IF([.V18]=&quot;Sail&quot;;0;IF([.V18]=&quot;Electric&quot;;0;2))))))" office:value-type="float" office:value="2" calcext:value-type="float">
            <text:p>2</text:p>
          </table:table-cell>
          <table:table-cell table:formula="of:=IF([.Q18]=0;2;INT([.Q18]/10000))" office:value-type="float" office:value="5" calcext:value-type="float">
            <text:p>5</text:p>
          </table:table-cell>
          <table:table-cell table:formula="of:=INT([.F18]/1000)" office:value-type="float" office:value="2" calcext:value-type="float">
            <text:p>2</text:p>
          </table:table-cell>
          <table:table-cell table:formula="of:=INT([.L18]/10000)" office:value-type="float" office:value="13" calcext:value-type="float">
            <text:p>13</text:p>
          </table:table-cell>
          <table:table-cell table:formula="of:=[.W18]*[.X18]+[.Y18]+[.Z18]" office:value-type="float" office:value="25" calcext:value-type="float">
            <text:p>25</text:p>
          </table:table-cell>
          <table:table-cell table:formula="of:=INT([.AA18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COSTA FORTUNA</text:p>
          </table:table-cell>
          <table:table-cell table:style-name="ce10" office:value-type="float" office:value="247094800" calcext:value-type="float">
            <text:p>247094800</text:p>
          </table:table-cell>
          <table:table-cell table:style-name="ce10"/>
          <table:table-cell office:value-type="string" calcext:value-type="string">
            <text:p>passenger</text:p>
          </table:table-cell>
          <table:table-cell table:style-name="ce11" office:value-type="float" office:value="2702" calcext:value-type="float">
            <text:p>2702</text:p>
          </table:table-cell>
          <table:table-cell table:style-name="ce31"/>
          <table:table-cell office:value-type="float" office:value="272" calcext:value-type="float">
            <text:p>272</text:p>
          </table:table-cell>
          <table:table-cell table:style-name="ce10" office:value-type="float" office:value="35.5" calcext:value-type="float">
            <text:p>35,5</text:p>
          </table:table-cell>
          <table:table-cell table:style-name="ce10" office:value-type="float" office:value="2003" calcext:value-type="float">
            <text:p>2003</text:p>
          </table:table-cell>
          <table:table-cell/>
          <table:table-cell table:style-name="ce11" office:value-type="float" office:value="102669" calcext:value-type="float">
            <text:p>102669</text:p>
          </table:table-cell>
          <table:table-cell table:style-name="ce10" office:value-type="float" office:value="74537" calcext:value-type="float">
            <text:p>74537</text:p>
          </table:table-cell>
          <table:table-cell table:number-columns-repeated="3"/>
          <table:table-cell office:value-type="float" office:value="42240" calcext:value-type="float">
            <text:p>42240</text:p>
          </table:table-cell>
          <table:table-cell table:number-columns-repeated="4"/>
          <table:table-cell office:value-type="string" calcext:value-type="string">
            <text:p>Heavy Fuel Oil</text:p>
          </table:table-cell>
          <table:table-cell table:formula="of:=IF([.V19]=&quot;hybrid&quot;;0;IF([.V19]=&quot;LNG&quot;;0.5;IF([.V19]=&quot;Fuel &amp; LNG&quot;;1;IF([.V19]=&quot;Heavy Fuel Oil&quot;;3;IF([.V19]=&quot;Sail&quot;;0;IF([.V19]=&quot;Electric&quot;;0;2))))))" office:value-type="float" office:value="3" calcext:value-type="float">
            <text:p>3</text:p>
          </table:table-cell>
          <table:table-cell table:formula="of:=IF([.Q19]=0;2;INT([.Q19]/10000))" office:value-type="float" office:value="4" calcext:value-type="float">
            <text:p>4</text:p>
          </table:table-cell>
          <table:table-cell table:formula="of:=INT([.F19]/1000)" office:value-type="float" office:value="2" calcext:value-type="float">
            <text:p>2</text:p>
          </table:table-cell>
          <table:table-cell table:formula="of:=INT([.L19]/10000)" office:value-type="float" office:value="10" calcext:value-type="float">
            <text:p>10</text:p>
          </table:table-cell>
          <table:table-cell table:formula="of:=[.W19]*[.X19]+[.Y19]+[.Z19]" office:value-type="float" office:value="24" calcext:value-type="float">
            <text:p>24</text:p>
          </table:table-cell>
          <table:table-cell table:formula="of:=INT([.AA19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MEIN SCHIFF 2</text:p>
          </table:table-cell>
          <table:table-cell table:style-name="ce10" office:value-type="float" office:value="248956000" calcext:value-type="float">
            <text:p>248956000</text:p>
          </table:table-cell>
          <table:table-cell table:style-name="ce10"/>
          <table:table-cell office:value-type="string" calcext:value-type="string">
            <text:p>passenger</text:p>
          </table:table-cell>
          <table:table-cell office:value-type="float" office:value="2894" calcext:value-type="float">
            <text:p>2894</text:p>
          </table:table-cell>
          <table:table-cell/>
          <table:table-cell office:value-type="float" office:value="316" calcext:value-type="float">
            <text:p>316</text:p>
          </table:table-cell>
          <table:table-cell table:style-name="ce10" office:value-type="float" office:value="42.3" calcext:value-type="float">
            <text:p>42,3</text:p>
          </table:table-cell>
          <table:table-cell table:style-name="ce10" office:value-type="float" office:value="2019" calcext:value-type="float">
            <text:p>2019</text:p>
          </table:table-cell>
          <table:table-cell/>
          <table:table-cell table:style-name="ce11" office:value-type="float" office:value="111554" calcext:value-type="float">
            <text:p>111554</text:p>
          </table:table-cell>
          <table:table-cell table:style-name="ce10" office:value-type="float" office:value="75476" calcext:value-type="float">
            <text:p>75476</text:p>
          </table:table-cell>
          <table:table-cell table:number-columns-repeated="3"/>
          <table:table-cell office:value-type="float" office:value="44000" calcext:value-type="float">
            <text:p>44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0]=&quot;hybrid&quot;;0;IF([.V20]=&quot;LNG&quot;;0.5;IF([.V20]=&quot;Fuel &amp; LNG&quot;;1;IF([.V20]=&quot;Heavy Fuel Oil&quot;;3;IF([.V20]=&quot;Sail&quot;;0;IF([.V20]=&quot;Electric&quot;;0;2))))))" office:value-type="float" office:value="2" calcext:value-type="float">
            <text:p>2</text:p>
          </table:table-cell>
          <table:table-cell table:formula="of:=IF([.Q20]=0;2;INT([.Q20]/10000))" office:value-type="float" office:value="4" calcext:value-type="float">
            <text:p>4</text:p>
          </table:table-cell>
          <table:table-cell table:formula="of:=INT([.F20]/1000)" office:value-type="float" office:value="2" calcext:value-type="float">
            <text:p>2</text:p>
          </table:table-cell>
          <table:table-cell table:formula="of:=INT([.L20]/10000)" office:value-type="float" office:value="11" calcext:value-type="float">
            <text:p>11</text:p>
          </table:table-cell>
          <table:table-cell table:formula="of:=[.W20]*[.X20]+[.Y20]+[.Z20]" office:value-type="float" office:value="21" calcext:value-type="float">
            <text:p>21</text:p>
          </table:table-cell>
          <table:table-cell table:formula="of:=INT([.AA20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NIEUW STATENDAM</text:p>
          </table:table-cell>
          <table:table-cell table:style-name="ce10" office:value-type="float" office:value="244140580" calcext:value-type="float">
            <text:p>244140580</text:p>
          </table:table-cell>
          <table:table-cell table:style-name="ce10"/>
          <table:table-cell office:value-type="string" calcext:value-type="string">
            <text:p>passenger</text:p>
          </table:table-cell>
          <table:table-cell office:value-type="float" office:value="2666" calcext:value-type="float">
            <text:p>2666</text:p>
          </table:table-cell>
          <table:table-cell/>
          <table:table-cell office:value-type="float" office:value="299" calcext:value-type="float">
            <text:p>299</text:p>
          </table:table-cell>
          <table:table-cell/>
          <table:table-cell table:style-name="ce10" office:value-type="float" office:value="2018" calcext:value-type="float">
            <text:p>2018</text:p>
          </table:table-cell>
          <table:table-cell/>
          <table:table-cell table:style-name="ce11" office:value-type="float" office:value="99500" calcext:value-type="float">
            <text:p>99500</text:p>
          </table:table-cell>
          <table:table-cell table:number-columns-repeated="4"/>
          <table:table-cell office:value-type="float" office:value="50400" calcext:value-type="float">
            <text:p>50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1]=&quot;hybrid&quot;;0;IF([.V21]=&quot;LNG&quot;;0.5;IF([.V21]=&quot;Fuel &amp; LNG&quot;;1;IF([.V21]=&quot;Heavy Fuel Oil&quot;;3;IF([.V21]=&quot;Sail&quot;;0;IF([.V21]=&quot;Electric&quot;;0;2))))))" office:value-type="float" office:value="2" calcext:value-type="float">
            <text:p>2</text:p>
          </table:table-cell>
          <table:table-cell table:formula="of:=IF([.Q21]=0;2;INT([.Q21]/10000))" office:value-type="float" office:value="5" calcext:value-type="float">
            <text:p>5</text:p>
          </table:table-cell>
          <table:table-cell table:formula="of:=INT([.F21]/1000)" office:value-type="float" office:value="2" calcext:value-type="float">
            <text:p>2</text:p>
          </table:table-cell>
          <table:table-cell table:formula="of:=INT([.L21]/10000)" office:value-type="float" office:value="9" calcext:value-type="float">
            <text:p>9</text:p>
          </table:table-cell>
          <table:table-cell table:formula="of:=[.W21]*[.X21]+[.Y21]+[.Z21]" office:value-type="float" office:value="21" calcext:value-type="float">
            <text:p>21</text:p>
          </table:table-cell>
          <table:table-cell table:formula="of:=INT([.AA21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AZURA</text:p>
          </table:table-cell>
          <table:table-cell table:style-name="ce10" office:value-type="float" office:value="310610000" calcext:value-type="float">
            <text:p>310610000</text:p>
          </table:table-cell>
          <table:table-cell table:style-name="ce10"/>
          <table:table-cell office:value-type="string" calcext:value-type="string">
            <text:p>passenger</text:p>
          </table:table-cell>
          <table:table-cell office:value-type="float" office:value="3096" calcext:value-type="float">
            <text:p>3096</text:p>
          </table:table-cell>
          <table:table-cell/>
          <table:table-cell office:value-type="float" office:value="288" calcext:value-type="float">
            <text:p>288</text:p>
          </table:table-cell>
          <table:table-cell table:style-name="ce10" office:value-type="float" office:value="36.05" calcext:value-type="float">
            <text:p>36,05</text:p>
          </table:table-cell>
          <table:table-cell table:style-name="ce10" office:value-type="float" office:value="2010" calcext:value-type="float">
            <text:p>2010</text:p>
          </table:table-cell>
          <table:table-cell/>
          <table:table-cell table:style-name="ce11" office:value-type="float" office:value="115055" calcext:value-type="float">
            <text:p>115055</text:p>
          </table:table-cell>
          <table:table-cell table:style-name="ce10" office:value-type="float" office:value="85194" calcext:value-type="float">
            <text:p>85194</text:p>
          </table:table-cell>
          <table:table-cell table:number-columns-repeated="3"/>
          <table:table-cell office:value-type="float" office:value="36400" calcext:value-type="float">
            <text:p>36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2]=&quot;hybrid&quot;;0;IF([.V22]=&quot;LNG&quot;;0.5;IF([.V22]=&quot;Fuel &amp; LNG&quot;;1;IF([.V22]=&quot;Heavy Fuel Oil&quot;;3;IF([.V22]=&quot;Sail&quot;;0;IF([.V22]=&quot;Electric&quot;;0;2))))))" office:value-type="float" office:value="2" calcext:value-type="float">
            <text:p>2</text:p>
          </table:table-cell>
          <table:table-cell table:formula="of:=IF([.Q22]=0;2;INT([.Q22]/10000))" office:value-type="float" office:value="3" calcext:value-type="float">
            <text:p>3</text:p>
          </table:table-cell>
          <table:table-cell table:formula="of:=INT([.F22]/1000)" office:value-type="float" office:value="3" calcext:value-type="float">
            <text:p>3</text:p>
          </table:table-cell>
          <table:table-cell table:formula="of:=INT([.L22]/10000)" office:value-type="float" office:value="11" calcext:value-type="float">
            <text:p>11</text:p>
          </table:table-cell>
          <table:table-cell table:formula="of:=[.W22]*[.X22]+[.Y22]+[.Z22]" office:value-type="float" office:value="20" calcext:value-type="float">
            <text:p>20</text:p>
          </table:table-cell>
          <table:table-cell table:formula="of:=INT([.AA22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VALIANT LADY</text:p>
          </table:table-cell>
          <table:table-cell table:style-name="ce10" office:value-type="float" office:value="311000983" calcext:value-type="float">
            <text:p>311000983</text:p>
          </table:table-cell>
          <table:table-cell table:style-name="ce10"/>
          <table:table-cell office:value-type="string" calcext:value-type="string">
            <text:p>passenger</text:p>
          </table:table-cell>
          <table:table-cell office:value-type="float" office:value="2770" calcext:value-type="float">
            <text:p>2770</text:p>
          </table:table-cell>
          <table:table-cell/>
          <table:table-cell office:value-type="float" office:value="277" calcext:value-type="float">
            <text:p>277</text:p>
          </table:table-cell>
          <table:table-cell/>
          <table:table-cell table:style-name="ce10" office:value-type="float" office:value="2021" calcext:value-type="float">
            <text:p>2021</text:p>
          </table:table-cell>
          <table:table-cell/>
          <table:table-cell table:style-name="ce11" office:value-type="float" office:value="108192" calcext:value-type="float">
            <text:p>108192</text:p>
          </table:table-cell>
          <table:table-cell table:number-columns-repeated="4"/>
          <table:table-cell office:value-type="float" office:value="48000" calcext:value-type="float">
            <text:p>48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3]=&quot;hybrid&quot;;0;IF([.V23]=&quot;LNG&quot;;0.5;IF([.V23]=&quot;Fuel &amp; LNG&quot;;1;IF([.V23]=&quot;Heavy Fuel Oil&quot;;3;IF([.V23]=&quot;Sail&quot;;0;IF([.V23]=&quot;Electric&quot;;0;2))))))" office:value-type="float" office:value="2" calcext:value-type="float">
            <text:p>2</text:p>
          </table:table-cell>
          <table:table-cell table:formula="of:=IF([.Q23]=0;2;INT([.Q23]/10000))" office:value-type="float" office:value="4" calcext:value-type="float">
            <text:p>4</text:p>
          </table:table-cell>
          <table:table-cell table:formula="of:=INT([.F23]/1000)" office:value-type="float" office:value="2" calcext:value-type="float">
            <text:p>2</text:p>
          </table:table-cell>
          <table:table-cell table:formula="of:=INT([.L23]/10000)" office:value-type="float" office:value="10" calcext:value-type="float">
            <text:p>10</text:p>
          </table:table-cell>
          <table:table-cell table:formula="of:=[.W23]*[.X23]+[.Y23]+[.Z23]" office:value-type="float" office:value="20" calcext:value-type="float">
            <text:p>20</text:p>
          </table:table-cell>
          <table:table-cell table:formula="of:=INT([.AA23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NORWEGIAN STAR</text:p>
          </table:table-cell>
          <table:table-cell table:style-name="ce10" office:value-type="float" office:value="311082000" calcext:value-type="float">
            <text:p>311082000</text:p>
          </table:table-cell>
          <table:table-cell table:style-name="ce10"/>
          <table:table-cell office:value-type="string" calcext:value-type="string">
            <text:p>passenger</text:p>
          </table:table-cell>
          <table:table-cell office:value-type="float" office:value="2348" calcext:value-type="float">
            <text:p>2348</text:p>
          </table:table-cell>
          <table:table-cell/>
          <table:table-cell office:value-type="float" office:value="295" calcext:value-type="float">
            <text:p>295</text:p>
          </table:table-cell>
          <table:table-cell table:style-name="ce10" office:value-type="float" office:value="32.78" calcext:value-type="float">
            <text:p>32,78</text:p>
          </table:table-cell>
          <table:table-cell table:style-name="ce10" office:value-type="float" office:value="2001" calcext:value-type="float">
            <text:p>2001</text:p>
          </table:table-cell>
          <table:table-cell/>
          <table:table-cell table:style-name="ce11" office:value-type="float" office:value="91740" calcext:value-type="float">
            <text:p>91740</text:p>
          </table:table-cell>
          <table:table-cell table:style-name="ce10" office:value-type="float" office:value="61087" calcext:value-type="float">
            <text:p>61087</text:p>
          </table:table-cell>
          <table:table-cell table:number-columns-repeated="3"/>
          <table:table-cell office:value-type="float" office:value="46170" calcext:value-type="float">
            <text:p>4617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4]=&quot;hybrid&quot;;0;IF([.V24]=&quot;LNG&quot;;0.5;IF([.V24]=&quot;Fuel &amp; LNG&quot;;1;IF([.V24]=&quot;Heavy Fuel Oil&quot;;3;IF([.V24]=&quot;Sail&quot;;0;IF([.V24]=&quot;Electric&quot;;0;2))))))" office:value-type="float" office:value="2" calcext:value-type="float">
            <text:p>2</text:p>
          </table:table-cell>
          <table:table-cell table:formula="of:=IF([.Q24]=0;2;INT([.Q24]/10000))" office:value-type="float" office:value="4" calcext:value-type="float">
            <text:p>4</text:p>
          </table:table-cell>
          <table:table-cell table:formula="of:=INT([.F24]/1000)" office:value-type="float" office:value="2" calcext:value-type="float">
            <text:p>2</text:p>
          </table:table-cell>
          <table:table-cell table:formula="of:=INT([.L24]/10000)" office:value-type="float" office:value="9" calcext:value-type="float">
            <text:p>9</text:p>
          </table:table-cell>
          <table:table-cell table:formula="of:=[.W24]*[.X24]+[.Y24]+[.Z24]" office:value-type="float" office:value="19" calcext:value-type="float">
            <text:p>19</text:p>
          </table:table-cell>
          <table:table-cell table:formula="of:=INT([.AA24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MSC ORCHESTRA</text:p>
          </table:table-cell>
          <table:table-cell table:style-name="ce10" office:value-type="float" office:value="372497000" calcext:value-type="float">
            <text:p>372497000</text:p>
          </table:table-cell>
          <table:table-cell table:style-name="ce10"/>
          <table:table-cell office:value-type="string" calcext:value-type="string">
            <text:p>passenger</text:p>
          </table:table-cell>
          <table:table-cell office:value-type="float" office:value="2550" calcext:value-type="float">
            <text:p>2550</text:p>
          </table:table-cell>
          <table:table-cell/>
          <table:table-cell office:value-type="float" office:value="294" calcext:value-type="float">
            <text:p>294</text:p>
          </table:table-cell>
          <table:table-cell table:style-name="ce10" office:value-type="float" office:value="32.2" calcext:value-type="float">
            <text:p>32,2</text:p>
          </table:table-cell>
          <table:table-cell table:style-name="ce10" office:value-type="float" office:value="2007" calcext:value-type="float">
            <text:p>2007</text:p>
          </table:table-cell>
          <table:table-cell/>
          <table:table-cell table:style-name="ce11" office:value-type="float" office:value="92409" calcext:value-type="float">
            <text:p>92409</text:p>
          </table:table-cell>
          <table:table-cell table:style-name="ce10" office:value-type="float" office:value="64360" calcext:value-type="float">
            <text:p>64360</text:p>
          </table:table-cell>
          <table:table-cell table:number-columns-repeated="3"/>
          <table:table-cell office:value-type="float" office:value="41400" calcext:value-type="float">
            <text:p>41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5]=&quot;hybrid&quot;;0;IF([.V25]=&quot;LNG&quot;;0.5;IF([.V25]=&quot;Fuel &amp; LNG&quot;;1;IF([.V25]=&quot;Heavy Fuel Oil&quot;;3;IF([.V25]=&quot;Sail&quot;;0;IF([.V25]=&quot;Electric&quot;;0;2))))))" office:value-type="float" office:value="2" calcext:value-type="float">
            <text:p>2</text:p>
          </table:table-cell>
          <table:table-cell table:formula="of:=IF([.Q25]=0;2;INT([.Q25]/10000))" office:value-type="float" office:value="4" calcext:value-type="float">
            <text:p>4</text:p>
          </table:table-cell>
          <table:table-cell table:formula="of:=INT([.F25]/1000)" office:value-type="float" office:value="2" calcext:value-type="float">
            <text:p>2</text:p>
          </table:table-cell>
          <table:table-cell table:formula="of:=INT([.L25]/10000)" office:value-type="float" office:value="9" calcext:value-type="float">
            <text:p>9</text:p>
          </table:table-cell>
          <table:table-cell table:formula="of:=[.W25]*[.X25]+[.Y25]+[.Z25]" office:value-type="float" office:value="19" calcext:value-type="float">
            <text:p>19</text:p>
          </table:table-cell>
          <table:table-cell table:formula="of:=INT([.AA25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MSC MUSICA</text:p>
          </table:table-cell>
          <table:table-cell table:style-name="ce10" office:value-type="float" office:value="352003000" calcext:value-type="float">
            <text:p>352003000</text:p>
          </table:table-cell>
          <table:table-cell table:style-name="ce10"/>
          <table:table-cell office:value-type="string" calcext:value-type="string">
            <text:p>passenger</text:p>
          </table:table-cell>
          <table:table-cell office:value-type="float" office:value="2550" calcext:value-type="float">
            <text:p>2550</text:p>
          </table:table-cell>
          <table:table-cell/>
          <table:table-cell office:value-type="float" office:value="294" calcext:value-type="float">
            <text:p>294</text:p>
          </table:table-cell>
          <table:table-cell table:style-name="ce10" office:value-type="float" office:value="32.2" calcext:value-type="float">
            <text:p>32,2</text:p>
          </table:table-cell>
          <table:table-cell table:style-name="ce10" office:value-type="float" office:value="2006" calcext:value-type="float">
            <text:p>2006</text:p>
          </table:table-cell>
          <table:table-cell/>
          <table:table-cell table:style-name="ce11" office:value-type="float" office:value="92409" calcext:value-type="float">
            <text:p>92409</text:p>
          </table:table-cell>
          <table:table-cell table:style-name="ce10" office:value-type="float" office:value="34360" calcext:value-type="float">
            <text:p>34360</text:p>
          </table:table-cell>
          <table:table-cell table:number-columns-repeated="3"/>
          <table:table-cell office:value-type="float" office:value="41400" calcext:value-type="float">
            <text:p>41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6]=&quot;hybrid&quot;;0;IF([.V26]=&quot;LNG&quot;;0.5;IF([.V26]=&quot;Fuel &amp; LNG&quot;;1;IF([.V26]=&quot;Heavy Fuel Oil&quot;;3;IF([.V26]=&quot;Sail&quot;;0;IF([.V26]=&quot;Electric&quot;;0;2))))))" office:value-type="float" office:value="2" calcext:value-type="float">
            <text:p>2</text:p>
          </table:table-cell>
          <table:table-cell table:formula="of:=IF([.Q26]=0;2;INT([.Q26]/10000))" office:value-type="float" office:value="4" calcext:value-type="float">
            <text:p>4</text:p>
          </table:table-cell>
          <table:table-cell table:formula="of:=INT([.F26]/1000)" office:value-type="float" office:value="2" calcext:value-type="float">
            <text:p>2</text:p>
          </table:table-cell>
          <table:table-cell table:formula="of:=INT([.L26]/10000)" office:value-type="float" office:value="9" calcext:value-type="float">
            <text:p>9</text:p>
          </table:table-cell>
          <table:table-cell table:formula="of:=[.W26]*[.X26]+[.Y26]+[.Z26]" office:value-type="float" office:value="19" calcext:value-type="float">
            <text:p>19</text:p>
          </table:table-cell>
          <table:table-cell table:formula="of:=INT([.AA26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MSC MAGNIFICA</text:p>
          </table:table-cell>
          <table:table-cell table:style-name="ce10" office:value-type="float" office:value="352594000" calcext:value-type="float">
            <text:p>352594000</text:p>
          </table:table-cell>
          <table:table-cell table:style-name="ce10"/>
          <table:table-cell office:value-type="string" calcext:value-type="string">
            <text:p>passenger</text:p>
          </table:table-cell>
          <table:table-cell table:style-name="ce11" office:value-type="float" office:value="2518" calcext:value-type="float">
            <text:p>2518</text:p>
          </table:table-cell>
          <table:table-cell table:style-name="ce31"/>
          <table:table-cell office:value-type="float" office:value="294" calcext:value-type="float">
            <text:p>294</text:p>
          </table:table-cell>
          <table:table-cell table:style-name="ce10" office:value-type="float" office:value="32.3" calcext:value-type="float">
            <text:p>32,3</text:p>
          </table:table-cell>
          <table:table-cell table:style-name="ce10" office:value-type="float" office:value="2010" calcext:value-type="float">
            <text:p>2010</text:p>
          </table:table-cell>
          <table:table-cell/>
          <table:table-cell table:style-name="ce11" office:value-type="float" office:value="95128" calcext:value-type="float">
            <text:p>95128</text:p>
          </table:table-cell>
          <table:table-cell table:style-name="ce10" office:value-type="float" office:value="66135" calcext:value-type="float">
            <text:p>66135</text:p>
          </table:table-cell>
          <table:table-cell table:number-columns-repeated="3"/>
          <table:table-cell office:value-type="float" office:value="41400" calcext:value-type="float">
            <text:p>41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7]=&quot;hybrid&quot;;0;IF([.V27]=&quot;LNG&quot;;0.5;IF([.V27]=&quot;Fuel &amp; LNG&quot;;1;IF([.V27]=&quot;Heavy Fuel Oil&quot;;3;IF([.V27]=&quot;Sail&quot;;0;IF([.V27]=&quot;Electric&quot;;0;2))))))" office:value-type="float" office:value="2" calcext:value-type="float">
            <text:p>2</text:p>
          </table:table-cell>
          <table:table-cell table:formula="of:=IF([.Q27]=0;2;INT([.Q27]/10000))" office:value-type="float" office:value="4" calcext:value-type="float">
            <text:p>4</text:p>
          </table:table-cell>
          <table:table-cell table:formula="of:=INT([.F27]/1000)" office:value-type="float" office:value="2" calcext:value-type="float">
            <text:p>2</text:p>
          </table:table-cell>
          <table:table-cell table:formula="of:=INT([.L27]/10000)" office:value-type="float" office:value="9" calcext:value-type="float">
            <text:p>9</text:p>
          </table:table-cell>
          <table:table-cell table:formula="of:=[.W27]*[.X27]+[.Y27]+[.Z27]" office:value-type="float" office:value="19" calcext:value-type="float">
            <text:p>19</text:p>
          </table:table-cell>
          <table:table-cell table:formula="of:=INT([.AA27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MARELLA VOYAGER</text:p>
          </table:table-cell>
          <table:table-cell table:style-name="ce10" office:value-type="float" office:value="249639000" calcext:value-type="float">
            <text:p>249639000</text:p>
          </table:table-cell>
          <table:table-cell table:style-name="ce10"/>
          <table:table-cell office:value-type="string" calcext:value-type="string">
            <text:p>passenger</text:p>
          </table:table-cell>
          <table:table-cell office:value-type="float" office:value="1886" calcext:value-type="float">
            <text:p>1886</text:p>
          </table:table-cell>
          <table:table-cell/>
          <table:table-cell office:value-type="float" office:value="264" calcext:value-type="float">
            <text:p>264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1997" calcext:value-type="float">
            <text:p>1997</text:p>
          </table:table-cell>
          <table:table-cell/>
          <table:table-cell table:style-name="ce11" office:value-type="float" office:value="77302" calcext:value-type="float">
            <text:p>77302</text:p>
          </table:table-cell>
          <table:table-cell table:style-name="ce10" office:value-type="float" office:value="43519" calcext:value-type="float">
            <text:p>43519</text:p>
          </table:table-cell>
          <table:table-cell table:number-columns-repeated="3"/>
          <table:table-cell office:value-type="float" office:value="58500" calcext:value-type="float">
            <text:p>585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8]=&quot;hybrid&quot;;0;IF([.V28]=&quot;LNG&quot;;0.5;IF([.V28]=&quot;Fuel &amp; LNG&quot;;1;IF([.V28]=&quot;Heavy Fuel Oil&quot;;3;IF([.V28]=&quot;Sail&quot;;0;IF([.V28]=&quot;Electric&quot;;0;2))))))" office:value-type="float" office:value="2" calcext:value-type="float">
            <text:p>2</text:p>
          </table:table-cell>
          <table:table-cell table:formula="of:=IF([.Q28]=0;2;INT([.Q28]/10000))" office:value-type="float" office:value="5" calcext:value-type="float">
            <text:p>5</text:p>
          </table:table-cell>
          <table:table-cell table:formula="of:=INT([.F28]/1000)" office:value-type="float" office:value="1" calcext:value-type="float">
            <text:p>1</text:p>
          </table:table-cell>
          <table:table-cell table:formula="of:=INT([.L28]/10000)" office:value-type="float" office:value="7" calcext:value-type="float">
            <text:p>7</text:p>
          </table:table-cell>
          <table:table-cell table:formula="of:=[.W28]*[.X28]+[.Y28]+[.Z28]" office:value-type="float" office:value="18" calcext:value-type="float">
            <text:p>18</text:p>
          </table:table-cell>
          <table:table-cell table:formula="of:=INT([.AA28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AMBIENCE</text:p>
          </table:table-cell>
          <table:table-cell table:style-name="ce10" office:value-type="float" office:value="311001109" calcext:value-type="float">
            <text:p>311001109</text:p>
          </table:table-cell>
          <table:table-cell table:style-name="ce10"/>
          <table:table-cell office:value-type="string" calcext:value-type="string">
            <text:p>passenger</text:p>
          </table:table-cell>
          <table:table-cell office:value-type="float" office:value="1400" calcext:value-type="float">
            <text:p>1400</text:p>
          </table:table-cell>
          <table:table-cell/>
          <table:table-cell office:value-type="float" office:value="245" calcext:value-type="float">
            <text:p>24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1991" calcext:value-type="float">
            <text:p>1991</text:p>
          </table:table-cell>
          <table:table-cell/>
          <table:table-cell table:style-name="ce11" office:value-type="float" office:value="70285" calcext:value-type="float">
            <text:p>70285</text:p>
          </table:table-cell>
          <table:table-cell table:style-name="ce10" office:value-type="float" office:value="35113" calcext:value-type="float">
            <text:p>35113</text:p>
          </table:table-cell>
          <table:table-cell table:number-columns-repeated="3"/>
          <table:table-cell office:value-type="float" office:value="38800" calcext:value-type="float">
            <text:p>38800</text:p>
          </table:table-cell>
          <table:table-cell table:number-columns-repeated="4"/>
          <table:table-cell office:value-type="string" calcext:value-type="string">
            <text:p>Heavy Fuel Oil</text:p>
          </table:table-cell>
          <table:table-cell table:formula="of:=IF([.V29]=&quot;hybrid&quot;;0;IF([.V29]=&quot;LNG&quot;;0.5;IF([.V29]=&quot;Fuel &amp; LNG&quot;;1;IF([.V29]=&quot;Heavy Fuel Oil&quot;;3;IF([.V29]=&quot;Sail&quot;;0;IF([.V29]=&quot;Electric&quot;;0;2))))))" office:value-type="float" office:value="3" calcext:value-type="float">
            <text:p>3</text:p>
          </table:table-cell>
          <table:table-cell table:formula="of:=IF([.Q29]=0;2;INT([.Q29]/10000))" office:value-type="float" office:value="3" calcext:value-type="float">
            <text:p>3</text:p>
          </table:table-cell>
          <table:table-cell table:formula="of:=INT([.F29]/1000)" office:value-type="float" office:value="1" calcext:value-type="float">
            <text:p>1</text:p>
          </table:table-cell>
          <table:table-cell table:formula="of:=INT([.L29]/10000)" office:value-type="float" office:value="7" calcext:value-type="float">
            <text:p>7</text:p>
          </table:table-cell>
          <table:table-cell table:formula="of:=[.W29]*[.X29]+[.Y29]+[.Z29]" office:value-type="float" office:value="17" calcext:value-type="float">
            <text:p>17</text:p>
          </table:table-cell>
          <table:table-cell table:formula="of:=INT([.AA29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BOLETTE</text:p>
          </table:table-cell>
          <table:table-cell office:value-type="float" office:value="311000986" calcext:value-type="float">
            <text:p>311000986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1380" calcext:value-type="float">
            <text:p>1380</text:p>
          </table:table-cell>
          <table:table-cell/>
          <table:table-cell office:value-type="float" office:value="238" calcext:value-type="float">
            <text:p>238</text:p>
          </table:table-cell>
          <table:table-cell table:number-columns-repeated="3"/>
          <table:table-cell office:value-type="float" office:value="62735" calcext:value-type="float">
            <text:p>62735</text:p>
          </table:table-cell>
          <table:table-cell table:number-columns-repeated="4"/>
          <table:table-cell office:value-type="float" office:value="37500" calcext:value-type="float">
            <text:p>37500</text:p>
          </table:table-cell>
          <table:table-cell table:number-columns-repeated="4"/>
          <table:table-cell office:value-type="string" calcext:value-type="string">
            <text:p>Heavy Fuel Oil</text:p>
          </table:table-cell>
          <table:table-cell table:formula="of:=IF([.V30]=&quot;hybrid&quot;;0;IF([.V30]=&quot;LNG&quot;;0.5;IF([.V30]=&quot;Fuel &amp; LNG&quot;;1;IF([.V30]=&quot;Heavy Fuel Oil&quot;;3;IF([.V30]=&quot;Sail&quot;;0;IF([.V30]=&quot;Electric&quot;;0;2))))))" office:value-type="float" office:value="3" calcext:value-type="float">
            <text:p>3</text:p>
          </table:table-cell>
          <table:table-cell table:formula="of:=IF([.Q30]=0;2;INT([.Q30]/10000))" office:value-type="float" office:value="3" calcext:value-type="float">
            <text:p>3</text:p>
          </table:table-cell>
          <table:table-cell table:formula="of:=INT([.F30]/1000)" office:value-type="float" office:value="1" calcext:value-type="float">
            <text:p>1</text:p>
          </table:table-cell>
          <table:table-cell table:formula="of:=INT([.L30]/10000)" office:value-type="float" office:value="6" calcext:value-type="float">
            <text:p>6</text:p>
          </table:table-cell>
          <table:table-cell table:formula="of:=[.W30]*[.X30]+[.Y30]+[.Z30]" office:value-type="float" office:value="16" calcext:value-type="float">
            <text:p>16</text:p>
          </table:table-cell>
          <table:table-cell table:formula="of:=INT([.AA30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MEIN SCHIFF 6</text:p>
          </table:table-cell>
          <table:table-cell table:style-name="ce10" office:value-type="float" office:value="249660000" calcext:value-type="float">
            <text:p>249660000</text:p>
          </table:table-cell>
          <table:table-cell table:style-name="ce10"/>
          <table:table-cell office:value-type="string" calcext:value-type="string">
            <text:p>passenger</text:p>
          </table:table-cell>
          <table:table-cell office:value-type="float" office:value="2534" calcext:value-type="float">
            <text:p>2534</text:p>
          </table:table-cell>
          <table:table-cell/>
          <table:table-cell office:value-type="float" office:value="295" calcext:value-type="float">
            <text:p>295</text:p>
          </table:table-cell>
          <table:table-cell table:style-name="ce10" office:value-type="float" office:value="42.3" calcext:value-type="float">
            <text:p>42,3</text:p>
          </table:table-cell>
          <table:table-cell office:value-type="float" office:value="2017" calcext:value-type="float">
            <text:p>2017</text:p>
          </table:table-cell>
          <table:table-cell/>
          <table:table-cell table:style-name="ce11" office:value-type="float" office:value="98811" calcext:value-type="float">
            <text:p>98811</text:p>
          </table:table-cell>
          <table:table-cell table:style-name="ce10" office:value-type="float" office:value="62704" calcext:value-type="float">
            <text:p>62704</text:p>
          </table:table-cell>
          <table:table-cell table:number-columns-repeated="3"/>
          <table:table-cell office:value-type="float" office:value="28000" calcext:value-type="float">
            <text:p>28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31]=&quot;hybrid&quot;;0;IF([.V31]=&quot;LNG&quot;;0.5;IF([.V31]=&quot;Fuel &amp; LNG&quot;;1;IF([.V31]=&quot;Heavy Fuel Oil&quot;;3;IF([.V31]=&quot;Sail&quot;;0;IF([.V31]=&quot;Electric&quot;;0;2))))))" office:value-type="float" office:value="2" calcext:value-type="float">
            <text:p>2</text:p>
          </table:table-cell>
          <table:table-cell table:formula="of:=IF([.Q31]=0;2;INT([.Q31]/10000))" office:value-type="float" office:value="2" calcext:value-type="float">
            <text:p>2</text:p>
          </table:table-cell>
          <table:table-cell table:formula="of:=INT([.F31]/1000)" office:value-type="float" office:value="2" calcext:value-type="float">
            <text:p>2</text:p>
          </table:table-cell>
          <table:table-cell table:formula="of:=INT([.L31]/10000)" office:value-type="float" office:value="9" calcext:value-type="float">
            <text:p>9</text:p>
          </table:table-cell>
          <table:table-cell table:formula="of:=[.W31]*[.X31]+[.Y31]+[.Z31]" office:value-type="float" office:value="15" calcext:value-type="float">
            <text:p>15</text:p>
          </table:table-cell>
          <table:table-cell table:formula="of:=INT([.AA31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NORWEGIAN GEM</text:p>
          </table:table-cell>
          <table:table-cell table:style-name="ce10" office:value-type="float" office:value="309951000" calcext:value-type="float">
            <text:p>309951000</text:p>
          </table:table-cell>
          <table:table-cell table:style-name="ce10"/>
          <table:table-cell office:value-type="string" calcext:value-type="string">
            <text:p>passenger</text:p>
          </table:table-cell>
          <table:table-cell office:value-type="float" office:value="2394" calcext:value-type="float">
            <text:p>2394</text:p>
          </table:table-cell>
          <table:table-cell/>
          <table:table-cell office:value-type="float" office:value="294" calcext:value-type="float">
            <text:p>294</text:p>
          </table:table-cell>
          <table:table-cell table:style-name="ce10" office:value-type="float" office:value="32.2" calcext:value-type="float">
            <text:p>32,2</text:p>
          </table:table-cell>
          <table:table-cell table:style-name="ce10" office:value-type="float" office:value="2007" calcext:value-type="float">
            <text:p>2007</text:p>
          </table:table-cell>
          <table:table-cell/>
          <table:table-cell table:style-name="ce11" office:value-type="float" office:value="93530" calcext:value-type="float">
            <text:p>93530</text:p>
          </table:table-cell>
          <table:table-cell table:style-name="ce10" office:value-type="float" office:value="63887" calcext:value-type="float">
            <text:p>63887</text:p>
          </table:table-cell>
          <table:table-cell table:number-columns-repeated="3"/>
          <table:table-cell office:value-type="float" office:value="25000" calcext:value-type="float">
            <text:p>25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32]=&quot;hybrid&quot;;0;IF([.V32]=&quot;LNG&quot;;0.5;IF([.V32]=&quot;Fuel &amp; LNG&quot;;1;IF([.V32]=&quot;Heavy Fuel Oil&quot;;3;IF([.V32]=&quot;Sail&quot;;0;IF([.V32]=&quot;Electric&quot;;0;2))))))" office:value-type="float" office:value="2" calcext:value-type="float">
            <text:p>2</text:p>
          </table:table-cell>
          <table:table-cell table:formula="of:=IF([.Q32]=0;2;INT([.Q32]/10000))" office:value-type="float" office:value="2" calcext:value-type="float">
            <text:p>2</text:p>
          </table:table-cell>
          <table:table-cell table:formula="of:=INT([.F32]/1000)" office:value-type="float" office:value="2" calcext:value-type="float">
            <text:p>2</text:p>
          </table:table-cell>
          <table:table-cell table:formula="of:=INT([.L32]/10000)" office:value-type="float" office:value="9" calcext:value-type="float">
            <text:p>9</text:p>
          </table:table-cell>
          <table:table-cell table:formula="of:=[.W32]*[.X32]+[.Y32]+[.Z32]" office:value-type="float" office:value="15" calcext:value-type="float">
            <text:p>15</text:p>
          </table:table-cell>
          <table:table-cell table:formula="of:=INT([.AA32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MEIN SCHIFF 4</text:p>
          </table:table-cell>
          <table:table-cell table:style-name="ce10" office:value-type="float" office:value="229678000" calcext:value-type="float">
            <text:p>229678000</text:p>
          </table:table-cell>
          <table:table-cell table:style-name="ce10"/>
          <table:table-cell office:value-type="string" calcext:value-type="string">
            <text:p>passenger</text:p>
          </table:table-cell>
          <table:table-cell office:value-type="float" office:value="2506" calcext:value-type="float">
            <text:p>2506</text:p>
          </table:table-cell>
          <table:table-cell/>
          <table:table-cell office:value-type="float" office:value="294" calcext:value-type="float">
            <text:p>294</text:p>
          </table:table-cell>
          <table:table-cell table:style-name="ce10" office:value-type="float" office:value="42.3" calcext:value-type="float">
            <text:p>42,3</text:p>
          </table:table-cell>
          <table:table-cell table:style-name="ce10" office:value-type="float" office:value="2015" calcext:value-type="float">
            <text:p>2015</text:p>
          </table:table-cell>
          <table:table-cell/>
          <table:table-cell table:style-name="ce11" office:value-type="float" office:value="99526" calcext:value-type="float">
            <text:p>99526</text:p>
          </table:table-cell>
          <table:table-cell table:style-name="ce10" office:value-type="float" office:value="63078" calcext:value-type="float">
            <text:p>63078</text:p>
          </table:table-cell>
          <table:table-cell table:number-columns-repeated="3"/>
          <table:table-cell office:value-type="float" office:value="25000" calcext:value-type="float">
            <text:p>25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33]=&quot;hybrid&quot;;0;IF([.V33]=&quot;LNG&quot;;0.5;IF([.V33]=&quot;Fuel &amp; LNG&quot;;1;IF([.V33]=&quot;Heavy Fuel Oil&quot;;3;IF([.V33]=&quot;Sail&quot;;0;IF([.V33]=&quot;Electric&quot;;0;2))))))" office:value-type="float" office:value="2" calcext:value-type="float">
            <text:p>2</text:p>
          </table:table-cell>
          <table:table-cell table:formula="of:=IF([.Q33]=0;2;INT([.Q33]/10000))" office:value-type="float" office:value="2" calcext:value-type="float">
            <text:p>2</text:p>
          </table:table-cell>
          <table:table-cell table:formula="of:=INT([.F33]/1000)" office:value-type="float" office:value="2" calcext:value-type="float">
            <text:p>2</text:p>
          </table:table-cell>
          <table:table-cell table:formula="of:=INT([.L33]/10000)" office:value-type="float" office:value="9" calcext:value-type="float">
            <text:p>9</text:p>
          </table:table-cell>
          <table:table-cell table:formula="of:=[.W33]*[.X33]+[.Y33]+[.Z33]" office:value-type="float" office:value="15" calcext:value-type="float">
            <text:p>15</text:p>
          </table:table-cell>
          <table:table-cell table:formula="of:=INT([.AA33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CELEBRITY INFINITY</text:p>
          </table:table-cell>
          <table:table-cell table:style-name="ce10" office:value-type="float" office:value="249048000" calcext:value-type="float">
            <text:p>249048000</text:p>
          </table:table-cell>
          <table:table-cell table:style-name="ce10"/>
          <table:table-cell office:value-type="string" calcext:value-type="string">
            <text:p>passenger</text:p>
          </table:table-cell>
          <table:table-cell office:value-type="float" office:value="2170" calcext:value-type="float">
            <text:p>2170</text:p>
          </table:table-cell>
          <table:table-cell/>
          <table:table-cell office:value-type="float" office:value="294" calcext:value-type="float">
            <text:p>294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2001" calcext:value-type="float">
            <text:p>2001</text:p>
          </table:table-cell>
          <table:table-cell/>
          <table:table-cell table:style-name="ce11" office:value-type="float" office:value="90940" calcext:value-type="float">
            <text:p>90940</text:p>
          </table:table-cell>
          <table:table-cell table:style-name="ce10" office:value-type="float" office:value="53635" calcext:value-type="float">
            <text:p>53635</text:p>
          </table:table-cell>
          <table:table-cell table:number-columns-repeated="3"/>
          <table:table-cell office:value-type="float" office:value="23500" calcext:value-type="float">
            <text:p>235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34]=&quot;hybrid&quot;;0;IF([.V34]=&quot;LNG&quot;;0.5;IF([.V34]=&quot;Fuel &amp; LNG&quot;;1;IF([.V34]=&quot;Heavy Fuel Oil&quot;;3;IF([.V34]=&quot;Sail&quot;;0;IF([.V34]=&quot;Electric&quot;;0;2))))))" office:value-type="float" office:value="2" calcext:value-type="float">
            <text:p>2</text:p>
          </table:table-cell>
          <table:table-cell table:formula="of:=IF([.Q34]=0;2;INT([.Q34]/10000))" office:value-type="float" office:value="2" calcext:value-type="float">
            <text:p>2</text:p>
          </table:table-cell>
          <table:table-cell table:formula="of:=INT([.F34]/1000)" office:value-type="float" office:value="2" calcext:value-type="float">
            <text:p>2</text:p>
          </table:table-cell>
          <table:table-cell table:formula="of:=INT([.L34]/10000)" office:value-type="float" office:value="9" calcext:value-type="float">
            <text:p>9</text:p>
          </table:table-cell>
          <table:table-cell table:formula="of:=[.W34]*[.X34]+[.Y34]+[.Z34]" office:value-type="float" office:value="15" calcext:value-type="float">
            <text:p>15</text:p>
          </table:table-cell>
          <table:table-cell table:formula="of:=INT([.AA34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OOSTERDAM</text:p>
          </table:table-cell>
          <table:table-cell table:style-name="ce10" office:value-type="float" office:value="245417000" calcext:value-type="float">
            <text:p>245417000</text:p>
          </table:table-cell>
          <table:table-cell table:style-name="ce10"/>
          <table:table-cell office:value-type="string" calcext:value-type="string">
            <text:p>passenger</text:p>
          </table:table-cell>
          <table:table-cell office:value-type="float" office:value="1964" calcext:value-type="float">
            <text:p>1964</text:p>
          </table:table-cell>
          <table:table-cell/>
          <table:table-cell office:value-type="float" office:value="285" calcext:value-type="float">
            <text:p>285</text:p>
          </table:table-cell>
          <table:table-cell table:style-name="ce10" office:value-type="float" office:value="32.25" calcext:value-type="float">
            <text:p>32,25</text:p>
          </table:table-cell>
          <table:table-cell table:style-name="ce10" office:value-type="float" office:value="2003" calcext:value-type="float">
            <text:p>2003</text:p>
          </table:table-cell>
          <table:table-cell/>
          <table:table-cell table:style-name="ce11" office:value-type="float" office:value="82820" calcext:value-type="float">
            <text:p>82820</text:p>
          </table:table-cell>
          <table:table-cell table:style-name="ce10" office:value-type="float" office:value="41898" calcext:value-type="float">
            <text:p>41898</text:p>
          </table:table-cell>
          <table:table-cell table:number-columns-repeated="3"/>
          <table:table-cell office:value-type="float" office:value="37800" calcext:value-type="float">
            <text:p>37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35]=&quot;hybrid&quot;;0;IF([.V35]=&quot;LNG&quot;;0.5;IF([.V35]=&quot;Fuel &amp; LNG&quot;;1;IF([.V35]=&quot;Heavy Fuel Oil&quot;;3;IF([.V35]=&quot;Sail&quot;;0;IF([.V35]=&quot;Electric&quot;;0;2))))))" office:value-type="float" office:value="2" calcext:value-type="float">
            <text:p>2</text:p>
          </table:table-cell>
          <table:table-cell table:formula="of:=IF([.Q35]=0;2;INT([.Q35]/10000))" office:value-type="float" office:value="3" calcext:value-type="float">
            <text:p>3</text:p>
          </table:table-cell>
          <table:table-cell table:formula="of:=INT([.F35]/1000)" office:value-type="float" office:value="1" calcext:value-type="float">
            <text:p>1</text:p>
          </table:table-cell>
          <table:table-cell table:formula="of:=INT([.L35]/10000)" office:value-type="float" office:value="8" calcext:value-type="float">
            <text:p>8</text:p>
          </table:table-cell>
          <table:table-cell table:formula="of:=[.W35]*[.X35]+[.Y35]+[.Z35]" office:value-type="float" office:value="15" calcext:value-type="float">
            <text:p>15</text:p>
          </table:table-cell>
          <table:table-cell table:formula="of:=INT([.AA35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VASCO DA GAMA</text:p>
          </table:table-cell>
          <table:table-cell table:style-name="ce13" office:value-type="string" calcext:value-type="string">
            <text:p><text:a xlink:href="https://www.marinetraffic.com/ais/details/ships/mmsi:311000891" xlink:type="simple">311000891</text:a></text:p>
          </table:table-cell>
          <table:table-cell table:style-name="ce13"/>
          <table:table-cell office:value-type="string" calcext:value-type="string">
            <text:p>passenger</text:p>
          </table:table-cell>
          <table:table-cell office:value-type="float" office:value="1220" calcext:value-type="float">
            <text:p>1220</text:p>
          </table:table-cell>
          <table:table-cell/>
          <table:table-cell office:value-type="float" office:value="219" calcext:value-type="float">
            <text:p>219</text:p>
          </table:table-cell>
          <table:table-cell table:number-columns-repeated="3"/>
          <table:table-cell office:value-type="float" office:value="55877" calcext:value-type="float">
            <text:p>55877</text:p>
          </table:table-cell>
          <table:table-cell table:number-columns-repeated="4"/>
          <table:table-cell office:value-type="float" office:value="34560" calcext:value-type="float">
            <text:p>34560</text:p>
          </table:table-cell>
          <table:table-cell table:number-columns-repeated="4"/>
          <table:table-cell office:value-type="string" calcext:value-type="string">
            <text:p>Heavy Fuel Oil</text:p>
          </table:table-cell>
          <table:table-cell table:formula="of:=IF([.V36]=&quot;hybrid&quot;;0;IF([.V36]=&quot;LNG&quot;;0.5;IF([.V36]=&quot;Fuel &amp; LNG&quot;;1;IF([.V36]=&quot;Heavy Fuel Oil&quot;;3;IF([.V36]=&quot;Sail&quot;;0;IF([.V36]=&quot;Electric&quot;;0;2))))))" office:value-type="float" office:value="3" calcext:value-type="float">
            <text:p>3</text:p>
          </table:table-cell>
          <table:table-cell table:formula="of:=IF([.Q36]=0;2;INT([.Q36]/10000))" office:value-type="float" office:value="3" calcext:value-type="float">
            <text:p>3</text:p>
          </table:table-cell>
          <table:table-cell table:formula="of:=INT([.F36]/1000)" office:value-type="float" office:value="1" calcext:value-type="float">
            <text:p>1</text:p>
          </table:table-cell>
          <table:table-cell table:formula="of:=INT([.L36]/10000)" office:value-type="float" office:value="5" calcext:value-type="float">
            <text:p>5</text:p>
          </table:table-cell>
          <table:table-cell table:formula="of:=[.W36]*[.X36]+[.Y36]+[.Z36]" office:value-type="float" office:value="15" calcext:value-type="float">
            <text:p>15</text:p>
          </table:table-cell>
          <table:table-cell table:formula="of:=INT([.AA36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3">
          <table:table-cell office:value-type="float" office:value="35" calcext:value-type="float">
            <text:p>35</text:p>
          </table:table-cell>
          <table:table-cell table:style-name="ce20" office:value-type="string" calcext:value-type="string">
            <text:p>AIDABLU</text:p>
          </table:table-cell>
          <table:table-cell table:style-name="ce20" office:value-type="string" calcext:value-type="string">
            <text:p>247282500</text:p>
          </table:table-cell>
          <table:table-cell table:style-name="ce20"/>
          <table:table-cell table:style-name="ce20" office:value-type="string" calcext:value-type="string">
            <text:p>passenger</text:p>
          </table:table-cell>
          <table:table-cell table:style-name="ce36" office:value-type="float" office:value="2174" calcext:value-type="float">
            <text:p>2174</text:p>
          </table:table-cell>
          <table:table-cell table:style-name="ce20"/>
          <table:table-cell table:style-name="ce20" office:value-type="float" office:value="253" calcext:value-type="float">
            <text:p>253</text:p>
          </table:table-cell>
          <table:table-cell table:style-name="ce20" office:value-type="float" office:value="37.6" calcext:value-type="float">
            <text:p>37,6</text:p>
          </table:table-cell>
          <table:table-cell table:style-name="ce20" office:value-type="float" office:value="2010" calcext:value-type="float">
            <text:p>2010</text:p>
          </table:table-cell>
          <table:table-cell/>
          <table:table-cell table:style-name="ce36" office:value-type="float" office:value="71304" calcext:value-type="float">
            <text:p>71304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/>
          <table:table-cell table:style-name="ce20" office:value-type="float" office:value="9" calcext:value-type="float">
            <text:p>9</text:p>
          </table:table-cell>
          <table:table-cell table:style-name="ce36" office:value-type="float" office:value="25000" calcext:value-type="float">
            <text:p>25000</text:p>
          </table:table-cell>
          <table:table-cell/>
          <table:table-cell table:style-name="ce20" office:value-type="float" office:value="430" calcext:value-type="float">
            <text:p>430</text:p>
          </table:table-cell>
          <table:table-cell table:style-name="ce20" office:value-type="float" office:value="7889" calcext:value-type="float">
            <text:p>7889</text:p>
          </table:table-cell>
          <table:table-cell table:style-name="ce20" office:value-type="string" calcext:value-type="string">
            <text:p>propeller</text:p>
          </table:table-cell>
          <table:table-cell table:style-name="ce36" office:value-type="string" calcext:value-type="string">
            <text:p>Marine Diesel</text:p>
          </table:table-cell>
          <table:table-cell table:formula="of:=IF([.V37]=&quot;hybrid&quot;;0;IF([.V37]=&quot;LNG&quot;;0.5;IF([.V37]=&quot;Fuel &amp; LNG&quot;;1;IF([.V37]=&quot;Heavy Fuel Oil&quot;;3;IF([.V37]=&quot;Sail&quot;;0;IF([.V37]=&quot;Electric&quot;;0;2))))))" office:value-type="float" office:value="2" calcext:value-type="float">
            <text:p>2</text:p>
          </table:table-cell>
          <table:table-cell table:formula="of:=IF([.Q37]=0;2;INT([.Q37]/10000))" office:value-type="float" office:value="2" calcext:value-type="float">
            <text:p>2</text:p>
          </table:table-cell>
          <table:table-cell table:formula="of:=INT([.F37]/1000)" office:value-type="float" office:value="2" calcext:value-type="float">
            <text:p>2</text:p>
          </table:table-cell>
          <table:table-cell table:formula="of:=INT([.L37]/10000)" office:value-type="float" office:value="7" calcext:value-type="float">
            <text:p>7</text:p>
          </table:table-cell>
          <table:table-cell table:formula="of:=[.W37]*[.X37]+[.Y37]+[.Z37]" office:value-type="float" office:value="13" calcext:value-type="float">
            <text:p>13</text:p>
          </table:table-cell>
          <table:table-cell table:formula="of:=INT([.AA37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3">
          <table:table-cell office:value-type="float" office:value="36" calcext:value-type="float">
            <text:p>36</text:p>
          </table:table-cell>
          <table:table-cell table:style-name="ce20" office:value-type="string" calcext:value-type="string">
            <text:p>AIDASTELLA</text:p>
          </table:table-cell>
          <table:table-cell table:style-name="ce20" office:value-type="string" calcext:value-type="string">
            <text:p>247322800</text:p>
          </table:table-cell>
          <table:table-cell table:style-name="ce20"/>
          <table:table-cell table:style-name="ce20" office:value-type="string" calcext:value-type="string">
            <text:p>passenger</text:p>
          </table:table-cell>
          <table:table-cell table:style-name="ce36" office:value-type="float" office:value="2174" calcext:value-type="float">
            <text:p>2174</text:p>
          </table:table-cell>
          <table:table-cell table:style-name="ce20"/>
          <table:table-cell table:style-name="ce20" office:value-type="float" office:value="253" calcext:value-type="float">
            <text:p>253</text:p>
          </table:table-cell>
          <table:table-cell table:style-name="ce20" office:value-type="float" office:value="38.19" calcext:value-type="float">
            <text:p>38,19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float" office:value="37374" calcext:value-type="float">
            <text:p>37374</text:p>
          </table:table-cell>
          <table:table-cell table:style-name="ce36" office:value-type="float" office:value="71304" calcext:value-type="float">
            <text:p>71304</text:p>
          </table:table-cell>
          <table:table-cell table:style-name="ce20" office:value-type="float" office:value="45266" calcext:value-type="float">
            <text:p>45266</text:p>
          </table:table-cell>
          <table:table-cell table:style-name="ce20" office:value-type="float" office:value="2" calcext:value-type="float">
            <text:p>2</text:p>
          </table:table-cell>
          <table:table-cell/>
          <table:table-cell table:style-name="ce20" office:value-type="float" office:value="9" calcext:value-type="float">
            <text:p>9</text:p>
          </table:table-cell>
          <table:table-cell table:style-name="ce36" office:value-type="float" office:value="25000" calcext:value-type="float">
            <text:p>25000</text:p>
          </table:table-cell>
          <table:table-cell/>
          <table:table-cell table:style-name="ce20" office:value-type="float" office:value="430" calcext:value-type="float">
            <text:p>430</text:p>
          </table:table-cell>
          <table:table-cell table:style-name="ce20" office:value-type="float" office:value="7833" calcext:value-type="float">
            <text:p>7833</text:p>
          </table:table-cell>
          <table:table-cell table:style-name="ce20" office:value-type="string" calcext:value-type="string">
            <text:p>propeller</text:p>
          </table:table-cell>
          <table:table-cell table:style-name="ce36" office:value-type="string" calcext:value-type="string">
            <text:p>Marine Diesel</text:p>
          </table:table-cell>
          <table:table-cell table:formula="of:=IF([.V38]=&quot;hybrid&quot;;0;IF([.V38]=&quot;LNG&quot;;0.5;IF([.V38]=&quot;Fuel &amp; LNG&quot;;1;IF([.V38]=&quot;Heavy Fuel Oil&quot;;3;IF([.V38]=&quot;Sail&quot;;0;IF([.V38]=&quot;Electric&quot;;0;2))))))" office:value-type="float" office:value="2" calcext:value-type="float">
            <text:p>2</text:p>
          </table:table-cell>
          <table:table-cell table:formula="of:=IF([.Q38]=0;2;INT([.Q38]/10000))" office:value-type="float" office:value="2" calcext:value-type="float">
            <text:p>2</text:p>
          </table:table-cell>
          <table:table-cell table:formula="of:=INT([.F38]/1000)" office:value-type="float" office:value="2" calcext:value-type="float">
            <text:p>2</text:p>
          </table:table-cell>
          <table:table-cell table:formula="of:=INT([.L38]/10000)" office:value-type="float" office:value="7" calcext:value-type="float">
            <text:p>7</text:p>
          </table:table-cell>
          <table:table-cell table:formula="of:=[.W38]*[.X38]+[.Y38]+[.Z38]" office:value-type="float" office:value="13" calcext:value-type="float">
            <text:p>13</text:p>
          </table:table-cell>
          <table:table-cell table:formula="of:=INT([.AA38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MEIN SCHIFF HERZ</text:p>
          </table:table-cell>
          <table:table-cell table:style-name="ce10" office:value-type="float" office:value="249053000" calcext:value-type="float">
            <text:p>249053000</text:p>
          </table:table-cell>
          <table:table-cell table:style-name="ce10"/>
          <table:table-cell office:value-type="string" calcext:value-type="string">
            <text:p>passenger</text:p>
          </table:table-cell>
          <table:table-cell office:value-type="float" office:value="1870" calcext:value-type="float">
            <text:p>1870</text:p>
          </table:table-cell>
          <table:table-cell/>
          <table:table-cell office:value-type="float" office:value="264" calcext:value-type="float">
            <text:p>264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1997" calcext:value-type="float">
            <text:p>1997</text:p>
          </table:table-cell>
          <table:table-cell/>
          <table:table-cell table:style-name="ce11" office:value-type="float" office:value="77302" calcext:value-type="float">
            <text:p>77302</text:p>
          </table:table-cell>
          <table:table-cell table:style-name="ce10" office:value-type="float" office:value="43519" calcext:value-type="float">
            <text:p>43519</text:p>
          </table:table-cell>
          <table:table-cell table:number-columns-repeated="3"/>
          <table:table-cell office:value-type="float" office:value="28000" calcext:value-type="float">
            <text:p>28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39]=&quot;hybrid&quot;;0;IF([.V39]=&quot;LNG&quot;;0.5;IF([.V39]=&quot;Fuel &amp; LNG&quot;;1;IF([.V39]=&quot;Heavy Fuel Oil&quot;;3;IF([.V39]=&quot;Sail&quot;;0;IF([.V39]=&quot;Electric&quot;;0;2))))))" office:value-type="float" office:value="2" calcext:value-type="float">
            <text:p>2</text:p>
          </table:table-cell>
          <table:table-cell table:formula="of:=IF([.Q39]=0;2;INT([.Q39]/10000))" office:value-type="float" office:value="2" calcext:value-type="float">
            <text:p>2</text:p>
          </table:table-cell>
          <table:table-cell table:formula="of:=INT([.F39]/1000)" office:value-type="float" office:value="1" calcext:value-type="float">
            <text:p>1</text:p>
          </table:table-cell>
          <table:table-cell table:formula="of:=INT([.L39]/10000)" office:value-type="float" office:value="7" calcext:value-type="float">
            <text:p>7</text:p>
          </table:table-cell>
          <table:table-cell table:formula="of:=[.W39]*[.X39]+[.Y39]+[.Z39]" office:value-type="float" office:value="12" calcext:value-type="float">
            <text:p>12</text:p>
          </table:table-cell>
          <table:table-cell table:formula="of:=INT([.AA39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MARELLA EXPLORER</text:p>
          </table:table-cell>
          <table:table-cell table:style-name="ce10" office:value-type="float" office:value="249051000" calcext:value-type="float">
            <text:p>249051000</text:p>
          </table:table-cell>
          <table:table-cell table:style-name="ce10"/>
          <table:table-cell office:value-type="string" calcext:value-type="string">
            <text:p>passenger</text:p>
          </table:table-cell>
          <table:table-cell office:value-type="float" office:value="1924" calcext:value-type="float">
            <text:p>1924</text:p>
          </table:table-cell>
          <table:table-cell/>
          <table:table-cell office:value-type="float" office:value="262" calcext:value-type="float">
            <text:p>262</text:p>
          </table:table-cell>
          <table:table-cell table:style-name="ce10" office:value-type="float" office:value="32.23" calcext:value-type="float">
            <text:p>32,23</text:p>
          </table:table-cell>
          <table:table-cell table:style-name="ce10" office:value-type="float" office:value="1996" calcext:value-type="float">
            <text:p>1996</text:p>
          </table:table-cell>
          <table:table-cell/>
          <table:table-cell table:style-name="ce11" office:value-type="float" office:value="76998" calcext:value-type="float">
            <text:p>76998</text:p>
          </table:table-cell>
          <table:table-cell table:style-name="ce10" office:value-type="float" office:value="43358" calcext:value-type="float">
            <text:p>43358</text:p>
          </table:table-cell>
          <table:table-cell table:number-columns-repeated="3"/>
          <table:table-cell office:value-type="float" office:value="25600" calcext:value-type="float">
            <text:p>25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40]=&quot;hybrid&quot;;0;IF([.V40]=&quot;LNG&quot;;0.5;IF([.V40]=&quot;Fuel &amp; LNG&quot;;1;IF([.V40]=&quot;Heavy Fuel Oil&quot;;3;IF([.V40]=&quot;Sail&quot;;0;IF([.V40]=&quot;Electric&quot;;0;2))))))" office:value-type="float" office:value="2" calcext:value-type="float">
            <text:p>2</text:p>
          </table:table-cell>
          <table:table-cell table:formula="of:=IF([.Q40]=0;2;INT([.Q40]/10000))" office:value-type="float" office:value="2" calcext:value-type="float">
            <text:p>2</text:p>
          </table:table-cell>
          <table:table-cell table:formula="of:=INT([.F40]/1000)" office:value-type="float" office:value="1" calcext:value-type="float">
            <text:p>1</text:p>
          </table:table-cell>
          <table:table-cell table:formula="of:=INT([.L40]/10000)" office:value-type="float" office:value="7" calcext:value-type="float">
            <text:p>7</text:p>
          </table:table-cell>
          <table:table-cell table:formula="of:=[.W40]*[.X40]+[.Y40]+[.Z40]" office:value-type="float" office:value="12" calcext:value-type="float">
            <text:p>12</text:p>
          </table:table-cell>
          <table:table-cell table:formula="of:=INT([.AA40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MSC ARMONIA</text:p>
          </table:table-cell>
          <table:table-cell table:style-name="ce10" office:value-type="float" office:value="357281000" calcext:value-type="float">
            <text:p>357281000</text:p>
          </table:table-cell>
          <table:table-cell table:style-name="ce10"/>
          <table:table-cell office:value-type="string" calcext:value-type="string">
            <text:p>passenger</text:p>
          </table:table-cell>
          <table:table-cell table:style-name="ce11" office:value-type="float" office:value="1975" calcext:value-type="float">
            <text:p>1975</text:p>
          </table:table-cell>
          <table:table-cell table:style-name="ce31"/>
          <table:table-cell office:value-type="float" office:value="275" calcext:value-type="float">
            <text:p>275</text:p>
          </table:table-cell>
          <table:table-cell table:style-name="ce10" office:value-type="float" office:value="28.8" calcext:value-type="float">
            <text:p>28,8</text:p>
          </table:table-cell>
          <table:table-cell table:style-name="ce10" office:value-type="float" office:value="2001" calcext:value-type="float">
            <text:p>2001</text:p>
          </table:table-cell>
          <table:table-cell/>
          <table:table-cell table:style-name="ce11" office:value-type="float" office:value="65542" calcext:value-type="float">
            <text:p>65542</text:p>
          </table:table-cell>
          <table:table-cell table:style-name="ce10" office:value-type="float" office:value="41682" calcext:value-type="float">
            <text:p>41682</text:p>
          </table:table-cell>
          <table:table-cell table:number-columns-repeated="3"/>
          <table:table-cell office:value-type="float" office:value="20800" calcext:value-type="float">
            <text:p>20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41]=&quot;hybrid&quot;;0;IF([.V41]=&quot;LNG&quot;;0.5;IF([.V41]=&quot;Fuel &amp; LNG&quot;;1;IF([.V41]=&quot;Heavy Fuel Oil&quot;;3;IF([.V41]=&quot;Sail&quot;;0;IF([.V41]=&quot;Electric&quot;;0;2))))))" office:value-type="float" office:value="2" calcext:value-type="float">
            <text:p>2</text:p>
          </table:table-cell>
          <table:table-cell table:formula="of:=IF([.Q41]=0;2;INT([.Q41]/10000))" office:value-type="float" office:value="2" calcext:value-type="float">
            <text:p>2</text:p>
          </table:table-cell>
          <table:table-cell table:formula="of:=INT([.F41]/1000)" office:value-type="float" office:value="1" calcext:value-type="float">
            <text:p>1</text:p>
          </table:table-cell>
          <table:table-cell table:formula="of:=INT([.L41]/10000)" office:value-type="float" office:value="6" calcext:value-type="float">
            <text:p>6</text:p>
          </table:table-cell>
          <table:table-cell table:formula="of:=[.W41]*[.X41]+[.Y41]+[.Z41]" office:value-type="float" office:value="11" calcext:value-type="float">
            <text:p>11</text:p>
          </table:table-cell>
          <table:table-cell table:formula="of:=INT([.AA41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MARELLA DISCOVERY 2</text:p>
          </table:table-cell>
          <table:table-cell table:style-name="ce10" office:value-type="float" office:value="311378000" calcext:value-type="float">
            <text:p>311378000</text:p>
          </table:table-cell>
          <table:table-cell table:style-name="ce10"/>
          <table:table-cell office:value-type="string" calcext:value-type="string">
            <text:p>passenger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264" calcext:value-type="float">
            <text:p>264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1995" calcext:value-type="float">
            <text:p>1995</text:p>
          </table:table-cell>
          <table:table-cell/>
          <table:table-cell table:style-name="ce11" office:value-type="float" office:value="69472" calcext:value-type="float">
            <text:p>69472</text:p>
          </table:table-cell>
          <table:table-cell table:style-name="ce10" office:value-type="float" office:value="37971" calcext:value-type="float">
            <text:p>37971</text:p>
          </table:table-cell>
          <table:table-cell table:number-columns-repeated="3"/>
          <table:table-cell office:value-type="float" office:value="25600" calcext:value-type="float">
            <text:p>25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42]=&quot;hybrid&quot;;0;IF([.V42]=&quot;LNG&quot;;0.5;IF([.V42]=&quot;Fuel &amp; LNG&quot;;1;IF([.V42]=&quot;Heavy Fuel Oil&quot;;3;IF([.V42]=&quot;Sail&quot;;0;IF([.V42]=&quot;Electric&quot;;0;2))))))" office:value-type="float" office:value="2" calcext:value-type="float">
            <text:p>2</text:p>
          </table:table-cell>
          <table:table-cell table:formula="of:=IF([.Q42]=0;2;INT([.Q42]/10000))" office:value-type="float" office:value="2" calcext:value-type="float">
            <text:p>2</text:p>
          </table:table-cell>
          <table:table-cell table:formula="of:=INT([.F42]/1000)" office:value-type="float" office:value="1" calcext:value-type="float">
            <text:p>1</text:p>
          </table:table-cell>
          <table:table-cell table:formula="of:=INT([.L42]/10000)" office:value-type="float" office:value="6" calcext:value-type="float">
            <text:p>6</text:p>
          </table:table-cell>
          <table:table-cell table:formula="of:=[.W42]*[.X42]+[.Y42]+[.Z42]" office:value-type="float" office:value="11" calcext:value-type="float">
            <text:p>11</text:p>
          </table:table-cell>
          <table:table-cell table:formula="of:=INT([.AA42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RIVIERA</text:p>
          </table:table-cell>
          <table:table-cell table:style-name="ce10" office:value-type="float" office:value="538004353" calcext:value-type="float">
            <text:p>538004353</text:p>
          </table:table-cell>
          <table:table-cell table:style-name="ce10"/>
          <table:table-cell office:value-type="string" calcext:value-type="string">
            <text:p>passenger</text:p>
          </table:table-cell>
          <table:table-cell office:value-type="float" office:value="1250" calcext:value-type="float">
            <text:p>1250</text:p>
          </table:table-cell>
          <table:table-cell/>
          <table:table-cell office:value-type="float" office:value="240" calcext:value-type="float">
            <text:p>240</text:p>
          </table:table-cell>
          <table:table-cell table:style-name="ce10" office:value-type="float" office:value="32.2" calcext:value-type="float">
            <text:p>32,2</text:p>
          </table:table-cell>
          <table:table-cell table:style-name="ce10" office:value-type="float" office:value="2012" calcext:value-type="float">
            <text:p>2012</text:p>
          </table:table-cell>
          <table:table-cell/>
          <table:table-cell table:style-name="ce11" office:value-type="float" office:value="66172" calcext:value-type="float">
            <text:p>66172</text:p>
          </table:table-cell>
          <table:table-cell table:style-name="ce10" office:value-type="float" office:value="29187" calcext:value-type="float">
            <text:p>29187</text:p>
          </table:table-cell>
          <table:table-cell table:number-columns-repeated="3"/>
          <table:table-cell office:value-type="float" office:value="25000" calcext:value-type="float">
            <text:p>25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43]=&quot;hybrid&quot;;0;IF([.V43]=&quot;LNG&quot;;0.5;IF([.V43]=&quot;Fuel &amp; LNG&quot;;1;IF([.V43]=&quot;Heavy Fuel Oil&quot;;3;IF([.V43]=&quot;Sail&quot;;0;IF([.V43]=&quot;Electric&quot;;0;2))))))" office:value-type="float" office:value="2" calcext:value-type="float">
            <text:p>2</text:p>
          </table:table-cell>
          <table:table-cell table:formula="of:=IF([.Q43]=0;2;INT([.Q43]/10000))" office:value-type="float" office:value="2" calcext:value-type="float">
            <text:p>2</text:p>
          </table:table-cell>
          <table:table-cell table:formula="of:=INT([.F43]/1000)" office:value-type="float" office:value="1" calcext:value-type="float">
            <text:p>1</text:p>
          </table:table-cell>
          <table:table-cell table:formula="of:=INT([.L43]/10000)" office:value-type="float" office:value="6" calcext:value-type="float">
            <text:p>6</text:p>
          </table:table-cell>
          <table:table-cell table:formula="of:=[.W43]*[.X43]+[.Y43]+[.Z43]" office:value-type="float" office:value="11" calcext:value-type="float">
            <text:p>11</text:p>
          </table:table-cell>
          <table:table-cell table:formula="of:=INT([.AA43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SEVEN SEAS MARINER</text:p>
          </table:table-cell>
          <table:table-cell office:value-type="float" office:value="311622000" calcext:value-type="float">
            <text:p>311622000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216" calcext:value-type="float">
            <text:p>216</text:p>
          </table:table-cell>
          <table:table-cell table:number-columns-repeated="3"/>
          <table:table-cell office:value-type="float" office:value="48075" calcext:value-type="float">
            <text:p>48075</text:p>
          </table:table-cell>
          <table:table-cell table:number-columns-repeated="4"/>
          <table:table-cell office:value-type="float" office:value="31680" calcext:value-type="float">
            <text:p>3168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44]=&quot;hybrid&quot;;0;IF([.V44]=&quot;LNG&quot;;0.5;IF([.V44]=&quot;Fuel &amp; LNG&quot;;1;IF([.V44]=&quot;Heavy Fuel Oil&quot;;3;IF([.V44]=&quot;Sail&quot;;0;IF([.V44]=&quot;Electric&quot;;0;2))))))" office:value-type="float" office:value="2" calcext:value-type="float">
            <text:p>2</text:p>
          </table:table-cell>
          <table:table-cell table:formula="of:=IF([.Q44]=0;2;INT([.Q44]/10000))" office:value-type="float" office:value="3" calcext:value-type="float">
            <text:p>3</text:p>
          </table:table-cell>
          <table:table-cell table:formula="of:=INT([.F44]/1000)" office:value-type="float" office:value="0" calcext:value-type="float">
            <text:p>0</text:p>
          </table:table-cell>
          <table:table-cell table:formula="of:=INT([.L44]/10000)" office:value-type="float" office:value="4" calcext:value-type="float">
            <text:p>4</text:p>
          </table:table-cell>
          <table:table-cell table:formula="of:=[.W44]*[.X44]+[.Y44]+[.Z44]" office:value-type="float" office:value="10" calcext:value-type="float">
            <text:p>10</text:p>
          </table:table-cell>
          <table:table-cell table:formula="of:=INT([.AA44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SPIRIT OF ADVENTURE</text:p>
          </table:table-cell>
          <table:table-cell table:style-name="ce10" office:value-type="float" office:value="232026551" calcext:value-type="float">
            <text:p>232026551</text:p>
          </table:table-cell>
          <table:table-cell table:style-name="ce10"/>
          <table:table-cell office:value-type="string" calcext:value-type="string">
            <text:p>passenger</text:p>
          </table:table-cell>
          <table:table-cell office:value-type="float" office:value="999" calcext:value-type="float">
            <text:p>999</text:p>
          </table:table-cell>
          <table:table-cell/>
          <table:table-cell office:value-type="float" office:value="236" calcext:value-type="float">
            <text:p>236</text:p>
          </table:table-cell>
          <table:table-cell table:number-columns-repeated="3"/>
          <table:table-cell office:value-type="float" office:value="58250" calcext:value-type="float">
            <text:p>58250</text:p>
          </table:table-cell>
          <table:table-cell table:number-columns-repeated="4"/>
          <table:table-cell office:value-type="float" office:value="21600" calcext:value-type="float">
            <text:p>21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45]=&quot;hybrid&quot;;0;IF([.V45]=&quot;LNG&quot;;0.5;IF([.V45]=&quot;Fuel &amp; LNG&quot;;1;IF([.V45]=&quot;Heavy Fuel Oil&quot;;3;IF([.V45]=&quot;Sail&quot;;0;IF([.V45]=&quot;Electric&quot;;0;2))))))" office:value-type="float" office:value="2" calcext:value-type="float">
            <text:p>2</text:p>
          </table:table-cell>
          <table:table-cell table:formula="of:=IF([.Q45]=0;2;INT([.Q45]/10000))" office:value-type="float" office:value="2" calcext:value-type="float">
            <text:p>2</text:p>
          </table:table-cell>
          <table:table-cell table:formula="of:=INT([.F45]/1000)" office:value-type="float" office:value="0" calcext:value-type="float">
            <text:p>0</text:p>
          </table:table-cell>
          <table:table-cell table:formula="of:=INT([.L45]/10000)" office:value-type="float" office:value="5" calcext:value-type="float">
            <text:p>5</text:p>
          </table:table-cell>
          <table:table-cell table:formula="of:=[.W45]*[.X45]+[.Y45]+[.Z45]" office:value-type="float" office:value="9" calcext:value-type="float">
            <text:p>9</text:p>
          </table:table-cell>
          <table:table-cell table:formula="of:=INT([.AA45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SPIRIT OF DISCOVERY</text:p>
          </table:table-cell>
          <table:table-cell office:value-type="float" office:value="232021171" calcext:value-type="float">
            <text:p>232021171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999" calcext:value-type="float">
            <text:p>999</text:p>
          </table:table-cell>
          <table:table-cell/>
          <table:table-cell office:value-type="float" office:value="236" calcext:value-type="float">
            <text:p>236</text:p>
          </table:table-cell>
          <table:table-cell table:number-columns-repeated="3"/>
          <table:table-cell office:value-type="float" office:value="58250" calcext:value-type="float">
            <text:p>58250</text:p>
          </table:table-cell>
          <table:table-cell table:number-columns-repeated="4"/>
          <table:table-cell office:value-type="float" office:value="21600" calcext:value-type="float">
            <text:p>21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46]=&quot;hybrid&quot;;0;IF([.V46]=&quot;LNG&quot;;0.5;IF([.V46]=&quot;Fuel &amp; LNG&quot;;1;IF([.V46]=&quot;Heavy Fuel Oil&quot;;3;IF([.V46]=&quot;Sail&quot;;0;IF([.V46]=&quot;Electric&quot;;0;2))))))" office:value-type="float" office:value="2" calcext:value-type="float">
            <text:p>2</text:p>
          </table:table-cell>
          <table:table-cell table:formula="of:=IF([.Q46]=0;2;INT([.Q46]/10000))" office:value-type="float" office:value="2" calcext:value-type="float">
            <text:p>2</text:p>
          </table:table-cell>
          <table:table-cell table:formula="of:=INT([.F46]/1000)" office:value-type="float" office:value="0" calcext:value-type="float">
            <text:p>0</text:p>
          </table:table-cell>
          <table:table-cell table:formula="of:=INT([.L46]/10000)" office:value-type="float" office:value="5" calcext:value-type="float">
            <text:p>5</text:p>
          </table:table-cell>
          <table:table-cell table:formula="of:=[.W46]*[.X46]+[.Y46]+[.Z46]" office:value-type="float" office:value="9" calcext:value-type="float">
            <text:p>9</text:p>
          </table:table-cell>
          <table:table-cell table:formula="of:=INT([.AA46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45" calcext:value-type="float">
            <text:p>45</text:p>
          </table:table-cell>
          <table:table-cell table:style-name="ce20" office:value-type="string" calcext:value-type="string">
            <text:p>CIUDAD DE BARCELONA</text:p>
          </table:table-cell>
          <table:table-cell table:style-name="ce20" office:value-type="string" calcext:value-type="string">
            <text:p>225416000</text:p>
          </table:table-cell>
          <table:table-cell table:style-name="ce20"/>
          <table:table-cell table:style-name="ce20" office:value-type="string" calcext:value-type="string">
            <text:p>passenger</text:p>
          </table:table-cell>
          <table:table-cell table:style-name="ce36" office:value-type="float" office:value="1450" calcext:value-type="float">
            <text:p>1450</text:p>
          </table:table-cell>
          <table:table-cell table:style-name="ce20"/>
          <table:table-cell table:style-name="ce20" office:value-type="float" office:value="175" calcext:value-type="float">
            <text:p>175</text:p>
          </table:table-cell>
          <table:table-cell table:style-name="ce20" office:value-type="float" office:value="26.4" calcext:value-type="float">
            <text:p>26,4</text:p>
          </table:table-cell>
          <table:table-cell table:style-name="ce20" office:value-type="float" office:value="2011" calcext:value-type="float">
            <text:p>2011</text:p>
          </table:table-cell>
          <table:table-cell/>
          <table:table-cell table:style-name="ce36" office:value-type="float" office:value="29514" calcext:value-type="float">
            <text:p>29514</text:p>
          </table:table-cell>
          <table:table-cell/>
          <table:table-cell table:style-name="ce20" office:value-type="float" office:value="4" calcext:value-type="float">
            <text:p>4</text:p>
          </table:table-cell>
          <table:table-cell/>
          <table:table-cell table:style-name="ce20" office:value-type="float" office:value="7" calcext:value-type="float">
            <text:p>7</text:p>
          </table:table-cell>
          <table:table-cell table:style-name="ce36" office:value-type="float" office:value="33600" calcext:value-type="float">
            <text:p>33600</text:p>
          </table:table-cell>
          <table:table-cell table:style-name="ce20" office:value-type="float" office:value="500" calcext:value-type="float">
            <text:p>500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11980" calcext:value-type="float">
            <text:p>11980</text:p>
          </table:table-cell>
          <table:table-cell table:style-name="ce20" office:value-type="string" calcext:value-type="string">
            <text:p>pitch</text:p>
          </table:table-cell>
          <table:table-cell table:style-name="ce36" office:value-type="string" calcext:value-type="string">
            <text:p>marine diesel</text:p>
          </table:table-cell>
          <table:table-cell table:formula="of:=IF([.V47]=&quot;hybrid&quot;;0;IF([.V47]=&quot;LNG&quot;;0.5;IF([.V47]=&quot;Fuel &amp; LNG&quot;;1;IF([.V47]=&quot;Heavy Fuel Oil&quot;;3;IF([.V47]=&quot;Sail&quot;;0;IF([.V47]=&quot;Electric&quot;;0;2))))))" office:value-type="float" office:value="2" calcext:value-type="float">
            <text:p>2</text:p>
          </table:table-cell>
          <table:table-cell table:formula="of:=IF([.Q47]=0;2;INT([.Q47]/10000))" office:value-type="float" office:value="3" calcext:value-type="float">
            <text:p>3</text:p>
          </table:table-cell>
          <table:table-cell table:formula="of:=INT([.F47]/1000)" office:value-type="float" office:value="1" calcext:value-type="float">
            <text:p>1</text:p>
          </table:table-cell>
          <table:table-cell table:formula="of:=INT([.L47]/10000)" office:value-type="float" office:value="2" calcext:value-type="float">
            <text:p>2</text:p>
          </table:table-cell>
          <table:table-cell table:formula="of:=[.W47]*[.X47]+[.Y47]+[.Z47]" office:value-type="float" office:value="9" calcext:value-type="float">
            <text:p>9</text:p>
          </table:table-cell>
          <table:table-cell table:formula="of:=INT([.AA47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ECO LIVORNO</text:p>
          </table:table-cell>
          <table:table-cell table:style-name="ce10" office:value-type="float" office:value="247383500" calcext:value-type="float">
            <text:p>247383500</text:p>
          </table:table-cell>
          <table:table-cell table:style-name="ce10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8" calcext:value-type="float">
            <text:p>238</text:p>
          </table:table-cell>
          <table:table-cell table:number-columns-repeated="3"/>
          <table:table-cell table:style-name="ce10" office:value-type="float" office:value="64575" calcext:value-type="float">
            <text:p>64575</text:p>
          </table:table-cell>
          <table:table-cell table:number-columns-repeated="4"/>
          <table:table-cell office:value-type="float" office:value="51120" calcext:value-type="float">
            <text:p>51120</text:p>
          </table:table-cell>
          <table:table-cell table:number-columns-repeated="4"/>
          <table:table-cell office:value-type="string" calcext:value-type="string">
            <text:p>LNG</text:p>
          </table:table-cell>
          <table:table-cell table:formula="of:=IF([.V48]=&quot;hybrid&quot;;0;IF([.V48]=&quot;LNG&quot;;0.5;IF([.V48]=&quot;Fuel &amp; LNG&quot;;1;IF([.V48]=&quot;Heavy Fuel Oil&quot;;3;IF([.V48]=&quot;Sail&quot;;0;IF([.V48]=&quot;Electric&quot;;0;2))))))" office:value-type="float" office:value="0.5" calcext:value-type="float">
            <text:p>0,5</text:p>
          </table:table-cell>
          <table:table-cell table:formula="of:=IF([.Q48]=0;2;INT([.Q48]/10000))" office:value-type="float" office:value="5" calcext:value-type="float">
            <text:p>5</text:p>
          </table:table-cell>
          <table:table-cell table:formula="of:=INT([.F48]/1000)" office:value-type="float" office:value="0" calcext:value-type="float">
            <text:p>0</text:p>
          </table:table-cell>
          <table:table-cell table:formula="of:=INT([.L48]/10000)" office:value-type="float" office:value="6" calcext:value-type="float">
            <text:p>6</text:p>
          </table:table-cell>
          <table:table-cell table:formula="of:=[.W48]*[.X48]+[.Y48]+[.Z48]" office:value-type="float" office:value="8.5" calcext:value-type="float">
            <text:p>8,5</text:p>
          </table:table-cell>
          <table:table-cell table:formula="of:=INT([.AA48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ECO SAVONA</text:p>
          </table:table-cell>
          <table:table-cell table:style-name="ce10" office:value-type="float" office:value="247383600" calcext:value-type="float">
            <text:p>247383600</text:p>
          </table:table-cell>
          <table:table-cell table:style-name="ce10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8" calcext:value-type="float">
            <text:p>238</text:p>
          </table:table-cell>
          <table:table-cell table:number-columns-repeated="3"/>
          <table:table-cell table:style-name="ce10" office:value-type="float" office:value="64575" calcext:value-type="float">
            <text:p>64575</text:p>
          </table:table-cell>
          <table:table-cell table:number-columns-repeated="4"/>
          <table:table-cell office:value-type="float" office:value="51120" calcext:value-type="float">
            <text:p>51120</text:p>
          </table:table-cell>
          <table:table-cell table:number-columns-repeated="4"/>
          <table:table-cell office:value-type="string" calcext:value-type="string">
            <text:p>LNG</text:p>
          </table:table-cell>
          <table:table-cell table:formula="of:=IF([.V49]=&quot;hybrid&quot;;0;IF([.V49]=&quot;LNG&quot;;0.5;IF([.V49]=&quot;Fuel &amp; LNG&quot;;1;IF([.V49]=&quot;Heavy Fuel Oil&quot;;3;IF([.V49]=&quot;Sail&quot;;0;IF([.V49]=&quot;Electric&quot;;0;2))))))" office:value-type="float" office:value="0.5" calcext:value-type="float">
            <text:p>0,5</text:p>
          </table:table-cell>
          <table:table-cell table:formula="of:=IF([.Q49]=0;2;INT([.Q49]/10000))" office:value-type="float" office:value="5" calcext:value-type="float">
            <text:p>5</text:p>
          </table:table-cell>
          <table:table-cell table:formula="of:=INT([.F49]/1000)" office:value-type="float" office:value="0" calcext:value-type="float">
            <text:p>0</text:p>
          </table:table-cell>
          <table:table-cell table:formula="of:=INT([.L49]/10000)" office:value-type="float" office:value="6" calcext:value-type="float">
            <text:p>6</text:p>
          </table:table-cell>
          <table:table-cell table:formula="of:=[.W49]*[.X49]+[.Y49]+[.Z49]" office:value-type="float" office:value="8.5" calcext:value-type="float">
            <text:p>8,5</text:p>
          </table:table-cell>
          <table:table-cell table:formula="of:=INT([.AA49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SILVER MOON</text:p>
          </table:table-cell>
          <table:table-cell office:value-type="float" office:value="311000719" calcext:value-type="float">
            <text:p>311000719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213" calcext:value-type="float">
            <text:p>213</text:p>
          </table:table-cell>
          <table:table-cell table:number-columns-repeated="3"/>
          <table:table-cell table:style-name="ce10" office:value-type="float" office:value="40844" calcext:value-type="float">
            <text:p>40844</text:p>
          </table:table-cell>
          <table:table-cell table:number-columns-repeated="4"/>
          <table:table-cell office:value-type="float" office:value="22184" calcext:value-type="float">
            <text:p>22184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50]=&quot;hybrid&quot;;0;IF([.V50]=&quot;LNG&quot;;0.5;IF([.V50]=&quot;Fuel &amp; LNG&quot;;1;IF([.V50]=&quot;Heavy Fuel Oil&quot;;3;IF([.V50]=&quot;Sail&quot;;0;IF([.V50]=&quot;Electric&quot;;0;2))))))" office:value-type="float" office:value="2" calcext:value-type="float">
            <text:p>2</text:p>
          </table:table-cell>
          <table:table-cell table:formula="of:=IF([.Q50]=0;2;INT([.Q50]/10000))" office:value-type="float" office:value="2" calcext:value-type="float">
            <text:p>2</text:p>
          </table:table-cell>
          <table:table-cell table:formula="of:=INT([.F50]/1000)" office:value-type="float" office:value="0" calcext:value-type="float">
            <text:p>0</text:p>
          </table:table-cell>
          <table:table-cell table:formula="of:=INT([.L50]/10000)" office:value-type="float" office:value="4" calcext:value-type="float">
            <text:p>4</text:p>
          </table:table-cell>
          <table:table-cell table:formula="of:=[.W50]*[.X50]+[.Y50]+[.Z50]" office:value-type="float" office:value="8" calcext:value-type="float">
            <text:p>8</text:p>
          </table:table-cell>
          <table:table-cell table:formula="of:=INT([.AA50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49" calcext:value-type="float">
            <text:p>49</text:p>
          </table:table-cell>
          <table:table-cell table:style-name="ce20" office:value-type="string" calcext:value-type="string">
            <text:p>SILVER DAWN</text:p>
          </table:table-cell>
          <table:table-cell table:style-name="ce20" office:value-type="string" calcext:value-type="string">
            <text:p>311001044</text:p>
          </table:table-cell>
          <table:table-cell table:style-name="ce20"/>
          <table:table-cell table:style-name="ce20" office:value-type="string" calcext:value-type="string">
            <text:p>passenger</text:p>
          </table:table-cell>
          <table:table-cell table:style-name="ce36" office:value-type="float" office:value="596" calcext:value-type="float">
            <text:p>596</text:p>
          </table:table-cell>
          <table:table-cell table:style-name="ce20"/>
          <table:table-cell table:style-name="ce20" office:value-type="float" office:value="213" calcext:value-type="float">
            <text:p>213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2021" calcext:value-type="float">
            <text:p>2021</text:p>
          </table:table-cell>
          <table:table-cell/>
          <table:table-cell table:style-name="ce36" office:value-type="float" office:value="40844" calcext:value-type="float">
            <text:p>40844</text:p>
          </table:table-cell>
          <table:table-cell table:style-name="ce20" office:value-type="float" office:value="14174" calcext:value-type="float">
            <text:p>1417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/>
          <table:table-cell table:style-name="ce36" office:value-type="float" office:value="25200" calcext:value-type="float">
            <text:p>25200</text:p>
          </table:table-cell>
          <table:table-cell table:style-name="ce20" office:value-type="float" office:value="149" calcext:value-type="float">
            <text:p>149</text:p>
          </table:table-cell>
          <table:table-cell/>
          <table:table-cell table:style-name="ce20" office:value-type="float" office:value="3390" calcext:value-type="float">
            <text:p>3390</text:p>
          </table:table-cell>
          <table:table-cell table:style-name="ce20" office:value-type="string" calcext:value-type="string">
            <text:p>pitch</text:p>
          </table:table-cell>
          <table:table-cell table:style-name="ce36" office:value-type="string" calcext:value-type="string">
            <text:p>Marine Diesel</text:p>
          </table:table-cell>
          <table:table-cell table:formula="of:=IF([.V51]=&quot;hybrid&quot;;0;IF([.V51]=&quot;LNG&quot;;0.5;IF([.V51]=&quot;Fuel &amp; LNG&quot;;1;IF([.V51]=&quot;Heavy Fuel Oil&quot;;3;IF([.V51]=&quot;Sail&quot;;0;IF([.V51]=&quot;Electric&quot;;0;2))))))" office:value-type="float" office:value="2" calcext:value-type="float">
            <text:p>2</text:p>
          </table:table-cell>
          <table:table-cell table:formula="of:=IF([.Q51]=0;2;INT([.Q51]/10000))" office:value-type="float" office:value="2" calcext:value-type="float">
            <text:p>2</text:p>
          </table:table-cell>
          <table:table-cell table:formula="of:=INT([.F51]/1000)" office:value-type="float" office:value="0" calcext:value-type="float">
            <text:p>0</text:p>
          </table:table-cell>
          <table:table-cell table:formula="of:=INT([.L51]/10000)" office:value-type="float" office:value="4" calcext:value-type="float">
            <text:p>4</text:p>
          </table:table-cell>
          <table:table-cell table:formula="of:=[.W51]*[.X51]+[.Y51]+[.Z51]" office:value-type="float" office:value="8" calcext:value-type="float">
            <text:p>8</text:p>
          </table:table-cell>
          <table:table-cell table:formula="of:=INT([.AA51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ECO VALENCIA</text:p>
          </table:table-cell>
          <table:table-cell office:value-type="float" office:value="247383300" calcext:value-type="float">
            <text:p>247383300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8" calcext:value-type="float">
            <text:p>238</text:p>
          </table:table-cell>
          <table:table-cell table:number-columns-repeated="3"/>
          <table:table-cell office:value-type="float" office:value="67311" calcext:value-type="float">
            <text:p>6731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NG</text:p>
          </table:table-cell>
          <table:table-cell table:formula="of:=IF([.V52]=&quot;hybrid&quot;;0;IF([.V52]=&quot;LNG&quot;;0.5;IF([.V52]=&quot;Fuel &amp; LNG&quot;;1;IF([.V52]=&quot;Heavy Fuel Oil&quot;;3;IF([.V52]=&quot;Sail&quot;;0;IF([.V52]=&quot;Electric&quot;;0;2))))))" office:value-type="float" office:value="0.5" calcext:value-type="float">
            <text:p>0,5</text:p>
          </table:table-cell>
          <table:table-cell table:formula="of:=IF([.Q52]=0;2;INT([.Q52]/10000))" office:value-type="float" office:value="2" calcext:value-type="float">
            <text:p>2</text:p>
          </table:table-cell>
          <table:table-cell table:formula="of:=INT([.F52]/1000)" office:value-type="float" office:value="0" calcext:value-type="float">
            <text:p>0</text:p>
          </table:table-cell>
          <table:table-cell table:formula="of:=INT([.L52]/10000)" office:value-type="float" office:value="6" calcext:value-type="float">
            <text:p>6</text:p>
          </table:table-cell>
          <table:table-cell table:formula="of:=[.W52]*[.X52]+[.Y52]+[.Z52]" office:value-type="float" office:value="7" calcext:value-type="float">
            <text:p>7</text:p>
          </table:table-cell>
          <table:table-cell table:formula="of:=INT([.AA52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SEABOURN QUEST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98" calcext:value-type="float">
            <text:p>198</text:p>
          </table:table-cell>
          <table:table-cell table:number-columns-repeated="3"/>
          <table:table-cell office:value-type="float" office:value="32346" calcext:value-type="float">
            <text:p>32346</text:p>
          </table:table-cell>
          <table:table-cell table:number-columns-repeated="9"/>
          <table:table-cell office:value-type="string" calcext:value-type="string">
            <text:p>Marine Diesel</text:p>
          </table:table-cell>
          <table:table-cell table:formula="of:=IF([.V53]=&quot;hybrid&quot;;0;IF([.V53]=&quot;LNG&quot;;0.5;IF([.V53]=&quot;Fuel &amp; LNG&quot;;1;IF([.V53]=&quot;Heavy Fuel Oil&quot;;3;IF([.V53]=&quot;Sail&quot;;0;IF([.V53]=&quot;Electric&quot;;0;2))))))" office:value-type="float" office:value="2" calcext:value-type="float">
            <text:p>2</text:p>
          </table:table-cell>
          <table:table-cell table:formula="of:=IF([.Q53]=0;2;INT([.Q53]/10000))" office:value-type="float" office:value="2" calcext:value-type="float">
            <text:p>2</text:p>
          </table:table-cell>
          <table:table-cell table:formula="of:=INT([.F53]/1000)" office:value-type="float" office:value="0" calcext:value-type="float">
            <text:p>0</text:p>
          </table:table-cell>
          <table:table-cell table:formula="of:=INT([.L53]/10000)" office:value-type="float" office:value="3" calcext:value-type="float">
            <text:p>3</text:p>
          </table:table-cell>
          <table:table-cell table:formula="of:=[.W53]*[.X53]+[.Y53]+[.Z53]" office:value-type="float" office:value="7" calcext:value-type="float">
            <text:p>7</text:p>
          </table:table-cell>
          <table:table-cell table:formula="of:=INT([.AA53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SEABOURN SOJOURN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97" calcext:value-type="float">
            <text:p>197</text:p>
          </table:table-cell>
          <table:table-cell table:number-columns-repeated="3"/>
          <table:table-cell office:value-type="float" office:value="32346" calcext:value-type="float">
            <text:p>32346</text:p>
          </table:table-cell>
          <table:table-cell table:number-columns-repeated="9"/>
          <table:table-cell office:value-type="string" calcext:value-type="string">
            <text:p>Marine Diesel</text:p>
          </table:table-cell>
          <table:table-cell table:formula="of:=IF([.V54]=&quot;hybrid&quot;;0;IF([.V54]=&quot;LNG&quot;;0.5;IF([.V54]=&quot;Fuel &amp; LNG&quot;;1;IF([.V54]=&quot;Heavy Fuel Oil&quot;;3;IF([.V54]=&quot;Sail&quot;;0;IF([.V54]=&quot;Electric&quot;;0;2))))))" office:value-type="float" office:value="2" calcext:value-type="float">
            <text:p>2</text:p>
          </table:table-cell>
          <table:table-cell table:formula="of:=IF([.Q54]=0;2;INT([.Q54]/10000))" office:value-type="float" office:value="2" calcext:value-type="float">
            <text:p>2</text:p>
          </table:table-cell>
          <table:table-cell table:formula="of:=INT([.F54]/1000)" office:value-type="float" office:value="0" calcext:value-type="float">
            <text:p>0</text:p>
          </table:table-cell>
          <table:table-cell table:formula="of:=INT([.L54]/10000)" office:value-type="float" office:value="3" calcext:value-type="float">
            <text:p>3</text:p>
          </table:table-cell>
          <table:table-cell table:formula="of:=[.W54]*[.X54]+[.Y54]+[.Z54]" office:value-type="float" office:value="7" calcext:value-type="float">
            <text:p>7</text:p>
          </table:table-cell>
          <table:table-cell table:formula="of:=INT([.AA54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53" calcext:value-type="float">
            <text:p>53</text:p>
          </table:table-cell>
          <table:table-cell table:style-name="ce20" office:value-type="string" calcext:value-type="string">
            <text:p>CIUDAD DE ALCUDIA</text:p>
          </table:table-cell>
          <table:table-cell table:style-name="ce20" office:value-type="string" calcext:value-type="string">
            <text:p>224509000</text:p>
          </table:table-cell>
          <table:table-cell table:style-name="ce20"/>
          <table:table-cell table:style-name="ce20" office:value-type="string" calcext:value-type="string">
            <text:p>passenger</text:p>
          </table:table-cell>
          <table:table-cell table:style-name="ce36" office:value-type="float" office:value="136" calcext:value-type="float">
            <text:p>136</text:p>
          </table:table-cell>
          <table:table-cell table:style-name="ce20"/>
          <table:table-cell table:style-name="ce20" office:value-type="float" office:value="183" calcext:value-type="float">
            <text:p>183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1994" calcext:value-type="float">
            <text:p>1994</text:p>
          </table:table-cell>
          <table:table-cell table:style-name="ce20" office:value-type="float" office:value="26464" calcext:value-type="float">
            <text:p>26464</text:p>
          </table:table-cell>
          <table:table-cell table:style-name="ce36" office:value-type="float" office:value="33588" calcext:value-type="float">
            <text:p>33588</text:p>
          </table:table-cell>
          <table:table-cell table:style-name="ce20" office:value-type="float" office:value="10076" calcext:value-type="float">
            <text:p>10076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400" calcext:value-type="float">
            <text:p>400</text:p>
          </table:table-cell>
          <table:table-cell table:style-name="ce20" office:value-type="float" office:value="8" calcext:value-type="float">
            <text:p>8</text:p>
          </table:table-cell>
          <table:table-cell table:style-name="ce36" office:value-type="float" office:value="23040" calcext:value-type="float">
            <text:p>23040</text:p>
          </table:table-cell>
          <table:table-cell table:style-name="ce20" office:value-type="float" office:value="510" calcext:value-type="float">
            <text:p>510</text:p>
          </table:table-cell>
          <table:table-cell table:style-name="ce20" office:value-type="float" office:value="560" calcext:value-type="float">
            <text:p>560</text:p>
          </table:table-cell>
          <table:table-cell table:style-name="ce20" office:value-type="float" office:value="10700" calcext:value-type="float">
            <text:p>10700</text:p>
          </table:table-cell>
          <table:table-cell table:style-name="ce20" office:value-type="string" calcext:value-type="string">
            <text:p>pitch</text:p>
          </table:table-cell>
          <table:table-cell table:style-name="ce36" office:value-type="string" calcext:value-type="string">
            <text:p>marine diesel</text:p>
          </table:table-cell>
          <table:table-cell table:formula="of:=IF([.V55]=&quot;hybrid&quot;;0;IF([.V55]=&quot;LNG&quot;;0.5;IF([.V55]=&quot;Fuel &amp; LNG&quot;;1;IF([.V55]=&quot;Heavy Fuel Oil&quot;;3;IF([.V55]=&quot;Sail&quot;;0;IF([.V55]=&quot;Electric&quot;;0;2))))))" office:value-type="float" office:value="2" calcext:value-type="float">
            <text:p>2</text:p>
          </table:table-cell>
          <table:table-cell table:formula="of:=IF([.Q55]=0;2;INT([.Q55]/10000))" office:value-type="float" office:value="2" calcext:value-type="float">
            <text:p>2</text:p>
          </table:table-cell>
          <table:table-cell table:formula="of:=INT([.F55]/1000)" office:value-type="float" office:value="0" calcext:value-type="float">
            <text:p>0</text:p>
          </table:table-cell>
          <table:table-cell table:formula="of:=INT([.L55]/10000)" office:value-type="float" office:value="3" calcext:value-type="float">
            <text:p>3</text:p>
          </table:table-cell>
          <table:table-cell table:formula="of:=[.W55]*[.X55]+[.Y55]+[.Z55]" office:value-type="float" office:value="7" calcext:value-type="float">
            <text:p>7</text:p>
          </table:table-cell>
          <table:table-cell table:formula="of:=INT([.AA55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54" calcext:value-type="float">
            <text:p>54</text:p>
          </table:table-cell>
          <table:table-cell table:style-name="ce20" office:value-type="string" calcext:value-type="string">
            <text:p>ECO ADRIATICA</text:p>
          </table:table-cell>
          <table:table-cell table:style-name="ce20" office:value-type="string" calcext:value-type="string">
            <text:p>247384100</text:p>
          </table:table-cell>
          <table:table-cell table:style-name="ce20"/>
          <table:table-cell table:style-name="ce20" office:value-type="string" calcext:value-type="string">
            <text:p>cargo</text:p>
          </table:table-cell>
          <table:table-cell table:style-name="ce36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238" calcext:value-type="float">
            <text:p>238</text:p>
          </table:table-cell>
          <table:table-cell table:style-name="ce20" office:value-type="float" office:value="34" calcext:value-type="float">
            <text:p>34</text:p>
          </table:table-cell>
          <table:table-cell table:style-name="ce20" office:value-type="float" office:value="2022" calcext:value-type="float">
            <text:p>2022</text:p>
          </table:table-cell>
          <table:table-cell/>
          <table:table-cell table:style-name="ce36" office:value-type="float" office:value="67311" calcext:value-type="float">
            <text:p>67311</text:p>
          </table:table-cell>
          <table:table-cell table:style-name="ce10" office:value-type="float" office:value="37422" calcext:value-type="float">
            <text:p>3742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5200" calcext:value-type="float">
            <text:p>25200</text:p>
          </table:table-cell>
          <table:table-cell table:number-columns-repeated="2"/>
          <table:table-cell table:style-name="ce20" office:value-type="float" office:value="18121" calcext:value-type="float">
            <text:p>18121</text:p>
          </table:table-cell>
          <table:table-cell table:style-name="ce20" office:value-type="string" calcext:value-type="string">
            <text:p>azipod</text:p>
          </table:table-cell>
          <table:table-cell table:style-name="ce36" office:value-type="string" calcext:value-type="string">
            <text:p>hybrid</text:p>
          </table:table-cell>
          <table:table-cell table:formula="of:=IF([.V56]=&quot;hybrid&quot;;0;IF([.V56]=&quot;LNG&quot;;0.5;IF([.V56]=&quot;Fuel &amp; LNG&quot;;1;IF([.V56]=&quot;Heavy Fuel Oil&quot;;3;IF([.V56]=&quot;Sail&quot;;0;IF([.V56]=&quot;Electric&quot;;0;2))))))" office:value-type="float" office:value="0" calcext:value-type="float">
            <text:p>0</text:p>
          </table:table-cell>
          <table:table-cell table:formula="of:=IF([.Q56]=0;2;INT([.Q56]/10000))" office:value-type="float" office:value="2" calcext:value-type="float">
            <text:p>2</text:p>
          </table:table-cell>
          <table:table-cell table:formula="of:=INT([.F56]/1000)" office:value-type="float" office:value="0" calcext:value-type="float">
            <text:p>0</text:p>
          </table:table-cell>
          <table:table-cell table:formula="of:=INT([.L56]/10000)" office:value-type="float" office:value="6" calcext:value-type="float">
            <text:p>6</text:p>
          </table:table-cell>
          <table:table-cell table:formula="of:=[.W56]*[.X56]+[.Y56]+[.Z56]" office:value-type="float" office:value="6" calcext:value-type="float">
            <text:p>6</text:p>
          </table:table-cell>
          <table:table-cell table:formula="of:=INT([.AA56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55" calcext:value-type="float">
            <text:p>55</text:p>
          </table:table-cell>
          <table:table-cell table:style-name="ce20" office:value-type="string" calcext:value-type="string">
            <text:p>ECO MEDITERRANEA</text:p>
          </table:table-cell>
          <table:table-cell table:style-name="ce20" office:value-type="string" calcext:value-type="string">
            <text:p>247383900</text:p>
          </table:table-cell>
          <table:table-cell table:style-name="ce20"/>
          <table:table-cell table:style-name="ce20"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table:style-name="ce20" office:value-type="float" office:value="238" calcext:value-type="float">
            <text:p>238</text:p>
          </table:table-cell>
          <table:table-cell table:style-name="ce20" office:value-type="float" office:value="34" calcext:value-type="float">
            <text:p>34</text:p>
          </table:table-cell>
          <table:table-cell table:style-name="ce20" office:value-type="float" office:value="2022" calcext:value-type="float">
            <text:p>2022</text:p>
          </table:table-cell>
          <table:table-cell/>
          <table:table-cell table:style-name="ce36" office:value-type="float" office:value="64575" calcext:value-type="float">
            <text:p>64575</text:p>
          </table:table-cell>
          <table:table-cell table:style-name="ce20" office:value-type="float" office:value="41147" calcext:value-type="float">
            <text:p>41147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/>
          <table:table-cell office:value-type="float" office:value="25560" calcext:value-type="float">
            <text:p>25560</text:p>
          </table:table-cell>
          <table:table-cell table:style-name="ce20" office:value-type="float" office:value="117" calcext:value-type="float">
            <text:p>117</text:p>
          </table:table-cell>
          <table:table-cell/>
          <table:table-cell table:style-name="ce20" office:value-type="float" office:value="64575" calcext:value-type="float">
            <text:p>64575</text:p>
          </table:table-cell>
          <table:table-cell table:style-name="ce20" office:value-type="string" calcext:value-type="string">
            <text:p>azipod</text:p>
          </table:table-cell>
          <table:table-cell table:style-name="ce36" office:value-type="string" calcext:value-type="string">
            <text:p>hybrid</text:p>
          </table:table-cell>
          <table:table-cell table:formula="of:=IF([.V57]=&quot;hybrid&quot;;0;IF([.V57]=&quot;LNG&quot;;0.5;IF([.V57]=&quot;Fuel &amp; LNG&quot;;1;IF([.V57]=&quot;Heavy Fuel Oil&quot;;3;IF([.V57]=&quot;Sail&quot;;0;IF([.V57]=&quot;Electric&quot;;0;2))))))" office:value-type="float" office:value="0" calcext:value-type="float">
            <text:p>0</text:p>
          </table:table-cell>
          <table:table-cell table:formula="of:=IF([.Q57]=0;2;INT([.Q57]/10000))" office:value-type="float" office:value="2" calcext:value-type="float">
            <text:p>2</text:p>
          </table:table-cell>
          <table:table-cell table:formula="of:=INT([.F57]/1000)" office:value-type="float" office:value="0" calcext:value-type="float">
            <text:p>0</text:p>
          </table:table-cell>
          <table:table-cell table:formula="of:=INT([.L57]/10000)" office:value-type="float" office:value="6" calcext:value-type="float">
            <text:p>6</text:p>
          </table:table-cell>
          <table:table-cell table:formula="of:=[.W57]*[.X57]+[.Y57]+[.Z57]" office:value-type="float" office:value="6" calcext:value-type="float">
            <text:p>6</text:p>
          </table:table-cell>
          <table:table-cell table:formula="of:=INT([.AA57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MARINA</text:p>
          </table:table-cell>
          <table:table-cell office:value-type="float" office:value="538003668" calcext:value-type="float">
            <text:p>538003668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1250" calcext:value-type="float">
            <text:p>1250</text:p>
          </table:table-cell>
          <table:table-cell/>
          <table:table-cell office:value-type="float" office:value="238" calcext:value-type="float">
            <text:p>238</text:p>
          </table:table-cell>
          <table:table-cell table:number-columns-repeated="3"/>
          <table:table-cell office:value-type="float" office:value="32728" calcext:value-type="float">
            <text:p>32728</text:p>
          </table:table-cell>
          <table:table-cell table:number-columns-repeated="4"/>
          <table:table-cell office:value-type="float" office:value="16800" calcext:value-type="float">
            <text:p>16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58]=&quot;hybrid&quot;;0;IF([.V58]=&quot;LNG&quot;;0.5;IF([.V58]=&quot;Fuel &amp; LNG&quot;;1;IF([.V58]=&quot;Heavy Fuel Oil&quot;;3;IF([.V58]=&quot;Sail&quot;;0;IF([.V58]=&quot;Electric&quot;;0;2))))))" office:value-type="float" office:value="2" calcext:value-type="float">
            <text:p>2</text:p>
          </table:table-cell>
          <table:table-cell table:formula="of:=IF([.Q58]=0;2;INT([.Q58]/10000))" office:value-type="float" office:value="1" calcext:value-type="float">
            <text:p>1</text:p>
          </table:table-cell>
          <table:table-cell table:formula="of:=INT([.F58]/1000)" office:value-type="float" office:value="1" calcext:value-type="float">
            <text:p>1</text:p>
          </table:table-cell>
          <table:table-cell table:formula="of:=INT([.L58]/10000)" office:value-type="float" office:value="3" calcext:value-type="float">
            <text:p>3</text:p>
          </table:table-cell>
          <table:table-cell table:formula="of:=[.W58]*[.X58]+[.Y58]+[.Z58]" office:value-type="float" office:value="6" calcext:value-type="float">
            <text:p>6</text:p>
          </table:table-cell>
          <table:table-cell table:formula="of:=INT([.AA58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EUROPA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99" calcext:value-type="float">
            <text:p>199</text:p>
          </table:table-cell>
          <table:table-cell table:number-columns-repeated="3"/>
          <table:table-cell office:value-type="float" office:value="28437" calcext:value-type="float">
            <text:p>28437</text:p>
          </table:table-cell>
          <table:table-cell table:number-columns-repeated="9"/>
          <table:table-cell office:value-type="string" calcext:value-type="string">
            <text:p>Marine Diesel</text:p>
          </table:table-cell>
          <table:table-cell table:formula="of:=IF([.V59]=&quot;hybrid&quot;;0;IF([.V59]=&quot;LNG&quot;;0.5;IF([.V59]=&quot;Fuel &amp; LNG&quot;;1;IF([.V59]=&quot;Heavy Fuel Oil&quot;;3;IF([.V59]=&quot;Sail&quot;;0;IF([.V59]=&quot;Electric&quot;;0;2))))))" office:value-type="float" office:value="2" calcext:value-type="float">
            <text:p>2</text:p>
          </table:table-cell>
          <table:table-cell table:formula="of:=IF([.Q59]=0;2;INT([.Q59]/10000))" office:value-type="float" office:value="2" calcext:value-type="float">
            <text:p>2</text:p>
          </table:table-cell>
          <table:table-cell table:formula="of:=INT([.F59]/1000)" office:value-type="float" office:value="0" calcext:value-type="float">
            <text:p>0</text:p>
          </table:table-cell>
          <table:table-cell table:formula="of:=INT([.L59]/10000)" office:value-type="float" office:value="2" calcext:value-type="float">
            <text:p>2</text:p>
          </table:table-cell>
          <table:table-cell table:formula="of:=[.W59]*[.X59]+[.Y59]+[.Z59]" office:value-type="float" office:value="6" calcext:value-type="float">
            <text:p>6</text:p>
          </table:table-cell>
          <table:table-cell table:formula="of:=INT([.AA59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PALMA</text:p>
          </table:table-cell>
          <table:table-cell table:number-columns-repeated="2"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9" calcext:value-type="float">
            <text:p>18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Heavy Fuel Oil</text:p>
          </table:table-cell>
          <table:table-cell table:formula="of:=IF([.V60]=&quot;hybrid&quot;;0;IF([.V60]=&quot;LNG&quot;;0.5;IF([.V60]=&quot;Fuel &amp; LNG&quot;;1;IF([.V60]=&quot;Heavy Fuel Oil&quot;;3;IF([.V60]=&quot;Sail&quot;;0;IF([.V60]=&quot;Electric&quot;;0;2))))))" office:value-type="float" office:value="3" calcext:value-type="float">
            <text:p>3</text:p>
          </table:table-cell>
          <table:table-cell table:formula="of:=IF([.Q60]=0;2;INT([.Q60]/10000))" office:value-type="float" office:value="2" calcext:value-type="float">
            <text:p>2</text:p>
          </table:table-cell>
          <table:table-cell table:formula="of:=INT([.F60]/1000)" office:value-type="float" office:value="0" calcext:value-type="float">
            <text:p>0</text:p>
          </table:table-cell>
          <table:table-cell table:formula="of:=INT([.L60]/10000)" office:value-type="float" office:value="0" calcext:value-type="float">
            <text:p>0</text:p>
          </table:table-cell>
          <table:table-cell table:formula="of:=[.W60]*[.X60]+[.Y60]+[.Z60]" office:value-type="float" office:value="6" calcext:value-type="float">
            <text:p>6</text:p>
          </table:table-cell>
          <table:table-cell table:formula="of:=INT([.AA60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59" calcext:value-type="float">
            <text:p>59</text:p>
          </table:table-cell>
          <table:table-cell table:style-name="ce20" office:value-type="string" calcext:value-type="string">
            <text:p>CIUDAD DE PALMA</text:p>
          </table:table-cell>
          <table:table-cell table:style-name="ce20" office:value-type="string" calcext:value-type="string">
            <text:p>224588000</text:p>
          </table:table-cell>
          <table:table-cell table:style-name="ce20"/>
          <table:table-cell table:style-name="ce20" office:value-type="string" calcext:value-type="string">
            <text:p>passenger</text:p>
          </table:table-cell>
          <table:table-cell office:value-type="float" office:value="878" calcext:value-type="float">
            <text:p>878</text:p>
          </table:table-cell>
          <table:table-cell/>
          <table:table-cell table:style-name="ce20" office:value-type="float" office:value="186" calcext:value-type="float">
            <text:p>186</text:p>
          </table:table-cell>
          <table:table-cell table:style-name="ce20" office:value-type="float" office:value="25.6" calcext:value-type="float">
            <text:p>25,6</text:p>
          </table:table-cell>
          <table:table-cell table:style-name="ce20" office:value-type="float" office:value="2007" calcext:value-type="float">
            <text:p>2007</text:p>
          </table:table-cell>
          <table:table-cell/>
          <table:table-cell table:style-name="ce36" office:value-type="float" office:value="27105" calcext:value-type="float">
            <text:p>27105</text:p>
          </table:table-cell>
          <table:table-cell table:style-name="ce20" office:value-type="float" office:value="9175" calcext:value-type="float">
            <text:p>9175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9" calcext:value-type="float">
            <text:p>9</text:p>
          </table:table-cell>
          <table:table-cell table:style-name="ce36" office:value-type="float" office:value="21600" calcext:value-type="float">
            <text:p>21600</text:p>
          </table:table-cell>
          <table:table-cell table:style-name="ce20" office:value-type="float" office:value="500" calcext:value-type="float">
            <text:p>500</text:p>
          </table:table-cell>
          <table:table-cell table:style-name="ce20" office:value-type="float" office:value="600" calcext:value-type="float">
            <text:p>600</text:p>
          </table:table-cell>
          <table:table-cell table:style-name="ce20" office:value-type="float" office:value="7000" calcext:value-type="float">
            <text:p>7000</text:p>
          </table:table-cell>
          <table:table-cell table:style-name="ce20" office:value-type="string" calcext:value-type="string">
            <text:p>pitch</text:p>
          </table:table-cell>
          <table:table-cell table:style-name="ce36" office:value-type="string" calcext:value-type="string">
            <text:p>marine diesel</text:p>
          </table:table-cell>
          <table:table-cell table:formula="of:=IF([.V61]=&quot;hybrid&quot;;0;IF([.V61]=&quot;LNG&quot;;0.5;IF([.V61]=&quot;Fuel &amp; LNG&quot;;1;IF([.V61]=&quot;Heavy Fuel Oil&quot;;3;IF([.V61]=&quot;Sail&quot;;0;IF([.V61]=&quot;Electric&quot;;0;2))))))" office:value-type="float" office:value="2" calcext:value-type="float">
            <text:p>2</text:p>
          </table:table-cell>
          <table:table-cell table:formula="of:=IF([.Q61]=0;2;INT([.Q61]/10000))" office:value-type="float" office:value="2" calcext:value-type="float">
            <text:p>2</text:p>
          </table:table-cell>
          <table:table-cell table:formula="of:=INT([.F61]/1000)" office:value-type="float" office:value="0" calcext:value-type="float">
            <text:p>0</text:p>
          </table:table-cell>
          <table:table-cell table:formula="of:=INT([.L61]/10000)" office:value-type="float" office:value="2" calcext:value-type="float">
            <text:p>2</text:p>
          </table:table-cell>
          <table:table-cell table:formula="of:=[.W61]*[.X61]+[.Y61]+[.Z61]" office:value-type="float" office:value="6" calcext:value-type="float">
            <text:p>6</text:p>
          </table:table-cell>
          <table:table-cell table:formula="of:=INT([.AA61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20" office:value-type="string" calcext:value-type="string">
            <text:p>HEDY LAMARR</text:p>
          </table:table-cell>
          <table:table-cell table:style-name="ce20" office:value-type="string" calcext:value-type="string">
            <text:p>209348000</text:p>
          </table:table-cell>
          <table:table-cell table:style-name="ce20"/>
          <table:table-cell table:style-name="ce20" office:value-type="string" calcext:value-type="string">
            <text:p>passenger</text:p>
          </table:table-cell>
          <table:table-cell table:style-name="ce36" office:value-type="float" office:value="560" calcext:value-type="float">
            <text:p>560</text:p>
          </table:table-cell>
          <table:table-cell table:style-name="ce20"/>
          <table:table-cell table:style-name="ce20" office:value-type="float" office:value="186" calcext:value-type="float">
            <text:p>186</text:p>
          </table:table-cell>
          <table:table-cell table:style-name="ce20" office:value-type="float" office:value="25.6" calcext:value-type="float">
            <text:p>25,6</text:p>
          </table:table-cell>
          <table:table-cell table:style-name="ce20" office:value-type="float" office:value="2010" calcext:value-type="float">
            <text:p>2010</text:p>
          </table:table-cell>
          <table:table-cell/>
          <table:table-cell table:style-name="ce36" office:value-type="float" office:value="26375" calcext:value-type="float">
            <text:p>26375</text:p>
          </table:table-cell>
          <table:table-cell table:style-name="ce20" office:value-type="float" office:value="8994" calcext:value-type="float">
            <text:p>8994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9" calcext:value-type="float">
            <text:p>9</text:p>
          </table:table-cell>
          <table:table-cell table:style-name="ce36" office:value-type="float" office:value="21600" calcext:value-type="float">
            <text:p>21600</text:p>
          </table:table-cell>
          <table:table-cell table:style-name="ce20" office:value-type="float" office:value="500" calcext:value-type="float">
            <text:p>500</text:p>
          </table:table-cell>
          <table:table-cell table:style-name="ce20" office:value-type="float" office:value="600" calcext:value-type="float">
            <text:p>600</text:p>
          </table:table-cell>
          <table:table-cell table:style-name="ce20" office:value-type="float" office:value="8702" calcext:value-type="float">
            <text:p>8702</text:p>
          </table:table-cell>
          <table:table-cell table:style-name="ce20" office:value-type="string" calcext:value-type="string">
            <text:p>pitch</text:p>
          </table:table-cell>
          <table:table-cell table:style-name="ce36" office:value-type="string" calcext:value-type="string">
            <text:p>marine diesel</text:p>
          </table:table-cell>
          <table:table-cell table:formula="of:=IF([.V62]=&quot;hybrid&quot;;0;IF([.V62]=&quot;LNG&quot;;0.5;IF([.V62]=&quot;Fuel &amp; LNG&quot;;1;IF([.V62]=&quot;Heavy Fuel Oil&quot;;3;IF([.V62]=&quot;Sail&quot;;0;IF([.V62]=&quot;Electric&quot;;0;2))))))" office:value-type="float" office:value="2" calcext:value-type="float">
            <text:p>2</text:p>
          </table:table-cell>
          <table:table-cell table:formula="of:=IF([.Q62]=0;2;INT([.Q62]/10000))" office:value-type="float" office:value="2" calcext:value-type="float">
            <text:p>2</text:p>
          </table:table-cell>
          <table:table-cell table:formula="of:=INT([.F62]/1000)" office:value-type="float" office:value="0" calcext:value-type="float">
            <text:p>0</text:p>
          </table:table-cell>
          <table:table-cell table:formula="of:=INT([.L62]/10000)" office:value-type="float" office:value="2" calcext:value-type="float">
            <text:p>2</text:p>
          </table:table-cell>
          <table:table-cell table:formula="of:=[.W62]*[.X62]+[.Y62]+[.Z62]" office:value-type="float" office:value="6" calcext:value-type="float">
            <text:p>6</text:p>
          </table:table-cell>
          <table:table-cell table:formula="of:=INT([.AA62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61" calcext:value-type="float">
            <text:p>61</text:p>
          </table:table-cell>
          <table:table-cell table:style-name="ce20" office:value-type="string" calcext:value-type="string">
            <text:p>CIUDAD DE GRANADA</text:p>
          </table:table-cell>
          <table:table-cell table:style-name="ce20" office:value-type="string" calcext:value-type="string">
            <text:p>224600000</text:p>
          </table:table-cell>
          <table:table-cell table:style-name="ce20"/>
          <table:table-cell table:style-name="ce20" office:value-type="string" calcext:value-type="string">
            <text:p>passenger</text:p>
          </table:table-cell>
          <table:table-cell table:style-name="ce36" office:value-type="float" office:value="356" calcext:value-type="float">
            <text:p>356</text:p>
          </table:table-cell>
          <table:table-cell table:style-name="ce20"/>
          <table:table-cell table:style-name="ce20" office:value-type="float" office:value="172" calcext:value-type="float">
            <text:p>172</text:p>
          </table:table-cell>
          <table:table-cell table:style-name="ce20" office:value-type="float" office:value="26.2" calcext:value-type="float">
            <text:p>26,2</text:p>
          </table:table-cell>
          <table:table-cell table:style-name="ce20" office:value-type="float" office:value="2001" calcext:value-type="float">
            <text:p>2001</text:p>
          </table:table-cell>
          <table:table-cell/>
          <table:table-cell table:style-name="ce36" office:value-type="float" office:value="26916" calcext:value-type="float">
            <text:p>26916</text:p>
          </table:table-cell>
          <table:table-cell table:style-name="ce20" office:value-type="float" office:value="14608" calcext:value-type="float">
            <text:p>14608</text:p>
          </table:table-cell>
          <table:table-cell table:style-name="ce20" office:value-type="float" office:value="4" calcext:value-type="float">
            <text:p>4</text:p>
          </table:table-cell>
          <table:table-cell/>
          <table:table-cell table:style-name="ce20" office:value-type="float" office:value="8" calcext:value-type="float">
            <text:p>8</text:p>
          </table:table-cell>
          <table:table-cell table:style-name="ce36" office:value-type="float" office:value="28960" calcext:value-type="float">
            <text:p>28960</text:p>
          </table:table-cell>
          <table:table-cell table:style-name="ce20" office:value-type="float" office:value="500" calcext:value-type="float">
            <text:p>500</text:p>
          </table:table-cell>
          <table:table-cell table:style-name="ce20" office:value-type="float" office:value="460" calcext:value-type="float">
            <text:p>460</text:p>
          </table:table-cell>
          <table:table-cell table:style-name="ce20" office:value-type="float" office:value="5000" calcext:value-type="float">
            <text:p>5000</text:p>
          </table:table-cell>
          <table:table-cell table:style-name="ce20" office:value-type="string" calcext:value-type="string">
            <text:p>pitch</text:p>
          </table:table-cell>
          <table:table-cell table:style-name="ce36" office:value-type="string" calcext:value-type="string">
            <text:p>marine diesel</text:p>
          </table:table-cell>
          <table:table-cell table:formula="of:=IF([.V63]=&quot;hybrid&quot;;0;IF([.V63]=&quot;LNG&quot;;0.5;IF([.V63]=&quot;Fuel &amp; LNG&quot;;1;IF([.V63]=&quot;Heavy Fuel Oil&quot;;3;IF([.V63]=&quot;Sail&quot;;0;IF([.V63]=&quot;Electric&quot;;0;2))))))" office:value-type="float" office:value="2" calcext:value-type="float">
            <text:p>2</text:p>
          </table:table-cell>
          <table:table-cell table:formula="of:=IF([.Q63]=0;2;INT([.Q63]/10000))" office:value-type="float" office:value="2" calcext:value-type="float">
            <text:p>2</text:p>
          </table:table-cell>
          <table:table-cell table:formula="of:=INT([.F63]/1000)" office:value-type="float" office:value="0" calcext:value-type="float">
            <text:p>0</text:p>
          </table:table-cell>
          <table:table-cell table:formula="of:=INT([.L63]/10000)" office:value-type="float" office:value="2" calcext:value-type="float">
            <text:p>2</text:p>
          </table:table-cell>
          <table:table-cell table:formula="of:=[.W63]*[.X63]+[.Y63]+[.Z63]" office:value-type="float" office:value="6" calcext:value-type="float">
            <text:p>6</text:p>
          </table:table-cell>
          <table:table-cell table:formula="of:=INT([.AA63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ARC COMMITMENT</text:p>
          </table:table-cell>
          <table:table-cell office:value-type="float" office:value="368444000" calcext:value-type="float">
            <text:p>368444000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1" calcext:value-type="float">
            <text:p>231</text:p>
          </table:table-cell>
          <table:table-cell table:number-columns-repeated="3"/>
          <table:table-cell table:style-name="ce10" office:value-type="float" office:value="31143" calcext:value-type="float">
            <text:p>31143</text:p>
          </table:table-cell>
          <table:table-cell table:number-columns-repeated="4"/>
          <table:table-cell table:style-name="ce10" office:value-type="float" office:value="19040" calcext:value-type="float">
            <text:p>1904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64]=&quot;hybrid&quot;;0;IF([.V64]=&quot;LNG&quot;;0.5;IF([.V64]=&quot;Fuel &amp; LNG&quot;;1;IF([.V64]=&quot;Heavy Fuel Oil&quot;;3;IF([.V64]=&quot;Sail&quot;;0;IF([.V64]=&quot;Electric&quot;;0;2))))))" office:value-type="float" office:value="2" calcext:value-type="float">
            <text:p>2</text:p>
          </table:table-cell>
          <table:table-cell table:formula="of:=IF([.Q64]=0;2;INT([.Q64]/10000))" office:value-type="float" office:value="1" calcext:value-type="float">
            <text:p>1</text:p>
          </table:table-cell>
          <table:table-cell table:formula="of:=INT([.F64]/1000)" office:value-type="float" office:value="0" calcext:value-type="float">
            <text:p>0</text:p>
          </table:table-cell>
          <table:table-cell table:formula="of:=INT([.L64]/10000)" office:value-type="float" office:value="3" calcext:value-type="float">
            <text:p>3</text:p>
          </table:table-cell>
          <table:table-cell table:formula="of:=[.W64]*[.X64]+[.Y64]+[.Z64]" office:value-type="float" office:value="5" calcext:value-type="float">
            <text:p>5</text:p>
          </table:table-cell>
          <table:table-cell table:formula="of:=INT([.AA64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63" calcext:value-type="float">
            <text:p>63</text:p>
          </table:table-cell>
          <table:table-cell table:style-name="ce20" office:value-type="string" calcext:value-type="string">
            <text:p>GNV SPIRIT</text:p>
          </table:table-cell>
          <table:table-cell table:style-name="ce20" office:value-type="string" calcext:value-type="string">
            <text:p>247438100</text:p>
          </table:table-cell>
          <table:table-cell table:style-name="ce20"/>
          <table:table-cell table:style-name="ce20" office:value-type="string" calcext:value-type="string">
            <text:p>passenger</text:p>
          </table:table-cell>
          <table:table-cell table:style-name="ce13" office:value-type="float" office:value="1608" calcext:value-type="float">
            <text:p>1608</text:p>
          </table:table-cell>
          <table:table-cell table:style-name="ce33"/>
          <table:table-cell table:style-name="ce20" office:value-type="float" office:value="204" calcext:value-type="float">
            <text:p>204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2001" calcext:value-type="float">
            <text:p>2001</text:p>
          </table:table-cell>
          <table:table-cell table:style-name="ce20" office:value-type="float" office:value="20150" calcext:value-type="float">
            <text:p>20150</text:p>
          </table:table-cell>
          <table:table-cell table:style-name="ce36" office:value-type="float" office:value="32728" calcext:value-type="float">
            <text:p>32728</text:p>
          </table:table-cell>
          <table:table-cell table:style-name="ce20" office:value-type="float" office:value="13081" calcext:value-type="float">
            <text:p>13081</text:p>
          </table:table-cell>
          <table:table-cell table:style-name="ce20" office:value-type="float" office:value="4" calcext:value-type="float">
            <text:p>4</text:p>
          </table:table-cell>
          <table:table-cell/>
          <table:table-cell table:style-name="ce20" office:value-type="float" office:value="16" calcext:value-type="float">
            <text:p>16</text:p>
          </table:table-cell>
          <table:table-cell table:style-name="ce36" office:value-type="float" office:value="46080" calcext:value-type="float">
            <text:p>46080</text:p>
          </table:table-cell>
          <table:table-cell table:style-name="ce20" office:value-type="float" office:value="510" calcext:value-type="float">
            <text:p>510</text:p>
          </table:table-cell>
          <table:table-cell table:style-name="ce20" office:value-type="float" office:value="400" calcext:value-type="float">
            <text:p>400</text:p>
          </table:table-cell>
          <table:table-cell table:style-name="ce20" office:value-type="float" office:value="6515" calcext:value-type="float">
            <text:p>6515</text:p>
          </table:table-cell>
          <table:table-cell table:style-name="ce20" office:value-type="string" calcext:value-type="string">
            <text:p>pitch</text:p>
          </table:table-cell>
          <table:table-cell office:value-type="string" calcext:value-type="string">
            <text:p>Marine Diesel</text:p>
          </table:table-cell>
          <table:table-cell table:formula="of:=IF([.V65]=&quot;hybrid&quot;;0;IF([.V65]=&quot;LNG&quot;;0.5;IF([.V65]=&quot;Fuel &amp; LNG&quot;;1;IF([.V65]=&quot;Heavy Fuel Oil&quot;;3;IF([.V65]=&quot;Sail&quot;;0;IF([.V65]=&quot;Electric&quot;;0;2))))))" office:value-type="float" office:value="2" calcext:value-type="float">
            <text:p>2</text:p>
          </table:table-cell>
          <table:table-cell table:formula="of:=IF([.Q65]=0;2;INT([.Q65]/10000))" office:value-type="float" office:value="4" calcext:value-type="float">
            <text:p>4</text:p>
          </table:table-cell>
          <table:table-cell table:formula="of:=INT([.F65]/1000)" office:value-type="float" office:value="1" calcext:value-type="float">
            <text:p>1</text:p>
          </table:table-cell>
          <table:table-cell table:formula="of:=INT([.L65]/10000)" office:value-type="float" office:value="3" calcext:value-type="float">
            <text:p>3</text:p>
          </table:table-cell>
          <table:table-cell table:formula="of:=[.W65]*[.X65]+[.Y65]+[.Z65]" office:value-type="float" office:value="12" calcext:value-type="float">
            <text:p>12</text:p>
          </table:table-cell>
          <table:table-cell table:formula="of:=INT([.AA65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WIND SURF</text:p>
          </table:table-cell>
          <table:table-cell table:style-name="ce19" office:value-type="float" office:value="309242000" calcext:value-type="float">
            <text:p>309242000</text:p>
          </table:table-cell>
          <table:table-cell table:style-name="ce19"/>
          <table:table-cell office:value-type="string" calcext:value-type="string">
            <text:p>passenger</text:p>
          </table:table-cell>
          <table:table-cell office:value-type="float" office:value="342" calcext:value-type="float">
            <text:p>342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4745" calcext:value-type="float">
            <text:p>14745</text:p>
          </table:table-cell>
          <table:table-cell table:number-columns-repeated="4"/>
          <table:table-cell table:style-name="ce19" office:value-type="float" office:value="11520" calcext:value-type="float">
            <text:p>1152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66]=&quot;hybrid&quot;;0;IF([.V66]=&quot;LNG&quot;;0.5;IF([.V66]=&quot;Fuel &amp; LNG&quot;;1;IF([.V66]=&quot;Heavy Fuel Oil&quot;;3;IF([.V66]=&quot;Sail&quot;;0;IF([.V66]=&quot;Electric&quot;;0;2))))))" office:value-type="float" office:value="2" calcext:value-type="float">
            <text:p>2</text:p>
          </table:table-cell>
          <table:table-cell table:formula="of:=IF([.Q66]=0;2;INT([.Q66]/10000))" office:value-type="float" office:value="1" calcext:value-type="float">
            <text:p>1</text:p>
          </table:table-cell>
          <table:table-cell table:formula="of:=INT([.F66]/1000)" office:value-type="float" office:value="0" calcext:value-type="float">
            <text:p>0</text:p>
          </table:table-cell>
          <table:table-cell table:formula="of:=INT([.L66]/10000)" office:value-type="float" office:value="1" calcext:value-type="float">
            <text:p>1</text:p>
          </table:table-cell>
          <table:table-cell table:formula="of:=[.W66]*[.X66]+[.Y66]+[.Z66]" office:value-type="float" office:value="3" calcext:value-type="float">
            <text:p>3</text:p>
          </table:table-cell>
          <table:table-cell table:formula="of:=INT([.AA66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CLUB MED 2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office:value-type="float" office:value="386" calcext:value-type="float">
            <text:p>386</text:p>
          </table:table-cell>
          <table:table-cell/>
          <table:table-cell office:value-type="float" office:value="187" calcext:value-type="float">
            <text:p>187</text:p>
          </table:table-cell>
          <table:table-cell table:number-columns-repeated="3"/>
          <table:table-cell office:value-type="float" office:value="14983" calcext:value-type="float">
            <text:p>14983</text:p>
          </table:table-cell>
          <table:table-cell table:number-columns-repeated="9"/>
          <table:table-cell office:value-type="string" calcext:value-type="string">
            <text:p>Marine Diesel</text:p>
          </table:table-cell>
          <table:table-cell table:formula="of:=IF([.V67]=&quot;hybrid&quot;;0;IF([.V67]=&quot;LNG&quot;;0.5;IF([.V67]=&quot;Fuel &amp; LNG&quot;;1;IF([.V67]=&quot;Heavy Fuel Oil&quot;;3;IF([.V67]=&quot;Sail&quot;;0;IF([.V67]=&quot;Electric&quot;;0;2))))))" office:value-type="float" office:value="2" calcext:value-type="float">
            <text:p>2</text:p>
          </table:table-cell>
          <table:table-cell table:formula="of:=IF([.Q67]=0;2;INT([.Q67]/10000))" office:value-type="float" office:value="2" calcext:value-type="float">
            <text:p>2</text:p>
          </table:table-cell>
          <table:table-cell table:formula="of:=INT([.F67]/1000)" office:value-type="float" office:value="0" calcext:value-type="float">
            <text:p>0</text:p>
          </table:table-cell>
          <table:table-cell table:formula="of:=INT([.L67]/10000)" office:value-type="float" office:value="1" calcext:value-type="float">
            <text:p>1</text:p>
          </table:table-cell>
          <table:table-cell table:formula="of:=[.W67]*[.X67]+[.Y67]+[.Z67]" office:value-type="float" office:value="5" calcext:value-type="float">
            <text:p>5</text:p>
          </table:table-cell>
          <table:table-cell table:formula="of:=INT([.AA67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66" calcext:value-type="float">
            <text:p>66</text:p>
          </table:table-cell>
          <table:table-cell table:style-name="ce20" office:value-type="string" calcext:value-type="string">
            <text:p>CIUDAD DE MAHON</text:p>
          </table:table-cell>
          <table:table-cell table:style-name="ce20" office:value-type="string" calcext:value-type="string">
            <text:p>224692000</text:p>
          </table:table-cell>
          <table:table-cell table:style-name="ce20"/>
          <table:table-cell table:style-name="ce20" office:value-type="string" calcext:value-type="string">
            <text:p>passenger</text:p>
          </table:table-cell>
          <table:table-cell table:style-name="ce36" office:value-type="float" office:value="966" calcext:value-type="float">
            <text:p>966</text:p>
          </table:table-cell>
          <table:table-cell table:style-name="ce20"/>
          <table:table-cell table:style-name="ce20" office:value-type="float" office:value="155" calcext:value-type="float">
            <text:p>155</text:p>
          </table:table-cell>
          <table:table-cell table:style-name="ce20" office:value-type="float" office:value="24.2" calcext:value-type="float">
            <text:p>24,2</text:p>
          </table:table-cell>
          <table:table-cell table:style-name="ce20" office:value-type="float" office:value="2008" calcext:value-type="float">
            <text:p>2008</text:p>
          </table:table-cell>
          <table:table-cell/>
          <table:table-cell table:style-name="ce36" office:value-type="float" office:value="10333" calcext:value-type="float">
            <text:p>10333</text:p>
          </table:table-cell>
          <table:table-cell table:style-name="ce20" office:value-type="float" office:value="6051" calcext:value-type="float">
            <text:p>6051</text:p>
          </table:table-cell>
          <table:table-cell table:style-name="ce20" office:value-type="float" office:value="2" calcext:value-type="float">
            <text:p>2</text:p>
          </table:table-cell>
          <table:table-cell/>
          <table:table-cell table:style-name="ce20" office:value-type="float" office:value="12" calcext:value-type="float">
            <text:p>12</text:p>
          </table:table-cell>
          <table:table-cell table:style-name="ce36" office:value-type="float" office:value="23400" calcext:value-type="float">
            <text:p>23400</text:p>
          </table:table-cell>
          <table:table-cell table:style-name="ce20" office:value-type="float" office:value="500" calcext:value-type="float">
            <text:p>500</text:p>
          </table:table-cell>
          <table:table-cell table:style-name="ce20" office:value-type="float" office:value="460" calcext:value-type="float">
            <text:p>460</text:p>
          </table:table-cell>
          <table:table-cell table:style-name="ce20" office:value-type="float" office:value="3400" calcext:value-type="float">
            <text:p>3400</text:p>
          </table:table-cell>
          <table:table-cell table:style-name="ce20" office:value-type="string" calcext:value-type="string">
            <text:p>pitch</text:p>
          </table:table-cell>
          <table:table-cell table:style-name="ce36" office:value-type="string" calcext:value-type="string">
            <text:p>marine diesel</text:p>
          </table:table-cell>
          <table:table-cell table:formula="of:=IF([.V68]=&quot;hybrid&quot;;0;IF([.V68]=&quot;LNG&quot;;0.5;IF([.V68]=&quot;Fuel &amp; LNG&quot;;1;IF([.V68]=&quot;Heavy Fuel Oil&quot;;3;IF([.V68]=&quot;Sail&quot;;0;IF([.V68]=&quot;Electric&quot;;0;2))))))" office:value-type="float" office:value="2" calcext:value-type="float">
            <text:p>2</text:p>
          </table:table-cell>
          <table:table-cell table:formula="of:=IF([.Q68]=0;2;INT([.Q68]/10000))" office:value-type="float" office:value="2" calcext:value-type="float">
            <text:p>2</text:p>
          </table:table-cell>
          <table:table-cell table:formula="of:=INT([.F68]/1000)" office:value-type="float" office:value="0" calcext:value-type="float">
            <text:p>0</text:p>
          </table:table-cell>
          <table:table-cell table:formula="of:=INT([.L68]/10000)" office:value-type="float" office:value="1" calcext:value-type="float">
            <text:p>1</text:p>
          </table:table-cell>
          <table:table-cell table:formula="of:=[.W68]*[.X68]+[.Y68]+[.Z68]" office:value-type="float" office:value="5" calcext:value-type="float">
            <text:p>5</text:p>
          </table:table-cell>
          <table:table-cell table:formula="of:=INT([.AA68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20" office:value-type="string" calcext:value-type="string">
            <text:p>ELEANOR ROOSEVELT</text:p>
          </table:table-cell>
          <table:table-cell table:style-name="ce20" office:value-type="string" calcext:value-type="string">
            <text:p>210049000</text:p>
          </table:table-cell>
          <table:table-cell table:style-name="ce20"/>
          <table:table-cell table:style-name="ce20" office:value-type="string" calcext:value-type="string">
            <text:p>passenger</text:p>
          </table:table-cell>
          <table:table-cell table:style-name="ce36" office:value-type="float" office:value="1196" calcext:value-type="float">
            <text:p>1196</text:p>
          </table:table-cell>
          <table:table-cell table:style-name="ce20"/>
          <table:table-cell table:style-name="ce20" office:value-type="float" office:value="123" calcext:value-type="float">
            <text:p>123</text:p>
          </table:table-cell>
          <table:table-cell table:style-name="ce20" office:value-type="float" office:value="28" calcext:value-type="float">
            <text:p>28</text:p>
          </table:table-cell>
          <table:table-cell table:style-name="ce20" office:value-type="float" office:value="2021" calcext:value-type="float">
            <text:p>2021</text:p>
          </table:table-cell>
          <table:table-cell/>
          <table:table-cell office:value-type="float" office:value="12262" calcext:value-type="float">
            <text:p>12262</text:p>
          </table:table-cell>
          <table:table-cell table:style-name="ce20" office:value-type="float" office:value="3678" calcext:value-type="float">
            <text:p>3678</text:p>
          </table:table-cell>
          <table:table-cell table:number-columns-repeated="2"/>
          <table:table-cell table:style-name="ce20" office:value-type="float" office:value="16" calcext:value-type="float">
            <text:p>16</text:p>
          </table:table-cell>
          <table:table-cell office:value-type="float" office:value="35200" calcext:value-type="float">
            <text:p>35200</text:p>
          </table:table-cell>
          <table:table-cell table:style-name="ce20" office:value-type="float" office:value="750" calcext:value-type="float">
            <text:p>750</text:p>
          </table:table-cell>
          <table:table-cell/>
          <table:table-cell office:value-type="float" office:value="1339" calcext:value-type="float">
            <text:p>1339</text:p>
          </table:table-cell>
          <table:table-cell table:style-name="ce20" office:value-type="string" calcext:value-type="string">
            <text:p>Waterjet</text:p>
          </table:table-cell>
          <table:table-cell table:style-name="ce36" office:value-type="string" calcext:value-type="string">
            <text:p>fuel &amp; LNG</text:p>
          </table:table-cell>
          <table:table-cell table:formula="of:=IF([.V69]=&quot;hybrid&quot;;0;IF([.V69]=&quot;LNG&quot;;0.5;IF([.V69]=&quot;Fuel &amp; LNG&quot;;1;IF([.V69]=&quot;Heavy Fuel Oil&quot;;3;IF([.V69]=&quot;Sail&quot;;0;IF([.V69]=&quot;Electric&quot;;0;2))))))" office:value-type="float" office:value="1" calcext:value-type="float">
            <text:p>1</text:p>
          </table:table-cell>
          <table:table-cell table:formula="of:=IF([.Q69]=0;2;INT([.Q69]/10000))" office:value-type="float" office:value="3" calcext:value-type="float">
            <text:p>3</text:p>
          </table:table-cell>
          <table:table-cell table:formula="of:=INT([.F69]/1000)" office:value-type="float" office:value="1" calcext:value-type="float">
            <text:p>1</text:p>
          </table:table-cell>
          <table:table-cell table:formula="of:=INT([.L69]/10000)" office:value-type="float" office:value="1" calcext:value-type="float">
            <text:p>1</text:p>
          </table:table-cell>
          <table:table-cell table:formula="of:=[.W69]*[.X69]+[.Y69]+[.Z69]" office:value-type="float" office:value="5" calcext:value-type="float">
            <text:p>5</text:p>
          </table:table-cell>
          <table:table-cell table:formula="of:=INT([.AA69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RCA SAMBA</text:p>
          </table:table-cell>
          <table:table-cell office:value-type="float" office:value="735023498" calcext:value-type="float">
            <text:p>735023498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7" calcext:value-type="float">
            <text:p>22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–</text:p>
          </table:table-cell>
          <table:table-cell table:formula="of:=IF([.V70]=&quot;hybrid&quot;;0;IF([.V70]=&quot;LNG&quot;;0.5;IF([.V70]=&quot;Fuel &amp; LNG&quot;;1;IF([.V70]=&quot;Heavy Fuel Oil&quot;;3;IF([.V70]=&quot;Sail&quot;;0;IF([.V70]=&quot;Electric&quot;;0;2))))))" office:value-type="float" office:value="2" calcext:value-type="float">
            <text:p>2</text:p>
          </table:table-cell>
          <table:table-cell table:formula="of:=IF([.Q70]=0;2;INT([.Q70]/10000))" office:value-type="float" office:value="2" calcext:value-type="float">
            <text:p>2</text:p>
          </table:table-cell>
          <table:table-cell table:formula="of:=INT([.F70]/1000)" office:value-type="float" office:value="0" calcext:value-type="float">
            <text:p>0</text:p>
          </table:table-cell>
          <table:table-cell table:formula="of:=INT([.L70]/10000)" office:value-type="float" office:value="0" calcext:value-type="float">
            <text:p>0</text:p>
          </table:table-cell>
          <table:table-cell table:formula="of:=[.W70]*[.X70]+[.Y70]+[.Z70]" office:value-type="float" office:value="4" calcext:value-type="float">
            <text:p>4</text:p>
          </table:table-cell>
          <table:table-cell table:formula="of:=INT([.AA70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YACHT EXPRESS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9" calcext:value-type="float">
            <text:p>209</text:p>
          </table:table-cell>
          <table:table-cell table:number-columns-repeated="3"/>
          <table:table-cell office:value-type="float" office:value="4562" calcext:value-type="float">
            <text:p>4562</text:p>
          </table:table-cell>
          <table:table-cell table:number-columns-repeated="9"/>
          <table:table-cell office:value-type="string" calcext:value-type="string">
            <text:p>–</text:p>
          </table:table-cell>
          <table:table-cell table:formula="of:=IF([.V71]=&quot;hybrid&quot;;0;IF([.V71]=&quot;LNG&quot;;0.5;IF([.V71]=&quot;Fuel &amp; LNG&quot;;1;IF([.V71]=&quot;Heavy Fuel Oil&quot;;3;IF([.V71]=&quot;Sail&quot;;0;IF([.V71]=&quot;Electric&quot;;0;2))))))" office:value-type="float" office:value="2" calcext:value-type="float">
            <text:p>2</text:p>
          </table:table-cell>
          <table:table-cell table:formula="of:=IF([.Q71]=0;2;INT([.Q71]/10000))" office:value-type="float" office:value="2" calcext:value-type="float">
            <text:p>2</text:p>
          </table:table-cell>
          <table:table-cell table:formula="of:=INT([.F71]/1000)" office:value-type="float" office:value="0" calcext:value-type="float">
            <text:p>0</text:p>
          </table:table-cell>
          <table:table-cell table:formula="of:=INT([.L71]/10000)" office:value-type="float" office:value="0" calcext:value-type="float">
            <text:p>0</text:p>
          </table:table-cell>
          <table:table-cell table:formula="of:=[.W71]*[.X71]+[.Y71]+[.Z71]" office:value-type="float" office:value="4" calcext:value-type="float">
            <text:p>4</text:p>
          </table:table-cell>
          <table:table-cell table:formula="of:=INT([.AA71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TENACIA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–</text:p>
          </table:table-cell>
          <table:table-cell table:formula="of:=IF([.V72]=&quot;hybrid&quot;;0;IF([.V72]=&quot;LNG&quot;;0.5;IF([.V72]=&quot;Fuel &amp; LNG&quot;;1;IF([.V72]=&quot;Heavy Fuel Oil&quot;;3;IF([.V72]=&quot;Sail&quot;;0;IF([.V72]=&quot;Electric&quot;;0;2))))))" office:value-type="float" office:value="2" calcext:value-type="float">
            <text:p>2</text:p>
          </table:table-cell>
          <table:table-cell table:formula="of:=IF([.Q72]=0;2;INT([.Q72]/10000))" office:value-type="float" office:value="2" calcext:value-type="float">
            <text:p>2</text:p>
          </table:table-cell>
          <table:table-cell table:formula="of:=INT([.F72]/1000)" office:value-type="float" office:value="0" calcext:value-type="float">
            <text:p>0</text:p>
          </table:table-cell>
          <table:table-cell table:formula="of:=INT([.L72]/10000)" office:value-type="float" office:value="0" calcext:value-type="float">
            <text:p>0</text:p>
          </table:table-cell>
          <table:table-cell table:formula="of:=[.W72]*[.X72]+[.Y72]+[.Z72]" office:value-type="float" office:value="4" calcext:value-type="float">
            <text:p>4</text:p>
          </table:table-cell>
          <table:table-cell table:formula="of:=INT([.AA72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ARR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–</text:p>
          </table:table-cell>
          <table:table-cell table:formula="of:=IF([.V73]=&quot;hybrid&quot;;0;IF([.V73]=&quot;LNG&quot;;0.5;IF([.V73]=&quot;Fuel &amp; LNG&quot;;1;IF([.V73]=&quot;Heavy Fuel Oil&quot;;3;IF([.V73]=&quot;Sail&quot;;0;IF([.V73]=&quot;Electric&quot;;0;2))))))" office:value-type="float" office:value="2" calcext:value-type="float">
            <text:p>2</text:p>
          </table:table-cell>
          <table:table-cell table:formula="of:=IF([.Q73]=0;2;INT([.Q73]/10000))" office:value-type="float" office:value="2" calcext:value-type="float">
            <text:p>2</text:p>
          </table:table-cell>
          <table:table-cell table:formula="of:=INT([.F73]/1000)" office:value-type="float" office:value="0" calcext:value-type="float">
            <text:p>0</text:p>
          </table:table-cell>
          <table:table-cell table:formula="of:=INT([.L73]/10000)" office:value-type="float" office:value="0" calcext:value-type="float">
            <text:p>0</text:p>
          </table:table-cell>
          <table:table-cell table:formula="of:=[.W73]*[.X73]+[.Y73]+[.Z73]" office:value-type="float" office:value="4" calcext:value-type="float">
            <text:p>4</text:p>
          </table:table-cell>
          <table:table-cell table:formula="of:=INT([.AA73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ABEL MATUTES</text:p>
          </table:table-cell>
          <table:table-cell table:style-name="ce19" office:value-type="float" office:value="224402000" calcext:value-type="float">
            <text:p>224402000</text:p>
          </table:table-cell>
          <table:table-cell table:style-name="ce19"/>
          <table:table-cell office:value-type="string" calcext:value-type="string">
            <text:p>passenger</text:p>
          </table:table-cell>
          <table:table-cell office:value-type="float" office:value="900" calcext:value-type="float">
            <text:p>900</text:p>
          </table:table-cell>
          <table:table-cell office:value-type="float" office:value="625" calcext:value-type="float">
            <text:p>625</text:p>
          </table:table-cell>
          <table:table-cell office:value-type="float" office:value="190" calcext:value-type="float">
            <text:p>190</text:p>
          </table:table-cell>
          <table:table-cell office:value-type="float" office:value="26" calcext:value-type="float">
            <text:p>26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2967" calcext:value-type="float">
            <text:p>2967</text:p>
          </table:table-cell>
          <table:table-cell table:number-columns-repeated="4"/>
          <table:table-cell office:value-type="float" office:value="9000" calcext:value-type="float">
            <text:p>9000</text:p>
          </table:table-cell>
          <table:table-cell table:number-columns-repeated="4"/>
          <table:table-cell office:value-type="string" calcext:value-type="string">
            <text:p>LNG</text:p>
          </table:table-cell>
          <table:table-cell table:formula="of:=IF([.V74]=&quot;hybrid&quot;;0;IF([.V74]=&quot;LNG&quot;;0.5;IF([.V74]=&quot;Fuel &amp; LNG&quot;;1;IF([.V74]=&quot;Heavy Fuel Oil&quot;;3;IF([.V74]=&quot;Sail&quot;;0;IF([.V74]=&quot;Electric&quot;;0;2))))))" office:value-type="float" office:value="0.5" calcext:value-type="float">
            <text:p>0,5</text:p>
          </table:table-cell>
          <table:table-cell table:formula="of:=IF([.Q74]=0;2;INT([.Q74]/10000))" office:value-type="float" office:value="0" calcext:value-type="float">
            <text:p>0</text:p>
          </table:table-cell>
          <table:table-cell table:formula="of:=INT([.F74]/1000)" office:value-type="float" office:value="0" calcext:value-type="float">
            <text:p>0</text:p>
          </table:table-cell>
          <table:table-cell table:formula="of:=INT([.L74]/10000)" office:value-type="float" office:value="0" calcext:value-type="float">
            <text:p>0</text:p>
          </table:table-cell>
          <table:table-cell table:formula="of:=[.W74]*[.X74]+[.Y74]+[.Z74]" office:value-type="float" office:value="0" calcext:value-type="float">
            <text:p>0</text:p>
          </table:table-cell>
          <table:table-cell table:formula="of:=INT([.AA74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EVRIMA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Marine Diesel</text:p>
          </table:table-cell>
          <table:table-cell table:formula="of:=IF([.V75]=&quot;hybrid&quot;;0;IF([.V75]=&quot;LNG&quot;;0.5;IF([.V75]=&quot;Fuel &amp; LNG&quot;;1;IF([.V75]=&quot;Heavy Fuel Oil&quot;;3;IF([.V75]=&quot;Sail&quot;;0;IF([.V75]=&quot;Electric&quot;;0;2))))))" office:value-type="float" office:value="2" calcext:value-type="float">
            <text:p>2</text:p>
          </table:table-cell>
          <table:table-cell table:formula="of:=IF([.Q75]=0;2;INT([.Q75]/10000))" office:value-type="float" office:value="2" calcext:value-type="float">
            <text:p>2</text:p>
          </table:table-cell>
          <table:table-cell table:formula="of:=INT([.F75]/1000)" office:value-type="float" office:value="0" calcext:value-type="float">
            <text:p>0</text:p>
          </table:table-cell>
          <table:table-cell table:formula="of:=INT([.L75]/10000)" office:value-type="float" office:value="0" calcext:value-type="float">
            <text:p>0</text:p>
          </table:table-cell>
          <table:table-cell table:formula="of:=[.W75]*[.X75]+[.Y75]+[.Z75]" office:value-type="float" office:value="4" calcext:value-type="float">
            <text:p>4</text:p>
          </table:table-cell>
          <table:table-cell table:formula="of:=INT([.AA75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GOLDEN BRIDGE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–</text:p>
          </table:table-cell>
          <table:table-cell table:formula="of:=IF([.V76]=&quot;hybrid&quot;;0;IF([.V76]=&quot;LNG&quot;;0.5;IF([.V76]=&quot;Fuel &amp; LNG&quot;;1;IF([.V76]=&quot;Heavy Fuel Oil&quot;;3;IF([.V76]=&quot;Sail&quot;;0;IF([.V76]=&quot;Electric&quot;;0;2))))))" office:value-type="float" office:value="2" calcext:value-type="float">
            <text:p>2</text:p>
          </table:table-cell>
          <table:table-cell table:formula="of:=IF([.Q76]=0;2;INT([.Q76]/10000))" office:value-type="float" office:value="2" calcext:value-type="float">
            <text:p>2</text:p>
          </table:table-cell>
          <table:table-cell table:formula="of:=INT([.F76]/1000)" office:value-type="float" office:value="0" calcext:value-type="float">
            <text:p>0</text:p>
          </table:table-cell>
          <table:table-cell table:formula="of:=INT([.L76]/10000)" office:value-type="float" office:value="0" calcext:value-type="float">
            <text:p>0</text:p>
          </table:table-cell>
          <table:table-cell table:formula="of:=[.W76]*[.X76]+[.Y76]+[.Z76]" office:value-type="float" office:value="4" calcext:value-type="float">
            <text:p>4</text:p>
          </table:table-cell>
          <table:table-cell table:formula="of:=INT([.AA76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75" calcext:value-type="float">
            <text:p>75</text:p>
          </table:table-cell>
          <table:table-cell table:style-name="ce20" office:value-type="string" calcext:value-type="string">
            <text:p>KERRY</text:p>
          </table:table-cell>
          <table:table-cell table:style-name="ce20" office:value-type="string" calcext:value-type="string">
            <text:p>210772000</text:p>
          </table:table-cell>
          <table:table-cell table:style-name="ce20"/>
          <table:table-cell table:style-name="ce20" office:value-type="string" calcext:value-type="string">
            <text:p>passenger</text:p>
          </table:table-cell>
          <table:table-cell table:style-name="ce36" office:value-type="float" office:value="350" calcext:value-type="float">
            <text:p>350</text:p>
          </table:table-cell>
          <table:table-cell table:style-name="ce20"/>
          <table:table-cell table:style-name="ce20" office:value-type="float" office:value="187" calcext:value-type="float">
            <text:p>187</text:p>
          </table:table-cell>
          <table:table-cell table:style-name="ce20" office:value-type="float" office:value="25.6" calcext:value-type="float">
            <text:p>25,6</text:p>
          </table:table-cell>
          <table:table-cell table:style-name="ce20" office:value-type="float" office:value="2001" calcext:value-type="float">
            <text:p>2001</text:p>
          </table:table-cell>
          <table:table-cell table:style-name="ce20" office:value-type="float" office:value="16850" calcext:value-type="float">
            <text:p>16850</text:p>
          </table:table-cell>
          <table:table-cell table:style-name="ce36" office:value-type="float" office:value="24418" calcext:value-type="float">
            <text:p>24418</text:p>
          </table:table-cell>
          <table:table-cell table:style-name="ce20" office:value-type="float" office:value="7868" calcext:value-type="float">
            <text:p>7868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9" calcext:value-type="float">
            <text:p>9</text:p>
          </table:table-cell>
          <table:table-cell table:style-name="ce36" office:value-type="float" office:value="18900" calcext:value-type="float">
            <text:p>18900</text:p>
          </table:table-cell>
          <table:table-cell table:style-name="ce20" office:value-type="float" office:value="500" calcext:value-type="float">
            <text:p>500</text:p>
          </table:table-cell>
          <table:table-cell table:style-name="ce20" office:value-type="float" office:value="600" calcext:value-type="float">
            <text:p>600</text:p>
          </table:table-cell>
          <table:table-cell table:style-name="ce20" office:value-type="float" office:value="7111" calcext:value-type="float">
            <text:p>7111</text:p>
          </table:table-cell>
          <table:table-cell table:style-name="ce20" office:value-type="string" calcext:value-type="string">
            <text:p>pitch</text:p>
          </table:table-cell>
          <table:table-cell table:style-name="ce36" office:value-type="string" calcext:value-type="string">
            <text:p>marine diesel</text:p>
          </table:table-cell>
          <table:table-cell table:formula="of:=IF([.V77]=&quot;hybrid&quot;;0;IF([.V77]=&quot;LNG&quot;;0.5;IF([.V77]=&quot;Fuel &amp; LNG&quot;;1;IF([.V77]=&quot;Heavy Fuel Oil&quot;;3;IF([.V77]=&quot;Sail&quot;;0;IF([.V77]=&quot;Electric&quot;;0;2))))))" office:value-type="float" office:value="2" calcext:value-type="float">
            <text:p>2</text:p>
          </table:table-cell>
          <table:table-cell table:formula="of:=IF([.Q77]=0;2;INT([.Q77]/10000))" office:value-type="float" office:value="1" calcext:value-type="float">
            <text:p>1</text:p>
          </table:table-cell>
          <table:table-cell table:formula="of:=INT([.F77]/1000)" office:value-type="float" office:value="0" calcext:value-type="float">
            <text:p>0</text:p>
          </table:table-cell>
          <table:table-cell table:formula="of:=INT([.L77]/10000)" office:value-type="float" office:value="2" calcext:value-type="float">
            <text:p>2</text:p>
          </table:table-cell>
          <table:table-cell table:formula="of:=[.W77]*[.X77]+[.Y77]+[.Z77]" office:value-type="float" office:value="4" calcext:value-type="float">
            <text:p>4</text:p>
          </table:table-cell>
          <table:table-cell table:formula="of:=INT([.AA77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string" calcext:value-type="string">
            <text:p>FWN SPACE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86" calcext:value-type="float">
            <text:p>186</text:p>
          </table:table-cell>
          <table:table-cell table:number-columns-repeated="14"/>
          <table:table-cell table:formula="of:=IF([.V78]=&quot;hybrid&quot;;0;IF([.V78]=&quot;LNG&quot;;0.5;IF([.V78]=&quot;Fuel &amp; LNG&quot;;1;IF([.V78]=&quot;Heavy Fuel Oil&quot;;3;IF([.V78]=&quot;Sail&quot;;0;IF([.V78]=&quot;Electric&quot;;0;2))))))" office:value-type="float" office:value="2" calcext:value-type="float">
            <text:p>2</text:p>
          </table:table-cell>
          <table:table-cell table:formula="of:=IF([.Q78]=0;2;INT([.Q78]/10000))" office:value-type="float" office:value="2" calcext:value-type="float">
            <text:p>2</text:p>
          </table:table-cell>
          <table:table-cell table:formula="of:=INT([.F78]/1000)" office:value-type="float" office:value="0" calcext:value-type="float">
            <text:p>0</text:p>
          </table:table-cell>
          <table:table-cell table:formula="of:=INT([.L78]/10000)" office:value-type="float" office:value="0" calcext:value-type="float">
            <text:p>0</text:p>
          </table:table-cell>
          <table:table-cell table:formula="of:=[.W78]*[.X78]+[.Y78]+[.Z78]" office:value-type="float" office:value="4" calcext:value-type="float">
            <text:p>4</text:p>
          </table:table-cell>
          <table:table-cell table:formula="of:=INT([.AA78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CAPE CAMDEN</text:p>
          </table:table-cell>
          <table:table-cell table:number-columns-repeated="2"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4" calcext:value-type="float">
            <text:p>184</text:p>
          </table:table-cell>
          <table:table-cell table:number-columns-repeated="14"/>
          <table:table-cell table:formula="of:=IF([.V79]=&quot;hybrid&quot;;0;IF([.V79]=&quot;LNG&quot;;0.5;IF([.V79]=&quot;Fuel &amp; LNG&quot;;1;IF([.V79]=&quot;Heavy Fuel Oil&quot;;3;IF([.V79]=&quot;Sail&quot;;0;IF([.V79]=&quot;Electric&quot;;0;2))))))" office:value-type="float" office:value="2" calcext:value-type="float">
            <text:p>2</text:p>
          </table:table-cell>
          <table:table-cell table:formula="of:=IF([.Q79]=0;2;INT([.Q79]/10000))" office:value-type="float" office:value="2" calcext:value-type="float">
            <text:p>2</text:p>
          </table:table-cell>
          <table:table-cell table:formula="of:=INT([.F79]/1000)" office:value-type="float" office:value="0" calcext:value-type="float">
            <text:p>0</text:p>
          </table:table-cell>
          <table:table-cell table:formula="of:=INT([.L79]/10000)" office:value-type="float" office:value="0" calcext:value-type="float">
            <text:p>0</text:p>
          </table:table-cell>
          <table:table-cell table:formula="of:=[.W79]*[.X79]+[.Y79]+[.Z79]" office:value-type="float" office:value="4" calcext:value-type="float">
            <text:p>4</text:p>
          </table:table-cell>
          <table:table-cell table:formula="of:=INT([.AA79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SAIMAAGRACHT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4" calcext:value-type="float">
            <text:p>184</text:p>
          </table:table-cell>
          <table:table-cell table:number-columns-repeated="14"/>
          <table:table-cell table:formula="of:=IF([.V80]=&quot;hybrid&quot;;0;IF([.V80]=&quot;LNG&quot;;0.5;IF([.V80]=&quot;Fuel &amp; LNG&quot;;1;IF([.V80]=&quot;Heavy Fuel Oil&quot;;3;IF([.V80]=&quot;Sail&quot;;0;IF([.V80]=&quot;Electric&quot;;0;2))))))" office:value-type="float" office:value="2" calcext:value-type="float">
            <text:p>2</text:p>
          </table:table-cell>
          <table:table-cell table:formula="of:=IF([.Q80]=0;2;INT([.Q80]/10000))" office:value-type="float" office:value="2" calcext:value-type="float">
            <text:p>2</text:p>
          </table:table-cell>
          <table:table-cell table:formula="of:=INT([.F80]/1000)" office:value-type="float" office:value="0" calcext:value-type="float">
            <text:p>0</text:p>
          </table:table-cell>
          <table:table-cell table:formula="of:=INT([.L80]/10000)" office:value-type="float" office:value="0" calcext:value-type="float">
            <text:p>0</text:p>
          </table:table-cell>
          <table:table-cell table:formula="of:=[.W80]*[.X80]+[.Y80]+[.Z80]" office:value-type="float" office:value="4" calcext:value-type="float">
            <text:p>4</text:p>
          </table:table-cell>
          <table:table-cell table:formula="of:=INT([.AA80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EASTERLY SYMPHONY</text:p>
          </table:table-cell>
          <table:table-cell table:number-columns-repeated="2"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4" calcext:value-type="float">
            <text:p>184</text:p>
          </table:table-cell>
          <table:table-cell table:number-columns-repeated="14"/>
          <table:table-cell table:formula="of:=IF([.V81]=&quot;hybrid&quot;;0;IF([.V81]=&quot;LNG&quot;;0.5;IF([.V81]=&quot;Fuel &amp; LNG&quot;;1;IF([.V81]=&quot;Heavy Fuel Oil&quot;;3;IF([.V81]=&quot;Sail&quot;;0;IF([.V81]=&quot;Electric&quot;;0;2))))))" office:value-type="float" office:value="2" calcext:value-type="float">
            <text:p>2</text:p>
          </table:table-cell>
          <table:table-cell table:formula="of:=IF([.Q81]=0;2;INT([.Q81]/10000))" office:value-type="float" office:value="2" calcext:value-type="float">
            <text:p>2</text:p>
          </table:table-cell>
          <table:table-cell table:formula="of:=INT([.F81]/1000)" office:value-type="float" office:value="0" calcext:value-type="float">
            <text:p>0</text:p>
          </table:table-cell>
          <table:table-cell table:formula="of:=INT([.L81]/10000)" office:value-type="float" office:value="0" calcext:value-type="float">
            <text:p>0</text:p>
          </table:table-cell>
          <table:table-cell table:formula="of:=[.W81]*[.X81]+[.Y81]+[.Z81]" office:value-type="float" office:value="4" calcext:value-type="float">
            <text:p>4</text:p>
          </table:table-cell>
          <table:table-cell table:formula="of:=INT([.AA81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GREAT MANTA</text:p>
          </table:table-cell>
          <table:table-cell table:number-columns-repeated="2"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3" calcext:value-type="float">
            <text:p>183</text:p>
          </table:table-cell>
          <table:table-cell table:number-columns-repeated="14"/>
          <table:table-cell table:formula="of:=IF([.V82]=&quot;hybrid&quot;;0;IF([.V82]=&quot;LNG&quot;;0.5;IF([.V82]=&quot;Fuel &amp; LNG&quot;;1;IF([.V82]=&quot;Heavy Fuel Oil&quot;;3;IF([.V82]=&quot;Sail&quot;;0;IF([.V82]=&quot;Electric&quot;;0;2))))))" office:value-type="float" office:value="2" calcext:value-type="float">
            <text:p>2</text:p>
          </table:table-cell>
          <table:table-cell table:formula="of:=IF([.Q82]=0;2;INT([.Q82]/10000))" office:value-type="float" office:value="2" calcext:value-type="float">
            <text:p>2</text:p>
          </table:table-cell>
          <table:table-cell table:formula="of:=INT([.F82]/1000)" office:value-type="float" office:value="0" calcext:value-type="float">
            <text:p>0</text:p>
          </table:table-cell>
          <table:table-cell table:formula="of:=INT([.L82]/10000)" office:value-type="float" office:value="0" calcext:value-type="float">
            <text:p>0</text:p>
          </table:table-cell>
          <table:table-cell table:formula="of:=[.W82]*[.X82]+[.Y82]+[.Z82]" office:value-type="float" office:value="4" calcext:value-type="float">
            <text:p>4</text:p>
          </table:table-cell>
          <table:table-cell table:formula="of:=INT([.AA82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AZAMARA PURSUIT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13"/>
          <table:table-cell office:value-type="string" calcext:value-type="string">
            <text:p>marine diesel</text:p>
          </table:table-cell>
          <table:table-cell table:formula="of:=IF([.V83]=&quot;hybrid&quot;;0;IF([.V83]=&quot;LNG&quot;;0.5;IF([.V83]=&quot;Fuel &amp; LNG&quot;;1;IF([.V83]=&quot;Heavy Fuel Oil&quot;;3;IF([.V83]=&quot;Sail&quot;;0;IF([.V83]=&quot;Electric&quot;;0;2))))))" office:value-type="float" office:value="2" calcext:value-type="float">
            <text:p>2</text:p>
          </table:table-cell>
          <table:table-cell table:formula="of:=IF([.Q83]=0;2;INT([.Q83]/10000))" office:value-type="float" office:value="2" calcext:value-type="float">
            <text:p>2</text:p>
          </table:table-cell>
          <table:table-cell table:formula="of:=INT([.F83]/1000)" office:value-type="float" office:value="0" calcext:value-type="float">
            <text:p>0</text:p>
          </table:table-cell>
          <table:table-cell table:formula="of:=INT([.L83]/10000)" office:value-type="float" office:value="0" calcext:value-type="float">
            <text:p>0</text:p>
          </table:table-cell>
          <table:table-cell table:formula="of:=[.W83]*[.X83]+[.Y83]+[.Z83]" office:value-type="float" office:value="4" calcext:value-type="float">
            <text:p>4</text:p>
          </table:table-cell>
          <table:table-cell table:formula="of:=INT([.AA83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string" calcext:value-type="string">
            <text:p>AZAMARA JOURNEY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13"/>
          <table:table-cell office:value-type="string" calcext:value-type="string">
            <text:p>marine diesel</text:p>
          </table:table-cell>
          <table:table-cell table:formula="of:=IF([.V84]=&quot;hybrid&quot;;0;IF([.V84]=&quot;LNG&quot;;0.5;IF([.V84]=&quot;Fuel &amp; LNG&quot;;1;IF([.V84]=&quot;Heavy Fuel Oil&quot;;3;IF([.V84]=&quot;Sail&quot;;0;IF([.V84]=&quot;Electric&quot;;0;2))))))" office:value-type="float" office:value="2" calcext:value-type="float">
            <text:p>2</text:p>
          </table:table-cell>
          <table:table-cell table:formula="of:=IF([.Q84]=0;2;INT([.Q84]/10000))" office:value-type="float" office:value="2" calcext:value-type="float">
            <text:p>2</text:p>
          </table:table-cell>
          <table:table-cell table:formula="of:=INT([.F84]/1000)" office:value-type="float" office:value="0" calcext:value-type="float">
            <text:p>0</text:p>
          </table:table-cell>
          <table:table-cell table:formula="of:=INT([.L84]/10000)" office:value-type="float" office:value="0" calcext:value-type="float">
            <text:p>0</text:p>
          </table:table-cell>
          <table:table-cell table:formula="of:=[.W84]*[.X84]+[.Y84]+[.Z84]" office:value-type="float" office:value="4" calcext:value-type="float">
            <text:p>4</text:p>
          </table:table-cell>
          <table:table-cell table:formula="of:=INT([.AA84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string" calcext:value-type="string">
            <text:p>SIRENA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13"/>
          <table:table-cell office:value-type="string" calcext:value-type="string">
            <text:p>marine diesel</text:p>
          </table:table-cell>
          <table:table-cell table:formula="of:=IF([.V85]=&quot;hybrid&quot;;0;IF([.V85]=&quot;LNG&quot;;0.5;IF([.V85]=&quot;Fuel &amp; LNG&quot;;1;IF([.V85]=&quot;Heavy Fuel Oil&quot;;3;IF([.V85]=&quot;Sail&quot;;0;IF([.V85]=&quot;Electric&quot;;0;2))))))" office:value-type="float" office:value="2" calcext:value-type="float">
            <text:p>2</text:p>
          </table:table-cell>
          <table:table-cell table:formula="of:=IF([.Q85]=0;2;INT([.Q85]/10000))" office:value-type="float" office:value="2" calcext:value-type="float">
            <text:p>2</text:p>
          </table:table-cell>
          <table:table-cell table:formula="of:=INT([.F85]/1000)" office:value-type="float" office:value="0" calcext:value-type="float">
            <text:p>0</text:p>
          </table:table-cell>
          <table:table-cell table:formula="of:=INT([.L85]/10000)" office:value-type="float" office:value="0" calcext:value-type="float">
            <text:p>0</text:p>
          </table:table-cell>
          <table:table-cell table:formula="of:=[.W85]*[.X85]+[.Y85]+[.Z85]" office:value-type="float" office:value="4" calcext:value-type="float">
            <text:p>4</text:p>
          </table:table-cell>
          <table:table-cell table:formula="of:=INT([.AA85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string" calcext:value-type="string">
            <text:p>AZAMARA ONWARD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13"/>
          <table:table-cell office:value-type="string" calcext:value-type="string">
            <text:p>marine diesel</text:p>
          </table:table-cell>
          <table:table-cell table:formula="of:=IF([.V86]=&quot;hybrid&quot;;0;IF([.V86]=&quot;LNG&quot;;0.5;IF([.V86]=&quot;Fuel &amp; LNG&quot;;1;IF([.V86]=&quot;Heavy Fuel Oil&quot;;3;IF([.V86]=&quot;Sail&quot;;0;IF([.V86]=&quot;Electric&quot;;0;2))))))" office:value-type="float" office:value="2" calcext:value-type="float">
            <text:p>2</text:p>
          </table:table-cell>
          <table:table-cell table:formula="of:=IF([.Q86]=0;2;INT([.Q86]/10000))" office:value-type="float" office:value="2" calcext:value-type="float">
            <text:p>2</text:p>
          </table:table-cell>
          <table:table-cell table:formula="of:=INT([.F86]/1000)" office:value-type="float" office:value="0" calcext:value-type="float">
            <text:p>0</text:p>
          </table:table-cell>
          <table:table-cell table:formula="of:=INT([.L86]/10000)" office:value-type="float" office:value="0" calcext:value-type="float">
            <text:p>0</text:p>
          </table:table-cell>
          <table:table-cell table:formula="of:=[.W86]*[.X86]+[.Y86]+[.Z86]" office:value-type="float" office:value="4" calcext:value-type="float">
            <text:p>4</text:p>
          </table:table-cell>
          <table:table-cell table:formula="of:=INT([.AA86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string" calcext:value-type="string">
            <text:p>JET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14"/>
          <table:table-cell table:formula="of:=IF([.V87]=&quot;hybrid&quot;;0;IF([.V87]=&quot;LNG&quot;;0.5;IF([.V87]=&quot;Fuel &amp; LNG&quot;;1;IF([.V87]=&quot;Heavy Fuel Oil&quot;;3;IF([.V87]=&quot;Sail&quot;;0;IF([.V87]=&quot;Electric&quot;;0;2))))))" office:value-type="float" office:value="2" calcext:value-type="float">
            <text:p>2</text:p>
          </table:table-cell>
          <table:table-cell table:formula="of:=IF([.Q87]=0;2;INT([.Q87]/10000))" office:value-type="float" office:value="2" calcext:value-type="float">
            <text:p>2</text:p>
          </table:table-cell>
          <table:table-cell table:formula="of:=INT([.F87]/1000)" office:value-type="float" office:value="0" calcext:value-type="float">
            <text:p>0</text:p>
          </table:table-cell>
          <table:table-cell table:formula="of:=INT([.L87]/10000)" office:value-type="float" office:value="0" calcext:value-type="float">
            <text:p>0</text:p>
          </table:table-cell>
          <table:table-cell table:formula="of:=[.W87]*[.X87]+[.Y87]+[.Z87]" office:value-type="float" office:value="4" calcext:value-type="float">
            <text:p>4</text:p>
          </table:table-cell>
          <table:table-cell table:formula="of:=INT([.AA87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string" calcext:value-type="string">
            <text:p>HISTRIA IVORY</text:p>
          </table:table-cell>
          <table:table-cell table:number-columns-repeated="2"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14"/>
          <table:table-cell table:formula="of:=IF([.V88]=&quot;hybrid&quot;;0;IF([.V88]=&quot;LNG&quot;;0.5;IF([.V88]=&quot;Fuel &amp; LNG&quot;;1;IF([.V88]=&quot;Heavy Fuel Oil&quot;;3;IF([.V88]=&quot;Sail&quot;;0;IF([.V88]=&quot;Electric&quot;;0;2))))))" office:value-type="float" office:value="2" calcext:value-type="float">
            <text:p>2</text:p>
          </table:table-cell>
          <table:table-cell table:formula="of:=IF([.Q88]=0;2;INT([.Q88]/10000))" office:value-type="float" office:value="2" calcext:value-type="float">
            <text:p>2</text:p>
          </table:table-cell>
          <table:table-cell table:formula="of:=INT([.F88]/1000)" office:value-type="float" office:value="0" calcext:value-type="float">
            <text:p>0</text:p>
          </table:table-cell>
          <table:table-cell table:formula="of:=INT([.L88]/10000)" office:value-type="float" office:value="0" calcext:value-type="float">
            <text:p>0</text:p>
          </table:table-cell>
          <table:table-cell table:formula="of:=[.W88]*[.X88]+[.Y88]+[.Z88]" office:value-type="float" office:value="4" calcext:value-type="float">
            <text:p>4</text:p>
          </table:table-cell>
          <table:table-cell table:formula="of:=INT([.AA88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string" calcext:value-type="string">
            <text:p>CASTILLO DE ARTEAGA</text:p>
          </table:table-cell>
          <table:table-cell table:number-columns-repeated="2"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7" calcext:value-type="float">
            <text:p>177</text:p>
          </table:table-cell>
          <table:table-cell table:number-columns-repeated="14"/>
          <table:table-cell table:formula="of:=IF([.V89]=&quot;hybrid&quot;;0;IF([.V89]=&quot;LNG&quot;;0.5;IF([.V89]=&quot;Fuel &amp; LNG&quot;;1;IF([.V89]=&quot;Heavy Fuel Oil&quot;;3;IF([.V89]=&quot;Sail&quot;;0;IF([.V89]=&quot;Electric&quot;;0;2))))))" office:value-type="float" office:value="2" calcext:value-type="float">
            <text:p>2</text:p>
          </table:table-cell>
          <table:table-cell table:formula="of:=IF([.Q89]=0;2;INT([.Q89]/10000))" office:value-type="float" office:value="2" calcext:value-type="float">
            <text:p>2</text:p>
          </table:table-cell>
          <table:table-cell table:formula="of:=INT([.F89]/1000)" office:value-type="float" office:value="0" calcext:value-type="float">
            <text:p>0</text:p>
          </table:table-cell>
          <table:table-cell table:formula="of:=INT([.L89]/10000)" office:value-type="float" office:value="0" calcext:value-type="float">
            <text:p>0</text:p>
          </table:table-cell>
          <table:table-cell table:formula="of:=[.W89]*[.X89]+[.Y89]+[.Z89]" office:value-type="float" office:value="4" calcext:value-type="float">
            <text:p>4</text:p>
          </table:table-cell>
          <table:table-cell table:formula="of:=INT([.AA89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string" calcext:value-type="string">
            <text:p>DIDIMON</text:p>
          </table:table-cell>
          <table:table-cell table:number-columns-repeated="2"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4"/>
          <table:table-cell table:formula="of:=IF([.V90]=&quot;hybrid&quot;;0;IF([.V90]=&quot;LNG&quot;;0.5;IF([.V90]=&quot;Fuel &amp; LNG&quot;;1;IF([.V90]=&quot;Heavy Fuel Oil&quot;;3;IF([.V90]=&quot;Sail&quot;;0;IF([.V90]=&quot;Electric&quot;;0;2))))))" office:value-type="float" office:value="2" calcext:value-type="float">
            <text:p>2</text:p>
          </table:table-cell>
          <table:table-cell table:formula="of:=IF([.Q90]=0;2;INT([.Q90]/10000))" office:value-type="float" office:value="2" calcext:value-type="float">
            <text:p>2</text:p>
          </table:table-cell>
          <table:table-cell table:formula="of:=INT([.F90]/1000)" office:value-type="float" office:value="0" calcext:value-type="float">
            <text:p>0</text:p>
          </table:table-cell>
          <table:table-cell table:formula="of:=INT([.L90]/10000)" office:value-type="float" office:value="0" calcext:value-type="float">
            <text:p>0</text:p>
          </table:table-cell>
          <table:table-cell table:formula="of:=[.W90]*[.X90]+[.Y90]+[.Z90]" office:value-type="float" office:value="4" calcext:value-type="float">
            <text:p>4</text:p>
          </table:table-cell>
          <table:table-cell table:formula="of:=INT([.AA90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string" calcext:value-type="string">
            <text:p>LIBERA</text:p>
          </table:table-cell>
          <table:table-cell table:number-columns-repeated="2"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4"/>
          <table:table-cell table:formula="of:=IF([.V91]=&quot;hybrid&quot;;0;IF([.V91]=&quot;LNG&quot;;0.5;IF([.V91]=&quot;Fuel &amp; LNG&quot;;1;IF([.V91]=&quot;Heavy Fuel Oil&quot;;3;IF([.V91]=&quot;Sail&quot;;0;IF([.V91]=&quot;Electric&quot;;0;2))))))" office:value-type="float" office:value="2" calcext:value-type="float">
            <text:p>2</text:p>
          </table:table-cell>
          <table:table-cell table:formula="of:=IF([.Q91]=0;2;INT([.Q91]/10000))" office:value-type="float" office:value="2" calcext:value-type="float">
            <text:p>2</text:p>
          </table:table-cell>
          <table:table-cell table:formula="of:=INT([.F91]/1000)" office:value-type="float" office:value="0" calcext:value-type="float">
            <text:p>0</text:p>
          </table:table-cell>
          <table:table-cell table:formula="of:=INT([.L91]/10000)" office:value-type="float" office:value="0" calcext:value-type="float">
            <text:p>0</text:p>
          </table:table-cell>
          <table:table-cell table:formula="of:=[.W91]*[.X91]+[.Y91]+[.Z91]" office:value-type="float" office:value="4" calcext:value-type="float">
            <text:p>4</text:p>
          </table:table-cell>
          <table:table-cell table:formula="of:=INT([.AA91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string" calcext:value-type="string">
            <text:p>SCENIC ECLIPSE II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168" calcext:value-type="float">
            <text:p>168</text:p>
          </table:table-cell>
          <table:table-cell table:number-columns-repeated="14"/>
          <table:table-cell table:formula="of:=IF([.V92]=&quot;hybrid&quot;;0;IF([.V92]=&quot;LNG&quot;;0.5;IF([.V92]=&quot;Fuel &amp; LNG&quot;;1;IF([.V92]=&quot;Heavy Fuel Oil&quot;;3;IF([.V92]=&quot;Sail&quot;;0;IF([.V92]=&quot;Electric&quot;;0;2))))))" office:value-type="float" office:value="2" calcext:value-type="float">
            <text:p>2</text:p>
          </table:table-cell>
          <table:table-cell table:formula="of:=IF([.Q92]=0;2;INT([.Q92]/10000))" office:value-type="float" office:value="2" calcext:value-type="float">
            <text:p>2</text:p>
          </table:table-cell>
          <table:table-cell table:formula="of:=INT([.F92]/1000)" office:value-type="float" office:value="0" calcext:value-type="float">
            <text:p>0</text:p>
          </table:table-cell>
          <table:table-cell table:formula="of:=INT([.L92]/10000)" office:value-type="float" office:value="0" calcext:value-type="float">
            <text:p>0</text:p>
          </table:table-cell>
          <table:table-cell table:formula="of:=[.W92]*[.X92]+[.Y92]+[.Z92]" office:value-type="float" office:value="4" calcext:value-type="float">
            <text:p>4</text:p>
          </table:table-cell>
          <table:table-cell table:formula="of:=INT([.AA92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string" calcext:value-type="string">
            <text:p>GNV ALLEGRA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table:number-columns-repeated="14"/>
          <table:table-cell table:formula="of:=IF([.V93]=&quot;hybrid&quot;;0;IF([.V93]=&quot;LNG&quot;;0.5;IF([.V93]=&quot;Fuel &amp; LNG&quot;;1;IF([.V93]=&quot;Heavy Fuel Oil&quot;;3;IF([.V93]=&quot;Sail&quot;;0;IF([.V93]=&quot;Electric&quot;;0;2))))))" office:value-type="float" office:value="2" calcext:value-type="float">
            <text:p>2</text:p>
          </table:table-cell>
          <table:table-cell table:formula="of:=IF([.Q93]=0;2;INT([.Q93]/10000))" office:value-type="float" office:value="2" calcext:value-type="float">
            <text:p>2</text:p>
          </table:table-cell>
          <table:table-cell table:formula="of:=INT([.F93]/1000)" office:value-type="float" office:value="0" calcext:value-type="float">
            <text:p>0</text:p>
          </table:table-cell>
          <table:table-cell table:formula="of:=INT([.L93]/10000)" office:value-type="float" office:value="0" calcext:value-type="float">
            <text:p>0</text:p>
          </table:table-cell>
          <table:table-cell table:formula="of:=[.W93]*[.X93]+[.Y93]+[.Z93]" office:value-type="float" office:value="4" calcext:value-type="float">
            <text:p>4</text:p>
          </table:table-cell>
          <table:table-cell table:formula="of:=INT([.AA93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string" calcext:value-type="string">
            <text:p>MARTIN I SOLER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table:number-columns-repeated="14"/>
          <table:table-cell table:formula="of:=IF([.V94]=&quot;hybrid&quot;;0;IF([.V94]=&quot;LNG&quot;;0.5;IF([.V94]=&quot;Fuel &amp; LNG&quot;;1;IF([.V94]=&quot;Heavy Fuel Oil&quot;;3;IF([.V94]=&quot;Sail&quot;;0;IF([.V94]=&quot;Electric&quot;;0;2))))))" office:value-type="float" office:value="2" calcext:value-type="float">
            <text:p>2</text:p>
          </table:table-cell>
          <table:table-cell table:formula="of:=IF([.Q94]=0;2;INT([.Q94]/10000))" office:value-type="float" office:value="2" calcext:value-type="float">
            <text:p>2</text:p>
          </table:table-cell>
          <table:table-cell table:formula="of:=INT([.F94]/1000)" office:value-type="float" office:value="0" calcext:value-type="float">
            <text:p>0</text:p>
          </table:table-cell>
          <table:table-cell table:formula="of:=INT([.L94]/10000)" office:value-type="float" office:value="0" calcext:value-type="float">
            <text:p>0</text:p>
          </table:table-cell>
          <table:table-cell table:formula="of:=[.W94]*[.X94]+[.Y94]+[.Z94]" office:value-type="float" office:value="4" calcext:value-type="float">
            <text:p>4</text:p>
          </table:table-cell>
          <table:table-cell table:formula="of:=INT([.AA94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string" calcext:value-type="string">
            <text:p>BBC NORWAY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1" calcext:value-type="float">
            <text:p>161</text:p>
          </table:table-cell>
          <table:table-cell table:number-columns-repeated="14"/>
          <table:table-cell table:formula="of:=IF([.V95]=&quot;hybrid&quot;;0;IF([.V95]=&quot;LNG&quot;;0.5;IF([.V95]=&quot;Fuel &amp; LNG&quot;;1;IF([.V95]=&quot;Heavy Fuel Oil&quot;;3;IF([.V95]=&quot;Sail&quot;;0;IF([.V95]=&quot;Electric&quot;;0;2))))))" office:value-type="float" office:value="2" calcext:value-type="float">
            <text:p>2</text:p>
          </table:table-cell>
          <table:table-cell table:formula="of:=IF([.Q95]=0;2;INT([.Q95]/10000))" office:value-type="float" office:value="2" calcext:value-type="float">
            <text:p>2</text:p>
          </table:table-cell>
          <table:table-cell table:formula="of:=INT([.F95]/1000)" office:value-type="float" office:value="0" calcext:value-type="float">
            <text:p>0</text:p>
          </table:table-cell>
          <table:table-cell table:formula="of:=INT([.L95]/10000)" office:value-type="float" office:value="0" calcext:value-type="float">
            <text:p>0</text:p>
          </table:table-cell>
          <table:table-cell table:formula="of:=[.W95]*[.X95]+[.Y95]+[.Z95]" office:value-type="float" office:value="4" calcext:value-type="float">
            <text:p>4</text:p>
          </table:table-cell>
          <table:table-cell table:formula="of:=INT([.AA95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string" calcext:value-type="string">
            <text:p>HAPPY DYNAMIC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7" calcext:value-type="float">
            <text:p>157</text:p>
          </table:table-cell>
          <table:table-cell table:number-columns-repeated="14"/>
          <table:table-cell table:formula="of:=IF([.V96]=&quot;hybrid&quot;;0;IF([.V96]=&quot;LNG&quot;;0.5;IF([.V96]=&quot;Fuel &amp; LNG&quot;;1;IF([.V96]=&quot;Heavy Fuel Oil&quot;;3;IF([.V96]=&quot;Sail&quot;;0;IF([.V96]=&quot;Electric&quot;;0;2))))))" office:value-type="float" office:value="2" calcext:value-type="float">
            <text:p>2</text:p>
          </table:table-cell>
          <table:table-cell table:formula="of:=IF([.Q96]=0;2;INT([.Q96]/10000))" office:value-type="float" office:value="2" calcext:value-type="float">
            <text:p>2</text:p>
          </table:table-cell>
          <table:table-cell table:formula="of:=INT([.F96]/1000)" office:value-type="float" office:value="0" calcext:value-type="float">
            <text:p>0</text:p>
          </table:table-cell>
          <table:table-cell table:formula="of:=INT([.L96]/10000)" office:value-type="float" office:value="0" calcext:value-type="float">
            <text:p>0</text:p>
          </table:table-cell>
          <table:table-cell table:formula="of:=[.W96]*[.X96]+[.Y96]+[.Z96]" office:value-type="float" office:value="4" calcext:value-type="float">
            <text:p>4</text:p>
          </table:table-cell>
          <table:table-cell table:formula="of:=INT([.AA96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string" calcext:value-type="string">
            <text:p>HAPPY DELTA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6" calcext:value-type="float">
            <text:p>156</text:p>
          </table:table-cell>
          <table:table-cell table:number-columns-repeated="14"/>
          <table:table-cell table:formula="of:=IF([.V97]=&quot;hybrid&quot;;0;IF([.V97]=&quot;LNG&quot;;0.5;IF([.V97]=&quot;Fuel &amp; LNG&quot;;1;IF([.V97]=&quot;Heavy Fuel Oil&quot;;3;IF([.V97]=&quot;Sail&quot;;0;IF([.V97]=&quot;Electric&quot;;0;2))))))" office:value-type="float" office:value="2" calcext:value-type="float">
            <text:p>2</text:p>
          </table:table-cell>
          <table:table-cell table:formula="of:=IF([.Q97]=0;2;INT([.Q97]/10000))" office:value-type="float" office:value="2" calcext:value-type="float">
            <text:p>2</text:p>
          </table:table-cell>
          <table:table-cell table:formula="of:=INT([.F97]/1000)" office:value-type="float" office:value="0" calcext:value-type="float">
            <text:p>0</text:p>
          </table:table-cell>
          <table:table-cell table:formula="of:=INT([.L97]/10000)" office:value-type="float" office:value="0" calcext:value-type="float">
            <text:p>0</text:p>
          </table:table-cell>
          <table:table-cell table:formula="of:=[.W97]*[.X97]+[.Y97]+[.Z97]" office:value-type="float" office:value="4" calcext:value-type="float">
            <text:p>4</text:p>
          </table:table-cell>
          <table:table-cell table:formula="of:=INT([.AA97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string" calcext:value-type="string">
            <text:p>BAHAMA MAMA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table:number-columns-repeated="14"/>
          <table:table-cell table:formula="of:=IF([.V98]=&quot;hybrid&quot;;0;IF([.V98]=&quot;LNG&quot;;0.5;IF([.V98]=&quot;Fuel &amp; LNG&quot;;1;IF([.V98]=&quot;Heavy Fuel Oil&quot;;3;IF([.V98]=&quot;Sail&quot;;0;IF([.V98]=&quot;Electric&quot;;0;2))))))" office:value-type="float" office:value="2" calcext:value-type="float">
            <text:p>2</text:p>
          </table:table-cell>
          <table:table-cell table:formula="of:=IF([.Q98]=0;2;INT([.Q98]/10000))" office:value-type="float" office:value="2" calcext:value-type="float">
            <text:p>2</text:p>
          </table:table-cell>
          <table:table-cell table:formula="of:=INT([.F98]/1000)" office:value-type="float" office:value="0" calcext:value-type="float">
            <text:p>0</text:p>
          </table:table-cell>
          <table:table-cell table:formula="of:=INT([.L98]/10000)" office:value-type="float" office:value="0" calcext:value-type="float">
            <text:p>0</text:p>
          </table:table-cell>
          <table:table-cell table:formula="of:=[.W98]*[.X98]+[.Y98]+[.Z98]" office:value-type="float" office:value="4" calcext:value-type="float">
            <text:p>4</text:p>
          </table:table-cell>
          <table:table-cell table:formula="of:=INT([.AA98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string" calcext:value-type="string">
            <text:p>BBC MOONSTONE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4" calcext:value-type="float">
            <text:p>154</text:p>
          </table:table-cell>
          <table:table-cell table:number-columns-repeated="14"/>
          <table:table-cell table:formula="of:=IF([.V99]=&quot;hybrid&quot;;0;IF([.V99]=&quot;LNG&quot;;0.5;IF([.V99]=&quot;Fuel &amp; LNG&quot;;1;IF([.V99]=&quot;Heavy Fuel Oil&quot;;3;IF([.V99]=&quot;Sail&quot;;0;IF([.V99]=&quot;Electric&quot;;0;2))))))" office:value-type="float" office:value="2" calcext:value-type="float">
            <text:p>2</text:p>
          </table:table-cell>
          <table:table-cell table:formula="of:=IF([.Q99]=0;2;INT([.Q99]/10000))" office:value-type="float" office:value="2" calcext:value-type="float">
            <text:p>2</text:p>
          </table:table-cell>
          <table:table-cell table:formula="of:=INT([.F99]/1000)" office:value-type="float" office:value="0" calcext:value-type="float">
            <text:p>0</text:p>
          </table:table-cell>
          <table:table-cell table:formula="of:=INT([.L99]/10000)" office:value-type="float" office:value="0" calcext:value-type="float">
            <text:p>0</text:p>
          </table:table-cell>
          <table:table-cell table:formula="of:=[.W99]*[.X99]+[.Y99]+[.Z99]" office:value-type="float" office:value="4" calcext:value-type="float">
            <text:p>4</text:p>
          </table:table-cell>
          <table:table-cell table:formula="of:=INT([.AA99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string" calcext:value-type="string">
            <text:p>BBC RUBY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3" calcext:value-type="float">
            <text:p>153</text:p>
          </table:table-cell>
          <table:table-cell table:number-columns-repeated="14"/>
          <table:table-cell table:formula="of:=IF([.V100]=&quot;hybrid&quot;;0;IF([.V100]=&quot;LNG&quot;;0.5;IF([.V100]=&quot;Fuel &amp; LNG&quot;;1;IF([.V100]=&quot;Heavy Fuel Oil&quot;;3;IF([.V100]=&quot;Sail&quot;;0;IF([.V100]=&quot;Electric&quot;;0;2))))))" office:value-type="float" office:value="2" calcext:value-type="float">
            <text:p>2</text:p>
          </table:table-cell>
          <table:table-cell table:formula="of:=IF([.Q100]=0;2;INT([.Q100]/10000))" office:value-type="float" office:value="2" calcext:value-type="float">
            <text:p>2</text:p>
          </table:table-cell>
          <table:table-cell table:formula="of:=INT([.F100]/1000)" office:value-type="float" office:value="0" calcext:value-type="float">
            <text:p>0</text:p>
          </table:table-cell>
          <table:table-cell table:formula="of:=INT([.L100]/10000)" office:value-type="float" office:value="0" calcext:value-type="float">
            <text:p>0</text:p>
          </table:table-cell>
          <table:table-cell table:formula="of:=[.W100]*[.X100]+[.Y100]+[.Z100]" office:value-type="float" office:value="4" calcext:value-type="float">
            <text:p>4</text:p>
          </table:table-cell>
          <table:table-cell table:formula="of:=INT([.AA100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string" calcext:value-type="string">
            <text:p>DENIA CIUTAT CREATIV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table:number-columns-repeated="14"/>
          <table:table-cell table:formula="of:=IF([.V101]=&quot;hybrid&quot;;0;IF([.V101]=&quot;LNG&quot;;0.5;IF([.V101]=&quot;Fuel &amp; LNG&quot;;1;IF([.V101]=&quot;Heavy Fuel Oil&quot;;3;IF([.V101]=&quot;Sail&quot;;0;IF([.V101]=&quot;Electric&quot;;0;2))))))" office:value-type="float" office:value="2" calcext:value-type="float">
            <text:p>2</text:p>
          </table:table-cell>
          <table:table-cell table:formula="of:=IF([.Q101]=0;2;INT([.Q101]/10000))" office:value-type="float" office:value="2" calcext:value-type="float">
            <text:p>2</text:p>
          </table:table-cell>
          <table:table-cell table:formula="of:=INT([.F101]/1000)" office:value-type="float" office:value="0" calcext:value-type="float">
            <text:p>0</text:p>
          </table:table-cell>
          <table:table-cell table:formula="of:=INT([.L101]/10000)" office:value-type="float" office:value="0" calcext:value-type="float">
            <text:p>0</text:p>
          </table:table-cell>
          <table:table-cell table:formula="of:=[.W101]*[.X101]+[.Y101]+[.Z101]" office:value-type="float" office:value="4" calcext:value-type="float">
            <text:p>4</text:p>
          </table:table-cell>
          <table:table-cell table:formula="of:=INT([.AA101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MINERVAGRACHT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2" calcext:value-type="float">
            <text:p>142</text:p>
          </table:table-cell>
          <table:table-cell table:number-columns-repeated="14"/>
          <table:table-cell table:formula="of:=IF([.V102]=&quot;hybrid&quot;;0;IF([.V102]=&quot;LNG&quot;;0.5;IF([.V102]=&quot;Fuel &amp; LNG&quot;;1;IF([.V102]=&quot;Heavy Fuel Oil&quot;;3;IF([.V102]=&quot;Sail&quot;;0;IF([.V102]=&quot;Electric&quot;;0;2))))))" office:value-type="float" office:value="2" calcext:value-type="float">
            <text:p>2</text:p>
          </table:table-cell>
          <table:table-cell table:formula="of:=IF([.Q102]=0;2;INT([.Q102]/10000))" office:value-type="float" office:value="2" calcext:value-type="float">
            <text:p>2</text:p>
          </table:table-cell>
          <table:table-cell table:formula="of:=INT([.F102]/1000)" office:value-type="float" office:value="0" calcext:value-type="float">
            <text:p>0</text:p>
          </table:table-cell>
          <table:table-cell table:formula="of:=INT([.L102]/10000)" office:value-type="float" office:value="0" calcext:value-type="float">
            <text:p>0</text:p>
          </table:table-cell>
          <table:table-cell table:formula="of:=[.W102]*[.X102]+[.Y102]+[.Z102]" office:value-type="float" office:value="4" calcext:value-type="float">
            <text:p>4</text:p>
          </table:table-cell>
          <table:table-cell table:formula="of:=INT([.AA102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string" calcext:value-type="string">
            <text:p>LE LYRIAL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142" calcext:value-type="float">
            <text:p>142</text:p>
          </table:table-cell>
          <table:table-cell table:number-columns-repeated="14"/>
          <table:table-cell table:formula="of:=IF([.V103]=&quot;hybrid&quot;;0;IF([.V103]=&quot;LNG&quot;;0.5;IF([.V103]=&quot;Fuel &amp; LNG&quot;;1;IF([.V103]=&quot;Heavy Fuel Oil&quot;;3;IF([.V103]=&quot;Sail&quot;;0;IF([.V103]=&quot;Electric&quot;;0;2))))))" office:value-type="float" office:value="2" calcext:value-type="float">
            <text:p>2</text:p>
          </table:table-cell>
          <table:table-cell table:formula="of:=IF([.Q103]=0;2;INT([.Q103]/10000))" office:value-type="float" office:value="2" calcext:value-type="float">
            <text:p>2</text:p>
          </table:table-cell>
          <table:table-cell table:formula="of:=INT([.F103]/1000)" office:value-type="float" office:value="0" calcext:value-type="float">
            <text:p>0</text:p>
          </table:table-cell>
          <table:table-cell table:formula="of:=INT([.L103]/10000)" office:value-type="float" office:value="0" calcext:value-type="float">
            <text:p>0</text:p>
          </table:table-cell>
          <table:table-cell table:formula="of:=[.W103]*[.X103]+[.Y103]+[.Z103]" office:value-type="float" office:value="4" calcext:value-type="float">
            <text:p>4</text:p>
          </table:table-cell>
          <table:table-cell table:formula="of:=INT([.AA103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string" calcext:value-type="string">
            <text:p>AUJAQ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4"/>
          <table:table-cell table:formula="of:=IF([.V104]=&quot;hybrid&quot;;0;IF([.V104]=&quot;LNG&quot;;0.5;IF([.V104]=&quot;Fuel &amp; LNG&quot;;1;IF([.V104]=&quot;Heavy Fuel Oil&quot;;3;IF([.V104]=&quot;Sail&quot;;0;IF([.V104]=&quot;Electric&quot;;0;2))))))" office:value-type="float" office:value="2" calcext:value-type="float">
            <text:p>2</text:p>
          </table:table-cell>
          <table:table-cell table:formula="of:=IF([.Q104]=0;2;INT([.Q104]/10000))" office:value-type="float" office:value="2" calcext:value-type="float">
            <text:p>2</text:p>
          </table:table-cell>
          <table:table-cell table:formula="of:=INT([.F104]/1000)" office:value-type="float" office:value="0" calcext:value-type="float">
            <text:p>0</text:p>
          </table:table-cell>
          <table:table-cell table:formula="of:=INT([.L104]/10000)" office:value-type="float" office:value="0" calcext:value-type="float">
            <text:p>0</text:p>
          </table:table-cell>
          <table:table-cell table:formula="of:=[.W104]*[.X104]+[.Y104]+[.Z104]" office:value-type="float" office:value="4" calcext:value-type="float">
            <text:p>4</text:p>
          </table:table-cell>
          <table:table-cell table:formula="of:=INT([.AA104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string" calcext:value-type="string">
            <text:p>ALCUDIA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table:number-columns-repeated="14"/>
          <table:table-cell table:formula="of:=IF([.V105]=&quot;hybrid&quot;;0;IF([.V105]=&quot;LNG&quot;;0.5;IF([.V105]=&quot;Fuel &amp; LNG&quot;;1;IF([.V105]=&quot;Heavy Fuel Oil&quot;;3;IF([.V105]=&quot;Sail&quot;;0;IF([.V105]=&quot;Electric&quot;;0;2))))))" office:value-type="float" office:value="2" calcext:value-type="float">
            <text:p>2</text:p>
          </table:table-cell>
          <table:table-cell table:formula="of:=IF([.Q105]=0;2;INT([.Q105]/10000))" office:value-type="float" office:value="2" calcext:value-type="float">
            <text:p>2</text:p>
          </table:table-cell>
          <table:table-cell table:formula="of:=INT([.F105]/1000)" office:value-type="float" office:value="0" calcext:value-type="float">
            <text:p>0</text:p>
          </table:table-cell>
          <table:table-cell table:formula="of:=INT([.L105]/10000)" office:value-type="float" office:value="0" calcext:value-type="float">
            <text:p>0</text:p>
          </table:table-cell>
          <table:table-cell table:formula="of:=[.W105]*[.X105]+[.Y105]+[.Z105]" office:value-type="float" office:value="4" calcext:value-type="float">
            <text:p>4</text:p>
          </table:table-cell>
          <table:table-cell table:formula="of:=INT([.AA105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string" calcext:value-type="string">
            <text:p>CPC CAROLINA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8" calcext:value-type="float">
            <text:p>138</text:p>
          </table:table-cell>
          <table:table-cell table:number-columns-repeated="14"/>
          <table:table-cell table:formula="of:=IF([.V106]=&quot;hybrid&quot;;0;IF([.V106]=&quot;LNG&quot;;0.5;IF([.V106]=&quot;Fuel &amp; LNG&quot;;1;IF([.V106]=&quot;Heavy Fuel Oil&quot;;3;IF([.V106]=&quot;Sail&quot;;0;IF([.V106]=&quot;Electric&quot;;0;2))))))" office:value-type="float" office:value="2" calcext:value-type="float">
            <text:p>2</text:p>
          </table:table-cell>
          <table:table-cell table:formula="of:=IF([.Q106]=0;2;INT([.Q106]/10000))" office:value-type="float" office:value="2" calcext:value-type="float">
            <text:p>2</text:p>
          </table:table-cell>
          <table:table-cell table:formula="of:=INT([.F106]/1000)" office:value-type="float" office:value="0" calcext:value-type="float">
            <text:p>0</text:p>
          </table:table-cell>
          <table:table-cell table:formula="of:=INT([.L106]/10000)" office:value-type="float" office:value="0" calcext:value-type="float">
            <text:p>0</text:p>
          </table:table-cell>
          <table:table-cell table:formula="of:=[.W106]*[.X106]+[.Y106]+[.Z106]" office:value-type="float" office:value="4" calcext:value-type="float">
            <text:p>4</text:p>
          </table:table-cell>
          <table:table-cell table:formula="of:=INT([.AA106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string" calcext:value-type="string">
            <text:p>MALLORCA EXPLORER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8" calcext:value-type="float">
            <text:p>138</text:p>
          </table:table-cell>
          <table:table-cell table:number-columns-repeated="14"/>
          <table:table-cell table:formula="of:=IF([.V107]=&quot;hybrid&quot;;0;IF([.V107]=&quot;LNG&quot;;0.5;IF([.V107]=&quot;Fuel &amp; LNG&quot;;1;IF([.V107]=&quot;Heavy Fuel Oil&quot;;3;IF([.V107]=&quot;Sail&quot;;0;IF([.V107]=&quot;Electric&quot;;0;2))))))" office:value-type="float" office:value="2" calcext:value-type="float">
            <text:p>2</text:p>
          </table:table-cell>
          <table:table-cell table:formula="of:=IF([.Q107]=0;2;INT([.Q107]/10000))" office:value-type="float" office:value="2" calcext:value-type="float">
            <text:p>2</text:p>
          </table:table-cell>
          <table:table-cell table:formula="of:=INT([.F107]/1000)" office:value-type="float" office:value="0" calcext:value-type="float">
            <text:p>0</text:p>
          </table:table-cell>
          <table:table-cell table:formula="of:=INT([.L107]/10000)" office:value-type="float" office:value="0" calcext:value-type="float">
            <text:p>0</text:p>
          </table:table-cell>
          <table:table-cell table:formula="of:=[.W107]*[.X107]+[.Y107]+[.Z107]" office:value-type="float" office:value="4" calcext:value-type="float">
            <text:p>4</text:p>
          </table:table-cell>
          <table:table-cell table:formula="of:=INT([.AA107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string" calcext:value-type="string">
            <text:p>BBC <text:s/>ALASKA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8" calcext:value-type="float">
            <text:p>138</text:p>
          </table:table-cell>
          <table:table-cell table:number-columns-repeated="14"/>
          <table:table-cell table:formula="of:=IF([.V108]=&quot;hybrid&quot;;0;IF([.V108]=&quot;LNG&quot;;0.5;IF([.V108]=&quot;Fuel &amp; LNG&quot;;1;IF([.V108]=&quot;Heavy Fuel Oil&quot;;3;IF([.V108]=&quot;Sail&quot;;0;IF([.V108]=&quot;Electric&quot;;0;2))))))" office:value-type="float" office:value="2" calcext:value-type="float">
            <text:p>2</text:p>
          </table:table-cell>
          <table:table-cell table:formula="of:=IF([.Q108]=0;2;INT([.Q108]/10000))" office:value-type="float" office:value="2" calcext:value-type="float">
            <text:p>2</text:p>
          </table:table-cell>
          <table:table-cell table:formula="of:=INT([.F108]/1000)" office:value-type="float" office:value="0" calcext:value-type="float">
            <text:p>0</text:p>
          </table:table-cell>
          <table:table-cell table:formula="of:=INT([.L108]/10000)" office:value-type="float" office:value="0" calcext:value-type="float">
            <text:p>0</text:p>
          </table:table-cell>
          <table:table-cell table:formula="of:=[.W108]*[.X108]+[.Y108]+[.Z108]" office:value-type="float" office:value="4" calcext:value-type="float">
            <text:p>4</text:p>
          </table:table-cell>
          <table:table-cell table:formula="of:=INT([.AA108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string" calcext:value-type="string">
            <text:p>SEA CLOUD SPIRIT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table:number-columns-repeated="14"/>
          <table:table-cell table:formula="of:=IF([.V109]=&quot;hybrid&quot;;0;IF([.V109]=&quot;LNG&quot;;0.5;IF([.V109]=&quot;Fuel &amp; LNG&quot;;1;IF([.V109]=&quot;Heavy Fuel Oil&quot;;3;IF([.V109]=&quot;Sail&quot;;0;IF([.V109]=&quot;Electric&quot;;0;2))))))" office:value-type="float" office:value="2" calcext:value-type="float">
            <text:p>2</text:p>
          </table:table-cell>
          <table:table-cell table:formula="of:=IF([.Q109]=0;2;INT([.Q109]/10000))" office:value-type="float" office:value="2" calcext:value-type="float">
            <text:p>2</text:p>
          </table:table-cell>
          <table:table-cell table:formula="of:=INT([.F109]/1000)" office:value-type="float" office:value="0" calcext:value-type="float">
            <text:p>0</text:p>
          </table:table-cell>
          <table:table-cell table:formula="of:=INT([.L109]/10000)" office:value-type="float" office:value="0" calcext:value-type="float">
            <text:p>0</text:p>
          </table:table-cell>
          <table:table-cell table:formula="of:=[.W109]*[.X109]+[.Y109]+[.Z109]" office:value-type="float" office:value="4" calcext:value-type="float">
            <text:p>4</text:p>
          </table:table-cell>
          <table:table-cell table:formula="of:=INT([.AA109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string" calcext:value-type="string">
            <text:p>MITIQ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7" calcext:value-type="float">
            <text:p>137</text:p>
          </table:table-cell>
          <table:table-cell table:number-columns-repeated="14"/>
          <table:table-cell table:formula="of:=IF([.V110]=&quot;hybrid&quot;;0;IF([.V110]=&quot;LNG&quot;;0.5;IF([.V110]=&quot;Fuel &amp; LNG&quot;;1;IF([.V110]=&quot;Heavy Fuel Oil&quot;;3;IF([.V110]=&quot;Sail&quot;;0;IF([.V110]=&quot;Electric&quot;;0;2))))))" office:value-type="float" office:value="2" calcext:value-type="float">
            <text:p>2</text:p>
          </table:table-cell>
          <table:table-cell table:formula="of:=IF([.Q110]=0;2;INT([.Q110]/10000))" office:value-type="float" office:value="2" calcext:value-type="float">
            <text:p>2</text:p>
          </table:table-cell>
          <table:table-cell table:formula="of:=INT([.F110]/1000)" office:value-type="float" office:value="0" calcext:value-type="float">
            <text:p>0</text:p>
          </table:table-cell>
          <table:table-cell table:formula="of:=INT([.L110]/10000)" office:value-type="float" office:value="0" calcext:value-type="float">
            <text:p>0</text:p>
          </table:table-cell>
          <table:table-cell table:formula="of:=[.W110]*[.X110]+[.Y110]+[.Z110]" office:value-type="float" office:value="4" calcext:value-type="float">
            <text:p>4</text:p>
          </table:table-cell>
          <table:table-cell table:formula="of:=INT([.AA110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string" calcext:value-type="string">
            <text:p>FORTUNAGRACHT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7" calcext:value-type="float">
            <text:p>137</text:p>
          </table:table-cell>
          <table:table-cell table:number-columns-repeated="14"/>
          <table:table-cell table:formula="of:=IF([.V111]=&quot;hybrid&quot;;0;IF([.V111]=&quot;LNG&quot;;0.5;IF([.V111]=&quot;Fuel &amp; LNG&quot;;1;IF([.V111]=&quot;Heavy Fuel Oil&quot;;3;IF([.V111]=&quot;Sail&quot;;0;IF([.V111]=&quot;Electric&quot;;0;2))))))" office:value-type="float" office:value="2" calcext:value-type="float">
            <text:p>2</text:p>
          </table:table-cell>
          <table:table-cell table:formula="of:=IF([.Q111]=0;2;INT([.Q111]/10000))" office:value-type="float" office:value="2" calcext:value-type="float">
            <text:p>2</text:p>
          </table:table-cell>
          <table:table-cell table:formula="of:=INT([.F111]/1000)" office:value-type="float" office:value="0" calcext:value-type="float">
            <text:p>0</text:p>
          </table:table-cell>
          <table:table-cell table:formula="of:=INT([.L111]/10000)" office:value-type="float" office:value="0" calcext:value-type="float">
            <text:p>0</text:p>
          </table:table-cell>
          <table:table-cell table:formula="of:=[.W111]*[.X111]+[.Y111]+[.Z111]" office:value-type="float" office:value="4" calcext:value-type="float">
            <text:p>4</text:p>
          </table:table-cell>
          <table:table-cell table:formula="of:=INT([.AA111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string" calcext:value-type="string">
            <text:p>ROYAL CLIPPER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37" calcext:value-type="float">
            <text:p>137</text:p>
          </table:table-cell>
          <table:table-cell table:number-columns-repeated="14"/>
          <table:table-cell table:formula="of:=IF([.V112]=&quot;hybrid&quot;;0;IF([.V112]=&quot;LNG&quot;;0.5;IF([.V112]=&quot;Fuel &amp; LNG&quot;;1;IF([.V112]=&quot;Heavy Fuel Oil&quot;;3;IF([.V112]=&quot;Sail&quot;;0;IF([.V112]=&quot;Electric&quot;;0;2))))))" office:value-type="float" office:value="2" calcext:value-type="float">
            <text:p>2</text:p>
          </table:table-cell>
          <table:table-cell table:formula="of:=IF([.Q112]=0;2;INT([.Q112]/10000))" office:value-type="float" office:value="2" calcext:value-type="float">
            <text:p>2</text:p>
          </table:table-cell>
          <table:table-cell table:formula="of:=INT([.F112]/1000)" office:value-type="float" office:value="0" calcext:value-type="float">
            <text:p>0</text:p>
          </table:table-cell>
          <table:table-cell table:formula="of:=INT([.L112]/10000)" office:value-type="float" office:value="0" calcext:value-type="float">
            <text:p>0</text:p>
          </table:table-cell>
          <table:table-cell table:formula="of:=[.W112]*[.X112]+[.Y112]+[.Z112]" office:value-type="float" office:value="4" calcext:value-type="float">
            <text:p>4</text:p>
          </table:table-cell>
          <table:table-cell table:formula="of:=INT([.AA112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string" calcext:value-type="string">
            <text:p>BBC NAGASAKI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2" calcext:value-type="float">
            <text:p>132</text:p>
          </table:table-cell>
          <table:table-cell table:number-columns-repeated="14"/>
          <table:table-cell table:formula="of:=IF([.V113]=&quot;hybrid&quot;;0;IF([.V113]=&quot;LNG&quot;;0.5;IF([.V113]=&quot;Fuel &amp; LNG&quot;;1;IF([.V113]=&quot;Heavy Fuel Oil&quot;;3;IF([.V113]=&quot;Sail&quot;;0;IF([.V113]=&quot;Electric&quot;;0;2))))))" office:value-type="float" office:value="2" calcext:value-type="float">
            <text:p>2</text:p>
          </table:table-cell>
          <table:table-cell table:formula="of:=IF([.Q113]=0;2;INT([.Q113]/10000))" office:value-type="float" office:value="2" calcext:value-type="float">
            <text:p>2</text:p>
          </table:table-cell>
          <table:table-cell table:formula="of:=INT([.F113]/1000)" office:value-type="float" office:value="0" calcext:value-type="float">
            <text:p>0</text:p>
          </table:table-cell>
          <table:table-cell table:formula="of:=INT([.L113]/10000)" office:value-type="float" office:value="0" calcext:value-type="float">
            <text:p>0</text:p>
          </table:table-cell>
          <table:table-cell table:formula="of:=[.W113]*[.X113]+[.Y113]+[.Z113]" office:value-type="float" office:value="4" calcext:value-type="float">
            <text:p>4</text:p>
          </table:table-cell>
          <table:table-cell table:formula="of:=INT([.AA113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string" calcext:value-type="string">
            <text:p>LE CHAMPLAIN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131" calcext:value-type="float">
            <text:p>131</text:p>
          </table:table-cell>
          <table:table-cell table:number-columns-repeated="14"/>
          <table:table-cell table:formula="of:=IF([.V114]=&quot;hybrid&quot;;0;IF([.V114]=&quot;LNG&quot;;0.5;IF([.V114]=&quot;Fuel &amp; LNG&quot;;1;IF([.V114]=&quot;Heavy Fuel Oil&quot;;3;IF([.V114]=&quot;Sail&quot;;0;IF([.V114]=&quot;Electric&quot;;0;2))))))" office:value-type="float" office:value="2" calcext:value-type="float">
            <text:p>2</text:p>
          </table:table-cell>
          <table:table-cell table:formula="of:=IF([.Q114]=0;2;INT([.Q114]/10000))" office:value-type="float" office:value="2" calcext:value-type="float">
            <text:p>2</text:p>
          </table:table-cell>
          <table:table-cell table:formula="of:=INT([.F114]/1000)" office:value-type="float" office:value="0" calcext:value-type="float">
            <text:p>0</text:p>
          </table:table-cell>
          <table:table-cell table:formula="of:=INT([.L114]/10000)" office:value-type="float" office:value="0" calcext:value-type="float">
            <text:p>0</text:p>
          </table:table-cell>
          <table:table-cell table:formula="of:=[.W114]*[.X114]+[.Y114]+[.Z114]" office:value-type="float" office:value="4" calcext:value-type="float">
            <text:p>4</text:p>
          </table:table-cell>
          <table:table-cell table:formula="of:=INT([.AA114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string" calcext:value-type="string">
            <text:p>WORLD NAVIGATOR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table:number-columns-repeated="14"/>
          <table:table-cell table:formula="of:=IF([.V115]=&quot;hybrid&quot;;0;IF([.V115]=&quot;LNG&quot;;0.5;IF([.V115]=&quot;Fuel &amp; LNG&quot;;1;IF([.V115]=&quot;Heavy Fuel Oil&quot;;3;IF([.V115]=&quot;Sail&quot;;0;IF([.V115]=&quot;Electric&quot;;0;2))))))" office:value-type="float" office:value="2" calcext:value-type="float">
            <text:p>2</text:p>
          </table:table-cell>
          <table:table-cell table:formula="of:=IF([.Q115]=0;2;INT([.Q115]/10000))" office:value-type="float" office:value="2" calcext:value-type="float">
            <text:p>2</text:p>
          </table:table-cell>
          <table:table-cell table:formula="of:=INT([.F115]/1000)" office:value-type="float" office:value="0" calcext:value-type="float">
            <text:p>0</text:p>
          </table:table-cell>
          <table:table-cell table:formula="of:=INT([.L115]/10000)" office:value-type="float" office:value="0" calcext:value-type="float">
            <text:p>0</text:p>
          </table:table-cell>
          <table:table-cell table:formula="of:=[.W115]*[.X115]+[.Y115]+[.Z115]" office:value-type="float" office:value="4" calcext:value-type="float">
            <text:p>4</text:p>
          </table:table-cell>
          <table:table-cell table:formula="of:=INT([.AA115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string" calcext:value-type="string">
            <text:p>WORLD TRAVELLER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table:number-columns-repeated="14"/>
          <table:table-cell table:formula="of:=IF([.V116]=&quot;hybrid&quot;;0;IF([.V116]=&quot;LNG&quot;;0.5;IF([.V116]=&quot;Fuel &amp; LNG&quot;;1;IF([.V116]=&quot;Heavy Fuel Oil&quot;;3;IF([.V116]=&quot;Sail&quot;;0;IF([.V116]=&quot;Electric&quot;;0;2))))))" office:value-type="float" office:value="2" calcext:value-type="float">
            <text:p>2</text:p>
          </table:table-cell>
          <table:table-cell table:formula="of:=IF([.Q116]=0;2;INT([.Q116]/10000))" office:value-type="float" office:value="2" calcext:value-type="float">
            <text:p>2</text:p>
          </table:table-cell>
          <table:table-cell table:formula="of:=INT([.F116]/1000)" office:value-type="float" office:value="0" calcext:value-type="float">
            <text:p>0</text:p>
          </table:table-cell>
          <table:table-cell table:formula="of:=INT([.L116]/10000)" office:value-type="float" office:value="0" calcext:value-type="float">
            <text:p>0</text:p>
          </table:table-cell>
          <table:table-cell table:formula="of:=[.W116]*[.X116]+[.Y116]+[.Z116]" office:value-type="float" office:value="4" calcext:value-type="float">
            <text:p>4</text:p>
          </table:table-cell>
          <table:table-cell table:formula="of:=INT([.AA116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115" calcext:value-type="float">
            <text:p>115</text:p>
          </table:table-cell>
          <table:table-cell office:value-type="string" calcext:value-type="string">
            <text:p>BREB STAR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14"/>
          <table:table-cell table:formula="of:=IF([.V117]=&quot;hybrid&quot;;0;IF([.V117]=&quot;LNG&quot;;0.5;IF([.V117]=&quot;Fuel &amp; LNG&quot;;1;IF([.V117]=&quot;Heavy Fuel Oil&quot;;3;IF([.V117]=&quot;Sail&quot;;0;IF([.V117]=&quot;Electric&quot;;0;2))))))" office:value-type="float" office:value="2" calcext:value-type="float">
            <text:p>2</text:p>
          </table:table-cell>
          <table:table-cell table:formula="of:=IF([.Q117]=0;2;INT([.Q117]/10000))" office:value-type="float" office:value="2" calcext:value-type="float">
            <text:p>2</text:p>
          </table:table-cell>
          <table:table-cell table:formula="of:=INT([.F117]/1000)" office:value-type="float" office:value="0" calcext:value-type="float">
            <text:p>0</text:p>
          </table:table-cell>
          <table:table-cell table:formula="of:=INT([.L117]/10000)" office:value-type="float" office:value="0" calcext:value-type="float">
            <text:p>0</text:p>
          </table:table-cell>
          <table:table-cell table:formula="of:=[.W117]*[.X117]+[.Y117]+[.Z117]" office:value-type="float" office:value="4" calcext:value-type="float">
            <text:p>4</text:p>
          </table:table-cell>
          <table:table-cell table:formula="of:=INT([.AA117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string" calcext:value-type="string">
            <text:p>FWN STAR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14"/>
          <table:table-cell table:formula="of:=IF([.V118]=&quot;hybrid&quot;;0;IF([.V118]=&quot;LNG&quot;;0.5;IF([.V118]=&quot;Fuel &amp; LNG&quot;;1;IF([.V118]=&quot;Heavy Fuel Oil&quot;;3;IF([.V118]=&quot;Sail&quot;;0;IF([.V118]=&quot;Electric&quot;;0;2))))))" office:value-type="float" office:value="2" calcext:value-type="float">
            <text:p>2</text:p>
          </table:table-cell>
          <table:table-cell table:formula="of:=IF([.Q118]=0;2;INT([.Q118]/10000))" office:value-type="float" office:value="2" calcext:value-type="float">
            <text:p>2</text:p>
          </table:table-cell>
          <table:table-cell table:formula="of:=INT([.F118]/1000)" office:value-type="float" office:value="0" calcext:value-type="float">
            <text:p>0</text:p>
          </table:table-cell>
          <table:table-cell table:formula="of:=INT([.L118]/10000)" office:value-type="float" office:value="0" calcext:value-type="float">
            <text:p>0</text:p>
          </table:table-cell>
          <table:table-cell table:formula="of:=[.W118]*[.X118]+[.Y118]+[.Z118]" office:value-type="float" office:value="4" calcext:value-type="float">
            <text:p>4</text:p>
          </table:table-cell>
          <table:table-cell table:formula="of:=INT([.AA118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string" calcext:value-type="string">
            <text:p>SYMPHONY SPIRIT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14"/>
          <table:table-cell table:formula="of:=IF([.V119]=&quot;hybrid&quot;;0;IF([.V119]=&quot;LNG&quot;;0.5;IF([.V119]=&quot;Fuel &amp; LNG&quot;;1;IF([.V119]=&quot;Heavy Fuel Oil&quot;;3;IF([.V119]=&quot;Sail&quot;;0;IF([.V119]=&quot;Electric&quot;;0;2))))))" office:value-type="float" office:value="2" calcext:value-type="float">
            <text:p>2</text:p>
          </table:table-cell>
          <table:table-cell table:formula="of:=IF([.Q119]=0;2;INT([.Q119]/10000))" office:value-type="float" office:value="2" calcext:value-type="float">
            <text:p>2</text:p>
          </table:table-cell>
          <table:table-cell table:formula="of:=INT([.F119]/1000)" office:value-type="float" office:value="0" calcext:value-type="float">
            <text:p>0</text:p>
          </table:table-cell>
          <table:table-cell table:formula="of:=INT([.L119]/10000)" office:value-type="float" office:value="0" calcext:value-type="float">
            <text:p>0</text:p>
          </table:table-cell>
          <table:table-cell table:formula="of:=[.W119]*[.X119]+[.Y119]+[.Z119]" office:value-type="float" office:value="4" calcext:value-type="float">
            <text:p>4</text:p>
          </table:table-cell>
          <table:table-cell table:formula="of:=INT([.AA119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string" calcext:value-type="string">
            <text:p>SYMPHONY STAR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14"/>
          <table:table-cell table:formula="of:=IF([.V120]=&quot;hybrid&quot;;0;IF([.V120]=&quot;LNG&quot;;0.5;IF([.V120]=&quot;Fuel &amp; LNG&quot;;1;IF([.V120]=&quot;Heavy Fuel Oil&quot;;3;IF([.V120]=&quot;Sail&quot;;0;IF([.V120]=&quot;Electric&quot;;0;2))))))" office:value-type="float" office:value="2" calcext:value-type="float">
            <text:p>2</text:p>
          </table:table-cell>
          <table:table-cell table:formula="of:=IF([.Q120]=0;2;INT([.Q120]/10000))" office:value-type="float" office:value="2" calcext:value-type="float">
            <text:p>2</text:p>
          </table:table-cell>
          <table:table-cell table:formula="of:=INT([.F120]/1000)" office:value-type="float" office:value="0" calcext:value-type="float">
            <text:p>0</text:p>
          </table:table-cell>
          <table:table-cell table:formula="of:=INT([.L120]/10000)" office:value-type="float" office:value="0" calcext:value-type="float">
            <text:p>0</text:p>
          </table:table-cell>
          <table:table-cell table:formula="of:=[.W120]*[.X120]+[.Y120]+[.Z120]" office:value-type="float" office:value="4" calcext:value-type="float">
            <text:p>4</text:p>
          </table:table-cell>
          <table:table-cell table:formula="of:=INT([.AA120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string" calcext:value-type="string">
            <text:p>ONWARD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14"/>
          <table:table-cell table:formula="of:=IF([.V121]=&quot;hybrid&quot;;0;IF([.V121]=&quot;LNG&quot;;0.5;IF([.V121]=&quot;Fuel &amp; LNG&quot;;1;IF([.V121]=&quot;Heavy Fuel Oil&quot;;3;IF([.V121]=&quot;Sail&quot;;0;IF([.V121]=&quot;Electric&quot;;0;2))))))" office:value-type="float" office:value="2" calcext:value-type="float">
            <text:p>2</text:p>
          </table:table-cell>
          <table:table-cell table:formula="of:=IF([.Q121]=0;2;INT([.Q121]/10000))" office:value-type="float" office:value="2" calcext:value-type="float">
            <text:p>2</text:p>
          </table:table-cell>
          <table:table-cell table:formula="of:=INT([.F121]/1000)" office:value-type="float" office:value="0" calcext:value-type="float">
            <text:p>0</text:p>
          </table:table-cell>
          <table:table-cell table:formula="of:=INT([.L121]/10000)" office:value-type="float" office:value="0" calcext:value-type="float">
            <text:p>0</text:p>
          </table:table-cell>
          <table:table-cell table:formula="of:=[.W121]*[.X121]+[.Y121]+[.Z121]" office:value-type="float" office:value="4" calcext:value-type="float">
            <text:p>4</text:p>
          </table:table-cell>
          <table:table-cell table:formula="of:=INT([.AA121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string" calcext:value-type="string">
            <text:p>SYMPHONY SUN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14"/>
          <table:table-cell table:formula="of:=IF([.V122]=&quot;hybrid&quot;;0;IF([.V122]=&quot;LNG&quot;;0.5;IF([.V122]=&quot;Fuel &amp; LNG&quot;;1;IF([.V122]=&quot;Heavy Fuel Oil&quot;;3;IF([.V122]=&quot;Sail&quot;;0;IF([.V122]=&quot;Electric&quot;;0;2))))))" office:value-type="float" office:value="2" calcext:value-type="float">
            <text:p>2</text:p>
          </table:table-cell>
          <table:table-cell table:formula="of:=IF([.Q122]=0;2;INT([.Q122]/10000))" office:value-type="float" office:value="2" calcext:value-type="float">
            <text:p>2</text:p>
          </table:table-cell>
          <table:table-cell table:formula="of:=INT([.F122]/1000)" office:value-type="float" office:value="0" calcext:value-type="float">
            <text:p>0</text:p>
          </table:table-cell>
          <table:table-cell table:formula="of:=INT([.L122]/10000)" office:value-type="float" office:value="0" calcext:value-type="float">
            <text:p>0</text:p>
          </table:table-cell>
          <table:table-cell table:formula="of:=[.W122]*[.X122]+[.Y122]+[.Z122]" office:value-type="float" office:value="4" calcext:value-type="float">
            <text:p>4</text:p>
          </table:table-cell>
          <table:table-cell table:formula="of:=INT([.AA122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121" calcext:value-type="float">
            <text:p>121</text:p>
          </table:table-cell>
          <table:table-cell office:value-type="string" calcext:value-type="string">
            <text:p>TIDE NAVIGATOR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8" calcext:value-type="float">
            <text:p>118</text:p>
          </table:table-cell>
          <table:table-cell table:number-columns-repeated="14"/>
          <table:table-cell table:formula="of:=IF([.V123]=&quot;hybrid&quot;;0;IF([.V123]=&quot;LNG&quot;;0.5;IF([.V123]=&quot;Fuel &amp; LNG&quot;;1;IF([.V123]=&quot;Heavy Fuel Oil&quot;;3;IF([.V123]=&quot;Sail&quot;;0;IF([.V123]=&quot;Electric&quot;;0;2))))))" office:value-type="float" office:value="2" calcext:value-type="float">
            <text:p>2</text:p>
          </table:table-cell>
          <table:table-cell table:formula="of:=IF([.Q123]=0;2;INT([.Q123]/10000))" office:value-type="float" office:value="2" calcext:value-type="float">
            <text:p>2</text:p>
          </table:table-cell>
          <table:table-cell table:formula="of:=INT([.F123]/1000)" office:value-type="float" office:value="0" calcext:value-type="float">
            <text:p>0</text:p>
          </table:table-cell>
          <table:table-cell table:formula="of:=INT([.L123]/10000)" office:value-type="float" office:value="0" calcext:value-type="float">
            <text:p>0</text:p>
          </table:table-cell>
          <table:table-cell table:formula="of:=[.W123]*[.X123]+[.Y123]+[.Z123]" office:value-type="float" office:value="4" calcext:value-type="float">
            <text:p>4</text:p>
          </table:table-cell>
          <table:table-cell table:formula="of:=INT([.AA123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string" calcext:value-type="string">
            <text:p>SEA CLOUD II</text:p>
          </table:table-cell>
          <table:table-cell table:style-name="ce13" office:value-type="string" calcext:value-type="string">
            <text:p> 248953000</text:p>
          </table:table-cell>
          <table:table-cell table:style-name="ce13"/>
          <table:table-cell office:value-type="string" calcext:value-type="string">
            <text:p>passenger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17" calcext:value-type="float">
            <text:p>117</text:p>
          </table:table-cell>
          <table:table-cell table:number-columns-repeated="3"/>
          <table:table-cell office:value-type="float" office:value="3849" calcext:value-type="float">
            <text:p>3849</text:p>
          </table:table-cell>
          <table:table-cell table:number-columns-repeated="4"/>
          <table:table-cell office:value-type="float" office:value="2048" calcext:value-type="float">
            <text:p>2048</text:p>
          </table:table-cell>
          <table:table-cell table:number-columns-repeated="4"/>
          <table:table-cell office:value-type="string" calcext:value-type="string">
            <text:p>Sail</text:p>
          </table:table-cell>
          <table:table-cell table:formula="of:=IF([.V124]=&quot;hybrid&quot;;0;IF([.V124]=&quot;LNG&quot;;0.5;IF([.V124]=&quot;Fuel &amp; LNG&quot;;1;IF([.V124]=&quot;Heavy Fuel Oil&quot;;3;IF([.V124]=&quot;Sail&quot;;0;IF([.V124]=&quot;Electric&quot;;0;2))))))" office:value-type="float" office:value="0" calcext:value-type="float">
            <text:p>0</text:p>
          </table:table-cell>
          <table:table-cell table:formula="of:=IF([.Q124]=0;2;INT([.Q124]/10000))" office:value-type="float" office:value="0" calcext:value-type="float">
            <text:p>0</text:p>
          </table:table-cell>
          <table:table-cell table:formula="of:=INT([.F124]/1000)" office:value-type="float" office:value="0" calcext:value-type="float">
            <text:p>0</text:p>
          </table:table-cell>
          <table:table-cell table:formula="of:=INT([.L124]/10000)" office:value-type="float" office:value="0" calcext:value-type="float">
            <text:p>0</text:p>
          </table:table-cell>
          <table:table-cell table:formula="of:=[.W124]*[.X124]+[.Y124]+[.Z124]" office:value-type="float" office:value="0" calcext:value-type="float">
            <text:p>0</text:p>
          </table:table-cell>
          <table:table-cell table:formula="of:=INT([.AA124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3">
          <table:table-cell office:value-type="float" office:value="123" calcext:value-type="float">
            <text:p>123</text:p>
          </table:table-cell>
          <table:table-cell office:value-type="string" calcext:value-type="string">
            <text:p>STAR CLIPPER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table:number-columns-repeated="14"/>
          <table:table-cell table:formula="of:=IF([.V125]=&quot;hybrid&quot;;0;IF([.V125]=&quot;LNG&quot;;0.5;IF([.V125]=&quot;Fuel &amp; LNG&quot;;1;IF([.V125]=&quot;Heavy Fuel Oil&quot;;3;IF([.V125]=&quot;Sail&quot;;0;IF([.V125]=&quot;Electric&quot;;0;2))))))" office:value-type="float" office:value="2" calcext:value-type="float">
            <text:p>2</text:p>
          </table:table-cell>
          <table:table-cell table:formula="of:=IF([.Q125]=0;2;INT([.Q125]/10000))" office:value-type="float" office:value="2" calcext:value-type="float">
            <text:p>2</text:p>
          </table:table-cell>
          <table:table-cell table:formula="of:=INT([.F125]/1000)" office:value-type="float" office:value="0" calcext:value-type="float">
            <text:p>0</text:p>
          </table:table-cell>
          <table:table-cell table:formula="of:=INT([.L125]/10000)" office:value-type="float" office:value="0" calcext:value-type="float">
            <text:p>0</text:p>
          </table:table-cell>
          <table:table-cell table:formula="of:=[.W125]*[.X125]+[.Y125]+[.Z125]" office:value-type="float" office:value="4" calcext:value-type="float">
            <text:p>4</text:p>
          </table:table-cell>
          <table:table-cell table:formula="of:=INT([.AA125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string" calcext:value-type="string">
            <text:p>SEA CLOUD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14"/>
          <table:table-cell table:formula="of:=IF([.V126]=&quot;hybrid&quot;;0;IF([.V126]=&quot;LNG&quot;;0.5;IF([.V126]=&quot;Fuel &amp; LNG&quot;;1;IF([.V126]=&quot;Heavy Fuel Oil&quot;;3;IF([.V126]=&quot;Sail&quot;;0;IF([.V126]=&quot;Electric&quot;;0;2))))))" office:value-type="float" office:value="2" calcext:value-type="float">
            <text:p>2</text:p>
          </table:table-cell>
          <table:table-cell table:formula="of:=IF([.Q126]=0;2;INT([.Q126]/10000))" office:value-type="float" office:value="2" calcext:value-type="float">
            <text:p>2</text:p>
          </table:table-cell>
          <table:table-cell table:formula="of:=INT([.F126]/1000)" office:value-type="float" office:value="0" calcext:value-type="float">
            <text:p>0</text:p>
          </table:table-cell>
          <table:table-cell table:formula="of:=INT([.L126]/10000)" office:value-type="float" office:value="0" calcext:value-type="float">
            <text:p>0</text:p>
          </table:table-cell>
          <table:table-cell table:formula="of:=[.W126]*[.X126]+[.Y126]+[.Z126]" office:value-type="float" office:value="4" calcext:value-type="float">
            <text:p>4</text:p>
          </table:table-cell>
          <table:table-cell table:formula="of:=INT([.AA126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125" calcext:value-type="float">
            <text:p>125</text:p>
          </table:table-cell>
          <table:table-cell office:value-type="string" calcext:value-type="string">
            <text:p>SEADREAM 1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14"/>
          <table:table-cell table:formula="of:=IF([.V127]=&quot;hybrid&quot;;0;IF([.V127]=&quot;LNG&quot;;0.5;IF([.V127]=&quot;Fuel &amp; LNG&quot;;1;IF([.V127]=&quot;Heavy Fuel Oil&quot;;3;IF([.V127]=&quot;Sail&quot;;0;IF([.V127]=&quot;Electric&quot;;0;2))))))" office:value-type="float" office:value="2" calcext:value-type="float">
            <text:p>2</text:p>
          </table:table-cell>
          <table:table-cell table:formula="of:=IF([.Q127]=0;2;INT([.Q127]/10000))" office:value-type="float" office:value="2" calcext:value-type="float">
            <text:p>2</text:p>
          </table:table-cell>
          <table:table-cell table:formula="of:=INT([.F127]/1000)" office:value-type="float" office:value="0" calcext:value-type="float">
            <text:p>0</text:p>
          </table:table-cell>
          <table:table-cell table:formula="of:=INT([.L127]/10000)" office:value-type="float" office:value="0" calcext:value-type="float">
            <text:p>0</text:p>
          </table:table-cell>
          <table:table-cell table:formula="of:=[.W127]*[.X127]+[.Y127]+[.Z127]" office:value-type="float" office:value="4" calcext:value-type="float">
            <text:p>4</text:p>
          </table:table-cell>
          <table:table-cell table:formula="of:=INT([.AA127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string" calcext:value-type="string">
            <text:p>DREAM 1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table:number-columns-repeated="14"/>
          <table:table-cell table:formula="of:=IF([.V128]=&quot;hybrid&quot;;0;IF([.V128]=&quot;LNG&quot;;0.5;IF([.V128]=&quot;Fuel &amp; LNG&quot;;1;IF([.V128]=&quot;Heavy Fuel Oil&quot;;3;IF([.V128]=&quot;Sail&quot;;0;IF([.V128]=&quot;Electric&quot;;0;2))))))" office:value-type="float" office:value="2" calcext:value-type="float">
            <text:p>2</text:p>
          </table:table-cell>
          <table:table-cell table:formula="of:=IF([.Q128]=0;2;INT([.Q128]/10000))" office:value-type="float" office:value="2" calcext:value-type="float">
            <text:p>2</text:p>
          </table:table-cell>
          <table:table-cell table:formula="of:=INT([.F128]/1000)" office:value-type="float" office:value="0" calcext:value-type="float">
            <text:p>0</text:p>
          </table:table-cell>
          <table:table-cell table:formula="of:=INT([.L128]/10000)" office:value-type="float" office:value="0" calcext:value-type="float">
            <text:p>0</text:p>
          </table:table-cell>
          <table:table-cell table:formula="of:=[.W128]*[.X128]+[.Y128]+[.Z128]" office:value-type="float" office:value="4" calcext:value-type="float">
            <text:p>4</text:p>
          </table:table-cell>
          <table:table-cell table:formula="of:=INT([.AA128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127" calcext:value-type="float">
            <text:p>127</text:p>
          </table:table-cell>
          <table:table-cell office:value-type="string" calcext:value-type="string">
            <text:p>CEMBROOK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4"/>
          <table:table-cell table:formula="of:=IF([.V129]=&quot;hybrid&quot;;0;IF([.V129]=&quot;LNG&quot;;0.5;IF([.V129]=&quot;Fuel &amp; LNG&quot;;1;IF([.V129]=&quot;Heavy Fuel Oil&quot;;3;IF([.V129]=&quot;Sail&quot;;0;IF([.V129]=&quot;Electric&quot;;0;2))))))" office:value-type="float" office:value="2" calcext:value-type="float">
            <text:p>2</text:p>
          </table:table-cell>
          <table:table-cell table:formula="of:=IF([.Q129]=0;2;INT([.Q129]/10000))" office:value-type="float" office:value="2" calcext:value-type="float">
            <text:p>2</text:p>
          </table:table-cell>
          <table:table-cell table:formula="of:=INT([.F129]/1000)" office:value-type="float" office:value="0" calcext:value-type="float">
            <text:p>0</text:p>
          </table:table-cell>
          <table:table-cell table:formula="of:=INT([.L129]/10000)" office:value-type="float" office:value="0" calcext:value-type="float">
            <text:p>0</text:p>
          </table:table-cell>
          <table:table-cell table:formula="of:=[.W129]*[.X129]+[.Y129]+[.Z129]" office:value-type="float" office:value="4" calcext:value-type="float">
            <text:p>4</text:p>
          </table:table-cell>
          <table:table-cell table:formula="of:=INT([.AA129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128" calcext:value-type="float">
            <text:p>128</text:p>
          </table:table-cell>
          <table:table-cell table:style-name="ce20" office:value-type="string" calcext:value-type="string">
            <text:p>HYPATIA DEALEJANDRIA</text:p>
          </table:table-cell>
          <table:table-cell table:style-name="ce20" office:value-type="string" calcext:value-type="string">
            <text:p>209462000</text:p>
          </table:table-cell>
          <table:table-cell table:style-name="ce20"/>
          <table:table-cell table:style-name="ce20" office:value-type="string" calcext:value-type="string">
            <text:p>passenger</text:p>
          </table:table-cell>
          <table:table-cell table:style-name="ce36" office:value-type="float" office:value="800" calcext:value-type="float">
            <text:p>800</text:p>
          </table:table-cell>
          <table:table-cell table:style-name="ce20"/>
          <table:table-cell table:style-name="ce20" office:value-type="float" office:value="186" calcext:value-type="float">
            <text:p>186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2019" calcext:value-type="float">
            <text:p>2019</text:p>
          </table:table-cell>
          <table:table-cell/>
          <table:table-cell table:style-name="ce36" office:value-type="float" office:value="28658" calcext:value-type="float">
            <text:p>28658</text:p>
          </table:table-cell>
          <table:table-cell table:style-name="ce20" office:value-type="float" office:value="9726" calcext:value-type="float">
            <text:p>9726</text:p>
          </table:table-cell>
          <table:table-cell table:style-name="ce20" office:value-type="float" office:value="2" calcext:value-type="float">
            <text:p>2</text:p>
          </table:table-cell>
          <table:table-cell/>
          <table:table-cell table:style-name="ce20" office:value-type="float" office:value="9" calcext:value-type="float">
            <text:p>9</text:p>
          </table:table-cell>
          <table:table-cell table:style-name="ce36" office:value-type="float" office:value="21600" calcext:value-type="float">
            <text:p>21600</text:p>
          </table:table-cell>
          <table:table-cell table:style-name="ce20" office:value-type="float" office:value="600" calcext:value-type="float">
            <text:p>600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7718" calcext:value-type="float">
            <text:p>7718</text:p>
          </table:table-cell>
          <table:table-cell table:style-name="ce20" office:value-type="string" calcext:value-type="string">
            <text:p>pitch</text:p>
          </table:table-cell>
          <table:table-cell table:style-name="ce36" office:value-type="string" calcext:value-type="string">
            <text:p>LNG</text:p>
          </table:table-cell>
          <table:table-cell table:formula="of:=IF([.V130]=&quot;hybrid&quot;;0;IF([.V130]=&quot;LNG&quot;;0.5;IF([.V130]=&quot;Fuel &amp; LNG&quot;;1;IF([.V130]=&quot;Heavy Fuel Oil&quot;;3;IF([.V130]=&quot;Sail&quot;;0;IF([.V130]=&quot;Electric&quot;;0;2))))))" office:value-type="float" office:value="0.5" calcext:value-type="float">
            <text:p>0,5</text:p>
          </table:table-cell>
          <table:table-cell table:formula="of:=IF([.Q130]=0;2;INT([.Q130]/10000))" office:value-type="float" office:value="2" calcext:value-type="float">
            <text:p>2</text:p>
          </table:table-cell>
          <table:table-cell table:formula="of:=INT([.F130]/1000)" office:value-type="float" office:value="0" calcext:value-type="float">
            <text:p>0</text:p>
          </table:table-cell>
          <table:table-cell table:formula="of:=INT([.L130]/10000)" office:value-type="float" office:value="2" calcext:value-type="float">
            <text:p>2</text:p>
          </table:table-cell>
          <table:table-cell table:formula="of:=[.W130]*[.X130]+[.Y130]+[.Z130]" office:value-type="float" office:value="3" calcext:value-type="float">
            <text:p>3</text:p>
          </table:table-cell>
          <table:table-cell table:formula="of:=INT([.AA130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3">
          <table:table-cell office:value-type="float" office:value="129" calcext:value-type="float">
            <text:p>129</text:p>
          </table:table-cell>
          <table:table-cell table:style-name="ce20" office:value-type="string" calcext:value-type="string">
            <text:p>GNV SEALAND</text:p>
          </table:table-cell>
          <table:table-cell table:style-name="ce20" office:value-type="string" calcext:value-type="string">
            <text:p>247265800</text:p>
          </table:table-cell>
          <table:table-cell table:style-name="ce20"/>
          <table:table-cell table:style-name="ce20" office:value-type="string" calcext:value-type="string">
            <text:p>passenger</text:p>
          </table:table-cell>
          <table:table-cell office:value-type="float" office:value="852" calcext:value-type="float">
            <text:p>852</text:p>
          </table:table-cell>
          <table:table-cell/>
          <table:table-cell table:style-name="ce20" office:value-type="float" office:value="186" calcext:value-type="float">
            <text:p>186</text:p>
          </table:table-cell>
          <table:table-cell table:style-name="ce20" office:value-type="float" office:value="25.6" calcext:value-type="float">
            <text:p>25,6</text:p>
          </table:table-cell>
          <table:table-cell table:style-name="ce20" office:value-type="float" office:value="2009" calcext:value-type="float">
            <text:p>2009</text:p>
          </table:table-cell>
          <table:table-cell table:style-name="ce20" office:value-type="float" office:value="17758" calcext:value-type="float">
            <text:p>17758</text:p>
          </table:table-cell>
          <table:table-cell table:style-name="ce36" office:value-type="float" office:value="26904" calcext:value-type="float">
            <text:p>26904</text:p>
          </table:table-cell>
          <table:table-cell table:style-name="ce20" office:value-type="float" office:value="8912" calcext:value-type="float">
            <text:p>8912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9" calcext:value-type="float">
            <text:p>9</text:p>
          </table:table-cell>
          <table:table-cell table:style-name="ce36" office:value-type="float" office:value="21600" calcext:value-type="float">
            <text:p>21600</text:p>
          </table:table-cell>
          <table:table-cell table:style-name="ce20" office:value-type="float" office:value="500" calcext:value-type="float">
            <text:p>500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style-name="ce20" office:value-type="string" calcext:value-type="string">
            <text:p>pitch</text:p>
          </table:table-cell>
          <table:table-cell table:style-name="ce36" office:value-type="string" calcext:value-type="string">
            <text:p>LNG</text:p>
          </table:table-cell>
          <table:table-cell table:formula="of:=IF([.V131]=&quot;hybrid&quot;;0;IF([.V131]=&quot;LNG&quot;;0.5;IF([.V131]=&quot;Fuel &amp; LNG&quot;;1;IF([.V131]=&quot;Heavy Fuel Oil&quot;;3;IF([.V131]=&quot;Sail&quot;;0;IF([.V131]=&quot;Electric&quot;;0;2))))))" office:value-type="float" office:value="0.5" calcext:value-type="float">
            <text:p>0,5</text:p>
          </table:table-cell>
          <table:table-cell table:formula="of:=IF([.Q131]=0;2;INT([.Q131]/10000))" office:value-type="float" office:value="2" calcext:value-type="float">
            <text:p>2</text:p>
          </table:table-cell>
          <table:table-cell table:formula="of:=INT([.F131]/1000)" office:value-type="float" office:value="0" calcext:value-type="float">
            <text:p>0</text:p>
          </table:table-cell>
          <table:table-cell table:formula="of:=INT([.L131]/10000)" office:value-type="float" office:value="2" calcext:value-type="float">
            <text:p>2</text:p>
          </table:table-cell>
          <table:table-cell table:formula="of:=[.W131]*[.X131]+[.Y131]+[.Z131]" office:value-type="float" office:value="3" calcext:value-type="float">
            <text:p>3</text:p>
          </table:table-cell>
          <table:table-cell table:formula="of:=INT([.AA131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3">
          <table:table-cell office:value-type="float" office:value="130" calcext:value-type="float">
            <text:p>130</text:p>
          </table:table-cell>
          <table:table-cell office:value-type="string" calcext:value-type="string">
            <text:p>YPATIA DEALEJANDRIA</text:p>
          </table:table-cell>
          <table:table-cell table:style-name="ce20" office:value-type="string" calcext:value-type="string">
            <text:p>209462000</text:p>
          </table:table-cell>
          <table:table-cell table:style-name="ce20"/>
          <table:table-cell table:style-name="ce20" office:value-type="string" calcext:value-type="string">
            <text:p>passenger</text:p>
          </table:table-cell>
          <table:table-cell table:style-name="ce36" office:value-type="float" office:value="800" calcext:value-type="float">
            <text:p>800</text:p>
          </table:table-cell>
          <table:table-cell table:style-name="ce20"/>
          <table:table-cell table:style-name="ce20" office:value-type="float" office:value="186" calcext:value-type="float">
            <text:p>186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2019" calcext:value-type="float">
            <text:p>2019</text:p>
          </table:table-cell>
          <table:table-cell/>
          <table:table-cell table:style-name="ce36" office:value-type="float" office:value="28658" calcext:value-type="float">
            <text:p>28658</text:p>
          </table:table-cell>
          <table:table-cell table:style-name="ce20" office:value-type="float" office:value="9726" calcext:value-type="float">
            <text:p>9726</text:p>
          </table:table-cell>
          <table:table-cell table:style-name="ce20" office:value-type="float" office:value="2" calcext:value-type="float">
            <text:p>2</text:p>
          </table:table-cell>
          <table:table-cell/>
          <table:table-cell table:style-name="ce20" office:value-type="float" office:value="9" calcext:value-type="float">
            <text:p>9</text:p>
          </table:table-cell>
          <table:table-cell table:style-name="ce36" office:value-type="float" office:value="21600" calcext:value-type="float">
            <text:p>21600</text:p>
          </table:table-cell>
          <table:table-cell table:style-name="ce20" office:value-type="float" office:value="600" calcext:value-type="float">
            <text:p>600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7718" calcext:value-type="float">
            <text:p>7718</text:p>
          </table:table-cell>
          <table:table-cell table:style-name="ce20" office:value-type="string" calcext:value-type="string">
            <text:p>pitch</text:p>
          </table:table-cell>
          <table:table-cell office:value-type="string" calcext:value-type="string">
            <text:p>LNG</text:p>
          </table:table-cell>
          <table:table-cell table:formula="of:=IF([.V132]=&quot;hybrid&quot;;0;IF([.V132]=&quot;LNG&quot;;0.5;IF([.V132]=&quot;Fuel &amp; LNG&quot;;1;IF([.V132]=&quot;Heavy Fuel Oil&quot;;3;IF([.V132]=&quot;Sail&quot;;0;IF([.V132]=&quot;Electric&quot;;0;2))))))" office:value-type="float" office:value="0.5" calcext:value-type="float">
            <text:p>0,5</text:p>
          </table:table-cell>
          <table:table-cell table:formula="of:=IF([.Q132]=0;2;INT([.Q132]/10000))" office:value-type="float" office:value="2" calcext:value-type="float">
            <text:p>2</text:p>
          </table:table-cell>
          <table:table-cell table:formula="of:=INT([.F132]/1000)" office:value-type="float" office:value="0" calcext:value-type="float">
            <text:p>0</text:p>
          </table:table-cell>
          <table:table-cell table:formula="of:=INT([.L132]/10000)" office:value-type="float" office:value="2" calcext:value-type="float">
            <text:p>2</text:p>
          </table:table-cell>
          <table:table-cell table:formula="of:=[.W132]*[.X132]+[.Y132]+[.Z132]" office:value-type="float" office:value="3" calcext:value-type="float">
            <text:p>3</text:p>
          </table:table-cell>
          <table:table-cell table:formula="of:=INT([.AA132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3">
          <table:table-cell office:value-type="float" office:value="131" calcext:value-type="float">
            <text:p>131</text:p>
          </table:table-cell>
          <table:table-cell table:style-name="ce20" office:value-type="string" calcext:value-type="string">
            <text:p>FENICUSA M</text:p>
          </table:table-cell>
          <table:table-cell table:style-name="ce20" office:value-type="string" calcext:value-type="string">
            <text:p>247432200</text:p>
          </table:table-cell>
          <table:table-cell table:style-name="ce20"/>
          <table:table-cell table:style-name="ce20"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table:style-name="ce20" office:value-type="float" office:value="176" calcext:value-type="float">
            <text:p>176</text:p>
          </table:table-cell>
          <table:table-cell table:style-name="ce20" office:value-type="float" office:value="31.03" calcext:value-type="float">
            <text:p>31,03</text:p>
          </table:table-cell>
          <table:table-cell table:style-name="ce20" office:value-type="float" office:value="2008" calcext:value-type="float">
            <text:p>2008</text:p>
          </table:table-cell>
          <table:table-cell table:style-name="ce20" office:value-type="float" office:value="48984" calcext:value-type="float">
            <text:p>48984</text:p>
          </table:table-cell>
          <table:table-cell table:style-name="ce36" office:value-type="float" office:value="25400" calcext:value-type="float">
            <text:p>25400</text:p>
          </table:table-cell>
          <table:table-cell table:style-name="ce20" office:value-type="float" office:value="9932" calcext:value-type="float">
            <text:p>9932</text:p>
          </table:table-cell>
          <table:table-cell/>
          <table:table-cell table:style-name="ce20" office:value-type="float" office:value="500" calcext:value-type="float">
            <text:p>500</text:p>
          </table:table-cell>
          <table:table-cell table:style-name="ce20" office:value-type="float" office:value="6" calcext:value-type="float">
            <text:p>6</text:p>
          </table:table-cell>
          <table:table-cell table:style-name="ce36" office:value-type="float" office:value="8561" calcext:value-type="float">
            <text:p>8561</text:p>
          </table:table-cell>
          <table:table-cell table:style-name="ce20" office:value-type="float" office:value="127" calcext:value-type="float">
            <text:p>127</text:p>
          </table:table-cell>
          <table:table-cell table:style-name="ce20" office:value-type="float" office:value="2000" calcext:value-type="float">
            <text:p>2000</text:p>
          </table:table-cell>
          <table:table-cell table:style-name="ce20" office:value-type="float" office:value="40037" calcext:value-type="float">
            <text:p>40037</text:p>
          </table:table-cell>
          <table:table-cell table:style-name="ce20" office:value-type="string" calcext:value-type="string">
            <text:p>pitch</text:p>
          </table:table-cell>
          <table:table-cell table:style-name="ce36" office:value-type="string" calcext:value-type="string">
            <text:p>marine diesel</text:p>
          </table:table-cell>
          <table:table-cell table:formula="of:=IF([.V133]=&quot;hybrid&quot;;0;IF([.V133]=&quot;LNG&quot;;0.5;IF([.V133]=&quot;Fuel &amp; LNG&quot;;1;IF([.V133]=&quot;Heavy Fuel Oil&quot;;3;IF([.V133]=&quot;Sail&quot;;0;IF([.V133]=&quot;Electric&quot;;0;2))))))" office:value-type="float" office:value="2" calcext:value-type="float">
            <text:p>2</text:p>
          </table:table-cell>
          <table:table-cell table:formula="of:=IF([.Q133]=0;2;INT([.Q133]/10000))" office:value-type="float" office:value="0" calcext:value-type="float">
            <text:p>0</text:p>
          </table:table-cell>
          <table:table-cell table:formula="of:=INT([.F133]/1000)" office:value-type="float" office:value="0" calcext:value-type="float">
            <text:p>0</text:p>
          </table:table-cell>
          <table:table-cell table:formula="of:=INT([.L133]/10000)" office:value-type="float" office:value="2" calcext:value-type="float">
            <text:p>2</text:p>
          </table:table-cell>
          <table:table-cell table:formula="of:=[.W133]*[.X133]+[.Y133]+[.Z133]" office:value-type="float" office:value="2" calcext:value-type="float">
            <text:p>2</text:p>
          </table:table-cell>
          <table:table-cell table:formula="of:=INT([.AA133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string" calcext:value-type="string">
            <text:p>NV BRIDGE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LNG</text:p>
          </table:table-cell>
          <table:table-cell table:formula="of:=IF([.V134]=&quot;hybrid&quot;;0;IF([.V134]=&quot;LNG&quot;;0.5;IF([.V134]=&quot;Fuel &amp; LNG&quot;;1;IF([.V134]=&quot;Heavy Fuel Oil&quot;;3;IF([.V134]=&quot;Sail&quot;;0;IF([.V134]=&quot;Electric&quot;;0;2))))))" office:value-type="float" office:value="0.5" calcext:value-type="float">
            <text:p>0,5</text:p>
          </table:table-cell>
          <table:table-cell table:formula="of:=IF([.Q134]=0;2;INT([.Q134]/10000))" office:value-type="float" office:value="2" calcext:value-type="float">
            <text:p>2</text:p>
          </table:table-cell>
          <table:table-cell table:formula="of:=INT([.F134]/1000)" office:value-type="float" office:value="0" calcext:value-type="float">
            <text:p>0</text:p>
          </table:table-cell>
          <table:table-cell table:formula="of:=INT([.L134]/10000)" office:value-type="float" office:value="0" calcext:value-type="float">
            <text:p>0</text:p>
          </table:table-cell>
          <table:table-cell table:formula="of:=[.W134]*[.X134]+[.Y134]+[.Z134]" office:value-type="float" office:value="1" calcext:value-type="float">
            <text:p>1</text:p>
          </table:table-cell>
          <table:table-cell table:formula="of:=INT([.AA134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3">
          <table:table-cell office:value-type="float" office:value="133" calcext:value-type="float">
            <text:p>133</text:p>
          </table:table-cell>
          <table:table-cell office:value-type="string" calcext:value-type="string">
            <text:p>GNV BRIDGE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LNG</text:p>
          </table:table-cell>
          <table:table-cell table:formula="of:=IF([.V135]=&quot;hybrid&quot;;0;IF([.V135]=&quot;LNG&quot;;0.5;IF([.V135]=&quot;Fuel &amp; LNG&quot;;1;IF([.V135]=&quot;Heavy Fuel Oil&quot;;3;IF([.V135]=&quot;Sail&quot;;0;IF([.V135]=&quot;Electric&quot;;0;2))))))" office:value-type="float" office:value="0.5" calcext:value-type="float">
            <text:p>0,5</text:p>
          </table:table-cell>
          <table:table-cell table:formula="of:=IF([.Q135]=0;2;INT([.Q135]/10000))" office:value-type="float" office:value="2" calcext:value-type="float">
            <text:p>2</text:p>
          </table:table-cell>
          <table:table-cell table:formula="of:=INT([.F135]/1000)" office:value-type="float" office:value="0" calcext:value-type="float">
            <text:p>0</text:p>
          </table:table-cell>
          <table:table-cell table:formula="of:=INT([.L135]/10000)" office:value-type="float" office:value="0" calcext:value-type="float">
            <text:p>0</text:p>
          </table:table-cell>
          <table:table-cell table:formula="of:=[.W135]*[.X135]+[.Y135]+[.Z135]" office:value-type="float" office:value="1" calcext:value-type="float">
            <text:p>1</text:p>
          </table:table-cell>
          <table:table-cell table:formula="of:=INT([.AA135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3">
          <table:table-cell office:value-type="float" office:value="134" calcext:value-type="float">
            <text:p>134</text:p>
          </table:table-cell>
          <table:table-cell table:style-name="ce20" office:value-type="string" calcext:value-type="string">
            <text:p>BBC SEBASTOPOL</text:p>
          </table:table-cell>
          <table:table-cell table:style-name="ce20" office:value-type="string" calcext:value-type="string">
            <text:p>304824000</text:p>
          </table:table-cell>
          <table:table-cell table:style-name="ce20"/>
          <table:table-cell table:style-name="ce20"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table:style-name="ce20" office:value-type="float" office:value="147" calcext:value-type="float">
            <text:p>147</text:p>
          </table:table-cell>
          <table:table-cell table:style-name="ce20" office:value-type="float" office:value="23.06" calcext:value-type="float">
            <text:p>23,06</text:p>
          </table:table-cell>
          <table:table-cell table:style-name="ce20" office:value-type="float" office:value="2022" calcext:value-type="float">
            <text:p>2022</text:p>
          </table:table-cell>
          <table:table-cell/>
          <table:table-cell table:style-name="ce36" office:value-type="float" office:value="11324" calcext:value-type="float">
            <text:p>11324</text:p>
          </table:table-cell>
          <table:table-cell table:style-name="ce20" office:value-type="float" office:value="4484" calcext:value-type="float">
            <text:p>4484</text:p>
          </table:table-cell>
          <table:table-cell table:number-columns-repeated="3"/>
          <table:table-cell office:value-type="float" office:value="4800" calcext:value-type="float">
            <text:p>4800</text:p>
          </table:table-cell>
          <table:table-cell table:number-columns-repeated="2"/>
          <table:table-cell table:style-name="ce20" office:value-type="float" office:value="12325" calcext:value-type="float">
            <text:p>12325</text:p>
          </table:table-cell>
          <table:table-cell table:style-name="ce20" office:value-type="string" calcext:value-type="string">
            <text:p>pitch</text:p>
          </table:table-cell>
          <table:table-cell table:style-name="ce36" office:value-type="string" calcext:value-type="string">
            <text:p>marine diesel</text:p>
          </table:table-cell>
          <table:table-cell table:formula="of:=IF([.V136]=&quot;hybrid&quot;;0;IF([.V136]=&quot;LNG&quot;;0.5;IF([.V136]=&quot;Fuel &amp; LNG&quot;;1;IF([.V136]=&quot;Heavy Fuel Oil&quot;;3;IF([.V136]=&quot;Sail&quot;;0;IF([.V136]=&quot;Electric&quot;;0;2))))))" office:value-type="float" office:value="2" calcext:value-type="float">
            <text:p>2</text:p>
          </table:table-cell>
          <table:table-cell table:formula="of:=IF([.Q136]=0;2;INT([.Q136]/10000))" office:value-type="float" office:value="0" calcext:value-type="float">
            <text:p>0</text:p>
          </table:table-cell>
          <table:table-cell table:formula="of:=INT([.F136]/1000)" office:value-type="float" office:value="0" calcext:value-type="float">
            <text:p>0</text:p>
          </table:table-cell>
          <table:table-cell table:formula="of:=INT([.L136]/10000)" office:value-type="float" office:value="1" calcext:value-type="float">
            <text:p>1</text:p>
          </table:table-cell>
          <table:table-cell table:formula="of:=[.W136]*[.X136]+[.Y136]+[.Z136]" office:value-type="float" office:value="1" calcext:value-type="float">
            <text:p>1</text:p>
          </table:table-cell>
          <table:table-cell table:formula="of:=INT([.AA136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3">
          <table:table-cell office:value-type="float" office:value="135" calcext:value-type="float">
            <text:p>135</text:p>
          </table:table-cell>
          <table:table-cell table:style-name="ce20" office:value-type="string" calcext:value-type="string">
            <text:p>TINERFE</text:p>
          </table:table-cell>
          <table:table-cell table:style-name="ce20" office:value-type="string" calcext:value-type="string">
            <text:p>224025000</text:p>
          </table:table-cell>
          <table:table-cell table:style-name="ce20"/>
          <table:table-cell table:style-name="ce20"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table:style-name="ce20" office:value-type="float" office:value="144" calcext:value-type="float">
            <text:p>144</text:p>
          </table:table-cell>
          <table:table-cell table:style-name="ce20" office:value-type="float" office:value="22.63" calcext:value-type="float">
            <text:p>22,63</text:p>
          </table:table-cell>
          <table:table-cell table:style-name="ce20" office:value-type="float" office:value="2009" calcext:value-type="float">
            <text:p>2009</text:p>
          </table:table-cell>
          <table:table-cell table:style-name="ce20" office:value-type="float" office:value="23145" calcext:value-type="float">
            <text:p>23145</text:p>
          </table:table-cell>
          <table:table-cell table:style-name="ce36" office:value-type="float" office:value="11290" calcext:value-type="float">
            <text:p>11290</text:p>
          </table:table-cell>
          <table:table-cell table:style-name="ce20" office:value-type="float" office:value="5263" calcext:value-type="float">
            <text:p>5263</text:p>
          </table:table-cell>
          <table:table-cell/>
          <table:table-cell table:style-name="ce20" office:value-type="float" office:value="350" calcext:value-type="float">
            <text:p>350</text:p>
          </table:table-cell>
          <table:table-cell table:style-name="ce20" office:value-type="float" office:value="8" calcext:value-type="float">
            <text:p>8</text:p>
          </table:table-cell>
          <table:table-cell table:style-name="ce36" office:value-type="float" office:value="5920" calcext:value-type="float">
            <text:p>5920</text:p>
          </table:table-cell>
          <table:table-cell table:number-columns-repeated="2"/>
          <table:table-cell table:style-name="ce20" office:value-type="float" office:value="17540" calcext:value-type="float">
            <text:p>17540</text:p>
          </table:table-cell>
          <table:table-cell table:style-name="ce20" office:value-type="string" calcext:value-type="string">
            <text:p>pitch</text:p>
          </table:table-cell>
          <table:table-cell table:style-name="ce36" office:value-type="string" calcext:value-type="string">
            <text:p>marine diesel</text:p>
          </table:table-cell>
          <table:table-cell table:formula="of:=IF([.V137]=&quot;hybrid&quot;;0;IF([.V137]=&quot;LNG&quot;;0.5;IF([.V137]=&quot;Fuel &amp; LNG&quot;;1;IF([.V137]=&quot;Heavy Fuel Oil&quot;;3;IF([.V137]=&quot;Sail&quot;;0;IF([.V137]=&quot;Electric&quot;;0;2))))))" office:value-type="float" office:value="2" calcext:value-type="float">
            <text:p>2</text:p>
          </table:table-cell>
          <table:table-cell table:formula="of:=IF([.Q137]=0;2;INT([.Q137]/10000))" office:value-type="float" office:value="0" calcext:value-type="float">
            <text:p>0</text:p>
          </table:table-cell>
          <table:table-cell table:formula="of:=INT([.F137]/1000)" office:value-type="float" office:value="0" calcext:value-type="float">
            <text:p>0</text:p>
          </table:table-cell>
          <table:table-cell table:formula="of:=INT([.L137]/10000)" office:value-type="float" office:value="1" calcext:value-type="float">
            <text:p>1</text:p>
          </table:table-cell>
          <table:table-cell table:formula="of:=[.W137]*[.X137]+[.Y137]+[.Z137]" office:value-type="float" office:value="1" calcext:value-type="float">
            <text:p>1</text:p>
          </table:table-cell>
          <table:table-cell table:formula="of:=INT([.AA137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3">
          <table:table-cell office:value-type="float" office:value="136" calcext:value-type="float">
            <text:p>136</text:p>
          </table:table-cell>
          <table:table-cell table:style-name="ce20" office:value-type="string" calcext:value-type="string">
            <text:p>IMKE</text:p>
          </table:table-cell>
          <table:table-cell table:style-name="ce20" office:value-type="string" calcext:value-type="string">
            <text:p>304513000</text:p>
          </table:table-cell>
          <table:table-cell table:style-name="ce20"/>
          <table:table-cell table:style-name="ce20"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table:style-name="ce20" office:value-type="float" office:value="134" calcext:value-type="float">
            <text:p>134</text:p>
          </table:table-cell>
          <table:table-cell table:style-name="ce20" office:value-type="float" office:value="23.2" calcext:value-type="float">
            <text:p>23,2</text:p>
          </table:table-cell>
          <table:table-cell table:style-name="ce20" office:value-type="float" office:value="2010" calcext:value-type="float">
            <text:p>2010</text:p>
          </table:table-cell>
          <table:table-cell/>
          <table:table-cell table:style-name="ce36" office:value-type="float" office:value="11473" calcext:value-type="float">
            <text:p>11473</text:p>
          </table:table-cell>
          <table:table-cell table:style-name="ce20" office:value-type="float" office:value="3834" calcext:value-type="float">
            <text:p>3834</text:p>
          </table:table-cell>
          <table:table-cell/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6" calcext:value-type="float">
            <text:p>6</text:p>
          </table:table-cell>
          <table:table-cell table:style-name="ce36" office:value-type="float" office:value="7200" calcext:value-type="float">
            <text:p>7200</text:p>
          </table:table-cell>
          <table:table-cell table:number-columns-repeated="2"/>
          <table:table-cell table:style-name="ce20" office:value-type="float" office:value="9962" calcext:value-type="float">
            <text:p>9962</text:p>
          </table:table-cell>
          <table:table-cell table:style-name="ce20" office:value-type="string" calcext:value-type="string">
            <text:p>pitch</text:p>
          </table:table-cell>
          <table:table-cell table:style-name="ce36" office:value-type="string" calcext:value-type="string">
            <text:p>marine diesel</text:p>
          </table:table-cell>
          <table:table-cell table:formula="of:=IF([.V138]=&quot;hybrid&quot;;0;IF([.V138]=&quot;LNG&quot;;0.5;IF([.V138]=&quot;Fuel &amp; LNG&quot;;1;IF([.V138]=&quot;Heavy Fuel Oil&quot;;3;IF([.V138]=&quot;Sail&quot;;0;IF([.V138]=&quot;Electric&quot;;0;2))))))" office:value-type="float" office:value="2" calcext:value-type="float">
            <text:p>2</text:p>
          </table:table-cell>
          <table:table-cell table:formula="of:=IF([.Q138]=0;2;INT([.Q138]/10000))" office:value-type="float" office:value="0" calcext:value-type="float">
            <text:p>0</text:p>
          </table:table-cell>
          <table:table-cell table:formula="of:=INT([.F138]/1000)" office:value-type="float" office:value="0" calcext:value-type="float">
            <text:p>0</text:p>
          </table:table-cell>
          <table:table-cell table:formula="of:=INT([.L138]/10000)" office:value-type="float" office:value="1" calcext:value-type="float">
            <text:p>1</text:p>
          </table:table-cell>
          <table:table-cell table:formula="of:=[.W138]*[.X138]+[.Y138]+[.Z138]" office:value-type="float" office:value="1" calcext:value-type="float">
            <text:p>1</text:p>
          </table:table-cell>
          <table:table-cell table:formula="of:=INT([.AA138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3">
          <table:table-cell office:value-type="float" office:value="137" calcext:value-type="float">
            <text:p>137</text:p>
          </table:table-cell>
          <table:table-cell table:style-name="ce20" office:value-type="string" calcext:value-type="string">
            <text:p>GUBAL TRADER</text:p>
          </table:table-cell>
          <table:table-cell table:style-name="ce20" office:value-type="string" calcext:value-type="string">
            <text:p>210117000</text:p>
          </table:table-cell>
          <table:table-cell table:style-name="ce20"/>
          <table:table-cell table:style-name="ce20" office:value-type="string" calcext:value-type="string">
            <text:p>passenger</text:p>
          </table:table-cell>
          <table:table-cell table:number-columns-repeated="2"/>
          <table:table-cell table:style-name="ce20" office:value-type="float" office:value="139" calcext:value-type="float">
            <text:p>139</text:p>
          </table:table-cell>
          <table:table-cell table:style-name="ce20" office:value-type="float" office:value="16.88" calcext:value-type="float">
            <text:p>16,88</text:p>
          </table:table-cell>
          <table:table-cell table:style-name="ce20" office:value-type="float" office:value="1979" calcext:value-type="float">
            <text:p>1979</text:p>
          </table:table-cell>
          <table:table-cell/>
          <table:table-cell table:style-name="ce36" office:value-type="float" office:value="7616" calcext:value-type="float">
            <text:p>7616</text:p>
          </table:table-cell>
          <table:table-cell table:style-name="ce20" office:value-type="float" office:value="2285" calcext:value-type="float">
            <text:p>2285</text:p>
          </table:table-cell>
          <table:table-cell table:number-columns-repeated="3"/>
          <table:table-cell table:style-name="ce36" office:value-type="float" office:value="4678" calcext:value-type="float">
            <text:p>4678</text:p>
          </table:table-cell>
          <table:table-cell/>
          <table:table-cell table:style-name="ce20" office:value-type="float" office:value="280" calcext:value-type="float">
            <text:p>280</text:p>
          </table:table-cell>
          <table:table-cell table:style-name="ce20" office:value-type="float" office:value="2362" calcext:value-type="float">
            <text:p>2362</text:p>
          </table:table-cell>
          <table:table-cell table:style-name="ce20" office:value-type="string" calcext:value-type="string">
            <text:p>pitch</text:p>
          </table:table-cell>
          <table:table-cell table:style-name="ce36" office:value-type="string" calcext:value-type="string">
            <text:p>marine diesel</text:p>
          </table:table-cell>
          <table:table-cell table:formula="of:=IF([.V139]=&quot;hybrid&quot;;0;IF([.V139]=&quot;LNG&quot;;0.5;IF([.V139]=&quot;Fuel &amp; LNG&quot;;1;IF([.V139]=&quot;Heavy Fuel Oil&quot;;3;IF([.V139]=&quot;Sail&quot;;0;IF([.V139]=&quot;Electric&quot;;0;2))))))" office:value-type="float" office:value="2" calcext:value-type="float">
            <text:p>2</text:p>
          </table:table-cell>
          <table:table-cell table:formula="of:=IF([.Q139]=0;2;INT([.Q139]/10000))" office:value-type="float" office:value="0" calcext:value-type="float">
            <text:p>0</text:p>
          </table:table-cell>
          <table:table-cell table:formula="of:=INT([.F139]/1000)" office:value-type="float" office:value="0" calcext:value-type="float">
            <text:p>0</text:p>
          </table:table-cell>
          <table:table-cell table:formula="of:=INT([.L139]/10000)" office:value-type="float" office:value="0" calcext:value-type="float">
            <text:p>0</text:p>
          </table:table-cell>
          <table:table-cell table:formula="of:=[.W139]*[.X139]+[.Y139]+[.Z139]" office:value-type="float" office:value="0" calcext:value-type="float">
            <text:p>0</text:p>
          </table:table-cell>
          <table:table-cell table:formula="of:=INT([.AA139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3">
          <table:table-cell office:value-type="float" office:value="138" calcext:value-type="float">
            <text:p>138</text:p>
          </table:table-cell>
          <table:table-cell table:style-name="ce20" office:value-type="string" calcext:value-type="string">
            <text:p>HEERENGRACHT</text:p>
          </table:table-cell>
          <table:table-cell table:style-name="ce20" office:value-type="string" calcext:value-type="string">
            <text:p>244014000</text:p>
          </table:table-cell>
          <table:table-cell table:style-name="ce20"/>
          <table:table-cell table:style-name="ce20"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table:style-name="ce20" office:value-type="float" office:value="138" calcext:value-type="float">
            <text:p>138</text:p>
          </table:table-cell>
          <table:table-cell table:style-name="ce20" office:value-type="float" office:value="21.36" calcext:value-type="float">
            <text:p>21,36</text:p>
          </table:table-cell>
          <table:table-cell table:style-name="ce20" office:value-type="float" office:value="2009" calcext:value-type="float">
            <text:p>2009</text:p>
          </table:table-cell>
          <table:table-cell table:style-name="ce20" office:value-type="float" office:value="17972" calcext:value-type="float">
            <text:p>17972</text:p>
          </table:table-cell>
          <table:table-cell table:style-name="ce36" office:value-type="float" office:value="9611" calcext:value-type="float">
            <text:p>9611</text:p>
          </table:table-cell>
          <table:table-cell table:style-name="ce20" office:value-type="float" office:value="4260" calcext:value-type="float">
            <text:p>4260</text:p>
          </table:table-cell>
          <table:table-cell/>
          <table:table-cell table:style-name="ce20" office:value-type="float" office:value="430" calcext:value-type="float">
            <text:p>430</text:p>
          </table:table-cell>
          <table:table-cell table:style-name="ce20" office:value-type="float" office:value="6" calcext:value-type="float">
            <text:p>6</text:p>
          </table:table-cell>
          <table:table-cell table:style-name="ce36" office:value-type="float" office:value="5400" calcext:value-type="float">
            <text:p>5400</text:p>
          </table:table-cell>
          <table:table-cell table:number-columns-repeated="2"/>
          <table:table-cell table:style-name="ce20" office:value-type="float" office:value="12678" calcext:value-type="float">
            <text:p>12678</text:p>
          </table:table-cell>
          <table:table-cell table:style-name="ce20" office:value-type="string" calcext:value-type="string">
            <text:p>pitch</text:p>
          </table:table-cell>
          <table:table-cell table:style-name="ce36" office:value-type="string" calcext:value-type="string">
            <text:p>marine diesel</text:p>
          </table:table-cell>
          <table:table-cell table:formula="of:=IF([.V140]=&quot;hybrid&quot;;0;IF([.V140]=&quot;LNG&quot;;0.5;IF([.V140]=&quot;Fuel &amp; LNG&quot;;1;IF([.V140]=&quot;Heavy Fuel Oil&quot;;3;IF([.V140]=&quot;Sail&quot;;0;IF([.V140]=&quot;Electric&quot;;0;2))))))" office:value-type="float" office:value="2" calcext:value-type="float">
            <text:p>2</text:p>
          </table:table-cell>
          <table:table-cell table:formula="of:=IF([.Q140]=0;2;INT([.Q140]/10000))" office:value-type="float" office:value="0" calcext:value-type="float">
            <text:p>0</text:p>
          </table:table-cell>
          <table:table-cell table:formula="of:=INT([.F140]/1000)" office:value-type="float" office:value="0" calcext:value-type="float">
            <text:p>0</text:p>
          </table:table-cell>
          <table:table-cell table:formula="of:=INT([.L140]/10000)" office:value-type="float" office:value="0" calcext:value-type="float">
            <text:p>0</text:p>
          </table:table-cell>
          <table:table-cell table:formula="of:=[.W140]*[.X140]+[.Y140]+[.Z140]" office:value-type="float" office:value="0" calcext:value-type="float">
            <text:p>0</text:p>
          </table:table-cell>
          <table:table-cell table:formula="of:=INT([.AA140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3">
          <table:table-cell office:value-type="float" office:value="139" calcext:value-type="float">
            <text:p>139</text:p>
          </table:table-cell>
          <table:table-cell table:style-name="ce20" office:value-type="string" calcext:value-type="string">
            <text:p>TIMBER NAVIGATOR</text:p>
          </table:table-cell>
          <table:table-cell table:style-name="ce20" office:value-type="string" calcext:value-type="string">
            <text:p>244909000</text:p>
          </table:table-cell>
          <table:table-cell table:style-name="ce20"/>
          <table:table-cell table:style-name="ce20"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table:style-name="ce20" office:value-type="float" office:value="118" calcext:value-type="float">
            <text:p>118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2011" calcext:value-type="float">
            <text:p>2011</text:p>
          </table:table-cell>
          <table:table-cell/>
          <table:table-cell table:style-name="ce36" office:value-type="float" office:value="5425" calcext:value-type="float">
            <text:p>5425</text:p>
          </table:table-cell>
          <table:table-cell table:style-name="ce20" office:value-type="float" office:value="2949" calcext:value-type="float">
            <text:p>2949</text:p>
          </table:table-cell>
          <table:table-cell table:number-columns-repeated="2"/>
          <table:table-cell table:style-name="ce20" office:value-type="float" office:value="9" calcext:value-type="float">
            <text:p>9</text:p>
          </table:table-cell>
          <table:table-cell table:style-name="ce36" office:value-type="float" office:value="2970" calcext:value-type="float">
            <text:p>2970</text:p>
          </table:table-cell>
          <table:table-cell/>
          <table:table-cell table:style-name="ce20" office:value-type="float" office:value="255" calcext:value-type="float">
            <text:p>255</text:p>
          </table:table-cell>
          <table:table-cell table:style-name="ce20" office:value-type="float" office:value="8270" calcext:value-type="float">
            <text:p>8270</text:p>
          </table:table-cell>
          <table:table-cell table:style-name="ce20" office:value-type="string" calcext:value-type="string">
            <text:p>pitch</text:p>
          </table:table-cell>
          <table:table-cell table:style-name="ce36" office:value-type="string" calcext:value-type="string">
            <text:p>marine diesel</text:p>
          </table:table-cell>
          <table:table-cell table:formula="of:=IF([.V141]=&quot;hybrid&quot;;0;IF([.V141]=&quot;LNG&quot;;0.5;IF([.V141]=&quot;Fuel &amp; LNG&quot;;1;IF([.V141]=&quot;Heavy Fuel Oil&quot;;3;IF([.V141]=&quot;Sail&quot;;0;IF([.V141]=&quot;Electric&quot;;0;2))))))" office:value-type="float" office:value="2" calcext:value-type="float">
            <text:p>2</text:p>
          </table:table-cell>
          <table:table-cell table:formula="of:=IF([.Q141]=0;2;INT([.Q141]/10000))" office:value-type="float" office:value="0" calcext:value-type="float">
            <text:p>0</text:p>
          </table:table-cell>
          <table:table-cell table:formula="of:=INT([.F141]/1000)" office:value-type="float" office:value="0" calcext:value-type="float">
            <text:p>0</text:p>
          </table:table-cell>
          <table:table-cell table:formula="of:=INT([.L141]/10000)" office:value-type="float" office:value="0" calcext:value-type="float">
            <text:p>0</text:p>
          </table:table-cell>
          <table:table-cell table:formula="of:=[.W141]*[.X141]+[.Y141]+[.Z141]" office:value-type="float" office:value="0" calcext:value-type="float">
            <text:p>0</text:p>
          </table:table-cell>
          <table:table-cell table:formula="of:=INT([.AA141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3">
          <table:table-cell office:value-type="float" office:value="140" calcext:value-type="float">
            <text:p>140</text:p>
          </table:table-cell>
          <table:table-cell office:value-type="string" calcext:value-type="string">
            <text:p>ISLAND SKY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14"/>
          <table:table-cell table:formula="of:=IF([.V142]=&quot;hybrid&quot;;0;IF([.V142]=&quot;LNG&quot;;0.5;IF([.V142]=&quot;Fuel &amp; LNG&quot;;1;IF([.V142]=&quot;Heavy Fuel Oil&quot;;3;IF([.V142]=&quot;Sail&quot;;0;IF([.V142]=&quot;Electric&quot;;0;2))))))" office:value-type="float" office:value="2" calcext:value-type="float">
            <text:p>2</text:p>
          </table:table-cell>
          <table:table-cell table:formula="of:=INT([.Q142]/10000)" office:value-type="float" office:value="0" calcext:value-type="float">
            <text:p>0</text:p>
          </table:table-cell>
          <table:table-cell table:formula="of:=INT([.F142]/1000)" office:value-type="float" office:value="0" calcext:value-type="float">
            <text:p>0</text:p>
          </table:table-cell>
          <table:table-cell table:formula="of:=INT([.L142]/10000)" office:value-type="float" office:value="0" calcext:value-type="float">
            <text:p>0</text:p>
          </table:table-cell>
          <table:table-cell table:formula="of:=[.W142]*[.X142]+[.Y142]+[.Z142]" office:value-type="float" office:value="0" calcext:value-type="float">
            <text:p>0</text:p>
          </table:table-cell>
          <table:table-cell table:formula="of:=INT([.AA142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3">
          <table:table-cell office:value-type="float" office:value="141" calcext:value-type="float">
            <text:p>141</text:p>
          </table:table-cell>
          <table:table-cell table:style-name="ce20" office:value-type="string" calcext:value-type="string">
            <text:p>SIRIOS CEMENT V</text:p>
          </table:table-cell>
          <table:table-cell table:style-name="ce20" office:value-type="string" calcext:value-type="string">
            <text:p>212781000</text:p>
          </table:table-cell>
          <table:table-cell table:style-name="ce20"/>
          <table:table-cell table:style-name="ce20"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table:style-name="ce20" office:value-type="float" office:value="86" calcext:value-type="float">
            <text:p>86</text:p>
          </table:table-cell>
          <table:table-cell table:style-name="ce20" office:value-type="float" office:value="14.5" calcext:value-type="float">
            <text:p>14,5</text:p>
          </table:table-cell>
          <table:table-cell table:style-name="ce20" office:value-type="float" office:value="1988" calcext:value-type="float">
            <text:p>1988</text:p>
          </table:table-cell>
          <table:table-cell table:style-name="ce20" office:value-type="float" office:value="4799" calcext:value-type="float">
            <text:p>4799</text:p>
          </table:table-cell>
          <table:table-cell table:style-name="ce36" office:value-type="float" office:value="2453" calcext:value-type="float">
            <text:p>2453</text:p>
          </table:table-cell>
          <table:table-cell table:style-name="ce20" office:value-type="float" office:value="750" calcext:value-type="float">
            <text:p>75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40" calcext:value-type="float">
            <text:p>340</text:p>
          </table:table-cell>
          <table:table-cell table:style-name="ce20" office:value-type="float" office:value="6" calcext:value-type="float">
            <text:p>6</text:p>
          </table:table-cell>
          <table:table-cell table:style-name="ce36" office:value-type="float" office:value="1618" calcext:value-type="float">
            <text:p>1618</text:p>
          </table:table-cell>
          <table:table-cell table:style-name="ce20" office:value-type="float" office:value="310" calcext:value-type="float">
            <text:p>310</text:p>
          </table:table-cell>
          <table:table-cell table:style-name="ce20" office:value-type="float" office:value="620" calcext:value-type="float">
            <text:p>620</text:p>
          </table:table-cell>
          <table:table-cell table:style-name="ce20" office:value-type="float" office:value="3399" calcext:value-type="float">
            <text:p>3399</text:p>
          </table:table-cell>
          <table:table-cell table:style-name="ce20" office:value-type="string" calcext:value-type="string">
            <text:p>pitch</text:p>
          </table:table-cell>
          <table:table-cell table:style-name="ce36" office:value-type="string" calcext:value-type="string">
            <text:p>marine diesel</text:p>
          </table:table-cell>
          <table:table-cell table:formula="of:=IF([.V143]=&quot;hybrid&quot;;0;IF([.V143]=&quot;LNG&quot;;0.5;IF([.V143]=&quot;Fuel &amp; LNG&quot;;1;IF([.V143]=&quot;Heavy Fuel Oil&quot;;3;IF([.V143]=&quot;Sail&quot;;0;IF([.V143]=&quot;Electric&quot;;0;2))))))" office:value-type="float" office:value="2" calcext:value-type="float">
            <text:p>2</text:p>
          </table:table-cell>
          <table:table-cell table:formula="of:=INT([.Q143]/10000)" office:value-type="float" office:value="0" calcext:value-type="float">
            <text:p>0</text:p>
          </table:table-cell>
          <table:table-cell table:formula="of:=INT([.F143]/1000)" office:value-type="float" office:value="0" calcext:value-type="float">
            <text:p>0</text:p>
          </table:table-cell>
          <table:table-cell table:formula="of:=INT([.L143]/10000)" office:value-type="float" office:value="0" calcext:value-type="float">
            <text:p>0</text:p>
          </table:table-cell>
          <table:table-cell table:formula="of:=[.W143]*[.X143]+[.Y143]+[.Z143]" office:value-type="float" office:value="0" calcext:value-type="float">
            <text:p>0</text:p>
          </table:table-cell>
          <table:table-cell table:formula="of:=INT([.AA143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3">
          <table:table-cell office:value-type="float" office:value="142" calcext:value-type="float">
            <text:p>142</text:p>
          </table:table-cell>
          <table:table-cell office:value-type="string" calcext:value-type="string">
            <text:p>OCEAN SENTINEL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14"/>
          <table:table-cell table:formula="of:=IF([.V144]=&quot;hybrid&quot;;0;IF([.V144]=&quot;LNG&quot;;0.5;IF([.V144]=&quot;Fuel &amp; LNG&quot;;1;IF([.V144]=&quot;Heavy Fuel Oil&quot;;3;IF([.V144]=&quot;Sail&quot;;0;IF([.V144]=&quot;Electric&quot;;0;2))))))" office:value-type="float" office:value="2" calcext:value-type="float">
            <text:p>2</text:p>
          </table:table-cell>
          <table:table-cell table:formula="of:=INT([.Q144]/10000)" office:value-type="float" office:value="0" calcext:value-type="float">
            <text:p>0</text:p>
          </table:table-cell>
          <table:table-cell table:formula="of:=INT([.F144]/1000)" office:value-type="float" office:value="0" calcext:value-type="float">
            <text:p>0</text:p>
          </table:table-cell>
          <table:table-cell table:formula="of:=INT([.L144]/10000)" office:value-type="float" office:value="0" calcext:value-type="float">
            <text:p>0</text:p>
          </table:table-cell>
          <table:table-cell table:formula="of:=[.W144]*[.X144]+[.Y144]+[.Z144]" office:value-type="float" office:value="0" calcext:value-type="float">
            <text:p>0</text:p>
          </table:table-cell>
          <table:table-cell table:formula="of:=INT([.AA144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3">
          <table:table-cell office:value-type="float" office:value="143" calcext:value-type="float">
            <text:p>143</text:p>
          </table:table-cell>
          <table:table-cell office:value-type="string" calcext:value-type="string">
            <text:p>PAULA III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4"/>
          <table:table-cell table:formula="of:=IF([.V145]=&quot;hybrid&quot;;0;IF([.V145]=&quot;LNG&quot;;0.5;IF([.V145]=&quot;Fuel &amp; LNG&quot;;1;IF([.V145]=&quot;Heavy Fuel Oil&quot;;3;IF([.V145]=&quot;Sail&quot;;0;IF([.V145]=&quot;Electric&quot;;0;2))))))" office:value-type="float" office:value="2" calcext:value-type="float">
            <text:p>2</text:p>
          </table:table-cell>
          <table:table-cell table:formula="of:=INT([.Q145]/10000)" office:value-type="float" office:value="0" calcext:value-type="float">
            <text:p>0</text:p>
          </table:table-cell>
          <table:table-cell table:formula="of:=INT([.F145]/1000)" office:value-type="float" office:value="0" calcext:value-type="float">
            <text:p>0</text:p>
          </table:table-cell>
          <table:table-cell table:formula="of:=INT([.L145]/10000)" office:value-type="float" office:value="0" calcext:value-type="float">
            <text:p>0</text:p>
          </table:table-cell>
          <table:table-cell table:formula="of:=[.W145]*[.X145]+[.Y145]+[.Z145]" office:value-type="float" office:value="0" calcext:value-type="float">
            <text:p>0</text:p>
          </table:table-cell>
          <table:table-cell table:formula="of:=INT([.AA145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3">
          <table:table-cell office:value-type="float" office:value="144" calcext:value-type="float">
            <text:p>144</text:p>
          </table:table-cell>
          <table:table-cell office:value-type="string" calcext:value-type="string">
            <text:p>ABSA UNO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14"/>
          <table:table-cell table:formula="of:=IF([.V146]=&quot;hybrid&quot;;0;IF([.V146]=&quot;LNG&quot;;0.5;IF([.V146]=&quot;Fuel &amp; LNG&quot;;1;IF([.V146]=&quot;Heavy Fuel Oil&quot;;3;IF([.V146]=&quot;Sail&quot;;0;IF([.V146]=&quot;Electric&quot;;0;2))))))" office:value-type="float" office:value="2" calcext:value-type="float">
            <text:p>2</text:p>
          </table:table-cell>
          <table:table-cell table:formula="of:=INT([.Q146]/10000)" office:value-type="float" office:value="0" calcext:value-type="float">
            <text:p>0</text:p>
          </table:table-cell>
          <table:table-cell table:formula="of:=INT([.F146]/1000)" office:value-type="float" office:value="0" calcext:value-type="float">
            <text:p>0</text:p>
          </table:table-cell>
          <table:table-cell table:formula="of:=INT([.L146]/10000)" office:value-type="float" office:value="0" calcext:value-type="float">
            <text:p>0</text:p>
          </table:table-cell>
          <table:table-cell table:formula="of:=[.W146]*[.X146]+[.Y146]+[.Z146]" office:value-type="float" office:value="0" calcext:value-type="float">
            <text:p>0</text:p>
          </table:table-cell>
          <table:table-cell table:formula="of:=INT([.AA146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string" calcext:value-type="string">
            <text:p>BENITA BLUE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4"/>
          <table:table-cell table:formula="of:=IF([.V147]=&quot;hybrid&quot;;0;IF([.V147]=&quot;LNG&quot;;0.5;IF([.V147]=&quot;Fuel &amp; LNG&quot;;1;IF([.V147]=&quot;Heavy Fuel Oil&quot;;3;IF([.V147]=&quot;Sail&quot;;0;IF([.V147]=&quot;Electric&quot;;0;2))))))" office:value-type="float" office:value="2" calcext:value-type="float">
            <text:p>2</text:p>
          </table:table-cell>
          <table:table-cell table:formula="of:=INT([.Q147]/10000)" office:value-type="float" office:value="0" calcext:value-type="float">
            <text:p>0</text:p>
          </table:table-cell>
          <table:table-cell table:formula="of:=INT([.F147]/1000)" office:value-type="float" office:value="0" calcext:value-type="float">
            <text:p>0</text:p>
          </table:table-cell>
          <table:table-cell table:formula="of:=INT([.L147]/10000)" office:value-type="float" office:value="0" calcext:value-type="float">
            <text:p>0</text:p>
          </table:table-cell>
          <table:table-cell table:formula="of:=[.W147]*[.X147]+[.Y147]+[.Z147]" office:value-type="float" office:value="0" calcext:value-type="float">
            <text:p>0</text:p>
          </table:table-cell>
          <table:table-cell table:formula="of:=INT([.AA147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3">
          <table:table-cell office:value-type="float" office:value="146" calcext:value-type="float">
            <text:p>146</text:p>
          </table:table-cell>
          <table:table-cell office:value-type="string" calcext:value-type="string">
            <text:p>FALCAO UNO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14"/>
          <table:table-cell table:formula="of:=IF([.V148]=&quot;hybrid&quot;;0;IF([.V148]=&quot;LNG&quot;;0.5;IF([.V148]=&quot;Fuel &amp; LNG&quot;;1;IF([.V148]=&quot;Heavy Fuel Oil&quot;;3;IF([.V148]=&quot;Sail&quot;;0;IF([.V148]=&quot;Electric&quot;;0;2))))))" office:value-type="float" office:value="2" calcext:value-type="float">
            <text:p>2</text:p>
          </table:table-cell>
          <table:table-cell table:formula="of:=INT([.Q148]/10000)" office:value-type="float" office:value="0" calcext:value-type="float">
            <text:p>0</text:p>
          </table:table-cell>
          <table:table-cell table:formula="of:=INT([.F148]/1000)" office:value-type="float" office:value="0" calcext:value-type="float">
            <text:p>0</text:p>
          </table:table-cell>
          <table:table-cell table:formula="of:=INT([.L148]/10000)" office:value-type="float" office:value="0" calcext:value-type="float">
            <text:p>0</text:p>
          </table:table-cell>
          <table:table-cell table:formula="of:=[.W148]*[.X148]+[.Y148]+[.Z148]" office:value-type="float" office:value="0" calcext:value-type="float">
            <text:p>0</text:p>
          </table:table-cell>
          <table:table-cell table:formula="of:=INT([.AA148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3">
          <table:table-cell office:value-type="float" office:value="147" calcext:value-type="float">
            <text:p>147</text:p>
          </table:table-cell>
          <table:table-cell office:value-type="string" calcext:value-type="string">
            <text:p>INDIO BETA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4"/>
          <table:table-cell table:formula="of:=IF([.V149]=&quot;hybrid&quot;;0;IF([.V149]=&quot;LNG&quot;;0.5;IF([.V149]=&quot;Fuel &amp; LNG&quot;;1;IF([.V149]=&quot;Heavy Fuel Oil&quot;;3;IF([.V149]=&quot;Sail&quot;;0;IF([.V149]=&quot;Electric&quot;;0;2))))))" office:value-type="float" office:value="2" calcext:value-type="float">
            <text:p>2</text:p>
          </table:table-cell>
          <table:table-cell table:formula="of:=INT([.Q149]/10000)" office:value-type="float" office:value="0" calcext:value-type="float">
            <text:p>0</text:p>
          </table:table-cell>
          <table:table-cell table:formula="of:=INT([.F149]/1000)" office:value-type="float" office:value="0" calcext:value-type="float">
            <text:p>0</text:p>
          </table:table-cell>
          <table:table-cell table:formula="of:=INT([.L149]/10000)" office:value-type="float" office:value="0" calcext:value-type="float">
            <text:p>0</text:p>
          </table:table-cell>
          <table:table-cell table:formula="of:=[.W149]*[.X149]+[.Y149]+[.Z149]" office:value-type="float" office:value="0" calcext:value-type="float">
            <text:p>0</text:p>
          </table:table-cell>
          <table:table-cell table:formula="of:=INT([.AA149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3">
          <table:table-cell office:value-type="float" office:value="148" calcext:value-type="float">
            <text:p>148</text:p>
          </table:table-cell>
          <table:table-cell office:value-type="string" calcext:value-type="string">
            <text:p>INCO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4"/>
          <table:table-cell table:formula="of:=IF([.V150]=&quot;hybrid&quot;;0;IF([.V150]=&quot;LNG&quot;;0.5;IF([.V150]=&quot;Fuel &amp; LNG&quot;;1;IF([.V150]=&quot;Heavy Fuel Oil&quot;;3;IF([.V150]=&quot;Sail&quot;;0;IF([.V150]=&quot;Electric&quot;;0;2))))))" office:value-type="float" office:value="2" calcext:value-type="float">
            <text:p>2</text:p>
          </table:table-cell>
          <table:table-cell table:formula="of:=INT([.Q150]/10000)" office:value-type="float" office:value="0" calcext:value-type="float">
            <text:p>0</text:p>
          </table:table-cell>
          <table:table-cell table:formula="of:=INT([.F150]/1000)" office:value-type="float" office:value="0" calcext:value-type="float">
            <text:p>0</text:p>
          </table:table-cell>
          <table:table-cell table:formula="of:=INT([.L150]/10000)" office:value-type="float" office:value="0" calcext:value-type="float">
            <text:p>0</text:p>
          </table:table-cell>
          <table:table-cell table:formula="of:=[.W150]*[.X150]+[.Y150]+[.Z150]" office:value-type="float" office:value="0" calcext:value-type="float">
            <text:p>0</text:p>
          </table:table-cell>
          <table:table-cell table:formula="of:=INT([.AA150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3">
          <table:table-cell office:value-type="float" office:value="149" calcext:value-type="float">
            <text:p>149</text:p>
          </table:table-cell>
          <table:table-cell office:value-type="string" calcext:value-type="string">
            <text:p>RITANIA JET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4"/>
          <table:table-cell table:formula="of:=IF([.V151]=&quot;hybrid&quot;;0;IF([.V151]=&quot;LNG&quot;;0.5;IF([.V151]=&quot;Fuel &amp; LNG&quot;;1;IF([.V151]=&quot;Heavy Fuel Oil&quot;;3;IF([.V151]=&quot;Sail&quot;;0;IF([.V151]=&quot;Electric&quot;;0;2))))))" office:value-type="float" office:value="2" calcext:value-type="float">
            <text:p>2</text:p>
          </table:table-cell>
          <table:table-cell table:formula="of:=INT([.Q151]/10000)" office:value-type="float" office:value="0" calcext:value-type="float">
            <text:p>0</text:p>
          </table:table-cell>
          <table:table-cell table:formula="of:=INT([.F151]/1000)" office:value-type="float" office:value="0" calcext:value-type="float">
            <text:p>0</text:p>
          </table:table-cell>
          <table:table-cell table:formula="of:=INT([.L151]/10000)" office:value-type="float" office:value="0" calcext:value-type="float">
            <text:p>0</text:p>
          </table:table-cell>
          <table:table-cell table:formula="of:=[.W151]*[.X151]+[.Y151]+[.Z151]" office:value-type="float" office:value="0" calcext:value-type="float">
            <text:p>0</text:p>
          </table:table-cell>
          <table:table-cell table:formula="of:=INT([.AA151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string" calcext:value-type="string">
            <text:p>ACAIA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4"/>
          <table:table-cell table:formula="of:=IF([.V152]=&quot;hybrid&quot;;0;IF([.V152]=&quot;LNG&quot;;0.5;IF([.V152]=&quot;Fuel &amp; LNG&quot;;1;IF([.V152]=&quot;Heavy Fuel Oil&quot;;3;IF([.V152]=&quot;Sail&quot;;0;IF([.V152]=&quot;Electric&quot;;0;2))))))" office:value-type="float" office:value="2" calcext:value-type="float">
            <text:p>2</text:p>
          </table:table-cell>
          <table:table-cell table:formula="of:=INT([.Q152]/10000)" office:value-type="float" office:value="0" calcext:value-type="float">
            <text:p>0</text:p>
          </table:table-cell>
          <table:table-cell table:formula="of:=INT([.F152]/1000)" office:value-type="float" office:value="0" calcext:value-type="float">
            <text:p>0</text:p>
          </table:table-cell>
          <table:table-cell table:formula="of:=INT([.L152]/10000)" office:value-type="float" office:value="0" calcext:value-type="float">
            <text:p>0</text:p>
          </table:table-cell>
          <table:table-cell table:formula="of:=[.W152]*[.X152]+[.Y152]+[.Z152]" office:value-type="float" office:value="0" calcext:value-type="float">
            <text:p>0</text:p>
          </table:table-cell>
          <table:table-cell table:formula="of:=INT([.AA152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3">
          <table:table-cell office:value-type="float" office:value="151" calcext:value-type="float">
            <text:p>151</text:p>
          </table:table-cell>
          <table:table-cell table:style-name="ce20" office:value-type="string" calcext:value-type="string">
            <text:p>SOLLER CAT</text:p>
          </table:table-cell>
          <table:table-cell table:style-name="ce20" office:value-type="string" calcext:value-type="string">
            <text:p>224005890</text:p>
          </table:table-cell>
          <table:table-cell table:style-name="ce20"/>
          <table:table-cell table:style-name="ce20" office:value-type="string" calcext:value-type="string">
            <text:p>passenger</text:p>
          </table:table-cell>
          <table:table-cell table:style-name="ce36" office:value-type="float" office:value="26" calcext:value-type="float">
            <text:p>26</text:p>
          </table:table-cell>
          <table:table-cell table:style-name="ce20"/>
          <table:table-cell table:style-name="ce20" office:value-type="float" office:value="26" calcext:value-type="float">
            <text:p>26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2010" calcext:value-type="float">
            <text:p>2010</text:p>
          </table:table-cell>
          <table:table-cell table:number-columns-repeated="10"/>
          <table:table-cell table:style-name="ce20" office:value-type="string" calcext:value-type="string">
            <text:p>propeller</text:p>
          </table:table-cell>
          <table:table-cell table:style-name="ce36" office:value-type="string" calcext:value-type="string">
            <text:p>diesel</text:p>
          </table:table-cell>
          <table:table-cell table:formula="of:=IF([.V153]=&quot;hybrid&quot;;0;IF([.V153]=&quot;LNG&quot;;0.5;IF([.V153]=&quot;Fuel &amp; LNG&quot;;1;IF([.V153]=&quot;Heavy Fuel Oil&quot;;3;IF([.V153]=&quot;Sail&quot;;0;IF([.V153]=&quot;Electric&quot;;0;2))))))" office:value-type="float" office:value="2" calcext:value-type="float">
            <text:p>2</text:p>
          </table:table-cell>
          <table:table-cell table:formula="of:=INT([.Q153]/10000)" office:value-type="float" office:value="0" calcext:value-type="float">
            <text:p>0</text:p>
          </table:table-cell>
          <table:table-cell table:formula="of:=INT([.F153]/1000)" office:value-type="float" office:value="0" calcext:value-type="float">
            <text:p>0</text:p>
          </table:table-cell>
          <table:table-cell table:formula="of:=INT([.L153]/10000)" office:value-type="float" office:value="0" calcext:value-type="float">
            <text:p>0</text:p>
          </table:table-cell>
          <table:table-cell table:formula="of:=[.W153]*[.X153]+[.Y153]+[.Z153]" office:value-type="float" office:value="0" calcext:value-type="float">
            <text:p>0</text:p>
          </table:table-cell>
          <table:table-cell table:formula="of:=INT([.AA153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3">
          <table:table-cell office:value-type="float" office:value="152" calcext:value-type="float">
            <text:p>152</text:p>
          </table:table-cell>
          <table:table-cell table:style-name="ce20" office:value-type="string" calcext:value-type="string">
            <text:p>BLUE DELFIN</text:p>
          </table:table-cell>
          <table:table-cell table:style-name="ce20" office:value-type="string" calcext:value-type="string">
            <text:p>224002170</text:p>
          </table:table-cell>
          <table:table-cell table:style-name="ce20"/>
          <table:table-cell table:style-name="ce20" office:value-type="string" calcext:value-type="string">
            <text:p>passenger</text:p>
          </table:table-cell>
          <table:table-cell table:style-name="ce36" office:value-type="float" office:value="12" calcext:value-type="float">
            <text:p>12</text:p>
          </table:table-cell>
          <table:table-cell table:style-name="ce20"/>
          <table:table-cell table:style-name="ce20" office:value-type="float" office:value="26" calcext:value-type="float">
            <text:p>26</text:p>
          </table:table-cell>
          <table:table-cell table:style-name="ce20" office:value-type="float" office:value="9" calcext:value-type="float">
            <text:p>9</text:p>
          </table:table-cell>
          <table:table-cell table:number-columns-repeated="11"/>
          <table:table-cell table:style-name="ce20" office:value-type="string" calcext:value-type="string">
            <text:p>propeller</text:p>
          </table:table-cell>
          <table:table-cell table:style-name="ce36" office:value-type="string" calcext:value-type="string">
            <text:p>diesel</text:p>
          </table:table-cell>
          <table:table-cell table:formula="of:=IF([.V154]=&quot;hybrid&quot;;0;IF([.V154]=&quot;LNG&quot;;0.5;IF([.V154]=&quot;Fuel &amp; LNG&quot;;1;IF([.V154]=&quot;Heavy Fuel Oil&quot;;3;IF([.V154]=&quot;Sail&quot;;0;IF([.V154]=&quot;Electric&quot;;0;2))))))" office:value-type="float" office:value="2" calcext:value-type="float">
            <text:p>2</text:p>
          </table:table-cell>
          <table:table-cell table:formula="of:=INT([.Q154]/10000)" office:value-type="float" office:value="0" calcext:value-type="float">
            <text:p>0</text:p>
          </table:table-cell>
          <table:table-cell table:formula="of:=INT([.F154]/1000)" office:value-type="float" office:value="0" calcext:value-type="float">
            <text:p>0</text:p>
          </table:table-cell>
          <table:table-cell table:formula="of:=INT([.L154]/10000)" office:value-type="float" office:value="0" calcext:value-type="float">
            <text:p>0</text:p>
          </table:table-cell>
          <table:table-cell table:formula="of:=[.W154]*[.X154]+[.Y154]+[.Z154]" office:value-type="float" office:value="0" calcext:value-type="float">
            <text:p>0</text:p>
          </table:table-cell>
          <table:table-cell table:formula="of:=INT([.AA154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3">
          <table:table-cell office:value-type="float" office:value="153" calcext:value-type="float">
            <text:p>153</text:p>
          </table:table-cell>
          <table:table-cell office:value-type="string" calcext:value-type="string">
            <text:p>PANORAMA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14"/>
          <table:table-cell table:formula="of:=IF([.V155]=&quot;hybrid&quot;;0;IF([.V155]=&quot;LNG&quot;;0.5;IF([.V155]=&quot;Fuel &amp; LNG&quot;;1;IF([.V155]=&quot;Heavy Fuel Oil&quot;;3;IF([.V155]=&quot;Sail&quot;;0;IF([.V155]=&quot;Electric&quot;;0;2))))))" office:value-type="float" office:value="2" calcext:value-type="float">
            <text:p>2</text:p>
          </table:table-cell>
          <table:table-cell table:formula="of:=INT([.Q155]/10000)" office:value-type="float" office:value="0" calcext:value-type="float">
            <text:p>0</text:p>
          </table:table-cell>
          <table:table-cell table:formula="of:=INT([.F155]/1000)" office:value-type="float" office:value="0" calcext:value-type="float">
            <text:p>0</text:p>
          </table:table-cell>
          <table:table-cell table:formula="of:=INT([.L155]/10000)" office:value-type="float" office:value="0" calcext:value-type="float">
            <text:p>0</text:p>
          </table:table-cell>
          <table:table-cell table:formula="of:=[.W155]*[.X155]+[.Y155]+[.Z155]" office:value-type="float" office:value="0" calcext:value-type="float">
            <text:p>0</text:p>
          </table:table-cell>
          <table:table-cell table:formula="of:=INT([.AA155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3">
          <table:table-cell office:value-type="float" office:value="154" calcext:value-type="float">
            <text:p>154</text:p>
          </table:table-cell>
          <table:table-cell office:value-type="string" calcext:value-type="string">
            <text:p>CAT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14"/>
          <table:table-cell table:formula="of:=IF([.V156]=&quot;hybrid&quot;;0;IF([.V156]=&quot;LNG&quot;;0.5;IF([.V156]=&quot;Fuel &amp; LNG&quot;;1;IF([.V156]=&quot;Heavy Fuel Oil&quot;;3;IF([.V156]=&quot;Sail&quot;;0;IF([.V156]=&quot;Electric&quot;;0;2))))))" office:value-type="float" office:value="2" calcext:value-type="float">
            <text:p>2</text:p>
          </table:table-cell>
          <table:table-cell table:formula="of:=INT([.Q156]/10000)" office:value-type="float" office:value="0" calcext:value-type="float">
            <text:p>0</text:p>
          </table:table-cell>
          <table:table-cell table:formula="of:=INT([.F156]/1000)" office:value-type="float" office:value="0" calcext:value-type="float">
            <text:p>0</text:p>
          </table:table-cell>
          <table:table-cell table:formula="of:=INT([.L156]/10000)" office:value-type="float" office:value="0" calcext:value-type="float">
            <text:p>0</text:p>
          </table:table-cell>
          <table:table-cell table:formula="of:=[.W156]*[.X156]+[.Y156]+[.Z156]" office:value-type="float" office:value="0" calcext:value-type="float">
            <text:p>0</text:p>
          </table:table-cell>
          <table:table-cell table:formula="of:=INT([.AA156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3">
          <table:table-cell office:value-type="float" office:value="155" calcext:value-type="float">
            <text:p>155</text:p>
          </table:table-cell>
          <table:table-cell office:value-type="string" calcext:value-type="string">
            <text:p>SY VERA</text:p>
          </table:table-cell>
          <table:table-cell table:number-columns-repeated="2"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4"/>
          <table:table-cell table:formula="of:=IF([.V157]=&quot;hybrid&quot;;0;IF([.V157]=&quot;LNG&quot;;0.5;IF([.V157]=&quot;Fuel &amp; LNG&quot;;1;IF([.V157]=&quot;Heavy Fuel Oil&quot;;3;IF([.V157]=&quot;Sail&quot;;0;IF([.V157]=&quot;Electric&quot;;0;2))))))" office:value-type="float" office:value="2" calcext:value-type="float">
            <text:p>2</text:p>
          </table:table-cell>
          <table:table-cell table:formula="of:=INT([.Q157]/10000)" office:value-type="float" office:value="0" calcext:value-type="float">
            <text:p>0</text:p>
          </table:table-cell>
          <table:table-cell table:formula="of:=INT([.F157]/1000)" office:value-type="float" office:value="0" calcext:value-type="float">
            <text:p>0</text:p>
          </table:table-cell>
          <table:table-cell table:formula="of:=INT([.L157]/10000)" office:value-type="float" office:value="0" calcext:value-type="float">
            <text:p>0</text:p>
          </table:table-cell>
          <table:table-cell table:formula="of:=[.W157]*[.X157]+[.Y157]+[.Z157]" office:value-type="float" office:value="0" calcext:value-type="float">
            <text:p>0</text:p>
          </table:table-cell>
          <table:table-cell table:formula="of:=INT([.AA157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3">
          <table:table-cell office:value-type="float" office:value="156" calcext:value-type="float">
            <text:p>156</text:p>
          </table:table-cell>
          <table:table-cell office:value-type="string" calcext:value-type="string">
            <text:p>SUPER DELFIN VERDE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4"/>
          <table:table-cell table:formula="of:=IF([.V158]=&quot;hybrid&quot;;0;IF([.V158]=&quot;LNG&quot;;0.5;IF([.V158]=&quot;Fuel &amp; LNG&quot;;1;IF([.V158]=&quot;Heavy Fuel Oil&quot;;3;IF([.V158]=&quot;Sail&quot;;0;IF([.V158]=&quot;Electric&quot;;0;2))))))" office:value-type="float" office:value="2" calcext:value-type="float">
            <text:p>2</text:p>
          </table:table-cell>
          <table:table-cell table:formula="of:=INT([.Q158]/10000)" office:value-type="float" office:value="0" calcext:value-type="float">
            <text:p>0</text:p>
          </table:table-cell>
          <table:table-cell table:formula="of:=INT([.F158]/1000)" office:value-type="float" office:value="0" calcext:value-type="float">
            <text:p>0</text:p>
          </table:table-cell>
          <table:table-cell table:formula="of:=INT([.L158]/10000)" office:value-type="float" office:value="0" calcext:value-type="float">
            <text:p>0</text:p>
          </table:table-cell>
          <table:table-cell table:formula="of:=[.W158]*[.X158]+[.Y158]+[.Z158]" office:value-type="float" office:value="0" calcext:value-type="float">
            <text:p>0</text:p>
          </table:table-cell>
          <table:table-cell table:formula="of:=INT([.AA158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3">
          <table:table-cell office:value-type="float" office:value="157" calcext:value-type="float">
            <text:p>157</text:p>
          </table:table-cell>
          <table:table-cell office:value-type="string" calcext:value-type="string">
            <text:p>MAGIC UNO</text:p>
          </table:table-cell>
          <table:table-cell office:value-type="string" calcext:value-type="string">
            <text:p>224135960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11"/>
          <table:table-cell table:style-name="ce20" office:value-type="string" calcext:value-type="string">
            <text:p>propeller</text:p>
          </table:table-cell>
          <table:table-cell table:style-name="ce36" office:value-type="string" calcext:value-type="string">
            <text:p>diesel</text:p>
          </table:table-cell>
          <table:table-cell table:formula="of:=IF([.V159]=&quot;hybrid&quot;;0;IF([.V159]=&quot;LNG&quot;;0.5;IF([.V159]=&quot;Fuel &amp; LNG&quot;;1;IF([.V159]=&quot;Heavy Fuel Oil&quot;;3;IF([.V159]=&quot;Sail&quot;;0;IF([.V159]=&quot;Electric&quot;;0;2))))))" office:value-type="float" office:value="2" calcext:value-type="float">
            <text:p>2</text:p>
          </table:table-cell>
          <table:table-cell table:formula="of:=INT([.Q159]/10000)" office:value-type="float" office:value="0" calcext:value-type="float">
            <text:p>0</text:p>
          </table:table-cell>
          <table:table-cell table:formula="of:=INT([.F159]/1000)" office:value-type="float" office:value="0" calcext:value-type="float">
            <text:p>0</text:p>
          </table:table-cell>
          <table:table-cell table:formula="of:=INT([.L159]/10000)" office:value-type="float" office:value="0" calcext:value-type="float">
            <text:p>0</text:p>
          </table:table-cell>
          <table:table-cell table:formula="of:=[.W159]*[.X159]+[.Y159]+[.Z159]" office:value-type="float" office:value="0" calcext:value-type="float">
            <text:p>0</text:p>
          </table:table-cell>
          <table:table-cell table:formula="of:=INT([.AA159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3">
          <table:table-cell office:value-type="float" office:value="158" calcext:value-type="float">
            <text:p>158</text:p>
          </table:table-cell>
          <table:table-cell office:value-type="string" calcext:value-type="string">
            <text:p>GRAN GOLETA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V160]=&quot;hybrid&quot;;0;IF([.V160]=&quot;LNG&quot;;0.5;IF([.V160]=&quot;Fuel &amp; LNG&quot;;1;IF([.V160]=&quot;Heavy Fuel Oil&quot;;3;IF([.V160]=&quot;Sail&quot;;0;IF([.V160]=&quot;Electric&quot;;0;2))))))" office:value-type="float" office:value="2" calcext:value-type="float">
            <text:p>2</text:p>
          </table:table-cell>
          <table:table-cell table:formula="of:=INT([.Q160]/10000)" office:value-type="float" office:value="0" calcext:value-type="float">
            <text:p>0</text:p>
          </table:table-cell>
          <table:table-cell table:formula="of:=INT([.F160]/1000)" office:value-type="float" office:value="0" calcext:value-type="float">
            <text:p>0</text:p>
          </table:table-cell>
          <table:table-cell table:formula="of:=INT([.L160]/10000)" office:value-type="float" office:value="0" calcext:value-type="float">
            <text:p>0</text:p>
          </table:table-cell>
          <table:table-cell table:formula="of:=[.W160]*[.X160]+[.Y160]+[.Z160]" office:value-type="float" office:value="0" calcext:value-type="float">
            <text:p>0</text:p>
          </table:table-cell>
          <table:table-cell table:formula="of:=INT([.AA160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3">
          <table:table-cell office:value-type="float" office:value="159" calcext:value-type="float">
            <text:p>159</text:p>
          </table:table-cell>
          <table:table-cell office:value-type="string" calcext:value-type="string">
            <text:p>ELT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V161]=&quot;hybrid&quot;;0;IF([.V161]=&quot;LNG&quot;;0.5;IF([.V161]=&quot;Fuel &amp; LNG&quot;;1;IF([.V161]=&quot;Heavy Fuel Oil&quot;;3;IF([.V161]=&quot;Sail&quot;;0;IF([.V161]=&quot;Electric&quot;;0;2))))))" office:value-type="float" office:value="2" calcext:value-type="float">
            <text:p>2</text:p>
          </table:table-cell>
          <table:table-cell table:formula="of:=INT([.Q161]/10000)" office:value-type="float" office:value="0" calcext:value-type="float">
            <text:p>0</text:p>
          </table:table-cell>
          <table:table-cell table:formula="of:=INT([.F161]/1000)" office:value-type="float" office:value="0" calcext:value-type="float">
            <text:p>0</text:p>
          </table:table-cell>
          <table:table-cell table:formula="of:=INT([.L161]/10000)" office:value-type="float" office:value="0" calcext:value-type="float">
            <text:p>0</text:p>
          </table:table-cell>
          <table:table-cell table:formula="of:=[.W161]*[.X161]+[.Y161]+[.Z161]" office:value-type="float" office:value="0" calcext:value-type="float">
            <text:p>0</text:p>
          </table:table-cell>
          <table:table-cell table:formula="of:=INT([.AA161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3">
          <table:table-cell office:value-type="float" office:value="160" calcext:value-type="float">
            <text:p>160</text:p>
          </table:table-cell>
          <table:table-cell office:value-type="string" calcext:value-type="string">
            <text:p>LA BARCA SAMBA</text:p>
          </table:table-cell>
          <table:table-cell table:style-name="ce13" office:value-type="float" office:value="224006050" calcext:value-type="float">
            <text:p>224006050</text:p>
          </table:table-cell>
          <table:table-cell table:style-name="ce13"/>
          <table:table-cell office:value-type="string" calcext:value-type="string">
            <text:p>passeng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3"/>
          <table:table-cell office:value-type="string" calcext:value-type="string">
            <text:p>diesel</text:p>
          </table:table-cell>
          <table:table-cell table:formula="of:=IF([.V162]=&quot;hybrid&quot;;0;IF([.V162]=&quot;LNG&quot;;0.5;IF([.V162]=&quot;Fuel &amp; LNG&quot;;1;IF([.V162]=&quot;Heavy Fuel Oil&quot;;3;IF([.V162]=&quot;Sail&quot;;0;IF([.V162]=&quot;Electric&quot;;0;2))))))" office:value-type="float" office:value="2" calcext:value-type="float">
            <text:p>2</text:p>
          </table:table-cell>
          <table:table-cell table:formula="of:=INT([.Q162]/10000)" office:value-type="float" office:value="0" calcext:value-type="float">
            <text:p>0</text:p>
          </table:table-cell>
          <table:table-cell table:formula="of:=INT([.F162]/1000)" office:value-type="float" office:value="0" calcext:value-type="float">
            <text:p>0</text:p>
          </table:table-cell>
          <table:table-cell table:formula="of:=INT([.L162]/10000)" office:value-type="float" office:value="0" calcext:value-type="float">
            <text:p>0</text:p>
          </table:table-cell>
          <table:table-cell table:formula="of:=[.W162]*[.X162]+[.Y162]+[.Z162]" office:value-type="float" office:value="0" calcext:value-type="float">
            <text:p>0</text:p>
          </table:table-cell>
          <table:table-cell table:formula="of:=INT([.AA162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3">
          <table:table-cell office:value-type="float" office:value="161" calcext:value-type="float">
            <text:p>161</text:p>
          </table:table-cell>
          <table:table-cell office:value-type="string" calcext:value-type="string">
            <text:p>COSTA DE LLEVANT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V163]=&quot;hybrid&quot;;0;IF([.V163]=&quot;LNG&quot;;0.5;IF([.V163]=&quot;Fuel &amp; LNG&quot;;1;IF([.V163]=&quot;Heavy Fuel Oil&quot;;3;IF([.V163]=&quot;Sail&quot;;0;IF([.V163]=&quot;Electric&quot;;0;2))))))" office:value-type="float" office:value="2" calcext:value-type="float">
            <text:p>2</text:p>
          </table:table-cell>
          <table:table-cell table:formula="of:=INT([.Q163]/10000)" office:value-type="float" office:value="0" calcext:value-type="float">
            <text:p>0</text:p>
          </table:table-cell>
          <table:table-cell table:formula="of:=INT([.F163]/1000)" office:value-type="float" office:value="0" calcext:value-type="float">
            <text:p>0</text:p>
          </table:table-cell>
          <table:table-cell table:formula="of:=INT([.L163]/10000)" office:value-type="float" office:value="0" calcext:value-type="float">
            <text:p>0</text:p>
          </table:table-cell>
          <table:table-cell table:formula="of:=[.W163]*[.X163]+[.Y163]+[.Z163]" office:value-type="float" office:value="0" calcext:value-type="float">
            <text:p>0</text:p>
          </table:table-cell>
          <table:table-cell table:formula="of:=INT([.AA163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3">
          <table:table-cell office:value-type="float" office:value="162" calcext:value-type="float">
            <text:p>162</text:p>
          </table:table-cell>
          <table:table-cell office:value-type="string" calcext:value-type="string">
            <text:p>LER CAT</text:p>
          </table:table-cell>
          <table:table-cell table:number-columns-repeated="2"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V164]=&quot;hybrid&quot;;0;IF([.V164]=&quot;LNG&quot;;0.5;IF([.V164]=&quot;Fuel &amp; LNG&quot;;1;IF([.V164]=&quot;Heavy Fuel Oil&quot;;3;IF([.V164]=&quot;Sail&quot;;0;IF([.V164]=&quot;Electric&quot;;0;2))))))" office:value-type="float" office:value="2" calcext:value-type="float">
            <text:p>2</text:p>
          </table:table-cell>
          <table:table-cell table:formula="of:=INT([.Q164]/10000)" office:value-type="float" office:value="0" calcext:value-type="float">
            <text:p>0</text:p>
          </table:table-cell>
          <table:table-cell table:formula="of:=INT([.F164]/1000)" office:value-type="float" office:value="0" calcext:value-type="float">
            <text:p>0</text:p>
          </table:table-cell>
          <table:table-cell table:formula="of:=INT([.L164]/10000)" office:value-type="float" office:value="0" calcext:value-type="float">
            <text:p>0</text:p>
          </table:table-cell>
          <table:table-cell table:formula="of:=[.W164]*[.X164]+[.Y164]+[.Z164]" office:value-type="float" office:value="0" calcext:value-type="float">
            <text:p>0</text:p>
          </table:table-cell>
          <table:table-cell table:formula="of:=INT([.AA164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3">
          <table:table-cell office:value-type="float" office:value="163" calcext:value-type="float">
            <text:p>163</text:p>
          </table:table-cell>
          <table:table-cell office:value-type="string" calcext:value-type="string">
            <text:p>RZ <text:s/>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V165]=&quot;hybrid&quot;;0;IF([.V165]=&quot;LNG&quot;;0.5;IF([.V165]=&quot;Fuel &amp; LNG&quot;;1;IF([.V165]=&quot;Heavy Fuel Oil&quot;;3;IF([.V165]=&quot;Sail&quot;;0;IF([.V165]=&quot;Electric&quot;;0;2))))))" office:value-type="float" office:value="2" calcext:value-type="float">
            <text:p>2</text:p>
          </table:table-cell>
          <table:table-cell table:formula="of:=INT([.Q165]/10000)" office:value-type="float" office:value="0" calcext:value-type="float">
            <text:p>0</text:p>
          </table:table-cell>
          <table:table-cell table:formula="of:=INT([.F165]/1000)" office:value-type="float" office:value="0" calcext:value-type="float">
            <text:p>0</text:p>
          </table:table-cell>
          <table:table-cell table:formula="of:=INT([.L165]/10000)" office:value-type="float" office:value="0" calcext:value-type="float">
            <text:p>0</text:p>
          </table:table-cell>
          <table:table-cell table:formula="of:=[.W165]*[.X165]+[.Y165]+[.Z165]" office:value-type="float" office:value="0" calcext:value-type="float">
            <text:p>0</text:p>
          </table:table-cell>
          <table:table-cell table:formula="of:=INT([.AA165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3">
          <table:table-cell office:value-type="float" office:value="164" calcext:value-type="float">
            <text:p>164</text:p>
          </table:table-cell>
          <table:table-cell office:value-type="string" calcext:value-type="string">
            <text:p>ATTRACTION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V166]=&quot;hybrid&quot;;0;IF([.V166]=&quot;LNG&quot;;0.5;IF([.V166]=&quot;Fuel &amp; LNG&quot;;1;IF([.V166]=&quot;Heavy Fuel Oil&quot;;3;IF([.V166]=&quot;Sail&quot;;0;IF([.V166]=&quot;Electric&quot;;0;2))))))" office:value-type="float" office:value="2" calcext:value-type="float">
            <text:p>2</text:p>
          </table:table-cell>
          <table:table-cell table:formula="of:=INT([.Q166]/10000)" office:value-type="float" office:value="0" calcext:value-type="float">
            <text:p>0</text:p>
          </table:table-cell>
          <table:table-cell table:formula="of:=INT([.F166]/1000)" office:value-type="float" office:value="0" calcext:value-type="float">
            <text:p>0</text:p>
          </table:table-cell>
          <table:table-cell table:formula="of:=INT([.L166]/10000)" office:value-type="float" office:value="0" calcext:value-type="float">
            <text:p>0</text:p>
          </table:table-cell>
          <table:table-cell table:formula="of:=[.W166]*[.X166]+[.Y166]+[.Z166]" office:value-type="float" office:value="0" calcext:value-type="float">
            <text:p>0</text:p>
          </table:table-cell>
          <table:table-cell table:formula="of:=INT([.AA166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3">
          <table:table-cell office:value-type="float" office:value="165" calcext:value-type="float">
            <text:p>165</text:p>
          </table:table-cell>
          <table:table-cell office:value-type="string" calcext:value-type="string">
            <text:p>ROOSEVELT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V167]=&quot;hybrid&quot;;0;IF([.V167]=&quot;LNG&quot;;0.5;IF([.V167]=&quot;Fuel &amp; LNG&quot;;1;IF([.V167]=&quot;Heavy Fuel Oil&quot;;3;IF([.V167]=&quot;Sail&quot;;0;IF([.V167]=&quot;Electric&quot;;0;2))))))" office:value-type="float" office:value="2" calcext:value-type="float">
            <text:p>2</text:p>
          </table:table-cell>
          <table:table-cell table:formula="of:=INT([.Q167]/10000)" office:value-type="float" office:value="0" calcext:value-type="float">
            <text:p>0</text:p>
          </table:table-cell>
          <table:table-cell table:formula="of:=INT([.F167]/1000)" office:value-type="float" office:value="0" calcext:value-type="float">
            <text:p>0</text:p>
          </table:table-cell>
          <table:table-cell table:formula="of:=INT([.L167]/10000)" office:value-type="float" office:value="0" calcext:value-type="float">
            <text:p>0</text:p>
          </table:table-cell>
          <table:table-cell table:formula="of:=[.W167]*[.X167]+[.Y167]+[.Z167]" office:value-type="float" office:value="0" calcext:value-type="float">
            <text:p>0</text:p>
          </table:table-cell>
          <table:table-cell table:formula="of:=INT([.AA167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3">
          <table:table-cell office:value-type="float" office:value="166" calcext:value-type="float">
            <text:p>166</text:p>
          </table:table-cell>
          <table:table-cell office:value-type="string" calcext:value-type="string">
            <text:p>SAN TELMO II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4"/>
          <table:table-cell table:formula="of:=IF([.V168]=&quot;hybrid&quot;;0;IF([.V168]=&quot;LNG&quot;;0.5;IF([.V168]=&quot;Fuel &amp; LNG&quot;;1;IF([.V168]=&quot;Heavy Fuel Oil&quot;;3;IF([.V168]=&quot;Sail&quot;;0;IF([.V168]=&quot;Electric&quot;;0;2))))))" office:value-type="float" office:value="2" calcext:value-type="float">
            <text:p>2</text:p>
          </table:table-cell>
          <table:table-cell table:formula="of:=INT([.Q168]/10000)" office:value-type="float" office:value="0" calcext:value-type="float">
            <text:p>0</text:p>
          </table:table-cell>
          <table:table-cell table:formula="of:=INT([.F168]/1000)" office:value-type="float" office:value="0" calcext:value-type="float">
            <text:p>0</text:p>
          </table:table-cell>
          <table:table-cell table:formula="of:=INT([.L168]/10000)" office:value-type="float" office:value="0" calcext:value-type="float">
            <text:p>0</text:p>
          </table:table-cell>
          <table:table-cell table:formula="of:=[.W168]*[.X168]+[.Y168]+[.Z168]" office:value-type="float" office:value="0" calcext:value-type="float">
            <text:p>0</text:p>
          </table:table-cell>
          <table:table-cell table:formula="of:=INT([.AA168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3">
          <table:table-cell office:value-type="float" office:value="167" calcext:value-type="float">
            <text:p>167</text:p>
          </table:table-cell>
          <table:table-cell office:value-type="string" calcext:value-type="string">
            <text:p>PALMA BAY CATAMARAN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4"/>
          <table:table-cell table:formula="of:=IF([.V169]=&quot;hybrid&quot;;0;IF([.V169]=&quot;LNG&quot;;0.5;IF([.V169]=&quot;Fuel &amp; LNG&quot;;1;IF([.V169]=&quot;Heavy Fuel Oil&quot;;3;IF([.V169]=&quot;Sail&quot;;0;IF([.V169]=&quot;Electric&quot;;0;2))))))" office:value-type="float" office:value="2" calcext:value-type="float">
            <text:p>2</text:p>
          </table:table-cell>
          <table:table-cell table:formula="of:=INT([.Q169]/10000)" office:value-type="float" office:value="0" calcext:value-type="float">
            <text:p>0</text:p>
          </table:table-cell>
          <table:table-cell table:formula="of:=INT([.F169]/1000)" office:value-type="float" office:value="0" calcext:value-type="float">
            <text:p>0</text:p>
          </table:table-cell>
          <table:table-cell table:formula="of:=INT([.L169]/10000)" office:value-type="float" office:value="0" calcext:value-type="float">
            <text:p>0</text:p>
          </table:table-cell>
          <table:table-cell table:formula="of:=[.W169]*[.X169]+[.Y169]+[.Z169]" office:value-type="float" office:value="0" calcext:value-type="float">
            <text:p>0</text:p>
          </table:table-cell>
          <table:table-cell table:formula="of:=INT([.AA169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3">
          <table:table-cell office:value-type="float" office:value="168" calcext:value-type="float">
            <text:p>168</text:p>
          </table:table-cell>
          <table:table-cell office:value-type="string" calcext:value-type="string">
            <text:p>COSTA BALEAR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4"/>
          <table:table-cell table:formula="of:=IF([.V170]=&quot;hybrid&quot;;0;IF([.V170]=&quot;LNG&quot;;0.5;IF([.V170]=&quot;Fuel &amp; LNG&quot;;1;IF([.V170]=&quot;Heavy Fuel Oil&quot;;3;IF([.V170]=&quot;Sail&quot;;0;IF([.V170]=&quot;Electric&quot;;0;2))))))" office:value-type="float" office:value="2" calcext:value-type="float">
            <text:p>2</text:p>
          </table:table-cell>
          <table:table-cell table:formula="of:=INT([.Q170]/10000)" office:value-type="float" office:value="0" calcext:value-type="float">
            <text:p>0</text:p>
          </table:table-cell>
          <table:table-cell table:formula="of:=INT([.F170]/1000)" office:value-type="float" office:value="0" calcext:value-type="float">
            <text:p>0</text:p>
          </table:table-cell>
          <table:table-cell table:formula="of:=INT([.L170]/10000)" office:value-type="float" office:value="0" calcext:value-type="float">
            <text:p>0</text:p>
          </table:table-cell>
          <table:table-cell table:formula="of:=[.W170]*[.X170]+[.Y170]+[.Z170]" office:value-type="float" office:value="0" calcext:value-type="float">
            <text:p>0</text:p>
          </table:table-cell>
          <table:table-cell table:formula="of:=INT([.AA170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3">
          <table:table-cell office:value-type="float" office:value="169" calcext:value-type="float">
            <text:p>169</text:p>
          </table:table-cell>
          <table:table-cell office:value-type="string" calcext:value-type="string">
            <text:p>BRITANIA JET</text:p>
          </table:table-cell>
          <table:table-cell table:style-name="ce13" office:value-type="float" office:value="224005920" calcext:value-type="float">
            <text:p>224005920</text:p>
          </table:table-cell>
          <table:table-cell table:style-name="ce13"/>
          <table:table-cell office:value-type="string" calcext:value-type="string">
            <text:p>passeng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3"/>
          <table:table-cell office:value-type="string" calcext:value-type="string">
            <text:p>diesel</text:p>
          </table:table-cell>
          <table:table-cell table:formula="of:=IF([.V171]=&quot;hybrid&quot;;0;IF([.V171]=&quot;LNG&quot;;0.5;IF([.V171]=&quot;Fuel &amp; LNG&quot;;1;IF([.V171]=&quot;Heavy Fuel Oil&quot;;3;IF([.V171]=&quot;Sail&quot;;0;IF([.V171]=&quot;Electric&quot;;0;2))))))" office:value-type="float" office:value="2" calcext:value-type="float">
            <text:p>2</text:p>
          </table:table-cell>
          <table:table-cell table:formula="of:=INT([.Q171]/10000)" office:value-type="float" office:value="0" calcext:value-type="float">
            <text:p>0</text:p>
          </table:table-cell>
          <table:table-cell table:formula="of:=INT([.F171]/1000)" office:value-type="float" office:value="0" calcext:value-type="float">
            <text:p>0</text:p>
          </table:table-cell>
          <table:table-cell table:formula="of:=INT([.L171]/10000)" office:value-type="float" office:value="0" calcext:value-type="float">
            <text:p>0</text:p>
          </table:table-cell>
          <table:table-cell table:formula="of:=[.W171]*[.X171]+[.Y171]+[.Z171]" office:value-type="float" office:value="0" calcext:value-type="float">
            <text:p>0</text:p>
          </table:table-cell>
          <table:table-cell table:formula="of:=INT([.AA171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3">
          <table:table-cell office:value-type="float" office:value="170" calcext:value-type="float">
            <text:p>170</text:p>
          </table:table-cell>
          <table:table-cell office:value-type="string" calcext:value-type="string">
            <text:p>AMBA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4"/>
          <table:table-cell table:formula="of:=IF([.V172]=&quot;hybrid&quot;;0;IF([.V172]=&quot;LNG&quot;;0.5;IF([.V172]=&quot;Fuel &amp; LNG&quot;;1;IF([.V172]=&quot;Heavy Fuel Oil&quot;;3;IF([.V172]=&quot;Sail&quot;;0;IF([.V172]=&quot;Electric&quot;;0;2))))))" office:value-type="float" office:value="2" calcext:value-type="float">
            <text:p>2</text:p>
          </table:table-cell>
          <table:table-cell table:formula="of:=INT([.Q172]/10000)" office:value-type="float" office:value="0" calcext:value-type="float">
            <text:p>0</text:p>
          </table:table-cell>
          <table:table-cell table:formula="of:=INT([.F172]/1000)" office:value-type="float" office:value="0" calcext:value-type="float">
            <text:p>0</text:p>
          </table:table-cell>
          <table:table-cell table:formula="of:=INT([.L172]/10000)" office:value-type="float" office:value="0" calcext:value-type="float">
            <text:p>0</text:p>
          </table:table-cell>
          <table:table-cell table:formula="of:=[.W172]*[.X172]+[.Y172]+[.Z172]" office:value-type="float" office:value="0" calcext:value-type="float">
            <text:p>0</text:p>
          </table:table-cell>
          <table:table-cell table:formula="of:=INT([.AA172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3">
          <table:table-cell office:value-type="float" office:value="171" calcext:value-type="float">
            <text:p>171</text:p>
          </table:table-cell>
          <table:table-cell office:value-type="string" calcext:value-type="string">
            <text:p>VS LEIA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4"/>
          <table:table-cell table:formula="of:=IF([.V173]=&quot;hybrid&quot;;0;IF([.V173]=&quot;LNG&quot;;0.5;IF([.V173]=&quot;Fuel &amp; LNG&quot;;1;IF([.V173]=&quot;Heavy Fuel Oil&quot;;3;IF([.V173]=&quot;Sail&quot;;0;IF([.V173]=&quot;Electric&quot;;0;2))))))" office:value-type="float" office:value="2" calcext:value-type="float">
            <text:p>2</text:p>
          </table:table-cell>
          <table:table-cell table:formula="of:=INT([.Q173]/10000)" office:value-type="float" office:value="0" calcext:value-type="float">
            <text:p>0</text:p>
          </table:table-cell>
          <table:table-cell table:formula="of:=INT([.F173]/1000)" office:value-type="float" office:value="0" calcext:value-type="float">
            <text:p>0</text:p>
          </table:table-cell>
          <table:table-cell table:formula="of:=INT([.L173]/10000)" office:value-type="float" office:value="0" calcext:value-type="float">
            <text:p>0</text:p>
          </table:table-cell>
          <table:table-cell table:formula="of:=[.W173]*[.X173]+[.Y173]+[.Z173]" office:value-type="float" office:value="0" calcext:value-type="float">
            <text:p>0</text:p>
          </table:table-cell>
          <table:table-cell table:formula="of:=INT([.AA173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3">
          <table:table-cell office:value-type="float" office:value="172" calcext:value-type="float">
            <text:p>172</text:p>
          </table:table-cell>
          <table:table-cell office:value-type="string" calcext:value-type="string">
            <text:p><text:s/>SAMBA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4"/>
          <table:table-cell table:formula="of:=IF([.V174]=&quot;hybrid&quot;;0;IF([.V174]=&quot;LNG&quot;;0.5;IF([.V174]=&quot;Fuel &amp; LNG&quot;;1;IF([.V174]=&quot;Heavy Fuel Oil&quot;;3;IF([.V174]=&quot;Sail&quot;;0;IF([.V174]=&quot;Electric&quot;;0;2))))))" office:value-type="float" office:value="2" calcext:value-type="float">
            <text:p>2</text:p>
          </table:table-cell>
          <table:table-cell table:formula="of:=INT([.Q174]/10000)" office:value-type="float" office:value="0" calcext:value-type="float">
            <text:p>0</text:p>
          </table:table-cell>
          <table:table-cell table:formula="of:=INT([.F174]/1000)" office:value-type="float" office:value="0" calcext:value-type="float">
            <text:p>0</text:p>
          </table:table-cell>
          <table:table-cell table:formula="of:=INT([.L174]/10000)" office:value-type="float" office:value="0" calcext:value-type="float">
            <text:p>0</text:p>
          </table:table-cell>
          <table:table-cell table:formula="of:=[.W174]*[.X174]+[.Y174]+[.Z174]" office:value-type="float" office:value="0" calcext:value-type="float">
            <text:p>0</text:p>
          </table:table-cell>
          <table:table-cell table:formula="of:=INT([.AA174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3">
          <table:table-cell office:value-type="float" office:value="173" calcext:value-type="float">
            <text:p>173</text:p>
          </table:table-cell>
          <table:table-cell office:value-type="string" calcext:value-type="string">
            <text:p>ESMERALDA DOS</text:p>
          </table:table-cell>
          <table:table-cell table:style-name="ce19" office:value-type="float" office:value="224005990" calcext:value-type="float">
            <text:p>224005990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table:number-columns-repeated="4"/>
          <table:table-cell office:value-type="string" calcext:value-type="string">
            <text:p>diesel</text:p>
          </table:table-cell>
          <table:table-cell table:formula="of:=IF([.V175]=&quot;hybrid&quot;;0;IF([.V175]=&quot;LNG&quot;;0.5;IF([.V175]=&quot;Fuel &amp; LNG&quot;;1;IF([.V175]=&quot;Heavy Fuel Oil&quot;;3;IF([.V175]=&quot;Sail&quot;;0;IF([.V175]=&quot;Electric&quot;;0;2))))))" office:value-type="float" office:value="2" calcext:value-type="float">
            <text:p>2</text:p>
          </table:table-cell>
          <table:table-cell table:formula="of:=INT([.Q175]/10000)" office:value-type="float" office:value="0" calcext:value-type="float">
            <text:p>0</text:p>
          </table:table-cell>
          <table:table-cell table:formula="of:=INT([.F175]/1000)" office:value-type="float" office:value="0" calcext:value-type="float">
            <text:p>0</text:p>
          </table:table-cell>
          <table:table-cell table:formula="of:=INT([.L175]/10000)" office:value-type="float" office:value="0" calcext:value-type="float">
            <text:p>0</text:p>
          </table:table-cell>
          <table:table-cell table:formula="of:=[.W175]*[.X175]+[.Y175]+[.Z175]" office:value-type="float" office:value="0" calcext:value-type="float">
            <text:p>0</text:p>
          </table:table-cell>
          <table:table-cell table:formula="of:=INT([.AA175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3">
          <table:table-cell office:value-type="float" office:value="174" calcext:value-type="float">
            <text:p>174</text:p>
          </table:table-cell>
          <table:table-cell office:value-type="string" calcext:value-type="string">
            <text:p>INSPIRATION CAT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4"/>
          <table:table-cell table:formula="of:=IF([.V176]=&quot;hybrid&quot;;0;IF([.V176]=&quot;LNG&quot;;0.5;IF([.V176]=&quot;Fuel &amp; LNG&quot;;1;IF([.V176]=&quot;Heavy Fuel Oil&quot;;3;IF([.V176]=&quot;Sail&quot;;0;IF([.V176]=&quot;Electric&quot;;0;2))))))" office:value-type="float" office:value="2" calcext:value-type="float">
            <text:p>2</text:p>
          </table:table-cell>
          <table:table-cell table:formula="of:=INT([.Q176]/10000)" office:value-type="float" office:value="0" calcext:value-type="float">
            <text:p>0</text:p>
          </table:table-cell>
          <table:table-cell table:formula="of:=INT([.F176]/1000)" office:value-type="float" office:value="0" calcext:value-type="float">
            <text:p>0</text:p>
          </table:table-cell>
          <table:table-cell table:formula="of:=INT([.L176]/10000)" office:value-type="float" office:value="0" calcext:value-type="float">
            <text:p>0</text:p>
          </table:table-cell>
          <table:table-cell table:formula="of:=[.W176]*[.X176]+[.Y176]+[.Z176]" office:value-type="float" office:value="0" calcext:value-type="float">
            <text:p>0</text:p>
          </table:table-cell>
          <table:table-cell table:formula="of:=INT([.AA176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3">
          <table:table-cell office:value-type="float" office:value="175" calcext:value-type="float">
            <text:p>175</text:p>
          </table:table-cell>
          <table:table-cell office:value-type="string" calcext:value-type="string">
            <text:p>ZATARA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4"/>
          <table:table-cell table:formula="of:=IF([.V177]=&quot;hybrid&quot;;0;IF([.V177]=&quot;LNG&quot;;0.5;IF([.V177]=&quot;Fuel &amp; LNG&quot;;1;IF([.V177]=&quot;Heavy Fuel Oil&quot;;3;IF([.V177]=&quot;Sail&quot;;0;IF([.V177]=&quot;Electric&quot;;0;2))))))" office:value-type="float" office:value="2" calcext:value-type="float">
            <text:p>2</text:p>
          </table:table-cell>
          <table:table-cell table:formula="of:=INT([.Q177]/10000)" office:value-type="float" office:value="0" calcext:value-type="float">
            <text:p>0</text:p>
          </table:table-cell>
          <table:table-cell table:formula="of:=INT([.F177]/1000)" office:value-type="float" office:value="0" calcext:value-type="float">
            <text:p>0</text:p>
          </table:table-cell>
          <table:table-cell table:formula="of:=INT([.L177]/10000)" office:value-type="float" office:value="0" calcext:value-type="float">
            <text:p>0</text:p>
          </table:table-cell>
          <table:table-cell table:formula="of:=[.W177]*[.X177]+[.Y177]+[.Z177]" office:value-type="float" office:value="0" calcext:value-type="float">
            <text:p>0</text:p>
          </table:table-cell>
          <table:table-cell table:formula="of:=INT([.AA177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3">
          <table:table-cell office:value-type="float" office:value="176" calcext:value-type="float">
            <text:p>176</text:p>
          </table:table-cell>
          <table:table-cell table:style-name="ce20" office:value-type="string" calcext:value-type="string">
            <text:p>SUPERMAN</text:p>
          </table:table-cell>
          <table:table-cell table:style-name="ce20" office:value-type="string" calcext:value-type="string">
            <text:p>224166830</text:p>
          </table:table-cell>
          <table:table-cell table:style-name="ce20"/>
          <table:table-cell table:style-name="ce20" office:value-type="string" calcext:value-type="string">
            <text:p>passenger</text:p>
          </table:table-cell>
          <table:table-cell table:style-name="ce36" office:value-type="float" office:value="8" calcext:value-type="float">
            <text:p>8</text:p>
          </table:table-cell>
          <table:table-cell table:style-name="ce20"/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1"/>
          <table:table-cell table:style-name="ce20" office:value-type="string" calcext:value-type="string">
            <text:p>propeller</text:p>
          </table:table-cell>
          <table:table-cell table:style-name="ce36" office:value-type="string" calcext:value-type="string">
            <text:p>diesel</text:p>
          </table:table-cell>
          <table:table-cell table:formula="of:=IF([.V178]=&quot;hybrid&quot;;0;IF([.V178]=&quot;LNG&quot;;0.5;IF([.V178]=&quot;Fuel &amp; LNG&quot;;1;IF([.V178]=&quot;Heavy Fuel Oil&quot;;3;IF([.V178]=&quot;Sail&quot;;0;IF([.V178]=&quot;Electric&quot;;0;2))))))" office:value-type="float" office:value="2" calcext:value-type="float">
            <text:p>2</text:p>
          </table:table-cell>
          <table:table-cell table:formula="of:=INT([.Q178]/10000)" office:value-type="float" office:value="0" calcext:value-type="float">
            <text:p>0</text:p>
          </table:table-cell>
          <table:table-cell table:formula="of:=INT([.F178]/1000)" office:value-type="float" office:value="0" calcext:value-type="float">
            <text:p>0</text:p>
          </table:table-cell>
          <table:table-cell table:formula="of:=INT([.L178]/10000)" office:value-type="float" office:value="0" calcext:value-type="float">
            <text:p>0</text:p>
          </table:table-cell>
          <table:table-cell table:formula="of:=[.W178]*[.X178]+[.Y178]+[.Z178]" office:value-type="float" office:value="0" calcext:value-type="float">
            <text:p>0</text:p>
          </table:table-cell>
          <table:table-cell table:formula="of:=INT([.AA178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3">
          <table:table-cell office:value-type="float" office:value="177" calcext:value-type="float">
            <text:p>177</text:p>
          </table:table-cell>
          <table:table-cell office:value-type="string" calcext:value-type="string">
            <text:p>MITLESS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4"/>
          <table:table-cell table:formula="of:=IF([.V179]=&quot;hybrid&quot;;0;IF([.V179]=&quot;LNG&quot;;0.5;IF([.V179]=&quot;Fuel &amp; LNG&quot;;1;IF([.V179]=&quot;Heavy Fuel Oil&quot;;3;IF([.V179]=&quot;Sail&quot;;0;IF([.V179]=&quot;Electric&quot;;0;2))))))" office:value-type="float" office:value="2" calcext:value-type="float">
            <text:p>2</text:p>
          </table:table-cell>
          <table:table-cell table:formula="of:=INT([.Q179]/10000)" office:value-type="float" office:value="0" calcext:value-type="float">
            <text:p>0</text:p>
          </table:table-cell>
          <table:table-cell table:formula="of:=INT([.F179]/1000)" office:value-type="float" office:value="0" calcext:value-type="float">
            <text:p>0</text:p>
          </table:table-cell>
          <table:table-cell table:formula="of:=INT([.L179]/10000)" office:value-type="float" office:value="0" calcext:value-type="float">
            <text:p>0</text:p>
          </table:table-cell>
          <table:table-cell table:formula="of:=[.W179]*[.X179]+[.Y179]+[.Z179]" office:value-type="float" office:value="0" calcext:value-type="float">
            <text:p>0</text:p>
          </table:table-cell>
          <table:table-cell table:formula="of:=INT([.AA179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3">
          <table:table-cell office:value-type="float" office:value="178" calcext:value-type="float">
            <text:p>178</text:p>
          </table:table-cell>
          <table:table-cell office:value-type="string" calcext:value-type="string">
            <text:p>LIMITLESS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4"/>
          <table:table-cell table:formula="of:=IF([.V180]=&quot;hybrid&quot;;0;IF([.V180]=&quot;LNG&quot;;0.5;IF([.V180]=&quot;Fuel &amp; LNG&quot;;1;IF([.V180]=&quot;Heavy Fuel Oil&quot;;3;IF([.V180]=&quot;Sail&quot;;0;IF([.V180]=&quot;Electric&quot;;0;2))))))" office:value-type="float" office:value="2" calcext:value-type="float">
            <text:p>2</text:p>
          </table:table-cell>
          <table:table-cell table:formula="of:=INT([.Q180]/10000)" office:value-type="float" office:value="0" calcext:value-type="float">
            <text:p>0</text:p>
          </table:table-cell>
          <table:table-cell table:formula="of:=INT([.F180]/1000)" office:value-type="float" office:value="0" calcext:value-type="float">
            <text:p>0</text:p>
          </table:table-cell>
          <table:table-cell table:formula="of:=INT([.L180]/10000)" office:value-type="float" office:value="0" calcext:value-type="float">
            <text:p>0</text:p>
          </table:table-cell>
          <table:table-cell table:formula="of:=[.W180]*[.X180]+[.Y180]+[.Z180]" office:value-type="float" office:value="0" calcext:value-type="float">
            <text:p>0</text:p>
          </table:table-cell>
          <table:table-cell table:formula="of:=INT([.AA180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3">
          <table:table-cell office:value-type="float" office:value="179" calcext:value-type="float">
            <text:p>179</text:p>
          </table:table-cell>
          <table:table-cell table:style-name="ce20" office:value-type="string" calcext:value-type="string">
            <text:p>FLETXA</text:p>
          </table:table-cell>
          <table:table-cell table:style-name="ce20" office:value-type="string" calcext:value-type="string">
            <text:p>224153760</text:p>
          </table:table-cell>
          <table:table-cell table:style-name="ce20"/>
          <table:table-cell table:style-name="ce20" office:value-type="string" calcext:value-type="string">
            <text:p>passenger</text:p>
          </table:table-cell>
          <table:table-cell table:style-name="ce36" office:value-type="float" office:value="8" calcext:value-type="float">
            <text:p>8</text:p>
          </table:table-cell>
          <table:table-cell table:style-name="ce20"/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1"/>
          <table:table-cell table:style-name="ce20" office:value-type="string" calcext:value-type="string">
            <text:p>propeller</text:p>
          </table:table-cell>
          <table:table-cell table:style-name="ce36" office:value-type="string" calcext:value-type="string">
            <text:p>diesel</text:p>
          </table:table-cell>
          <table:table-cell table:formula="of:=IF([.V181]=&quot;hybrid&quot;;0;IF([.V181]=&quot;LNG&quot;;0.5;IF([.V181]=&quot;Fuel &amp; LNG&quot;;1;IF([.V181]=&quot;Heavy Fuel Oil&quot;;3;IF([.V181]=&quot;Sail&quot;;0;IF([.V181]=&quot;Electric&quot;;0;2))))))" office:value-type="float" office:value="2" calcext:value-type="float">
            <text:p>2</text:p>
          </table:table-cell>
          <table:table-cell table:formula="of:=INT([.Q181]/10000)" office:value-type="float" office:value="0" calcext:value-type="float">
            <text:p>0</text:p>
          </table:table-cell>
          <table:table-cell table:formula="of:=INT([.F181]/1000)" office:value-type="float" office:value="0" calcext:value-type="float">
            <text:p>0</text:p>
          </table:table-cell>
          <table:table-cell table:formula="of:=INT([.L181]/10000)" office:value-type="float" office:value="0" calcext:value-type="float">
            <text:p>0</text:p>
          </table:table-cell>
          <table:table-cell table:formula="of:=[.W181]*[.X181]+[.Y181]+[.Z181]" office:value-type="float" office:value="0" calcext:value-type="float">
            <text:p>0</text:p>
          </table:table-cell>
          <table:table-cell table:formula="of:=INT([.AA181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3">
          <table:table-cell office:value-type="float" office:value="180" calcext:value-type="float">
            <text:p>180</text:p>
          </table:table-cell>
          <table:table-cell office:value-type="string" calcext:value-type="string">
            <text:p>MBA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4"/>
          <table:table-cell table:formula="of:=IF([.V182]=&quot;hybrid&quot;;0;IF([.V182]=&quot;LNG&quot;;0.5;IF([.V182]=&quot;Fuel &amp; LNG&quot;;1;IF([.V182]=&quot;Heavy Fuel Oil&quot;;3;IF([.V182]=&quot;Sail&quot;;0;IF([.V182]=&quot;Electric&quot;;0;2))))))" office:value-type="float" office:value="2" calcext:value-type="float">
            <text:p>2</text:p>
          </table:table-cell>
          <table:table-cell table:formula="of:=INT([.Q182]/10000)" office:value-type="float" office:value="0" calcext:value-type="float">
            <text:p>0</text:p>
          </table:table-cell>
          <table:table-cell table:formula="of:=INT([.F182]/1000)" office:value-type="float" office:value="0" calcext:value-type="float">
            <text:p>0</text:p>
          </table:table-cell>
          <table:table-cell table:formula="of:=INT([.L182]/10000)" office:value-type="float" office:value="0" calcext:value-type="float">
            <text:p>0</text:p>
          </table:table-cell>
          <table:table-cell table:formula="of:=[.W182]*[.X182]+[.Y182]+[.Z182]" office:value-type="float" office:value="0" calcext:value-type="float">
            <text:p>0</text:p>
          </table:table-cell>
          <table:table-cell table:formula="of:=INT([.AA182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3">
          <table:table-cell office:value-type="float" office:value="181" calcext:value-type="float">
            <text:p>181</text:p>
          </table:table-cell>
          <table:table-cell table:style-name="ce13" office:value-type="string" calcext:value-type="string">
            <text:p>STAR FLYER</text:p>
          </table:table-cell>
          <table:table-cell office:value-type="float" office:value="248785000" calcext:value-type="float">
            <text:p>248785000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3"/>
          <table:table-cell office:value-type="float" office:value="2298" calcext:value-type="float">
            <text:p>2298</text:p>
          </table:table-cell>
          <table:table-cell table:number-columns-repeated="4"/>
          <table:table-cell office:value-type="float" office:value="761" calcext:value-type="float">
            <text:p>761</text:p>
          </table:table-cell>
          <table:table-cell table:number-columns-repeated="4"/>
          <table:table-cell office:value-type="string" calcext:value-type="string">
            <text:p>Sail</text:p>
          </table:table-cell>
          <table:table-cell table:formula="of:=IF([.V183]=&quot;hybrid&quot;;0;IF([.V183]=&quot;LNG&quot;;0.5;IF([.V183]=&quot;Fuel &amp; LNG&quot;;1;IF([.V183]=&quot;Heavy Fuel Oil&quot;;3;IF([.V183]=&quot;Sail&quot;;0;IF([.V183]=&quot;Electric&quot;;0;2))))))" office:value-type="float" office:value="0" calcext:value-type="float">
            <text:p>0</text:p>
          </table:table-cell>
          <table:table-cell table:formula="of:=INT([.Q183]/10000)" office:value-type="float" office:value="0" calcext:value-type="float">
            <text:p>0</text:p>
          </table:table-cell>
          <table:table-cell table:formula="of:=INT([.F183]/1000)" office:value-type="float" office:value="0" calcext:value-type="float">
            <text:p>0</text:p>
          </table:table-cell>
          <table:table-cell table:formula="of:=INT([.L183]/10000)" office:value-type="float" office:value="0" calcext:value-type="float">
            <text:p>0</text:p>
          </table:table-cell>
          <table:table-cell table:formula="of:=[.W183]*[.X183]+[.Y183]+[.Z183]" office:value-type="float" office:value="0" calcext:value-type="float">
            <text:p>0</text:p>
          </table:table-cell>
          <table:table-cell table:formula="of:=INT([.AA183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3">
          <table:table-cell office:value-type="float" office:value="182" calcext:value-type="float">
            <text:p>182</text:p>
          </table:table-cell>
          <table:table-cell table:style-name="ce13" office:value-type="string" calcext:value-type="string">
            <text:p>AZAMARA QUEST</text:p>
          </table:table-cell>
          <table:table-cell table:style-name="ce13" office:value-type="string" calcext:value-type="string">
            <text:p> 256216000</text:p>
          </table:table-cell>
          <table:table-cell table:style-name="ce13"/>
          <table:table-cell office:value-type="string" calcext:value-type="string">
            <text:p>passenger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3"/>
          <table:table-cell office:value-type="float" office:value="30277" calcext:value-type="float">
            <text:p>30277</text:p>
          </table:table-cell>
          <table:table-cell table:number-columns-repeated="4"/>
          <table:table-cell office:value-type="float" office:value="39395" calcext:value-type="float">
            <text:p>39395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184]=&quot;hybrid&quot;;0;IF([.V184]=&quot;LNG&quot;;0.5;IF([.V184]=&quot;Fuel &amp; LNG&quot;;1;IF([.V184]=&quot;Heavy Fuel Oil&quot;;3;IF([.V184]=&quot;Sail&quot;;0;IF([.V184]=&quot;Electric&quot;;0;2))))))" office:value-type="float" office:value="2" calcext:value-type="float">
            <text:p>2</text:p>
          </table:table-cell>
          <table:table-cell table:formula="of:=INT([.Q184]/10000)" office:value-type="float" office:value="3" calcext:value-type="float">
            <text:p>3</text:p>
          </table:table-cell>
          <table:table-cell table:formula="of:=INT([.F184]/1000)" office:value-type="float" office:value="0" calcext:value-type="float">
            <text:p>0</text:p>
          </table:table-cell>
          <table:table-cell table:formula="of:=INT([.L184]/10000)" office:value-type="float" office:value="3" calcext:value-type="float">
            <text:p>3</text:p>
          </table:table-cell>
          <table:table-cell table:formula="of:=[.W184]*[.X184]+[.Y184]+[.Z184]" office:value-type="float" office:value="9" calcext:value-type="float">
            <text:p>9</text:p>
          </table:table-cell>
          <table:table-cell table:formula="of:=INT([.AA184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183" calcext:value-type="float">
            <text:p>183</text:p>
          </table:table-cell>
          <table:table-cell table:style-name="ce13" office:value-type="string" calcext:value-type="string">
            <text:p>FUTURA</text:p>
          </table:table-cell>
          <table:table-cell table:style-name="ce10" office:value-type="float" office:value="247158200" calcext:value-type="float">
            <text:p>247158200</text:p>
          </table:table-cell>
          <table:table-cell table:style-name="ce10"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9" calcext:value-type="float">
            <text:p>169</text:p>
          </table:table-cell>
          <table:table-cell table:number-columns-repeated="3"/>
          <table:table-cell table:style-name="ce10" office:value-type="float" office:value="40085" calcext:value-type="float">
            <text:p>40085</text:p>
          </table:table-cell>
          <table:table-cell table:number-columns-repeated="4"/>
          <table:table-cell table:style-name="ce10" office:value-type="float" office:value="8561" calcext:value-type="float">
            <text:p>8561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185]=&quot;hybrid&quot;;0;IF([.V185]=&quot;LNG&quot;;0.5;IF([.V185]=&quot;Fuel &amp; LNG&quot;;1;IF([.V185]=&quot;Heavy Fuel Oil&quot;;3;IF([.V185]=&quot;Sail&quot;;0;IF([.V185]=&quot;Electric&quot;;0;2))))))" office:value-type="float" office:value="2" calcext:value-type="float">
            <text:p>2</text:p>
          </table:table-cell>
          <table:table-cell table:formula="of:=INT([.Q185]/10000)" office:value-type="float" office:value="0" calcext:value-type="float">
            <text:p>0</text:p>
          </table:table-cell>
          <table:table-cell table:formula="of:=INT([.F185]/1000)" office:value-type="float" office:value="0" calcext:value-type="float">
            <text:p>0</text:p>
          </table:table-cell>
          <table:table-cell table:formula="of:=INT([.L185]/10000)" office:value-type="float" office:value="4" calcext:value-type="float">
            <text:p>4</text:p>
          </table:table-cell>
          <table:table-cell table:formula="of:=[.W185]*[.X185]+[.Y185]+[.Z185]" office:value-type="float" office:value="4" calcext:value-type="float">
            <text:p>4</text:p>
          </table:table-cell>
          <table:table-cell table:formula="of:=INT([.AA185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184" calcext:value-type="float">
            <text:p>184</text:p>
          </table:table-cell>
          <table:table-cell office:value-type="string" calcext:value-type="string">
            <text:p>NORWEGIAN JADE</text:p>
          </table:table-cell>
          <table:table-cell office:value-type="float" office:value="308416000" calcext:value-type="float">
            <text:p>308416000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2402" calcext:value-type="float">
            <text:p>2402</text:p>
          </table:table-cell>
          <table:table-cell/>
          <table:table-cell office:value-type="float" office:value="294" calcext:value-type="float">
            <text:p>294</text:p>
          </table:table-cell>
          <table:table-cell table:number-columns-repeated="3"/>
          <table:table-cell office:value-type="float" office:value="93558" calcext:value-type="float">
            <text:p>93558</text:p>
          </table:table-cell>
          <table:table-cell table:number-columns-repeated="4"/>
          <table:table-cell office:value-type="float" office:value="72080" calcext:value-type="float">
            <text:p>7208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186]=&quot;hybrid&quot;;0;IF([.V186]=&quot;LNG&quot;;0.5;IF([.V186]=&quot;Fuel &amp; LNG&quot;;1;IF([.V186]=&quot;Heavy Fuel Oil&quot;;3;IF([.V186]=&quot;Sail&quot;;0;IF([.V186]=&quot;Electric&quot;;0;2))))))" office:value-type="float" office:value="2" calcext:value-type="float">
            <text:p>2</text:p>
          </table:table-cell>
          <table:table-cell table:formula="of:=INT([.Q186]/10000)" office:value-type="float" office:value="7" calcext:value-type="float">
            <text:p>7</text:p>
          </table:table-cell>
          <table:table-cell table:formula="of:=INT([.F186]/1000)" office:value-type="float" office:value="2" calcext:value-type="float">
            <text:p>2</text:p>
          </table:table-cell>
          <table:table-cell table:formula="of:=INT([.L186]/10000)" office:value-type="float" office:value="9" calcext:value-type="float">
            <text:p>9</text:p>
          </table:table-cell>
          <table:table-cell table:formula="of:=[.W186]*[.X186]+[.Y186]+[.Z186]" office:value-type="float" office:value="25" calcext:value-type="float">
            <text:p>25</text:p>
          </table:table-cell>
          <table:table-cell table:formula="of:=INT([.AA186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185" calcext:value-type="float">
            <text:p>185</text:p>
          </table:table-cell>
          <table:table-cell table:style-name="ce13" office:value-type="string" calcext:value-type="string">
            <text:p>TENACIA</text:p>
          </table:table-cell>
          <table:table-cell table:style-name="ce10" office:value-type="float" office:value="247230200" calcext:value-type="float">
            <text:p>247230200</text:p>
          </table:table-cell>
          <table:table-cell table:style-name="ce10"/>
          <table:table-cell office:value-type="string" calcext:value-type="string">
            <text:p>passenger</text:p>
          </table:table-cell>
          <table:table-cell table:style-name="ce10" office:value-type="float" office:value="696" calcext:value-type="float">
            <text:p>696</text:p>
          </table:table-cell>
          <table:table-cell table:style-name="ce31"/>
          <table:table-cell office:value-type="float" office:value="199" calcext:value-type="float">
            <text:p>199</text:p>
          </table:table-cell>
          <table:table-cell table:number-columns-repeated="3"/>
          <table:table-cell table:style-name="ce10" office:value-type="float" office:value="25993" calcext:value-type="float">
            <text:p>25993</text:p>
          </table:table-cell>
          <table:table-cell table:number-columns-repeated="4"/>
          <table:table-cell table:style-name="ce10" office:value-type="float" office:value="24000" calcext:value-type="float">
            <text:p>24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187]=&quot;hybrid&quot;;0;IF([.V187]=&quot;LNG&quot;;0.5;IF([.V187]=&quot;Fuel &amp; LNG&quot;;1;IF([.V187]=&quot;Heavy Fuel Oil&quot;;3;IF([.V187]=&quot;Sail&quot;;0;IF([.V187]=&quot;Electric&quot;;0;2))))))" office:value-type="float" office:value="2" calcext:value-type="float">
            <text:p>2</text:p>
          </table:table-cell>
          <table:table-cell table:formula="of:=INT([.Q187]/10000)" office:value-type="float" office:value="2" calcext:value-type="float">
            <text:p>2</text:p>
          </table:table-cell>
          <table:table-cell table:formula="of:=INT([.F187]/1000)" office:value-type="float" office:value="0" calcext:value-type="float">
            <text:p>0</text:p>
          </table:table-cell>
          <table:table-cell table:formula="of:=INT([.L187]/10000)" office:value-type="float" office:value="2" calcext:value-type="float">
            <text:p>2</text:p>
          </table:table-cell>
          <table:table-cell table:formula="of:=[.W187]*[.X187]+[.Y187]+[.Z187]" office:value-type="float" office:value="6" calcext:value-type="float">
            <text:p>6</text:p>
          </table:table-cell>
          <table:table-cell table:formula="of:=INT([.AA187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186" calcext:value-type="float">
            <text:p>186</text:p>
          </table:table-cell>
          <table:table-cell table:style-name="ce13" office:value-type="string" calcext:value-type="string">
            <text:p>SICILIA</text:p>
          </table:table-cell>
          <table:table-cell table:style-name="ce10" office:value-type="float" office:value="209115000" calcext:value-type="float">
            <text:p>209115000</text:p>
          </table:table-cell>
          <table:table-cell table:style-name="ce10"/>
          <table:table-cell office:value-type="string" calcext:value-type="string">
            <text:p>passenger</text:p>
          </table:table-cell>
          <table:table-cell table:style-name="ce10" office:value-type="float" office:value="950" calcext:value-type="float">
            <text:p>950</text:p>
          </table:table-cell>
          <table:table-cell table:style-name="ce31"/>
          <table:table-cell table:style-name="ce13" office:value-type="float" office:value="187" calcext:value-type="float">
            <text:p>187</text:p>
          </table:table-cell>
          <table:table-cell table:number-columns-repeated="3"/>
          <table:table-cell table:style-name="ce10" office:value-type="float" office:value="24409" calcext:value-type="float">
            <text:p>24409</text:p>
          </table:table-cell>
          <table:table-cell table:number-columns-repeated="4"/>
          <table:table-cell table:style-name="ce10" office:value-type="float" office:value="18900" calcext:value-type="float">
            <text:p>189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188]=&quot;hybrid&quot;;0;IF([.V188]=&quot;LNG&quot;;0.5;IF([.V188]=&quot;Fuel &amp; LNG&quot;;1;IF([.V188]=&quot;Heavy Fuel Oil&quot;;3;IF([.V188]=&quot;Sail&quot;;0;IF([.V188]=&quot;Electric&quot;;0;2))))))" office:value-type="float" office:value="2" calcext:value-type="float">
            <text:p>2</text:p>
          </table:table-cell>
          <table:table-cell table:formula="of:=INT([.Q188]/10000)" office:value-type="float" office:value="1" calcext:value-type="float">
            <text:p>1</text:p>
          </table:table-cell>
          <table:table-cell table:formula="of:=INT([.F188]/1000)" office:value-type="float" office:value="0" calcext:value-type="float">
            <text:p>0</text:p>
          </table:table-cell>
          <table:table-cell table:formula="of:=INT([.L188]/10000)" office:value-type="float" office:value="2" calcext:value-type="float">
            <text:p>2</text:p>
          </table:table-cell>
          <table:table-cell table:formula="of:=[.W188]*[.X188]+[.Y188]+[.Z188]" office:value-type="float" office:value="4" calcext:value-type="float">
            <text:p>4</text:p>
          </table:table-cell>
          <table:table-cell table:formula="of:=INT([.AA188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187" calcext:value-type="float">
            <text:p>187</text:p>
          </table:table-cell>
          <table:table-cell office:value-type="string" calcext:value-type="string">
            <text:p>WIND STAR</text:p>
          </table:table-cell>
          <table:table-cell office:value-type="float" office:value="309163000" calcext:value-type="float">
            <text:p>309163000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134" calcext:value-type="float">
            <text:p>134</text:p>
          </table:table-cell>
          <table:table-cell table:number-columns-repeated="3"/>
          <table:table-cell office:value-type="float" office:value="5703" calcext:value-type="float">
            <text:p>5703</text:p>
          </table:table-cell>
          <table:table-cell table:number-columns-repeated="4"/>
          <table:table-cell office:value-type="float" office:value="1400" calcext:value-type="float">
            <text:p>1400</text:p>
          </table:table-cell>
          <table:table-cell table:number-columns-repeated="4"/>
          <table:table-cell office:value-type="string" calcext:value-type="string">
            <text:p>Sail</text:p>
          </table:table-cell>
          <table:table-cell table:formula="of:=IF([.V189]=&quot;hybrid&quot;;0;IF([.V189]=&quot;LNG&quot;;0.5;IF([.V189]=&quot;Fuel &amp; LNG&quot;;1;IF([.V189]=&quot;Heavy Fuel Oil&quot;;3;IF([.V189]=&quot;Sail&quot;;0;IF([.V189]=&quot;Electric&quot;;0;2))))))" office:value-type="float" office:value="0" calcext:value-type="float">
            <text:p>0</text:p>
          </table:table-cell>
          <table:table-cell table:formula="of:=INT([.Q189]/10000)" office:value-type="float" office:value="0" calcext:value-type="float">
            <text:p>0</text:p>
          </table:table-cell>
          <table:table-cell table:formula="of:=INT([.F189]/1000)" office:value-type="float" office:value="0" calcext:value-type="float">
            <text:p>0</text:p>
          </table:table-cell>
          <table:table-cell table:formula="of:=INT([.L189]/10000)" office:value-type="float" office:value="0" calcext:value-type="float">
            <text:p>0</text:p>
          </table:table-cell>
          <table:table-cell table:formula="of:=[.W189]*[.X189]+[.Y189]+[.Z189]" office:value-type="float" office:value="0" calcext:value-type="float">
            <text:p>0</text:p>
          </table:table-cell>
          <table:table-cell table:formula="of:=INT([.AA189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3">
          <table:table-cell office:value-type="float" office:value="188" calcext:value-type="float">
            <text:p>188</text:p>
          </table:table-cell>
          <table:table-cell office:value-type="string" calcext:value-type="string">
            <text:p>NORWEGIAN PRIMA</text:p>
          </table:table-cell>
          <table:table-cell office:value-type="float" office:value="311001059" calcext:value-type="float">
            <text:p>311001059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3215" calcext:value-type="float">
            <text:p>3215</text:p>
          </table:table-cell>
          <table:table-cell/>
          <table:table-cell office:value-type="float" office:value="293" calcext:value-type="float">
            <text:p>293</text:p>
          </table:table-cell>
          <table:table-cell/>
          <table:table-cell office:value-type="float" office:value="2022" calcext:value-type="float">
            <text:p>2022</text:p>
          </table:table-cell>
          <table:table-cell/>
          <table:table-cell office:value-type="float" office:value="143535" calcext:value-type="float">
            <text:p>143535</text:p>
          </table:table-cell>
          <table:table-cell table:number-columns-repeated="4"/>
          <table:table-cell office:value-type="float" office:value="57600" calcext:value-type="float">
            <text:p>57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190]=&quot;hybrid&quot;;0;IF([.V190]=&quot;LNG&quot;;0.5;IF([.V190]=&quot;Fuel &amp; LNG&quot;;1;IF([.V190]=&quot;Heavy Fuel Oil&quot;;3;IF([.V190]=&quot;Sail&quot;;0;IF([.V190]=&quot;Electric&quot;;0;2))))))" office:value-type="float" office:value="2" calcext:value-type="float">
            <text:p>2</text:p>
          </table:table-cell>
          <table:table-cell table:formula="of:=INT([.Q190]/10000)" office:value-type="float" office:value="5" calcext:value-type="float">
            <text:p>5</text:p>
          </table:table-cell>
          <table:table-cell table:formula="of:=INT([.F190]/1000)" office:value-type="float" office:value="3" calcext:value-type="float">
            <text:p>3</text:p>
          </table:table-cell>
          <table:table-cell table:formula="of:=INT([.L190]/10000)" office:value-type="float" office:value="14" calcext:value-type="float">
            <text:p>14</text:p>
          </table:table-cell>
          <table:table-cell table:formula="of:=[.W190]*[.X190]+[.Y190]+[.Z190]" office:value-type="float" office:value="27" calcext:value-type="float">
            <text:p>27</text:p>
          </table:table-cell>
          <table:table-cell table:formula="of:=INT([.AA190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3">
          <table:table-cell office:value-type="float" office:value="189" calcext:value-type="float">
            <text:p>189</text:p>
          </table:table-cell>
          <table:table-cell office:value-type="string" calcext:value-type="string">
            <text:p>BBC ST.PETERSBURG</text:p>
          </table:table-cell>
          <table:table-cell office:value-type="float" office:value="311001059" calcext:value-type="float">
            <text:p>311001059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7" calcext:value-type="float">
            <text:p>147</text:p>
          </table:table-cell>
          <table:table-cell/>
          <table:table-cell office:value-type="float" office:value="2020" calcext:value-type="float">
            <text:p>2020</text:p>
          </table:table-cell>
          <table:table-cell/>
          <table:table-cell office:value-type="float" office:value="12396" calcext:value-type="float">
            <text:p>12396</text:p>
          </table:table-cell>
          <table:table-cell table:number-columns-repeated="4"/>
          <table:table-cell office:value-type="float" office:value="4800" calcext:value-type="float">
            <text:p>4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191]=&quot;hybrid&quot;;0;IF([.V191]=&quot;LNG&quot;;0.5;IF([.V191]=&quot;Fuel &amp; LNG&quot;;1;IF([.V191]=&quot;Heavy Fuel Oil&quot;;3;IF([.V191]=&quot;Sail&quot;;0;IF([.V191]=&quot;Electric&quot;;0;2))))))" office:value-type="float" office:value="2" calcext:value-type="float">
            <text:p>2</text:p>
          </table:table-cell>
          <table:table-cell table:formula="of:=INT([.Q191]/10000)" office:value-type="float" office:value="0" calcext:value-type="float">
            <text:p>0</text:p>
          </table:table-cell>
          <table:table-cell table:formula="of:=INT([.F191]/1000)" office:value-type="float" office:value="0" calcext:value-type="float">
            <text:p>0</text:p>
          </table:table-cell>
          <table:table-cell table:formula="of:=INT([.L191]/10000)" office:value-type="float" office:value="1" calcext:value-type="float">
            <text:p>1</text:p>
          </table:table-cell>
          <table:table-cell table:formula="of:=[.W191]*[.X191]+[.Y191]+[.Z191]" office:value-type="float" office:value="1" calcext:value-type="float">
            <text:p>1</text:p>
          </table:table-cell>
          <table:table-cell table:formula="of:=INT([.AA191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3">
          <table:table-cell office:value-type="float" office:value="190" calcext:value-type="float">
            <text:p>190</text:p>
          </table:table-cell>
          <table:table-cell office:value-type="string" calcext:value-type="string">
            <text:p>SEADREAM II</text:p>
          </table:table-cell>
          <table:table-cell office:value-type="float" office:value="308311000" calcext:value-type="float">
            <text:p>308311000</text:p>
          </table:table-cell>
          <table:table-cell/>
          <table:table-cell office:value-type="string" calcext:value-type="string">
            <text:p>passenger</text:p>
          </table:table-cell>
          <table:table-cell table:style-name="ce13" office:value-type="float" office:value="113" calcext:value-type="float">
            <text:p>113</text:p>
          </table:table-cell>
          <table:table-cell table:style-name="ce33"/>
          <table:table-cell office:value-type="float" office:value="105" calcext:value-type="float">
            <text:p>105</text:p>
          </table:table-cell>
          <table:table-cell/>
          <table:table-cell office:value-type="float" office:value="1985" calcext:value-type="float">
            <text:p>1985</text:p>
          </table:table-cell>
          <table:table-cell/>
          <table:table-cell table:style-name="ce10" office:value-type="float" office:value="4333" calcext:value-type="float">
            <text:p>4333</text:p>
          </table:table-cell>
          <table:table-cell table:number-columns-repeated="4"/>
          <table:table-cell table:style-name="ce13" office:value-type="float" office:value="3540" calcext:value-type="float">
            <text:p>354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192]=&quot;hybrid&quot;;0;IF([.V192]=&quot;LNG&quot;;0.5;IF([.V192]=&quot;Fuel &amp; LNG&quot;;1;IF([.V192]=&quot;Heavy Fuel Oil&quot;;3;IF([.V192]=&quot;Sail&quot;;0;IF([.V192]=&quot;Electric&quot;;0;2))))))" office:value-type="float" office:value="2" calcext:value-type="float">
            <text:p>2</text:p>
          </table:table-cell>
          <table:table-cell table:formula="of:=INT([.Q192]/10000)" office:value-type="float" office:value="0" calcext:value-type="float">
            <text:p>0</text:p>
          </table:table-cell>
          <table:table-cell table:formula="of:=INT([.F192]/1000)" office:value-type="float" office:value="0" calcext:value-type="float">
            <text:p>0</text:p>
          </table:table-cell>
          <table:table-cell table:formula="of:=INT([.L192]/10000)" office:value-type="float" office:value="0" calcext:value-type="float">
            <text:p>0</text:p>
          </table:table-cell>
          <table:table-cell table:formula="of:=[.W192]*[.X192]+[.Y192]+[.Z192]" office:value-type="float" office:value="0" calcext:value-type="float">
            <text:p>0</text:p>
          </table:table-cell>
          <table:table-cell table:formula="of:=INT([.AA192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3">
          <table:table-cell office:value-type="float" office:value="191" calcext:value-type="float">
            <text:p>191</text:p>
          </table:table-cell>
          <table:table-cell office:value-type="string" calcext:value-type="string">
            <text:p>MSC GRANDIOSA</text:p>
          </table:table-cell>
          <table:table-cell table:style-name="ce13" office:value-type="float" office:value="215325000" calcext:value-type="float">
            <text:p>215325000</text:p>
          </table:table-cell>
          <table:table-cell table:style-name="ce13"/>
          <table:table-cell office:value-type="string" calcext:value-type="string">
            <text:p>passenger</text:p>
          </table:table-cell>
          <table:table-cell table:style-name="ce13" office:value-type="float" office:value="6334" calcext:value-type="float">
            <text:p>6334</text:p>
          </table:table-cell>
          <table:table-cell table:style-name="ce33"/>
          <table:table-cell office:value-type="float" office:value="332" calcext:value-type="float">
            <text:p>332</text:p>
          </table:table-cell>
          <table:table-cell/>
          <table:table-cell table:style-name="ce13" office:value-type="float" office:value="2019" calcext:value-type="float">
            <text:p>2019</text:p>
          </table:table-cell>
          <table:table-cell/>
          <table:table-cell table:style-name="ce10" office:value-type="float" office:value="181541" calcext:value-type="float">
            <text:p>181541</text:p>
          </table:table-cell>
          <table:table-cell table:number-columns-repeated="4"/>
          <table:table-cell table:style-name="ce13" office:value-type="float" office:value="67200" calcext:value-type="float">
            <text:p>672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193]=&quot;hybrid&quot;;0;IF([.V193]=&quot;LNG&quot;;0.5;IF([.V193]=&quot;Fuel &amp; LNG&quot;;1;IF([.V193]=&quot;Heavy Fuel Oil&quot;;3;IF([.V193]=&quot;Sail&quot;;0;IF([.V193]=&quot;Electric&quot;;0;2))))))" office:value-type="float" office:value="2" calcext:value-type="float">
            <text:p>2</text:p>
          </table:table-cell>
          <table:table-cell table:formula="of:=INT([.Q193]/10000)" office:value-type="float" office:value="6" calcext:value-type="float">
            <text:p>6</text:p>
          </table:table-cell>
          <table:table-cell table:formula="of:=INT([.F193]/1000)" office:value-type="float" office:value="6" calcext:value-type="float">
            <text:p>6</text:p>
          </table:table-cell>
          <table:table-cell table:formula="of:=INT([.L193]/10000)" office:value-type="float" office:value="18" calcext:value-type="float">
            <text:p>18</text:p>
          </table:table-cell>
          <table:table-cell table:formula="of:=[.W193]*[.X193]+[.Y193]+[.Z193]" office:value-type="float" office:value="36" calcext:value-type="float">
            <text:p>36</text:p>
          </table:table-cell>
          <table:table-cell table:formula="of:=INT([.AA193]*5/[.AA$3]+0.5)" office:value-type="float" office:value="5" calcext:value-type="float">
            <text:p>5</text:p>
          </table:table-cell>
          <table:table-cell table:number-columns-repeated="996"/>
        </table:table-row>
        <table:table-row table:style-name="ro3">
          <table:table-cell office:value-type="float" office:value="192" calcext:value-type="float">
            <text:p>192</text:p>
          </table:table-cell>
          <table:table-cell office:value-type="string" calcext:value-type="string">
            <text:p>TATIANA</text:p>
          </table:table-cell>
          <table:table-cell table:style-name="ce13" office:value-type="float" office:value="636022736" calcext:value-type="float">
            <text:p>636022736</text:p>
          </table:table-cell>
          <table:table-cell table:style-name="ce13"/>
          <table:table-cell office:value-type="string" calcext:value-type="string">
            <text:p>petrol</text:p>
          </table:table-cell>
          <table:table-cell table:style-name="ce13" office:value-type="float" office:value="0" calcext:value-type="float">
            <text:p>0</text:p>
          </table:table-cell>
          <table:table-cell table:style-name="ce33"/>
          <table:table-cell office:value-type="float" office:value="183" calcext:value-type="float">
            <text:p>183</text:p>
          </table:table-cell>
          <table:table-cell/>
          <table:table-cell table:style-name="ce13" office:value-type="float" office:value="2007" calcext:value-type="float">
            <text:p>2007</text:p>
          </table:table-cell>
          <table:table-cell/>
          <table:table-cell table:style-name="ce10" office:value-type="float" office:value="38396" calcext:value-type="float">
            <text:p>38396</text:p>
          </table:table-cell>
          <table:table-cell table:number-columns-repeated="4"/>
          <table:table-cell table:style-name="ce13" office:value-type="float" office:value="9480" calcext:value-type="float">
            <text:p>948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194]=&quot;hybrid&quot;;0;IF([.V194]=&quot;LNG&quot;;0.5;IF([.V194]=&quot;Fuel &amp; LNG&quot;;1;IF([.V194]=&quot;Heavy Fuel Oil&quot;;3;IF([.V194]=&quot;Sail&quot;;0;IF([.V194]=&quot;Electric&quot;;0;2))))))" office:value-type="float" office:value="2" calcext:value-type="float">
            <text:p>2</text:p>
          </table:table-cell>
          <table:table-cell table:formula="of:=INT([.Q194]/10000)" office:value-type="float" office:value="0" calcext:value-type="float">
            <text:p>0</text:p>
          </table:table-cell>
          <table:table-cell table:formula="of:=INT([.F194]/1000)" office:value-type="float" office:value="0" calcext:value-type="float">
            <text:p>0</text:p>
          </table:table-cell>
          <table:table-cell table:formula="of:=INT([.L194]/10000)" office:value-type="float" office:value="3" calcext:value-type="float">
            <text:p>3</text:p>
          </table:table-cell>
          <table:table-cell table:formula="of:=[.W194]*[.X194]+[.Y194]+[.Z194]" office:value-type="float" office:value="3" calcext:value-type="float">
            <text:p>3</text:p>
          </table:table-cell>
          <table:table-cell table:formula="of:=INT([.AA194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3">
          <table:table-cell office:value-type="float" office:value="193" calcext:value-type="float">
            <text:p>193</text:p>
          </table:table-cell>
          <table:table-cell office:value-type="string" calcext:value-type="string">
            <text:p>BBC TEXAS</text:p>
          </table:table-cell>
          <table:table-cell table:style-name="ce13" office:value-type="float" office:value="305063000" calcext:value-type="float">
            <text:p>305063000</text:p>
          </table:table-cell>
          <table:table-cell table:style-name="ce13"/>
          <table:table-cell office:value-type="string" calcext:value-type="string">
            <text:p>cargo</text:p>
          </table:table-cell>
          <table:table-cell table:style-name="ce13" office:value-type="float" office:value="0" calcext:value-type="float">
            <text:p>0</text:p>
          </table:table-cell>
          <table:table-cell table:style-name="ce33"/>
          <table:table-cell office:value-type="float" office:value="138" calcext:value-type="float">
            <text:p>138</text:p>
          </table:table-cell>
          <table:table-cell/>
          <table:table-cell table:style-name="ce13" office:value-type="float" office:value="2007" calcext:value-type="float">
            <text:p>2007</text:p>
          </table:table-cell>
          <table:table-cell/>
          <table:table-cell table:style-name="ce10" office:value-type="float" office:value="12669" calcext:value-type="float">
            <text:p>12669</text:p>
          </table:table-cell>
          <table:table-cell table:number-columns-repeated="4"/>
          <table:table-cell table:style-name="ce10" office:value-type="float" office:value="5400" calcext:value-type="float">
            <text:p>5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195]=&quot;hybrid&quot;;0;IF([.V195]=&quot;LNG&quot;;0.5;IF([.V195]=&quot;Fuel &amp; LNG&quot;;1;IF([.V195]=&quot;Heavy Fuel Oil&quot;;3;IF([.V195]=&quot;Sail&quot;;0;IF([.V195]=&quot;Electric&quot;;0;2))))))" office:value-type="float" office:value="2" calcext:value-type="float">
            <text:p>2</text:p>
          </table:table-cell>
          <table:table-cell table:formula="of:=INT([.Q195]/10000)" office:value-type="float" office:value="0" calcext:value-type="float">
            <text:p>0</text:p>
          </table:table-cell>
          <table:table-cell table:formula="of:=INT([.F195]/1000)" office:value-type="float" office:value="0" calcext:value-type="float">
            <text:p>0</text:p>
          </table:table-cell>
          <table:table-cell table:formula="of:=INT([.L195]/10000)" office:value-type="float" office:value="1" calcext:value-type="float">
            <text:p>1</text:p>
          </table:table-cell>
          <table:table-cell table:formula="of:=[.W195]*[.X195]+[.Y195]+[.Z195]" office:value-type="float" office:value="1" calcext:value-type="float">
            <text:p>1</text:p>
          </table:table-cell>
          <table:table-cell table:formula="of:=INT([.AA195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3">
          <table:table-cell office:value-type="float" office:value="194" calcext:value-type="float">
            <text:p>194</text:p>
          </table:table-cell>
          <table:table-cell office:value-type="string" calcext:value-type="string">
            <text:p>ACAIA</text:p>
          </table:table-cell>
          <table:table-cell table:style-name="ce13" office:value-type="float" office:value="256147000" calcext:value-type="float">
            <text:p>256147000</text:p>
          </table:table-cell>
          <table:table-cell table:style-name="ce13"/>
          <table:table-cell office:value-type="string" calcext:value-type="string">
            <text:p>passenger</text:p>
          </table:table-cell>
          <table:table-cell table:style-name="ce13" office:value-type="float" office:value="15" calcext:value-type="float">
            <text:p>15</text:p>
          </table:table-cell>
          <table:table-cell table:style-name="ce33"/>
          <table:table-cell office:value-type="float" office:value="30" calcext:value-type="float">
            <text:p>30</text:p>
          </table:table-cell>
          <table:table-cell table:number-columns-repeated="3"/>
          <table:table-cell table:style-name="ce10" office:value-type="float" office:value="5000" calcext:value-type="float">
            <text:p>5000</text:p>
          </table:table-cell>
          <table:table-cell table:number-columns-repeated="4"/>
          <table:table-cell table:style-name="ce10" office:value-type="float" office:value="150" calcext:value-type="float">
            <text:p>15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196]=&quot;hybrid&quot;;0;IF([.V196]=&quot;LNG&quot;;0.5;IF([.V196]=&quot;Fuel &amp; LNG&quot;;1;IF([.V196]=&quot;Heavy Fuel Oil&quot;;3;IF([.V196]=&quot;Sail&quot;;0;IF([.V196]=&quot;Electric&quot;;0;2))))))" office:value-type="float" office:value="2" calcext:value-type="float">
            <text:p>2</text:p>
          </table:table-cell>
          <table:table-cell table:formula="of:=INT([.Q196]/10000)" office:value-type="float" office:value="0" calcext:value-type="float">
            <text:p>0</text:p>
          </table:table-cell>
          <table:table-cell table:formula="of:=INT([.F196]/1000)" office:value-type="float" office:value="0" calcext:value-type="float">
            <text:p>0</text:p>
          </table:table-cell>
          <table:table-cell table:formula="of:=INT([.L196]/10000)" office:value-type="float" office:value="0" calcext:value-type="float">
            <text:p>0</text:p>
          </table:table-cell>
          <table:table-cell table:formula="of:=[.W196]*[.X196]+[.Y196]+[.Z196]" office:value-type="float" office:value="0" calcext:value-type="float">
            <text:p>0</text:p>
          </table:table-cell>
          <table:table-cell table:formula="of:=INT([.AA196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3">
          <table:table-cell office:value-type="float" office:value="195" calcext:value-type="float">
            <text:p>195</text:p>
          </table:table-cell>
          <table:table-cell office:value-type="string" calcext:value-type="string">
            <text:p>NORWEGIAN DAWN</text:p>
          </table:table-cell>
          <table:table-cell table:style-name="ce13" office:value-type="string" calcext:value-type="string">
            <text:p><text:a xlink:href="https://www.marinetraffic.com/ais/details/ships/mmsi:311307000" xlink:type="simple">311307000</text:a></text:p>
          </table:table-cell>
          <table:table-cell table:style-name="ce13"/>
          <table:table-cell office:value-type="string" calcext:value-type="string">
            <text:p>passenger</text:p>
          </table:table-cell>
          <table:table-cell table:style-name="ce13" office:value-type="float" office:value="2340" calcext:value-type="float">
            <text:p>2340</text:p>
          </table:table-cell>
          <table:table-cell table:style-name="ce33"/>
          <table:table-cell office:value-type="float" office:value="295" calcext:value-type="float">
            <text:p>295</text:p>
          </table:table-cell>
          <table:table-cell/>
          <table:table-cell office:value-type="float" office:value="2002" calcext:value-type="float">
            <text:p>2002</text:p>
          </table:table-cell>
          <table:table-cell/>
          <table:table-cell table:style-name="ce13" office:value-type="float" office:value="92250" calcext:value-type="float">
            <text:p>92250</text:p>
          </table:table-cell>
          <table:table-cell table:number-columns-repeated="4"/>
          <table:table-cell table:style-name="ce10" office:value-type="float" office:value="58800" calcext:value-type="float">
            <text:p>58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197]=&quot;hybrid&quot;;0;IF([.V197]=&quot;LNG&quot;;0.5;IF([.V197]=&quot;Fuel &amp; LNG&quot;;1;IF([.V197]=&quot;Heavy Fuel Oil&quot;;3;IF([.V197]=&quot;Sail&quot;;0;IF([.V197]=&quot;Electric&quot;;0;2))))))" office:value-type="float" office:value="2" calcext:value-type="float">
            <text:p>2</text:p>
          </table:table-cell>
          <table:table-cell table:formula="of:=INT([.Q197]/10000)" office:value-type="float" office:value="5" calcext:value-type="float">
            <text:p>5</text:p>
          </table:table-cell>
          <table:table-cell table:formula="of:=INT([.F197]/1000)" office:value-type="float" office:value="2" calcext:value-type="float">
            <text:p>2</text:p>
          </table:table-cell>
          <table:table-cell table:formula="of:=INT([.L197]/10000)" office:value-type="float" office:value="9" calcext:value-type="float">
            <text:p>9</text:p>
          </table:table-cell>
          <table:table-cell table:formula="of:=[.W197]*[.X197]+[.Y197]+[.Z197]" office:value-type="float" office:value="21" calcext:value-type="float">
            <text:p>21</text:p>
          </table:table-cell>
          <table:table-cell table:formula="of:=INT([.AA197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196" calcext:value-type="float">
            <text:p>196</text:p>
          </table:table-cell>
          <table:table-cell office:value-type="string" calcext:value-type="string">
            <text:p>SAIMAAGRACHT</text:p>
          </table:table-cell>
          <table:table-cell table:style-name="ce13" office:value-type="float" office:value="246293000" calcext:value-type="float">
            <text:p>246293000</text:p>
          </table:table-cell>
          <table:table-cell table:style-name="ce13"/>
          <table:table-cell office:value-type="string" calcext:value-type="string">
            <text:p>cargo</text:p>
          </table:table-cell>
          <table:table-cell table:style-name="ce13" office:value-type="float" office:value="0" calcext:value-type="float">
            <text:p>0</text:p>
          </table:table-cell>
          <table:table-cell table:style-name="ce33"/>
          <table:table-cell office:value-type="float" office:value="184" calcext:value-type="float">
            <text:p>184</text:p>
          </table:table-cell>
          <table:table-cell/>
          <table:table-cell table:style-name="ce13" office:value-type="float" office:value="2005" calcext:value-type="float">
            <text:p>2005</text:p>
          </table:table-cell>
          <table:table-cell/>
          <table:table-cell table:style-name="ce13" office:value-type="float" office:value="18321" calcext:value-type="float">
            <text:p>18321</text:p>
          </table:table-cell>
          <table:table-cell table:number-columns-repeated="4"/>
          <table:table-cell table:style-name="ce13" office:value-type="float" office:value="12060" calcext:value-type="float">
            <text:p>1206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198]=&quot;hybrid&quot;;0;IF([.V198]=&quot;LNG&quot;;0.5;IF([.V198]=&quot;Fuel &amp; LNG&quot;;1;IF([.V198]=&quot;Heavy Fuel Oil&quot;;3;IF([.V198]=&quot;Sail&quot;;0;IF([.V198]=&quot;Electric&quot;;0;2))))))" office:value-type="float" office:value="2" calcext:value-type="float">
            <text:p>2</text:p>
          </table:table-cell>
          <table:table-cell table:formula="of:=INT([.Q198]/10000)" office:value-type="float" office:value="1" calcext:value-type="float">
            <text:p>1</text:p>
          </table:table-cell>
          <table:table-cell table:formula="of:=INT([.F198]/1000)" office:value-type="float" office:value="0" calcext:value-type="float">
            <text:p>0</text:p>
          </table:table-cell>
          <table:table-cell table:formula="of:=INT([.L198]/10000)" office:value-type="float" office:value="1" calcext:value-type="float">
            <text:p>1</text:p>
          </table:table-cell>
          <table:table-cell table:formula="of:=[.W198]*[.X198]+[.Y198]+[.Z198]" office:value-type="float" office:value="3" calcext:value-type="float">
            <text:p>3</text:p>
          </table:table-cell>
          <table:table-cell table:formula="of:=INT([.AA198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3">
          <table:table-cell office:value-type="float" office:value="197" calcext:value-type="float">
            <text:p>197</text:p>
          </table:table-cell>
          <table:table-cell office:value-type="string" calcext:value-type="string">
            <text:p>ISLAND PRINCESS</text:p>
          </table:table-cell>
          <table:table-cell table:style-name="ce13" office:value-type="float" office:value="310384000" calcext:value-type="float">
            <text:p>310384000</text:p>
          </table:table-cell>
          <table:table-cell table:style-name="ce13"/>
          <table:table-cell office:value-type="string" calcext:value-type="string">
            <text:p>passenger</text:p>
          </table:table-cell>
          <table:table-cell table:style-name="ce13" office:value-type="float" office:value="2581" calcext:value-type="float">
            <text:p>2581</text:p>
          </table:table-cell>
          <table:table-cell table:style-name="ce33"/>
          <table:table-cell office:value-type="float" office:value="294" calcext:value-type="float">
            <text:p>294</text:p>
          </table:table-cell>
          <table:table-cell office:value-type="float" office:value="32" calcext:value-type="float">
            <text:p>32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91627" calcext:value-type="float">
            <text:p>91627</text:p>
          </table:table-cell>
          <table:table-cell table:number-columns-repeated="4"/>
          <table:table-cell table:style-name="ce13" office:value-type="float" office:value="62683" calcext:value-type="float">
            <text:p>62683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199]=&quot;hybrid&quot;;0;IF([.V199]=&quot;LNG&quot;;0.5;IF([.V199]=&quot;Fuel &amp; LNG&quot;;1;IF([.V199]=&quot;Heavy Fuel Oil&quot;;3;IF([.V199]=&quot;Sail&quot;;0;IF([.V199]=&quot;Electric&quot;;0;2))))))" office:value-type="float" office:value="2" calcext:value-type="float">
            <text:p>2</text:p>
          </table:table-cell>
          <table:table-cell table:formula="of:=INT([.Q199]/10000)" office:value-type="float" office:value="6" calcext:value-type="float">
            <text:p>6</text:p>
          </table:table-cell>
          <table:table-cell table:formula="of:=INT([.F199]/1000)" office:value-type="float" office:value="2" calcext:value-type="float">
            <text:p>2</text:p>
          </table:table-cell>
          <table:table-cell table:formula="of:=INT([.L199]/10000)" office:value-type="float" office:value="9" calcext:value-type="float">
            <text:p>9</text:p>
          </table:table-cell>
          <table:table-cell table:formula="of:=[.W199]*[.X199]+[.Y199]+[.Z199]" office:value-type="float" office:value="23" calcext:value-type="float">
            <text:p>23</text:p>
          </table:table-cell>
          <table:table-cell table:formula="of:=INT([.AA199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198" calcext:value-type="float">
            <text:p>198</text:p>
          </table:table-cell>
          <table:table-cell office:value-type="string" calcext:value-type="string">
            <text:p>CEMBROOK</text:p>
          </table:table-cell>
          <table:table-cell table:style-name="ce13" office:value-type="float" office:value="212690000" calcext:value-type="float">
            <text:p>212690000</text:p>
          </table:table-cell>
          <table:table-cell table:style-name="ce13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2017" calcext:value-type="float">
            <text:p>2017</text:p>
          </table:table-cell>
          <table:table-cell/>
          <table:table-cell table:style-name="ce13" office:value-type="float" office:value="3517" calcext:value-type="float">
            <text:p>3517</text:p>
          </table:table-cell>
          <table:table-cell table:number-columns-repeated="4"/>
          <table:table-cell table:style-name="ce13" office:value-type="float" office:value="1860" calcext:value-type="float">
            <text:p>186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00]=&quot;hybrid&quot;;0;IF([.V200]=&quot;LNG&quot;;0.5;IF([.V200]=&quot;Fuel &amp; LNG&quot;;1;IF([.V200]=&quot;Heavy Fuel Oil&quot;;3;IF([.V200]=&quot;Sail&quot;;0;IF([.V200]=&quot;Electric&quot;;0;2))))))" office:value-type="float" office:value="2" calcext:value-type="float">
            <text:p>2</text:p>
          </table:table-cell>
          <table:table-cell table:formula="of:=INT([.Q200]/10000)" office:value-type="float" office:value="0" calcext:value-type="float">
            <text:p>0</text:p>
          </table:table-cell>
          <table:table-cell table:formula="of:=INT([.F200]/1000)" office:value-type="float" office:value="0" calcext:value-type="float">
            <text:p>0</text:p>
          </table:table-cell>
          <table:table-cell table:formula="of:=INT([.L200]/10000)" office:value-type="float" office:value="0" calcext:value-type="float">
            <text:p>0</text:p>
          </table:table-cell>
          <table:table-cell table:formula="of:=[.W200]*[.X200]+[.Y200]+[.Z200]" office:value-type="float" office:value="0" calcext:value-type="float">
            <text:p>0</text:p>
          </table:table-cell>
          <table:table-cell table:formula="of:=INT([.AA200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3">
          <table:table-cell office:value-type="float" office:value="199" calcext:value-type="float">
            <text:p>199</text:p>
          </table:table-cell>
          <table:table-cell table:style-name="ce13" office:value-type="string" calcext:value-type="string">
            <text:p>EMERALD AZZURRA</text:p>
          </table:table-cell>
          <table:table-cell table:style-name="ce10" office:value-type="float" office:value="311001053" calcext:value-type="float">
            <text:p>311001053</text:p>
          </table:table-cell>
          <table:table-cell table:style-name="ce10"/>
          <table:table-cell office:value-type="string" calcext:value-type="string">
            <text:p>passenger</text:p>
          </table:table-cell>
          <table:table-cell table:style-name="ce13" office:value-type="float" office:value="100" calcext:value-type="float">
            <text:p>100</text:p>
          </table:table-cell>
          <table:table-cell table:style-name="ce33"/>
          <table:table-cell office:value-type="float" office:value="110" calcext:value-type="float">
            <text:p>110</text:p>
          </table:table-cell>
          <table:table-cell/>
          <table:table-cell office:value-type="float" office:value="2022" calcext:value-type="float">
            <text:p>2022</text:p>
          </table:table-cell>
          <table:table-cell/>
          <table:table-cell table:style-name="ce10" office:value-type="float" office:value="5175" calcext:value-type="float">
            <text:p>5175</text:p>
          </table:table-cell>
          <table:table-cell table:number-columns-repeated="4"/>
          <table:table-cell table:style-name="ce10" table:formula="of:=1641*2" office:value-type="float" office:value="3282" calcext:value-type="float">
            <text:p>3282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01]=&quot;hybrid&quot;;0;IF([.V201]=&quot;LNG&quot;;0.5;IF([.V201]=&quot;Fuel &amp; LNG&quot;;1;IF([.V201]=&quot;Heavy Fuel Oil&quot;;3;IF([.V201]=&quot;Sail&quot;;0;IF([.V201]=&quot;Electric&quot;;0;2))))))" office:value-type="float" office:value="2" calcext:value-type="float">
            <text:p>2</text:p>
          </table:table-cell>
          <table:table-cell table:formula="of:=INT([.Q201]/10000)" office:value-type="float" office:value="0" calcext:value-type="float">
            <text:p>0</text:p>
          </table:table-cell>
          <table:table-cell table:formula="of:=INT([.F201]/1000)" office:value-type="float" office:value="0" calcext:value-type="float">
            <text:p>0</text:p>
          </table:table-cell>
          <table:table-cell table:formula="of:=INT([.L201]/10000)" office:value-type="float" office:value="0" calcext:value-type="float">
            <text:p>0</text:p>
          </table:table-cell>
          <table:table-cell table:formula="of:=[.W201]*[.X201]+[.Y201]+[.Z201]" office:value-type="float" office:value="0" calcext:value-type="float">
            <text:p>0</text:p>
          </table:table-cell>
          <table:table-cell table:formula="of:=INT([.AA201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office:value-type="float" office:value="200" calcext:value-type="float">
            <text:p>200</text:p>
          </table:table-cell>
          <table:table-cell table:style-name="ce13" office:value-type="string" calcext:value-type="string">
            <text:p>CELEB. CONSTELLATION</text:p>
          </table:table-cell>
          <table:table-cell table:style-name="ce13" office:value-type="float" office:value="249046000" calcext:value-type="float">
            <text:p>249046000</text:p>
          </table:table-cell>
          <table:table-cell table:style-name="ce13"/>
          <table:table-cell office:value-type="string" calcext:value-type="string">
            <text:p>passenger</text:p>
          </table:table-cell>
          <table:table-cell table:style-name="ce13" office:value-type="float" office:value="2450" calcext:value-type="float">
            <text:p>2450</text:p>
          </table:table-cell>
          <table:table-cell table:style-name="ce33"/>
          <table:table-cell table:style-name="ce13" office:value-type="float" office:value="294" calcext:value-type="float">
            <text:p>294</text:p>
          </table:table-cell>
          <table:table-cell office:value-type="float" office:value="32" calcext:value-type="float">
            <text:p>32</text:p>
          </table:table-cell>
          <table:table-cell office:value-type="float" office:value="2002" calcext:value-type="float">
            <text:p>2002</text:p>
          </table:table-cell>
          <table:table-cell/>
          <table:table-cell table:style-name="ce13" office:value-type="float" office:value="90940" calcext:value-type="float">
            <text:p>90940</text:p>
          </table:table-cell>
          <table:table-cell table:number-columns-repeated="4"/>
          <table:table-cell table:style-name="ce13" office:value-type="float" office:value="96860" calcext:value-type="float">
            <text:p>96860</text:p>
          </table:table-cell>
          <table:table-cell table:number-columns-repeated="4"/>
          <table:table-cell office:value-type="string" calcext:value-type="string">
            <text:p>LNG</text:p>
          </table:table-cell>
          <table:table-cell table:formula="of:=IF([.V202]=&quot;hybrid&quot;;0;IF([.V202]=&quot;LNG&quot;;0.5;IF([.V202]=&quot;Fuel &amp; LNG&quot;;1;IF([.V202]=&quot;Heavy Fuel Oil&quot;;3;IF([.V202]=&quot;Sail&quot;;0;IF([.V202]=&quot;Electric&quot;;0;2))))))" office:value-type="float" office:value="0.5" calcext:value-type="float">
            <text:p>0,5</text:p>
          </table:table-cell>
          <table:table-cell table:formula="of:=INT([.Q202]/10000)" office:value-type="float" office:value="9" calcext:value-type="float">
            <text:p>9</text:p>
          </table:table-cell>
          <table:table-cell table:formula="of:=INT([.F202]/1000)" office:value-type="float" office:value="2" calcext:value-type="float">
            <text:p>2</text:p>
          </table:table-cell>
          <table:table-cell table:formula="of:=INT([.L202]/10000)" office:value-type="float" office:value="9" calcext:value-type="float">
            <text:p>9</text:p>
          </table:table-cell>
          <table:table-cell table:formula="of:=[.W202]*[.X202]+[.Y202]+[.Z202]" office:value-type="float" office:value="15.5" calcext:value-type="float">
            <text:p>15,5</text:p>
          </table:table-cell>
          <table:table-cell table:formula="of:=INT([.AA202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3">
          <table:table-cell office:value-type="float" office:value="201" calcext:value-type="float">
            <text:p>201</text:p>
          </table:table-cell>
          <table:table-cell table:style-name="ce13" office:value-type="string" calcext:value-type="string">
            <text:p>MSC FANTASIA</text:p>
          </table:table-cell>
          <table:table-cell table:style-name="ce13" office:value-type="string" calcext:value-type="string">
            <text:p><text:a xlink:href="https://www.marinetraffic.com/ais/details/ships/mmsi:370648000" xlink:type="simple">370648000</text:a></text:p>
          </table:table-cell>
          <table:table-cell table:style-name="ce13"/>
          <table:table-cell office:value-type="string" calcext:value-type="string">
            <text:p>passenger</text:p>
          </table:table-cell>
          <table:table-cell office:value-type="float" office:value="3274" calcext:value-type="float">
            <text:p>3274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34" calcext:value-type="float">
            <text:p>34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137936" calcext:value-type="float">
            <text:p>137936</text:p>
          </table:table-cell>
          <table:table-cell table:number-columns-repeated="4"/>
          <table:table-cell office:value-type="float" office:value="40400" calcext:value-type="float">
            <text:p>40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03]=&quot;hybrid&quot;;0;IF([.V203]=&quot;LNG&quot;;0.5;IF([.V203]=&quot;Fuel &amp; LNG&quot;;1;IF([.V203]=&quot;Heavy Fuel Oil&quot;;3;IF([.V203]=&quot;Sail&quot;;0;IF([.V203]=&quot;Electric&quot;;0;2))))))" office:value-type="float" office:value="2" calcext:value-type="float">
            <text:p>2</text:p>
          </table:table-cell>
          <table:table-cell table:formula="of:=INT([.Q203]/10000)" office:value-type="float" office:value="4" calcext:value-type="float">
            <text:p>4</text:p>
          </table:table-cell>
          <table:table-cell table:formula="of:=INT([.F203]/1000)" office:value-type="float" office:value="3" calcext:value-type="float">
            <text:p>3</text:p>
          </table:table-cell>
          <table:table-cell table:formula="of:=INT([.L203]/10000)" office:value-type="float" office:value="13" calcext:value-type="float">
            <text:p>13</text:p>
          </table:table-cell>
          <table:table-cell table:formula="of:=[.W203]*[.X203]+[.Y203]+[.Z203]" office:value-type="float" office:value="24" calcext:value-type="float">
            <text:p>24</text:p>
          </table:table-cell>
          <table:table-cell table:formula="of:=INT([.AA203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202" calcext:value-type="float">
            <text:p>202</text:p>
          </table:table-cell>
          <table:table-cell office:value-type="string" calcext:value-type="string">
            <text:p>YACHT SERVANT</text:p>
          </table:table-cell>
          <table:table-cell table:style-name="ce13" office:value-type="float" office:value="246132000" calcext:value-type="float">
            <text:p>246132000</text:p>
          </table:table-cell>
          <table:table-cell table:style-name="ce13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table:style-name="ce13" office:value-type="float" office:value="214" calcext:value-type="float">
            <text:p>214</text:p>
          </table:table-cell>
          <table:table-cell table:style-name="ce13" office:value-type="float" office:value="46" calcext:value-type="float">
            <text:p>46</text:p>
          </table:table-cell>
          <table:table-cell table:style-name="ce10" office:value-type="float" office:value="2022" calcext:value-type="float">
            <text:p>2022</text:p>
          </table:table-cell>
          <table:table-cell/>
          <table:table-cell table:style-name="ce13" office:value-type="float" office:value="12780" calcext:value-type="float">
            <text:p>12780</text:p>
          </table:table-cell>
          <table:table-cell table:number-columns-repeated="4"/>
          <table:table-cell table:style-name="ce10" office:value-type="float" office:value="10400" calcext:value-type="float">
            <text:p>10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04]=&quot;hybrid&quot;;0;IF([.V204]=&quot;LNG&quot;;0.5;IF([.V204]=&quot;Fuel &amp; LNG&quot;;1;IF([.V204]=&quot;Heavy Fuel Oil&quot;;3;IF([.V204]=&quot;Sail&quot;;0;IF([.V204]=&quot;Electric&quot;;0;2))))))" office:value-type="float" office:value="2" calcext:value-type="float">
            <text:p>2</text:p>
          </table:table-cell>
          <table:table-cell table:formula="of:=INT([.Q204]/10000)" office:value-type="float" office:value="1" calcext:value-type="float">
            <text:p>1</text:p>
          </table:table-cell>
          <table:table-cell table:formula="of:=INT([.F204]/1000)" office:value-type="float" office:value="0" calcext:value-type="float">
            <text:p>0</text:p>
          </table:table-cell>
          <table:table-cell table:formula="of:=INT([.L204]/10000)" office:value-type="float" office:value="1" calcext:value-type="float">
            <text:p>1</text:p>
          </table:table-cell>
          <table:table-cell table:formula="of:=[.W204]*[.X204]+[.Y204]+[.Z204]" office:value-type="float" office:value="3" calcext:value-type="float">
            <text:p>3</text:p>
          </table:table-cell>
          <table:table-cell table:formula="of:=INT([.AA204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3">
          <table:table-cell office:value-type="float" office:value="203" calcext:value-type="float">
            <text:p>203</text:p>
          </table:table-cell>
          <table:table-cell office:value-type="string" calcext:value-type="string">
            <text:p>NORWEGIAN VIVA</text:p>
          </table:table-cell>
          <table:table-cell table:style-name="ce13" office:value-type="string" calcext:value-type="string">
            <text:p> 311001127</text:p>
          </table:table-cell>
          <table:table-cell table:style-name="ce13"/>
          <table:table-cell office:value-type="string" calcext:value-type="string">
            <text:p>passenger</text:p>
          </table:table-cell>
          <table:table-cell office:value-type="float" office:value="3215" calcext:value-type="float">
            <text:p>3215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40" calcext:value-type="float">
            <text:p>40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143535" calcext:value-type="float">
            <text:p>143535</text:p>
          </table:table-cell>
          <table:table-cell table:number-columns-repeated="4"/>
          <table:table-cell office:value-type="float" office:value="57600" calcext:value-type="float">
            <text:p>57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05]=&quot;hybrid&quot;;0;IF([.V205]=&quot;LNG&quot;;0.5;IF([.V205]=&quot;Fuel &amp; LNG&quot;;1;IF([.V205]=&quot;Heavy Fuel Oil&quot;;3;IF([.V205]=&quot;Sail&quot;;0;IF([.V205]=&quot;Electric&quot;;0;2))))))" office:value-type="float" office:value="2" calcext:value-type="float">
            <text:p>2</text:p>
          </table:table-cell>
          <table:table-cell table:formula="of:=INT([.Q205]/10000)" office:value-type="float" office:value="5" calcext:value-type="float">
            <text:p>5</text:p>
          </table:table-cell>
          <table:table-cell table:formula="of:=INT([.F205]/1000)" office:value-type="float" office:value="3" calcext:value-type="float">
            <text:p>3</text:p>
          </table:table-cell>
          <table:table-cell table:formula="of:=INT([.L205]/10000)" office:value-type="float" office:value="14" calcext:value-type="float">
            <text:p>14</text:p>
          </table:table-cell>
          <table:table-cell table:formula="of:=[.W205]*[.X205]+[.Y205]+[.Z205]" office:value-type="float" office:value="27" calcext:value-type="float">
            <text:p>27</text:p>
          </table:table-cell>
          <table:table-cell table:formula="of:=INT([.AA205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3">
          <table:table-cell office:value-type="float" office:value="204" calcext:value-type="float">
            <text:p>204</text:p>
          </table:table-cell>
          <table:table-cell office:value-type="string" calcext:value-type="string">
            <text:p>FAGELGRACHT</text:p>
          </table:table-cell>
          <table:table-cell table:style-name="ce13" office:value-type="float" office:value="246591000" calcext:value-type="float">
            <text:p>246591000</text:p>
          </table:table-cell>
          <table:table-cell table:style-name="ce13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table:style-name="ce13" office:value-type="float" office:value="137" calcext:value-type="float">
            <text:p>137</text:p>
          </table:table-cell>
          <table:table-cell office:value-type="float" office:value="20" calcext:value-type="float">
            <text:p>20</text:p>
          </table:table-cell>
          <table:table-cell office:value-type="float" office:value="2011" calcext:value-type="float">
            <text:p>2011</text:p>
          </table:table-cell>
          <table:table-cell/>
          <table:table-cell table:style-name="ce13" office:value-type="float" office:value="8620" calcext:value-type="float">
            <text:p>8620</text:p>
          </table:table-cell>
          <table:table-cell table:number-columns-repeated="4"/>
          <table:table-cell table:style-name="ce13" office:value-type="float" office:value="5430" calcext:value-type="float">
            <text:p>543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06]=&quot;hybrid&quot;;0;IF([.V206]=&quot;LNG&quot;;0.5;IF([.V206]=&quot;Fuel &amp; LNG&quot;;1;IF([.V206]=&quot;Heavy Fuel Oil&quot;;3;IF([.V206]=&quot;Sail&quot;;0;IF([.V206]=&quot;Electric&quot;;0;2))))))" office:value-type="float" office:value="2" calcext:value-type="float">
            <text:p>2</text:p>
          </table:table-cell>
          <table:table-cell table:formula="of:=INT([.Q206]/10000)" office:value-type="float" office:value="0" calcext:value-type="float">
            <text:p>0</text:p>
          </table:table-cell>
          <table:table-cell table:formula="of:=INT([.F206]/1000)" office:value-type="float" office:value="0" calcext:value-type="float">
            <text:p>0</text:p>
          </table:table-cell>
          <table:table-cell table:formula="of:=INT([.L206]/10000)" office:value-type="float" office:value="0" calcext:value-type="float">
            <text:p>0</text:p>
          </table:table-cell>
          <table:table-cell table:formula="of:=[.W206]*[.X206]+[.Y206]+[.Z206]" office:value-type="float" office:value="0" calcext:value-type="float">
            <text:p>0</text:p>
          </table:table-cell>
          <table:table-cell table:formula="of:=INT([.AA206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3">
          <table:table-cell office:value-type="float" office:value="205" calcext:value-type="float">
            <text:p>205</text:p>
          </table:table-cell>
          <table:table-cell office:value-type="string" calcext:value-type="string">
            <text:p>GRANDE ANGOLA</text:p>
          </table:table-cell>
          <table:table-cell table:style-name="ce13" office:value-type="float" office:value="247233800" calcext:value-type="float">
            <text:p>247233800</text:p>
          </table:table-cell>
          <table:table-cell table:style-name="ce13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32" calcext:value-type="float">
            <text:p>32</text:p>
          </table:table-cell>
          <table:table-cell table:style-name="ce10" office:value-type="float" office:value="2008" calcext:value-type="float">
            <text:p>2008</text:p>
          </table:table-cell>
          <table:table-cell/>
          <table:table-cell office:value-type="float" office:value="47115" calcext:value-type="float">
            <text:p>47115</text:p>
          </table:table-cell>
          <table:table-cell table:number-columns-repeated="4"/>
          <table:table-cell table:style-name="ce10" office:value-type="float" office:value="19040" calcext:value-type="float">
            <text:p>1904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07]=&quot;hybrid&quot;;0;IF([.V207]=&quot;LNG&quot;;0.5;IF([.V207]=&quot;Fuel &amp; LNG&quot;;1;IF([.V207]=&quot;Heavy Fuel Oil&quot;;3;IF([.V207]=&quot;Sail&quot;;0;IF([.V207]=&quot;Electric&quot;;0;2))))))" office:value-type="float" office:value="2" calcext:value-type="float">
            <text:p>2</text:p>
          </table:table-cell>
          <table:table-cell table:formula="of:=INT([.Q207]/10000)" office:value-type="float" office:value="1" calcext:value-type="float">
            <text:p>1</text:p>
          </table:table-cell>
          <table:table-cell table:formula="of:=INT([.F207]/1000)" office:value-type="float" office:value="0" calcext:value-type="float">
            <text:p>0</text:p>
          </table:table-cell>
          <table:table-cell table:formula="of:=INT([.L207]/10000)" office:value-type="float" office:value="4" calcext:value-type="float">
            <text:p>4</text:p>
          </table:table-cell>
          <table:table-cell table:formula="of:=[.W207]*[.X207]+[.Y207]+[.Z207]" office:value-type="float" office:value="6" calcext:value-type="float">
            <text:p>6</text:p>
          </table:table-cell>
          <table:table-cell table:formula="of:=INT([.AA207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206" calcext:value-type="float">
            <text:p>206</text:p>
          </table:table-cell>
          <table:table-cell office:value-type="string" calcext:value-type="string">
            <text:p>ENCHANTMENT OTS</text:p>
          </table:table-cell>
          <table:table-cell table:style-name="ce13" office:value-type="float" office:value="311733000" calcext:value-type="float">
            <text:p>311733000</text:p>
          </table:table-cell>
          <table:table-cell table:style-name="ce13"/>
          <table:table-cell office:value-type="string" calcext:value-type="string">
            <text:p>passenger</text:p>
          </table:table-cell>
          <table:table-cell table:style-name="ce13" office:value-type="float" office:value="2446" calcext:value-type="float">
            <text:p>2446</text:p>
          </table:table-cell>
          <table:table-cell table:style-name="ce33"/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office:value-type="float" office:value="2005" calcext:value-type="float">
            <text:p>2005</text:p>
          </table:table-cell>
          <table:table-cell/>
          <table:table-cell table:style-name="ce13" office:value-type="float" office:value="82910" calcext:value-type="float">
            <text:p>82910</text:p>
          </table:table-cell>
          <table:table-cell table:number-columns-repeated="4"/>
          <table:table-cell table:style-name="ce13" office:value-type="float" office:value="75600" calcext:value-type="float">
            <text:p>75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08]=&quot;hybrid&quot;;0;IF([.V208]=&quot;LNG&quot;;0.5;IF([.V208]=&quot;Fuel &amp; LNG&quot;;1;IF([.V208]=&quot;Heavy Fuel Oil&quot;;3;IF([.V208]=&quot;Sail&quot;;0;IF([.V208]=&quot;Electric&quot;;0;2))))))" office:value-type="float" office:value="2" calcext:value-type="float">
            <text:p>2</text:p>
          </table:table-cell>
          <table:table-cell table:formula="of:=INT([.Q208]/10000)" office:value-type="float" office:value="7" calcext:value-type="float">
            <text:p>7</text:p>
          </table:table-cell>
          <table:table-cell table:formula="of:=INT([.F208]/1000)" office:value-type="float" office:value="2" calcext:value-type="float">
            <text:p>2</text:p>
          </table:table-cell>
          <table:table-cell table:formula="of:=INT([.L208]/10000)" office:value-type="float" office:value="8" calcext:value-type="float">
            <text:p>8</text:p>
          </table:table-cell>
          <table:table-cell table:formula="of:=[.W208]*[.X208]+[.Y208]+[.Z208]" office:value-type="float" office:value="24" calcext:value-type="float">
            <text:p>24</text:p>
          </table:table-cell>
          <table:table-cell table:formula="of:=INT([.AA208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207" calcext:value-type="float">
            <text:p>207</text:p>
          </table:table-cell>
          <table:table-cell office:value-type="string" calcext:value-type="string">
            <text:p>AZAMARA PURSUIT</text:p>
          </table:table-cell>
          <table:table-cell table:style-name="ce13" office:value-type="string" calcext:value-type="string">
            <text:p><text:a xlink:href="https://www.marinetraffic.com/ais/details/ships/mmsi:248762000" xlink:type="simple">248762000</text:a></text:p>
          </table:table-cell>
          <table:table-cell table:style-name="ce13"/>
          <table:table-cell office:value-type="string" calcext:value-type="string">
            <text:p>passenger</text:p>
          </table:table-cell>
          <table:table-cell table:style-name="ce13" office:value-type="float" office:value="777" calcext:value-type="float">
            <text:p>777</text:p>
          </table:table-cell>
          <table:table-cell table:style-name="ce33"/>
          <table:table-cell office:value-type="float" office:value="181" calcext:value-type="float">
            <text:p>181</text:p>
          </table:table-cell>
          <table:table-cell office:value-type="float" office:value="25" calcext:value-type="float">
            <text:p>25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30277" calcext:value-type="float">
            <text:p>30277</text:p>
          </table:table-cell>
          <table:table-cell table:number-columns-repeated="4"/>
          <table:table-cell table:style-name="ce10" office:value-type="float" office:value="18596" calcext:value-type="float">
            <text:p>18596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09]=&quot;hybrid&quot;;0;IF([.V209]=&quot;LNG&quot;;0.5;IF([.V209]=&quot;Fuel &amp; LNG&quot;;1;IF([.V209]=&quot;Heavy Fuel Oil&quot;;3;IF([.V209]=&quot;Sail&quot;;0;IF([.V209]=&quot;Electric&quot;;0;2))))))" office:value-type="float" office:value="2" calcext:value-type="float">
            <text:p>2</text:p>
          </table:table-cell>
          <table:table-cell table:formula="of:=INT([.Q209]/10000)" office:value-type="float" office:value="1" calcext:value-type="float">
            <text:p>1</text:p>
          </table:table-cell>
          <table:table-cell table:formula="of:=INT([.F209]/1000)" office:value-type="float" office:value="0" calcext:value-type="float">
            <text:p>0</text:p>
          </table:table-cell>
          <table:table-cell table:formula="of:=INT([.L209]/10000)" office:value-type="float" office:value="3" calcext:value-type="float">
            <text:p>3</text:p>
          </table:table-cell>
          <table:table-cell table:formula="of:=[.W209]*[.X209]+[.Y209]+[.Z209]" office:value-type="float" office:value="5" calcext:value-type="float">
            <text:p>5</text:p>
          </table:table-cell>
          <table:table-cell table:formula="of:=INT([.AA209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208" calcext:value-type="float">
            <text:p>208</text:p>
          </table:table-cell>
          <table:table-cell office:value-type="string" calcext:value-type="string">
            <text:p>GNV BRIDGE</text:p>
          </table:table-cell>
          <table:table-cell table:style-name="ce13" office:value-type="float" office:value="247435900" calcext:value-type="float">
            <text:p>247435900</text:p>
          </table:table-cell>
          <table:table-cell table:style-name="ce13"/>
          <table:table-cell office:value-type="string" calcext:value-type="string">
            <text:p>passenger</text:p>
          </table:table-cell>
          <table:table-cell office:value-type="float" office:value="975" calcext:value-type="float">
            <text:p>975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26" calcext:value-type="float">
            <text:p>26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float" office:value="32581" calcext:value-type="float">
            <text:p>32581</text:p>
          </table:table-cell>
          <table:table-cell table:number-columns-repeated="4"/>
          <table:table-cell office:value-type="float" office:value="25200" calcext:value-type="float">
            <text:p>252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10]=&quot;hybrid&quot;;0;IF([.V210]=&quot;LNG&quot;;0.5;IF([.V210]=&quot;Fuel &amp; LNG&quot;;1;IF([.V210]=&quot;Heavy Fuel Oil&quot;;3;IF([.V210]=&quot;Sail&quot;;0;IF([.V210]=&quot;Electric&quot;;0;2))))))" office:value-type="float" office:value="2" calcext:value-type="float">
            <text:p>2</text:p>
          </table:table-cell>
          <table:table-cell table:formula="of:=INT([.Q210]/10000)" office:value-type="float" office:value="2" calcext:value-type="float">
            <text:p>2</text:p>
          </table:table-cell>
          <table:table-cell table:formula="of:=INT([.F210]/1000)" office:value-type="float" office:value="0" calcext:value-type="float">
            <text:p>0</text:p>
          </table:table-cell>
          <table:table-cell table:formula="of:=INT([.L210]/10000)" office:value-type="float" office:value="3" calcext:value-type="float">
            <text:p>3</text:p>
          </table:table-cell>
          <table:table-cell table:formula="of:=[.W210]*[.X210]+[.Y210]+[.Z210]" office:value-type="float" office:value="7" calcext:value-type="float">
            <text:p>7</text:p>
          </table:table-cell>
          <table:table-cell table:formula="of:=INT([.AA210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209" calcext:value-type="float">
            <text:p>209</text:p>
          </table:table-cell>
          <table:table-cell office:value-type="string" calcext:value-type="string">
            <text:p>SUPER DELFIN VERDE</text:p>
          </table:table-cell>
          <table:table-cell table:style-name="ce13" office:value-type="float" office:value="224225000" calcext:value-type="float">
            <text:p>224225000</text:p>
          </table:table-cell>
          <table:table-cell table:style-name="ce13"/>
          <table:table-cell office:value-type="string" calcext:value-type="string">
            <text:p>passenger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11]=&quot;hybrid&quot;;0;IF([.V211]=&quot;LNG&quot;;0.5;IF([.V211]=&quot;Fuel &amp; LNG&quot;;1;IF([.V211]=&quot;Heavy Fuel Oil&quot;;3;IF([.V211]=&quot;Sail&quot;;0;IF([.V211]=&quot;Electric&quot;;0;2))))))" office:value-type="float" office:value="2" calcext:value-type="float">
            <text:p>2</text:p>
          </table:table-cell>
          <table:table-cell table:formula="of:=INT([.Q211]/10000)" office:value-type="float" office:value="0" calcext:value-type="float">
            <text:p>0</text:p>
          </table:table-cell>
          <table:table-cell table:formula="of:=INT([.F211]/1000)" office:value-type="float" office:value="0" calcext:value-type="float">
            <text:p>0</text:p>
          </table:table-cell>
          <table:table-cell table:formula="of:=INT([.L211]/10000)" office:value-type="float" office:value="0" calcext:value-type="float">
            <text:p>0</text:p>
          </table:table-cell>
          <table:table-cell table:formula="of:=[.W211]*[.X211]+[.Y211]+[.Z211]" office:value-type="float" office:value="0" calcext:value-type="float">
            <text:p>0</text:p>
          </table:table-cell>
          <table:table-cell table:formula="of:=INT([.AA211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3">
          <table:table-cell office:value-type="float" office:value="210" calcext:value-type="float">
            <text:p>210</text:p>
          </table:table-cell>
          <table:table-cell table:style-name="ce19" office:value-type="string" calcext:value-type="string">
            <text:p>RONNIE </text:p>
          </table:table-cell>
          <table:table-cell table:style-name="ce22" office:value-type="float" office:value="305434000" calcext:value-type="float">
            <text:p>305434000</text:p>
          </table:table-cell>
          <table:table-cell table:style-name="ce2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7" calcext:value-type="float">
            <text:p>147</text:p>
          </table:table-cell>
          <table:table-cell table:number-columns-repeated="3"/>
          <table:table-cell table:style-name="ce19" office:value-type="float" office:value="11494" calcext:value-type="float">
            <text:p>11494</text:p>
          </table:table-cell>
          <table:table-cell table:number-columns-repeated="4"/>
          <table:table-cell office:value-type="float" office:value="4800" calcext:value-type="float">
            <text:p>4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12]=&quot;hybrid&quot;;0;IF([.V212]=&quot;LNG&quot;;0.5;IF([.V212]=&quot;Fuel &amp; LNG&quot;;1;IF([.V212]=&quot;Heavy Fuel Oil&quot;;3;IF([.V212]=&quot;Sail&quot;;0;IF([.V212]=&quot;Electric&quot;;0;2))))))" office:value-type="float" office:value="2" calcext:value-type="float">
            <text:p>2</text:p>
          </table:table-cell>
          <table:table-cell table:formula="of:=INT([.Q212]/10000)" office:value-type="float" office:value="0" calcext:value-type="float">
            <text:p>0</text:p>
          </table:table-cell>
          <table:table-cell table:formula="of:=INT([.F212]/1000)" office:value-type="float" office:value="0" calcext:value-type="float">
            <text:p>0</text:p>
          </table:table-cell>
          <table:table-cell table:formula="of:=INT([.L212]/10000)" office:value-type="float" office:value="1" calcext:value-type="float">
            <text:p>1</text:p>
          </table:table-cell>
          <table:table-cell table:formula="of:=[.W212]*[.X212]+[.Y212]+[.Z212]" office:value-type="float" office:value="1" calcext:value-type="float">
            <text:p>1</text:p>
          </table:table-cell>
          <table:table-cell table:formula="of:=INT([.AA212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3">
          <table:table-cell office:value-type="float" office:value="211" calcext:value-type="float">
            <text:p>211</text:p>
          </table:table-cell>
          <table:table-cell table:style-name="ce19" office:value-type="string" calcext:value-type="string">
            <text:p>PANORAMA </text:p>
          </table:table-cell>
          <table:table-cell office:value-type="float" office:value="224330000" calcext:value-type="float">
            <text:p>224330000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394" calcext:value-type="float">
            <text:p>39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13]=&quot;hybrid&quot;;0;IF([.V213]=&quot;LNG&quot;;0.5;IF([.V213]=&quot;Fuel &amp; LNG&quot;;1;IF([.V213]=&quot;Heavy Fuel Oil&quot;;3;IF([.V213]=&quot;Sail&quot;;0;IF([.V213]=&quot;Electric&quot;;0;2))))))" office:value-type="float" office:value="2" calcext:value-type="float">
            <text:p>2</text:p>
          </table:table-cell>
          <table:table-cell table:formula="of:=INT([.Q213]/10000)" office:value-type="float" office:value="0" calcext:value-type="float">
            <text:p>0</text:p>
          </table:table-cell>
          <table:table-cell table:formula="of:=INT([.F213]/1000)" office:value-type="float" office:value="0" calcext:value-type="float">
            <text:p>0</text:p>
          </table:table-cell>
          <table:table-cell table:formula="of:=INT([.L213]/10000)" office:value-type="float" office:value="1" calcext:value-type="float">
            <text:p>1</text:p>
          </table:table-cell>
          <table:table-cell table:formula="of:=[.W213]*[.X213]+[.Y213]+[.Z213]" office:value-type="float" office:value="1" calcext:value-type="float">
            <text:p>1</text:p>
          </table:table-cell>
          <table:table-cell table:formula="of:=INT([.AA213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3">
          <table:table-cell office:value-type="float" office:value="212" calcext:value-type="float">
            <text:p>212</text:p>
          </table:table-cell>
          <table:table-cell table:style-name="ce25" office:value-type="string" calcext:value-type="string">
            <text:p>SEVEN SEAS SPLENDOR</text:p>
          </table:table-cell>
          <table:table-cell table:style-name="ce22" office:value-type="float" office:value="538007673" calcext:value-type="float">
            <text:p>538007673</text:p>
          </table:table-cell>
          <table:table-cell table:style-name="ce22"/>
          <table:table-cell office:value-type="string" calcext:value-type="string">
            <text:p>passenger</text:p>
          </table:table-cell>
          <table:table-cell table:style-name="ce19" office:value-type="float" office:value="750" calcext:value-type="float">
            <text:p>750</text:p>
          </table:table-cell>
          <table:table-cell table:style-name="ce34"/>
          <table:table-cell table:style-name="ce25" office:value-type="float" office:value="224" calcext:value-type="float">
            <text:p>224</text:p>
          </table:table-cell>
          <table:table-cell office:value-type="float" office:value="32" calcext:value-type="float">
            <text:p>32</text:p>
          </table:table-cell>
          <table:table-cell office:value-type="float" office:value="2020" calcext:value-type="float">
            <text:p>2020</text:p>
          </table:table-cell>
          <table:table-cell/>
          <table:table-cell table:style-name="ce19" office:value-type="float" office:value="56182" calcext:value-type="float">
            <text:p>56182</text:p>
          </table:table-cell>
          <table:table-cell table:number-columns-repeated="4"/>
          <table:table-cell table:style-name="ce22" office:value-type="float" office:value="32000" calcext:value-type="float">
            <text:p>32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14]=&quot;hybrid&quot;;0;IF([.V214]=&quot;LNG&quot;;0.5;IF([.V214]=&quot;Fuel &amp; LNG&quot;;1;IF([.V214]=&quot;Heavy Fuel Oil&quot;;3;IF([.V214]=&quot;Sail&quot;;0;IF([.V214]=&quot;Electric&quot;;0;2))))))" office:value-type="float" office:value="2" calcext:value-type="float">
            <text:p>2</text:p>
          </table:table-cell>
          <table:table-cell table:formula="of:=INT([.Q214]/10000)" office:value-type="float" office:value="3" calcext:value-type="float">
            <text:p>3</text:p>
          </table:table-cell>
          <table:table-cell table:formula="of:=INT([.F214]/1000)" office:value-type="float" office:value="0" calcext:value-type="float">
            <text:p>0</text:p>
          </table:table-cell>
          <table:table-cell table:formula="of:=INT([.L214]/10000)" office:value-type="float" office:value="5" calcext:value-type="float">
            <text:p>5</text:p>
          </table:table-cell>
          <table:table-cell table:formula="of:=[.W214]*[.X214]+[.Y214]+[.Z214]" office:value-type="float" office:value="11" calcext:value-type="float">
            <text:p>11</text:p>
          </table:table-cell>
          <table:table-cell table:formula="of:=INT([.AA214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213" calcext:value-type="float">
            <text:p>213</text:p>
          </table:table-cell>
          <table:table-cell table:style-name="ce25" office:value-type="string" calcext:value-type="string">
            <text:p>AIDAPRIMA</text:p>
          </table:table-cell>
          <table:table-cell table:style-name="ce19" office:value-type="string" calcext:value-type="string">
            <text:p> <text:a xlink:href="https://www.marinetraffic.com/ais/details/ships/mmsi:247353800" xlink:type="simple">247353800</text:a></text:p>
          </table:table-cell>
          <table:table-cell table:style-name="ce19"/>
          <table:table-cell office:value-type="string" calcext:value-type="string">
            <text:p>passenger</text:p>
          </table:table-cell>
          <table:table-cell table:style-name="ce19" office:value-type="float" office:value="3300" calcext:value-type="float">
            <text:p>3300</text:p>
          </table:table-cell>
          <table:table-cell table:style-name="ce34"/>
          <table:table-cell office:value-type="float" office:value="300" calcext:value-type="float">
            <text:p>300</text:p>
          </table:table-cell>
          <table:table-cell office:value-type="float" office:value="38" calcext:value-type="float">
            <text:p>38</text:p>
          </table:table-cell>
          <table:table-cell office:value-type="float" office:value="2016" calcext:value-type="float">
            <text:p>2016</text:p>
          </table:table-cell>
          <table:table-cell/>
          <table:table-cell table:style-name="ce19" office:value-type="float" office:value="125572" calcext:value-type="float">
            <text:p>125572</text:p>
          </table:table-cell>
          <table:table-cell table:number-columns-repeated="4"/>
          <table:table-cell table:style-name="ce19" office:value-type="float" office:value="46800" calcext:value-type="float">
            <text:p>46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15]=&quot;hybrid&quot;;0;IF([.V215]=&quot;LNG&quot;;0.5;IF([.V215]=&quot;Fuel &amp; LNG&quot;;1;IF([.V215]=&quot;Heavy Fuel Oil&quot;;3;IF([.V215]=&quot;Sail&quot;;0;IF([.V215]=&quot;Electric&quot;;0;2))))))" office:value-type="float" office:value="2" calcext:value-type="float">
            <text:p>2</text:p>
          </table:table-cell>
          <table:table-cell table:formula="of:=INT([.Q215]/10000)" office:value-type="float" office:value="4" calcext:value-type="float">
            <text:p>4</text:p>
          </table:table-cell>
          <table:table-cell table:formula="of:=INT([.F215]/1000)" office:value-type="float" office:value="3" calcext:value-type="float">
            <text:p>3</text:p>
          </table:table-cell>
          <table:table-cell table:formula="of:=INT([.L215]/10000)" office:value-type="float" office:value="12" calcext:value-type="float">
            <text:p>12</text:p>
          </table:table-cell>
          <table:table-cell table:formula="of:=[.W215]*[.X215]+[.Y215]+[.Z215]" office:value-type="float" office:value="23" calcext:value-type="float">
            <text:p>23</text:p>
          </table:table-cell>
          <table:table-cell table:formula="of:=INT([.AA215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214" calcext:value-type="float">
            <text:p>214</text:p>
          </table:table-cell>
          <table:table-cell table:style-name="ce19" office:value-type="string" calcext:value-type="string">
            <text:p>BALMORAL </text:p>
          </table:table-cell>
          <table:table-cell table:style-name="ce22" office:value-type="float" office:value="308785000" calcext:value-type="float">
            <text:p>308785000</text:p>
          </table:table-cell>
          <table:table-cell table:style-name="ce22"/>
          <table:table-cell office:value-type="string" calcext:value-type="string">
            <text:p>passenger</text:p>
          </table:table-cell>
          <table:table-cell office:value-type="float" office:value="1350" calcext:value-type="float">
            <text:p>1350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28" calcext:value-type="float">
            <text:p>28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43537" calcext:value-type="float">
            <text:p>43537</text:p>
          </table:table-cell>
          <table:table-cell table:number-columns-repeated="4"/>
          <table:table-cell table:style-name="ce19" office:value-type="float" office:value="21300" calcext:value-type="float">
            <text:p>213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16]=&quot;hybrid&quot;;0;IF([.V216]=&quot;LNG&quot;;0.5;IF([.V216]=&quot;Fuel &amp; LNG&quot;;1;IF([.V216]=&quot;Heavy Fuel Oil&quot;;3;IF([.V216]=&quot;Sail&quot;;0;IF([.V216]=&quot;Electric&quot;;0;2))))))" office:value-type="float" office:value="2" calcext:value-type="float">
            <text:p>2</text:p>
          </table:table-cell>
          <table:table-cell table:formula="of:=INT([.Q216]/10000)" office:value-type="float" office:value="2" calcext:value-type="float">
            <text:p>2</text:p>
          </table:table-cell>
          <table:table-cell table:formula="of:=INT([.F216]/1000)" office:value-type="float" office:value="1" calcext:value-type="float">
            <text:p>1</text:p>
          </table:table-cell>
          <table:table-cell table:formula="of:=INT([.L216]/10000)" office:value-type="float" office:value="4" calcext:value-type="float">
            <text:p>4</text:p>
          </table:table-cell>
          <table:table-cell table:formula="of:=[.W216]*[.X216]+[.Y216]+[.Z216]" office:value-type="float" office:value="9" calcext:value-type="float">
            <text:p>9</text:p>
          </table:table-cell>
          <table:table-cell table:formula="of:=INT([.AA216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215" calcext:value-type="float">
            <text:p>215</text:p>
          </table:table-cell>
          <table:table-cell table:style-name="ce19" office:value-type="string" calcext:value-type="string">
            <text:p>FWN SPIRIT </text:p>
          </table:table-cell>
          <table:table-cell table:style-name="ce22" office:value-type="float" office:value="244140321" calcext:value-type="float">
            <text:p>244140321</text:p>
          </table:table-cell>
          <table:table-cell table:style-name="ce2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7" calcext:value-type="float">
            <text:p>17</text:p>
          </table:table-cell>
          <table:table-cell office:value-type="float" office:value="2017" calcext:value-type="float">
            <text:p>2017</text:p>
          </table:table-cell>
          <table:table-cell/>
          <table:table-cell table:style-name="ce19" office:value-type="float" office:value="6749" calcext:value-type="float">
            <text:p>6749</text:p>
          </table:table-cell>
          <table:table-cell table:number-columns-repeated="4"/>
          <table:table-cell office:value-type="float" office:value="3000" calcext:value-type="float">
            <text:p>3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17]=&quot;hybrid&quot;;0;IF([.V217]=&quot;LNG&quot;;0.5;IF([.V217]=&quot;Fuel &amp; LNG&quot;;1;IF([.V217]=&quot;Heavy Fuel Oil&quot;;3;IF([.V217]=&quot;Sail&quot;;0;IF([.V217]=&quot;Electric&quot;;0;2))))))" office:value-type="float" office:value="2" calcext:value-type="float">
            <text:p>2</text:p>
          </table:table-cell>
          <table:table-cell table:formula="of:=INT([.Q217]/10000)" office:value-type="float" office:value="0" calcext:value-type="float">
            <text:p>0</text:p>
          </table:table-cell>
          <table:table-cell table:formula="of:=INT([.F217]/1000)" office:value-type="float" office:value="0" calcext:value-type="float">
            <text:p>0</text:p>
          </table:table-cell>
          <table:table-cell table:formula="of:=INT([.L217]/10000)" office:value-type="float" office:value="0" calcext:value-type="float">
            <text:p>0</text:p>
          </table:table-cell>
          <table:table-cell table:formula="of:=[.W217]*[.X217]+[.Y217]+[.Z217]" office:value-type="float" office:value="0" calcext:value-type="float">
            <text:p>0</text:p>
          </table:table-cell>
          <table:table-cell table:formula="of:=INT([.AA217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3">
          <table:table-cell office:value-type="float" office:value="216" calcext:value-type="float">
            <text:p>216</text:p>
          </table:table-cell>
          <table:table-cell table:style-name="ce19" office:value-type="string" calcext:value-type="string">
            <text:p>BBC PEARL </text:p>
          </table:table-cell>
          <table:table-cell table:style-name="ce19" office:value-type="float" office:value="305855000" calcext:value-type="float">
            <text:p>305855000</text:p>
          </table:table-cell>
          <table:table-cell table:style-name="ce19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2012" calcext:value-type="float">
            <text:p>2012</text:p>
          </table:table-cell>
          <table:table-cell/>
          <table:table-cell table:style-name="ce19" office:value-type="float" office:value="12838" calcext:value-type="float">
            <text:p>12838</text:p>
          </table:table-cell>
          <table:table-cell table:number-columns-repeated="4"/>
          <table:table-cell table:style-name="ce19" office:value-type="float" office:value="8280" calcext:value-type="float">
            <text:p>828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18]=&quot;hybrid&quot;;0;IF([.V218]=&quot;LNG&quot;;0.5;IF([.V218]=&quot;Fuel &amp; LNG&quot;;1;IF([.V218]=&quot;Heavy Fuel Oil&quot;;3;IF([.V218]=&quot;Sail&quot;;0;IF([.V218]=&quot;Electric&quot;;0;2))))))" office:value-type="float" office:value="2" calcext:value-type="float">
            <text:p>2</text:p>
          </table:table-cell>
          <table:table-cell table:formula="of:=INT([.Q218]/10000)" office:value-type="float" office:value="0" calcext:value-type="float">
            <text:p>0</text:p>
          </table:table-cell>
          <table:table-cell table:formula="of:=INT([.F218]/1000)" office:value-type="float" office:value="0" calcext:value-type="float">
            <text:p>0</text:p>
          </table:table-cell>
          <table:table-cell table:formula="of:=INT([.L218]/10000)" office:value-type="float" office:value="1" calcext:value-type="float">
            <text:p>1</text:p>
          </table:table-cell>
          <table:table-cell table:formula="of:=[.W218]*[.X218]+[.Y218]+[.Z218]" office:value-type="float" office:value="1" calcext:value-type="float">
            <text:p>1</text:p>
          </table:table-cell>
          <table:table-cell table:formula="of:=INT([.AA218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3">
          <table:table-cell office:value-type="float" office:value="217" calcext:value-type="float">
            <text:p>217</text:p>
          </table:table-cell>
          <table:table-cell table:style-name="ce19" office:value-type="string" calcext:value-type="string">
            <text:p>AMADEA </text:p>
          </table:table-cell>
          <table:table-cell table:style-name="ce22" office:value-type="float" office:value="368260150" calcext:value-type="float">
            <text:p>368260150</text:p>
          </table:table-cell>
          <table:table-cell table:style-name="ce22"/>
          <table:table-cell office:value-type="string" calcext:value-type="string">
            <text:p>passenger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2016" calcext:value-type="float">
            <text:p>2016</text:p>
          </table:table-cell>
          <table:table-cell/>
          <table:table-cell table:style-name="ce19" office:value-type="float" office:value="4402" calcext:value-type="float">
            <text:p>4402</text:p>
          </table:table-cell>
          <table:table-cell table:number-columns-repeated="4"/>
          <table:table-cell office:value-type="float" office:value="8599" calcext:value-type="float">
            <text:p>8599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19]=&quot;hybrid&quot;;0;IF([.V219]=&quot;LNG&quot;;0.5;IF([.V219]=&quot;Fuel &amp; LNG&quot;;1;IF([.V219]=&quot;Heavy Fuel Oil&quot;;3;IF([.V219]=&quot;Sail&quot;;0;IF([.V219]=&quot;Electric&quot;;0;2))))))" office:value-type="float" office:value="2" calcext:value-type="float">
            <text:p>2</text:p>
          </table:table-cell>
          <table:table-cell table:formula="of:=INT([.Q219]/10000)" office:value-type="float" office:value="0" calcext:value-type="float">
            <text:p>0</text:p>
          </table:table-cell>
          <table:table-cell table:formula="of:=INT([.F219]/1000)" office:value-type="float" office:value="0" calcext:value-type="float">
            <text:p>0</text:p>
          </table:table-cell>
          <table:table-cell table:formula="of:=INT([.L219]/10000)" office:value-type="float" office:value="0" calcext:value-type="float">
            <text:p>0</text:p>
          </table:table-cell>
          <table:table-cell table:formula="of:=[.W219]*[.X219]+[.Y219]+[.Z219]" office:value-type="float" office:value="0" calcext:value-type="float">
            <text:p>0</text:p>
          </table:table-cell>
          <table:table-cell table:formula="of:=INT([.AA219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3">
          <table:table-cell office:value-type="float" office:value="218" calcext:value-type="float">
            <text:p>218</text:p>
          </table:table-cell>
          <table:table-cell table:style-name="ce19" office:value-type="string" calcext:value-type="string">
            <text:p>CELEBRITY APEX </text:p>
          </table:table-cell>
          <table:table-cell office:value-type="float" office:value="215105000" calcext:value-type="float">
            <text:p>215105000</text:p>
          </table:table-cell>
          <table:table-cell table:style-name="ce19" office:value-type="float" office:value="9838383" calcext:value-type="float">
            <text:p>9838383</text:p>
          </table:table-cell>
          <table:table-cell office:value-type="string" calcext:value-type="string">
            <text:p>passenger</text:p>
          </table:table-cell>
          <table:table-cell office:value-type="float" office:value="3405" calcext:value-type="float">
            <text:p>3405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39" calcext:value-type="float">
            <text:p>39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float" office:value="130818" calcext:value-type="float">
            <text:p>13081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57960" calcext:value-type="float">
            <text:p>5796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20]=&quot;hybrid&quot;;0;IF([.V220]=&quot;LNG&quot;;0.5;IF([.V220]=&quot;Fuel &amp; LNG&quot;;1;IF([.V220]=&quot;Heavy Fuel Oil&quot;;3;IF([.V220]=&quot;Sail&quot;;0;IF([.V220]=&quot;Electric&quot;;0;2))))))" office:value-type="float" office:value="2" calcext:value-type="float">
            <text:p>2</text:p>
          </table:table-cell>
          <table:table-cell table:formula="of:=INT([.Q220]/10000)" office:value-type="float" office:value="5" calcext:value-type="float">
            <text:p>5</text:p>
          </table:table-cell>
          <table:table-cell table:formula="of:=INT([.F220]/1000)" office:value-type="float" office:value="3" calcext:value-type="float">
            <text:p>3</text:p>
          </table:table-cell>
          <table:table-cell table:formula="of:=INT([.L220]/10000)" office:value-type="float" office:value="13" calcext:value-type="float">
            <text:p>13</text:p>
          </table:table-cell>
          <table:table-cell table:formula="of:=[.W220]*[.X220]+[.Y220]+[.Z220]" office:value-type="float" office:value="26" calcext:value-type="float">
            <text:p>26</text:p>
          </table:table-cell>
          <table:table-cell table:formula="of:=INT([.AA220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219" calcext:value-type="float">
            <text:p>219</text:p>
          </table:table-cell>
          <table:table-cell office:value-type="string" calcext:value-type="string">
            <text:p>RESILIENT LADY</text:p>
          </table:table-cell>
          <table:table-cell office:value-type="float" office:value="311001056" calcext:value-type="float">
            <text:p>311001056</text:p>
          </table:table-cell>
          <table:table-cell office:value-type="float" office:value="9805348" calcext:value-type="float">
            <text:p>9805348</text:p>
          </table:table-cell>
          <table:table-cell office:value-type="string" calcext:value-type="string">
            <text:p>passenger</text:p>
          </table:table-cell>
          <table:table-cell office:value-type="float" office:value="2770" calcext:value-type="float">
            <text:p>2770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38" calcext:value-type="float">
            <text:p>38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110000" calcext:value-type="float">
            <text:p>110000</text:p>
          </table:table-cell>
          <table:table-cell table:number-columns-repeated="4"/>
          <table:table-cell office:value-type="float" office:value="80000" calcext:value-type="float">
            <text:p>80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21]=&quot;hybrid&quot;;0;IF([.V221]=&quot;LNG&quot;;0.5;IF([.V221]=&quot;Fuel &amp; LNG&quot;;1;IF([.V221]=&quot;Heavy Fuel Oil&quot;;3;IF([.V221]=&quot;Sail&quot;;0;IF([.V221]=&quot;Electric&quot;;0;2))))))" office:value-type="float" office:value="2" calcext:value-type="float">
            <text:p>2</text:p>
          </table:table-cell>
          <table:table-cell table:formula="of:=INT([.Q221]/10000)" office:value-type="float" office:value="8" calcext:value-type="float">
            <text:p>8</text:p>
          </table:table-cell>
          <table:table-cell table:formula="of:=INT([.F221]/1000)" office:value-type="float" office:value="2" calcext:value-type="float">
            <text:p>2</text:p>
          </table:table-cell>
          <table:table-cell table:formula="of:=INT([.L221]/10000)" office:value-type="float" office:value="11" calcext:value-type="float">
            <text:p>11</text:p>
          </table:table-cell>
          <table:table-cell table:formula="of:=[.W221]*[.X221]+[.Y221]+[.Z221]" office:value-type="float" office:value="29" calcext:value-type="float">
            <text:p>29</text:p>
          </table:table-cell>
          <table:table-cell table:formula="of:=INT([.AA221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3">
          <table:table-cell office:value-type="float" office:value="220" calcext:value-type="float">
            <text:p>220</text:p>
          </table:table-cell>
          <table:table-cell table:style-name="ce19" office:value-type="string" calcext:value-type="string">
            <text:p>BLUE CIRCLE </text:p>
          </table:table-cell>
          <table:table-cell table:style-name="ce19" office:value-type="float" office:value="225997278" calcext:value-type="float">
            <text:p>225997278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4"/>
          <table:table-cell office:value-type="float" office:value="150" calcext:value-type="float">
            <text:p>150</text:p>
          </table:table-cell>
          <table:table-cell table:number-columns-repeated="4"/>
          <table:table-cell office:value-type="string" calcext:value-type="string">
            <text:p>electric</text:p>
          </table:table-cell>
          <table:table-cell table:formula="of:=IF([.V222]=&quot;hybrid&quot;;0;IF([.V222]=&quot;LNG&quot;;0.5;IF([.V222]=&quot;Fuel &amp; LNG&quot;;1;IF([.V222]=&quot;Heavy Fuel Oil&quot;;3;IF([.V222]=&quot;Sail&quot;;0;IF([.V222]=&quot;Electric&quot;;0;2))))))" office:value-type="float" office:value="0" calcext:value-type="float">
            <text:p>0</text:p>
          </table:table-cell>
          <table:table-cell table:formula="of:=INT([.Q222]/10000)" office:value-type="float" office:value="0" calcext:value-type="float">
            <text:p>0</text:p>
          </table:table-cell>
          <table:table-cell table:formula="of:=INT([.F222]/1000)" office:value-type="float" office:value="0" calcext:value-type="float">
            <text:p>0</text:p>
          </table:table-cell>
          <table:table-cell table:formula="of:=INT([.L222]/10000)" office:value-type="float" office:value="0" calcext:value-type="float">
            <text:p>0</text:p>
          </table:table-cell>
          <table:table-cell table:formula="of:=[.W222]*[.X222]+[.Y222]+[.Z222]" office:value-type="float" office:value="0" calcext:value-type="float">
            <text:p>0</text:p>
          </table:table-cell>
          <table:table-cell table:formula="of:=INT([.AA222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3">
          <table:table-cell office:value-type="float" office:value="221" calcext:value-type="float">
            <text:p>221</text:p>
          </table:table-cell>
          <table:table-cell table:style-name="ce19" office:value-type="string" calcext:value-type="string">
            <text:p>CIUDAD DE SOLLER</text:p>
          </table:table-cell>
          <table:table-cell table:style-name="ce19" office:value-type="float" office:value="224729000" calcext:value-type="float">
            <text:p>224729000</text:p>
          </table:table-cell>
          <table:table-cell table:style-name="ce19" office:value-type="float" office:value="9137997" calcext:value-type="float">
            <text:p>9137997</text:p>
          </table:table-cell>
          <table:table-cell office:value-type="string" calcext:value-type="string">
            <text:p>passenger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34" calcext:value-type="float">
            <text:p>34</text:p>
          </table:table-cell>
          <table:table-cell office:value-type="float" office:value="1993" calcext:value-type="float">
            <text:p>1993</text:p>
          </table:table-cell>
          <table:table-cell/>
          <table:table-cell office:value-type="float" office:value="33958" calcext:value-type="float">
            <text:p>33958</text:p>
          </table:table-cell>
          <table:table-cell table:number-columns-repeated="4"/>
          <table:table-cell office:value-type="float" office:value="23040" calcext:value-type="float">
            <text:p>2304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23]=&quot;hybrid&quot;;0;IF([.V223]=&quot;LNG&quot;;0.5;IF([.V223]=&quot;Fuel &amp; LNG&quot;;1;IF([.V223]=&quot;Heavy Fuel Oil&quot;;3;IF([.V223]=&quot;Sail&quot;;0;IF([.V223]=&quot;Electric&quot;;0;2))))))" office:value-type="float" office:value="2" calcext:value-type="float">
            <text:p>2</text:p>
          </table:table-cell>
          <table:table-cell table:formula="of:=INT([.Q223]/10000)" office:value-type="float" office:value="2" calcext:value-type="float">
            <text:p>2</text:p>
          </table:table-cell>
          <table:table-cell table:formula="of:=INT([.F223]/1000)" office:value-type="float" office:value="0" calcext:value-type="float">
            <text:p>0</text:p>
          </table:table-cell>
          <table:table-cell table:formula="of:=INT([.L223]/10000)" office:value-type="float" office:value="3" calcext:value-type="float">
            <text:p>3</text:p>
          </table:table-cell>
          <table:table-cell table:formula="of:=[.W223]*[.X223]+[.Y223]+[.Z223]" office:value-type="float" office:value="7" calcext:value-type="float">
            <text:p>7</text:p>
          </table:table-cell>
          <table:table-cell table:formula="of:=INT([.AA223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222" calcext:value-type="float">
            <text:p>222</text:p>
          </table:table-cell>
          <table:table-cell table:style-name="ce19" office:value-type="string" calcext:value-type="string">
            <text:p>FORZA </text:p>
          </table:table-cell>
          <table:table-cell table:style-name="ce19" office:value-type="float" office:value="247286100" calcext:value-type="float">
            <text:p>247286100</text:p>
          </table:table-cell>
          <table:table-cell table:style-name="ce19" office:value-type="float" office:value="9458523" calcext:value-type="float">
            <text:p>9458523</text:p>
          </table:table-cell>
          <table:table-cell office:value-type="string" calcext:value-type="string">
            <text:p>passenger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27" calcext:value-type="float">
            <text:p>27</text:p>
          </table:table-cell>
          <table:table-cell office:value-type="float" office:value="2010" calcext:value-type="float">
            <text:p>2010</text:p>
          </table:table-cell>
          <table:table-cell/>
          <table:table-cell table:style-name="ce19" office:value-type="float" office:value="25518" calcext:value-type="float">
            <text:p>25518</text:p>
          </table:table-cell>
          <table:table-cell table:number-columns-repeated="4"/>
          <table:table-cell table:style-name="ce19" office:value-type="float" office:value="24000" calcext:value-type="float">
            <text:p>24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24]=&quot;hybrid&quot;;0;IF([.V224]=&quot;LNG&quot;;0.5;IF([.V224]=&quot;Fuel &amp; LNG&quot;;1;IF([.V224]=&quot;Heavy Fuel Oil&quot;;3;IF([.V224]=&quot;Sail&quot;;0;IF([.V224]=&quot;Electric&quot;;0;2))))))" office:value-type="float" office:value="2" calcext:value-type="float">
            <text:p>2</text:p>
          </table:table-cell>
          <table:table-cell table:formula="of:=INT([.Q224]/10000)" office:value-type="float" office:value="2" calcext:value-type="float">
            <text:p>2</text:p>
          </table:table-cell>
          <table:table-cell table:formula="of:=INT([.F224]/1000)" office:value-type="float" office:value="0" calcext:value-type="float">
            <text:p>0</text:p>
          </table:table-cell>
          <table:table-cell table:formula="of:=INT([.L224]/10000)" office:value-type="float" office:value="2" calcext:value-type="float">
            <text:p>2</text:p>
          </table:table-cell>
          <table:table-cell table:formula="of:=[.W224]*[.X224]+[.Y224]+[.Z224]" office:value-type="float" office:value="6" calcext:value-type="float">
            <text:p>6</text:p>
          </table:table-cell>
          <table:table-cell table:formula="of:=INT([.AA224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223" calcext:value-type="float">
            <text:p>223</text:p>
          </table:table-cell>
          <table:table-cell office:value-type="string" calcext:value-type="string">
            <text:p>MEGALODON</text:p>
          </table:table-cell>
          <table:table-cell office:value-type="float" office:value="225998471" calcext:value-type="float">
            <text:p>225998471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25]=&quot;hybrid&quot;;0;IF([.V225]=&quot;LNG&quot;;0.5;IF([.V225]=&quot;Fuel &amp; LNG&quot;;1;IF([.V225]=&quot;Heavy Fuel Oil&quot;;3;IF([.V225]=&quot;Sail&quot;;0;IF([.V225]=&quot;Electric&quot;;0;2))))))" office:value-type="float" office:value="2" calcext:value-type="float">
            <text:p>2</text:p>
          </table:table-cell>
          <table:table-cell table:formula="of:=INT([.Q225]/10000)" office:value-type="float" office:value="0" calcext:value-type="float">
            <text:p>0</text:p>
          </table:table-cell>
          <table:table-cell table:formula="of:=INT([.F225]/1000)" office:value-type="float" office:value="0" calcext:value-type="float">
            <text:p>0</text:p>
          </table:table-cell>
          <table:table-cell table:formula="of:=INT([.L225]/10000)" office:value-type="float" office:value="0" calcext:value-type="float">
            <text:p>0</text:p>
          </table:table-cell>
          <table:table-cell table:formula="of:=[.W225]*[.X225]+[.Y225]+[.Z225]" office:value-type="float" office:value="0" calcext:value-type="float">
            <text:p>0</text:p>
          </table:table-cell>
          <table:table-cell table:formula="of:=INT([.AA225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3">
          <table:table-cell office:value-type="float" office:value="224" calcext:value-type="float">
            <text:p>224</text:p>
          </table:table-cell>
          <table:table-cell office:value-type="string" calcext:value-type="string">
            <text:p>COSTA PACIFICA</text:p>
          </table:table-cell>
          <table:table-cell table:style-name="ce19" office:value-type="float" office:value="247258100" calcext:value-type="float">
            <text:p>247258100</text:p>
          </table:table-cell>
          <table:table-cell table:style-name="ce19" office:value-type="float" office:value="9378498" calcext:value-type="float">
            <text:p>9378498</text:p>
          </table:table-cell>
          <table:table-cell office:value-type="string" calcext:value-type="string">
            <text:p>passenger</text:p>
          </table:table-cell>
          <table:table-cell office:value-type="float" office:value="3780" calcext:value-type="float">
            <text:p>3780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35" calcext:value-type="float">
            <text:p>35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114425" calcext:value-type="float">
            <text:p>114425</text:p>
          </table:table-cell>
          <table:table-cell table:number-columns-repeated="4"/>
          <table:table-cell table:style-name="ce19" office:value-type="float" office:value="42000" calcext:value-type="float">
            <text:p>42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26]=&quot;hybrid&quot;;0;IF([.V226]=&quot;LNG&quot;;0.5;IF([.V226]=&quot;Fuel &amp; LNG&quot;;1;IF([.V226]=&quot;Heavy Fuel Oil&quot;;3;IF([.V226]=&quot;Sail&quot;;0;IF([.V226]=&quot;Electric&quot;;0;2))))))" office:value-type="float" office:value="2" calcext:value-type="float">
            <text:p>2</text:p>
          </table:table-cell>
          <table:table-cell table:formula="of:=INT([.Q226]/10000)" office:value-type="float" office:value="4" calcext:value-type="float">
            <text:p>4</text:p>
          </table:table-cell>
          <table:table-cell table:formula="of:=INT([.F226]/1000)" office:value-type="float" office:value="3" calcext:value-type="float">
            <text:p>3</text:p>
          </table:table-cell>
          <table:table-cell table:formula="of:=INT([.L226]/10000)" office:value-type="float" office:value="11" calcext:value-type="float">
            <text:p>11</text:p>
          </table:table-cell>
          <table:table-cell table:formula="of:=[.W226]*[.X226]+[.Y226]+[.Z226]" office:value-type="float" office:value="22" calcext:value-type="float">
            <text:p>22</text:p>
          </table:table-cell>
          <table:table-cell table:formula="of:=INT([.AA226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225" calcext:value-type="float">
            <text:p>225</text:p>
          </table:table-cell>
          <table:table-cell office:value-type="string" calcext:value-type="string">
            <text:p>CELEBRITY ASCENT</text:p>
          </table:table-cell>
          <table:table-cell table:style-name="ce19" office:value-type="float" office:value="256191000" calcext:value-type="float">
            <text:p>256191000</text:p>
          </table:table-cell>
          <table:table-cell table:style-name="ce19" office:value-type="float" office:value="9838400" calcext:value-type="float">
            <text:p>9838400</text:p>
          </table:table-cell>
          <table:table-cell office:value-type="string" calcext:value-type="string">
            <text:p>passenger</text:p>
          </table:table-cell>
          <table:table-cell office:value-type="float" office:value="3200" calcext:value-type="float">
            <text:p>3200</text:p>
          </table:table-cell>
          <table:table-cell/>
          <table:table-cell table:style-name="ce19" office:value-type="float" office:value="327" calcext:value-type="float">
            <text:p>327</text:p>
          </table:table-cell>
          <table:table-cell office:value-type="float" office:value="47" calcext:value-type="float">
            <text:p>47</text:p>
          </table:table-cell>
          <table:table-cell office:value-type="float" office:value="2023" calcext:value-type="float">
            <text:p>2023</text:p>
          </table:table-cell>
          <table:table-cell/>
          <table:table-cell table:style-name="ce19" office:value-type="float" office:value="141420" calcext:value-type="float">
            <text:p>141420</text:p>
          </table:table-cell>
          <table:table-cell table:number-columns-repeated="4"/>
          <table:table-cell office:value-type="float" office:value="71949" calcext:value-type="float">
            <text:p>71949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27]=&quot;hybrid&quot;;0;IF([.V227]=&quot;LNG&quot;;0.5;IF([.V227]=&quot;Fuel &amp; LNG&quot;;1;IF([.V227]=&quot;Heavy Fuel Oil&quot;;3;IF([.V227]=&quot;Sail&quot;;0;IF([.V227]=&quot;Electric&quot;;0;2))))))" office:value-type="float" office:value="2" calcext:value-type="float">
            <text:p>2</text:p>
          </table:table-cell>
          <table:table-cell table:formula="of:=INT([.Q227]/10000)" office:value-type="float" office:value="7" calcext:value-type="float">
            <text:p>7</text:p>
          </table:table-cell>
          <table:table-cell table:formula="of:=INT([.F227]/1000)" office:value-type="float" office:value="3" calcext:value-type="float">
            <text:p>3</text:p>
          </table:table-cell>
          <table:table-cell table:formula="of:=INT([.L227]/10000)" office:value-type="float" office:value="14" calcext:value-type="float">
            <text:p>14</text:p>
          </table:table-cell>
          <table:table-cell table:formula="of:=[.W227]*[.X227]+[.Y227]+[.Z227]" office:value-type="float" office:value="31" calcext:value-type="float">
            <text:p>31</text:p>
          </table:table-cell>
          <table:table-cell table:formula="of:=INT([.AA227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3">
          <table:table-cell office:value-type="float" office:value="226" calcext:value-type="float">
            <text:p>226</text:p>
          </table:table-cell>
          <table:table-cell office:value-type="string" calcext:value-type="string">
            <text:p>CARPE <text:s/>DIEM <text:s/>UNO</text:p>
          </table:table-cell>
          <table:table-cell office:value-type="float" office:value="225997408" calcext:value-type="float">
            <text:p>225997408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28]=&quot;hybrid&quot;;0;IF([.V228]=&quot;LNG&quot;;0.5;IF([.V228]=&quot;Fuel &amp; LNG&quot;;1;IF([.V228]=&quot;Heavy Fuel Oil&quot;;3;IF([.V228]=&quot;Sail&quot;;0;IF([.V228]=&quot;Electric&quot;;0;2))))))" office:value-type="float" office:value="2" calcext:value-type="float">
            <text:p>2</text:p>
          </table:table-cell>
          <table:table-cell table:formula="of:=INT([.Q228]/10000)" office:value-type="float" office:value="0" calcext:value-type="float">
            <text:p>0</text:p>
          </table:table-cell>
          <table:table-cell table:formula="of:=INT([.F228]/1000)" office:value-type="float" office:value="0" calcext:value-type="float">
            <text:p>0</text:p>
          </table:table-cell>
          <table:table-cell table:formula="of:=INT([.L228]/10000)" office:value-type="float" office:value="0" calcext:value-type="float">
            <text:p>0</text:p>
          </table:table-cell>
          <table:table-cell table:formula="of:=[.W228]*[.X228]+[.Y228]+[.Z228]" office:value-type="float" office:value="0" calcext:value-type="float">
            <text:p>0</text:p>
          </table:table-cell>
          <table:table-cell table:formula="of:=INT([.AA228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3">
          <table:table-cell office:value-type="float" office:value="227" calcext:value-type="float">
            <text:p>227</text:p>
          </table:table-cell>
          <table:table-cell office:value-type="string" calcext:value-type="string">
            <text:p>ANTHEM OF THE SEAS</text:p>
          </table:table-cell>
          <table:table-cell table:style-name="ce19" office:value-type="float" office:value="311000274" calcext:value-type="float">
            <text:p>311000274</text:p>
          </table:table-cell>
          <table:table-cell table:style-name="ce19" office:value-type="float" office:value="9656101" calcext:value-type="float">
            <text:p>9656101</text:p>
          </table:table-cell>
          <table:table-cell office:value-type="string" calcext:value-type="string">
            <text:p>passenger</text:p>
          </table:table-cell>
          <table:table-cell office:value-type="float" office:value="4905" calcext:value-type="float">
            <text:p>4905</text:p>
          </table:table-cell>
          <table:table-cell/>
          <table:table-cell office:value-type="float" office:value="347" calcext:value-type="float">
            <text:p>347</text:p>
          </table:table-cell>
          <table:table-cell office:value-type="float" office:value="49" calcext:value-type="float">
            <text:p>49</text:p>
          </table:table-cell>
          <table:table-cell office:value-type="float" office:value="2015" calcext:value-type="float">
            <text:p>2015</text:p>
          </table:table-cell>
          <table:table-cell/>
          <table:table-cell table:style-name="ce19" office:value-type="float" office:value="168666" calcext:value-type="float">
            <text:p>168666</text:p>
          </table:table-cell>
          <table:table-cell table:number-columns-repeated="4"/>
          <table:table-cell office:value-type="float" office:value="72000" calcext:value-type="float">
            <text:p>72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29]=&quot;hybrid&quot;;0;IF([.V229]=&quot;LNG&quot;;0.5;IF([.V229]=&quot;Fuel &amp; LNG&quot;;1;IF([.V229]=&quot;Heavy Fuel Oil&quot;;3;IF([.V229]=&quot;Sail&quot;;0;IF([.V229]=&quot;Electric&quot;;0;2))))))" office:value-type="float" office:value="2" calcext:value-type="float">
            <text:p>2</text:p>
          </table:table-cell>
          <table:table-cell table:formula="of:=INT([.Q229]/10000)" office:value-type="float" office:value="7" calcext:value-type="float">
            <text:p>7</text:p>
          </table:table-cell>
          <table:table-cell table:formula="of:=INT([.F229]/1000)" office:value-type="float" office:value="4" calcext:value-type="float">
            <text:p>4</text:p>
          </table:table-cell>
          <table:table-cell table:formula="of:=INT([.L229]/10000)" office:value-type="float" office:value="16" calcext:value-type="float">
            <text:p>16</text:p>
          </table:table-cell>
          <table:table-cell table:formula="of:=[.W229]*[.X229]+[.Y229]+[.Z229]" office:value-type="float" office:value="34" calcext:value-type="float">
            <text:p>34</text:p>
          </table:table-cell>
          <table:table-cell table:formula="of:=INT([.AA229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3">
          <table:table-cell office:value-type="float" office:value="228" calcext:value-type="float">
            <text:p>228</text:p>
          </table:table-cell>
          <table:table-cell table:style-name="ce19" office:value-type="string" calcext:value-type="string">
            <text:p>BRITANNIA </text:p>
          </table:table-cell>
          <table:table-cell office:value-type="float" office:value="235106595" calcext:value-type="float">
            <text:p>235106595</text:p>
          </table:table-cell>
          <table:table-cell table:style-name="ce19" office:value-type="float" office:value="9614036" calcext:value-type="float">
            <text:p>9614036</text:p>
          </table:table-cell>
          <table:table-cell office:value-type="string" calcext:value-type="string">
            <text:p>passenger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45" calcext:value-type="float">
            <text:p>45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143730" calcext:value-type="float">
            <text:p>143730</text:p>
          </table:table-cell>
          <table:table-cell table:number-columns-repeated="4"/>
          <table:table-cell office:value-type="float" office:value="62400" calcext:value-type="float">
            <text:p>62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30]=&quot;hybrid&quot;;0;IF([.V230]=&quot;LNG&quot;;0.5;IF([.V230]=&quot;Fuel &amp; LNG&quot;;1;IF([.V230]=&quot;Heavy Fuel Oil&quot;;3;IF([.V230]=&quot;Sail&quot;;0;IF([.V230]=&quot;Electric&quot;;0;2))))))" office:value-type="float" office:value="2" calcext:value-type="float">
            <text:p>2</text:p>
          </table:table-cell>
          <table:table-cell table:formula="of:=INT([.Q230]/10000)" office:value-type="float" office:value="6" calcext:value-type="float">
            <text:p>6</text:p>
          </table:table-cell>
          <table:table-cell table:formula="of:=INT([.F230]/1000)" office:value-type="float" office:value="3" calcext:value-type="float">
            <text:p>3</text:p>
          </table:table-cell>
          <table:table-cell table:formula="of:=INT([.L230]/10000)" office:value-type="float" office:value="14" calcext:value-type="float">
            <text:p>14</text:p>
          </table:table-cell>
          <table:table-cell table:formula="of:=[.W230]*[.X230]+[.Y230]+[.Z230]" office:value-type="float" office:value="29" calcext:value-type="float">
            <text:p>29</text:p>
          </table:table-cell>
          <table:table-cell table:formula="of:=INT([.AA230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3">
          <table:table-cell office:value-type="float" office:value="229" calcext:value-type="float">
            <text:p>229</text:p>
          </table:table-cell>
          <table:table-cell table:style-name="ce19" office:value-type="string" calcext:value-type="string">
            <text:p>OASIS OF THE SEAS </text:p>
          </table:table-cell>
          <table:table-cell office:value-type="float" office:value="311020600" calcext:value-type="float">
            <text:p>311020600</text:p>
          </table:table-cell>
          <table:table-cell table:style-name="ce19" office:value-type="float" office:value="9383936" calcext:value-type="float">
            <text:p>9383936</text:p>
          </table:table-cell>
          <table:table-cell office:value-type="string" calcext:value-type="string">
            <text:p>passenger</text:p>
          </table:table-cell>
          <table:table-cell office:value-type="float" office:value="5408" calcext:value-type="float">
            <text:p>5408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47" calcext:value-type="float">
            <text:p>47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225282" calcext:value-type="float">
            <text:p>225282</text:p>
          </table:table-cell>
          <table:table-cell table:number-columns-repeated="4"/>
          <table:table-cell office:value-type="float" office:value="97020" calcext:value-type="float">
            <text:p>9702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31]=&quot;hybrid&quot;;0;IF([.V231]=&quot;LNG&quot;;0.5;IF([.V231]=&quot;Fuel &amp; LNG&quot;;1;IF([.V231]=&quot;Heavy Fuel Oil&quot;;3;IF([.V231]=&quot;Sail&quot;;0;IF([.V231]=&quot;Electric&quot;;0;2))))))" office:value-type="float" office:value="2" calcext:value-type="float">
            <text:p>2</text:p>
          </table:table-cell>
          <table:table-cell table:formula="of:=INT([.Q231]/10000)" office:value-type="float" office:value="9" calcext:value-type="float">
            <text:p>9</text:p>
          </table:table-cell>
          <table:table-cell table:formula="of:=INT([.F231]/1000)" office:value-type="float" office:value="5" calcext:value-type="float">
            <text:p>5</text:p>
          </table:table-cell>
          <table:table-cell table:formula="of:=INT([.L231]/10000)" office:value-type="float" office:value="22" calcext:value-type="float">
            <text:p>22</text:p>
          </table:table-cell>
          <table:table-cell table:formula="of:=[.W231]*[.X231]+[.Y231]+[.Z231]" office:value-type="float" office:value="45" calcext:value-type="float">
            <text:p>45</text:p>
          </table:table-cell>
          <table:table-cell table:formula="of:=INT([.AA231]*5/[.AA$3]+0.5)" office:value-type="float" office:value="6" calcext:value-type="float">
            <text:p>6</text:p>
          </table:table-cell>
          <table:table-cell table:number-columns-repeated="996"/>
        </table:table-row>
        <table:table-row table:style-name="ro3">
          <table:table-cell office:value-type="float" office:value="230" calcext:value-type="float">
            <text:p>230</text:p>
          </table:table-cell>
          <table:table-cell office:value-type="string" calcext:value-type="string">
            <text:p>EUROPA 2</text:p>
          </table:table-cell>
          <table:table-cell table:style-name="ce19" office:value-type="float" office:value="229378000" calcext:value-type="float">
            <text:p>229378000</text:p>
          </table:table-cell>
          <table:table-cell table:style-name="ce19" office:value-type="float" office:value="9616230" calcext:value-type="float">
            <text:p>9616230</text:p>
          </table:table-cell>
          <table:table-cell office:value-type="string" calcext:value-type="string">
            <text:p>passenger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27" calcext:value-type="float">
            <text:p>27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42830" calcext:value-type="float">
            <text:p>42830</text:p>
          </table:table-cell>
          <table:table-cell table:number-columns-repeated="4"/>
          <table:table-cell office:value-type="float" office:value="15500" calcext:value-type="float">
            <text:p>155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32]=&quot;hybrid&quot;;0;IF([.V232]=&quot;LNG&quot;;0.5;IF([.V232]=&quot;Fuel &amp; LNG&quot;;1;IF([.V232]=&quot;Heavy Fuel Oil&quot;;3;IF([.V232]=&quot;Sail&quot;;0;IF([.V232]=&quot;Electric&quot;;0;2))))))" office:value-type="float" office:value="2" calcext:value-type="float">
            <text:p>2</text:p>
          </table:table-cell>
          <table:table-cell table:formula="of:=INT([.Q232]/10000)" office:value-type="float" office:value="1" calcext:value-type="float">
            <text:p>1</text:p>
          </table:table-cell>
          <table:table-cell table:formula="of:=INT([.F232]/1000)" office:value-type="float" office:value="0" calcext:value-type="float">
            <text:p>0</text:p>
          </table:table-cell>
          <table:table-cell table:formula="of:=INT([.L232]/10000)" office:value-type="float" office:value="4" calcext:value-type="float">
            <text:p>4</text:p>
          </table:table-cell>
          <table:table-cell table:formula="of:=[.W232]*[.X232]+[.Y232]+[.Z232]" office:value-type="float" office:value="6" calcext:value-type="float">
            <text:p>6</text:p>
          </table:table-cell>
          <table:table-cell table:formula="of:=INT([.AA232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231" calcext:value-type="float">
            <text:p>231</text:p>
          </table:table-cell>
          <table:table-cell table:style-name="ce19" office:value-type="string" calcext:value-type="string">
            <text:p>NORWEGIAN ESCAPE</text:p>
          </table:table-cell>
          <table:table-cell table:style-name="ce19" office:value-type="float" office:value="311000341" calcext:value-type="float">
            <text:p>311000341</text:p>
          </table:table-cell>
          <table:table-cell table:style-name="ce19" office:value-type="float" office:value="9677076" calcext:value-type="float">
            <text:p>9677076</text:p>
          </table:table-cell>
          <table:table-cell office:value-type="string" calcext:value-type="string">
            <text:p>passenger</text:p>
          </table:table-cell>
          <table:table-cell table:style-name="ce19" office:value-type="float" office:value="4266" calcext:value-type="float">
            <text:p>4266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55" calcext:value-type="float">
            <text:p>55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164998" calcext:value-type="float">
            <text:p>164998</text:p>
          </table:table-cell>
          <table:table-cell table:number-columns-repeated="4"/>
          <table:table-cell office:value-type="float" office:value="76800" calcext:value-type="float">
            <text:p>76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33]=&quot;hybrid&quot;;0;IF([.V233]=&quot;LNG&quot;;0.5;IF([.V233]=&quot;Fuel &amp; LNG&quot;;1;IF([.V233]=&quot;Heavy Fuel Oil&quot;;3;IF([.V233]=&quot;Sail&quot;;0;IF([.V233]=&quot;Electric&quot;;0;2))))))" office:value-type="float" office:value="2" calcext:value-type="float">
            <text:p>2</text:p>
          </table:table-cell>
          <table:table-cell table:formula="of:=INT([.Q233]/10000)" office:value-type="float" office:value="7" calcext:value-type="float">
            <text:p>7</text:p>
          </table:table-cell>
          <table:table-cell table:formula="of:=INT([.F233]/1000)" office:value-type="float" office:value="4" calcext:value-type="float">
            <text:p>4</text:p>
          </table:table-cell>
          <table:table-cell table:formula="of:=INT([.L233]/10000)" office:value-type="float" office:value="16" calcext:value-type="float">
            <text:p>16</text:p>
          </table:table-cell>
          <table:table-cell table:formula="of:=[.W233]*[.X233]+[.Y233]+[.Z233]" office:value-type="float" office:value="34" calcext:value-type="float">
            <text:p>34</text:p>
          </table:table-cell>
          <table:table-cell table:formula="of:=INT([.AA233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3">
          <table:table-cell office:value-type="float" office:value="232" calcext:value-type="float">
            <text:p>232</text:p>
          </table:table-cell>
          <table:table-cell office:value-type="string" calcext:value-type="string">
            <text:p>EASTERLY SIRIUS </text:p>
          </table:table-cell>
          <table:table-cell office:value-type="float" office:value="538010211" calcext:value-type="float">
            <text:p>538010211</text:p>
          </table:table-cell>
          <table:table-cell office:value-type="float" office:value="9455052" calcext:value-type="float">
            <text:p>9455052</text:p>
          </table:table-cell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27" calcext:value-type="float">
            <text:p>27</text:p>
          </table:table-cell>
          <table:table-cell office:value-type="float" office:value="2009" calcext:value-type="float">
            <text:p>2009</text:p>
          </table:table-cell>
          <table:table-cell/>
          <table:table-cell table:style-name="ce19" office:value-type="float" office:value="23373" calcext:value-type="float">
            <text:p>23373</text:p>
          </table:table-cell>
          <table:table-cell table:number-columns-repeated="4"/>
          <table:table-cell table:style-name="ce19" office:value-type="float" office:value="7860" calcext:value-type="float">
            <text:p>786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34]=&quot;hybrid&quot;;0;IF([.V234]=&quot;LNG&quot;;0.5;IF([.V234]=&quot;Fuel &amp; LNG&quot;;1;IF([.V234]=&quot;Heavy Fuel Oil&quot;;3;IF([.V234]=&quot;Sail&quot;;0;IF([.V234]=&quot;Electric&quot;;0;2))))))" office:value-type="float" office:value="2" calcext:value-type="float">
            <text:p>2</text:p>
          </table:table-cell>
          <table:table-cell table:formula="of:=INT([.Q234]/10000)" office:value-type="float" office:value="0" calcext:value-type="float">
            <text:p>0</text:p>
          </table:table-cell>
          <table:table-cell table:formula="of:=INT([.F234]/1000)" office:value-type="float" office:value="0" calcext:value-type="float">
            <text:p>0</text:p>
          </table:table-cell>
          <table:table-cell table:formula="of:=INT([.L234]/10000)" office:value-type="float" office:value="2" calcext:value-type="float">
            <text:p>2</text:p>
          </table:table-cell>
          <table:table-cell table:formula="of:=[.W234]*[.X234]+[.Y234]+[.Z234]" office:value-type="float" office:value="2" calcext:value-type="float">
            <text:p>2</text:p>
          </table:table-cell>
          <table:table-cell table:formula="of:=INT([.AA234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3" table:number-rows-repeated="10483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19" table:number-columns-repeated="2" table:default-cell-style-name="ce16"/>
        <table:table-column table:style-name="co20" table:default-cell-style-name="ce16"/>
        <table:table-column table:style-name="co21" table:default-cell-style-name="ce16"/>
        <table:table-column table:style-name="co18" table:default-cell-style-name="ce16"/>
        <table:table-column table:style-name="co22" table:default-cell-style-name="ce16"/>
        <table:table-column table:style-name="co23" table:number-columns-repeated="1018" table:default-cell-style-name="ce16"/>
        <table:table-row table:style-name="ro3" table:number-rows-repeated="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Ship Name</text:p>
          </table:table-cell>
          <table:table-cell office:value-type="string" calcext:value-type="string">
            <text:p>Propulsion Power (approx.)</text:p>
          </table:table-cell>
          <table:table-cell office:value-type="string" calcext:value-type="string">
            <text:p>Fuel Type</text:p>
          </table:table-cell>
          <table:table-cell office:value-type="string" calcext:value-type="string">
            <text:p>Gross Tonnage (GT)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BOLET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avy Fuel Oil</text:p>
          </table:table-cell>
          <table:table-cell table:number-columns-repeated="2" office:value-type="float" office:value="62735" calcext:value-type="float">
            <text:p>62735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CO VALENC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G</text:p>
          </table:table-cell>
          <table:table-cell table:number-columns-repeated="2" office:value-type="float" office:value="67311" calcext:value-type="float">
            <text:p>67311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ARINA</text:p>
          </table:table-cell>
          <table:table-cell office:value-type="string" calcext:value-type="string">
            <text:p>25000 kW (approx.)</text:p>
          </table:table-cell>
          <table:table-cell office:value-type="string" calcext:value-type="string">
            <text:p>Marine Diesel</text:p>
          </table:table-cell>
          <table:table-cell table:number-columns-repeated="2" office:value-type="float" office:value="32728" calcext:value-type="float">
            <text:p>32728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CO LIVOR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G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ECO SAVO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G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SPIRIT OF ADVENT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5825" calcext:value-type="float">
            <text:p>5825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SPIRIT OF DISCOVE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5825" calcext:value-type="float">
            <text:p>5825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ARC COMMITMENT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RCA SAM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VASCO DA GA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avy Fuel Oil</text:p>
          </table:table-cell>
          <table:table-cell office:value-type="float" office:value="55877" calcext:value-type="float">
            <text:p>55877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SEVEN SEAS MARIN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48075" calcext:value-type="float">
            <text:p>48075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SILVER MO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table:style-name="ce36" office:value-type="float" office:value="40700" calcext:value-type="float">
            <text:p>40700</text:p>
          </table:table-cell>
          <table:table-cell table:number-columns-repeated="1019"/>
        </table:table-row>
        <table:table-row table:style-name="ro3">
          <table:table-cell table:style-name="ce20" office:value-type="string" calcext:value-type="string">
            <text:p>SILVER DAWN</text:p>
          </table:table-cell>
          <table:table-cell office:value-type="string" calcext:value-type="string">
            <text:p>SILVER DA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table:number-columns-repeated="2" office:value-type="float" office:value="40844" calcext:value-type="float">
            <text:p>40844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YACHT EXPRE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2" calcext:value-type="float">
            <text:p>4562</text:p>
          </table:table-cell>
          <table:table-cell table:number-columns-repeated="1019"/>
        </table:table-row>
        <table:table-row table:style-name="ro3">
          <table:table-cell table:style-name="ce20" office:value-type="string" calcext:value-type="string">
            <text:p>GNV SPIRIT</text:p>
          </table:table-cell>
          <table:table-cell office:value-type="string" calcext:value-type="string">
            <text:p>GNV SPIR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G</text:p>
          </table:table-cell>
          <table:table-cell table:number-columns-repeated="2" office:value-type="float" office:value="32728" calcext:value-type="float">
            <text:p>32728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V BRID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G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GNV BRID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G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EUROPA</text:p>
          </table:table-cell>
          <table:table-cell office:value-type="string" calcext:value-type="string">
            <text:p>13500 kW (approx.)</text:p>
          </table:table-cell>
          <table:table-cell office:value-type="string" calcext:value-type="string">
            <text:p>Marine Diesel</text:p>
          </table:table-cell>
          <table:table-cell office:value-type="float" office:value="28437" calcext:value-type="float">
            <text:p>28437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TENACI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AR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SEABOURN QU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32346" calcext:value-type="float">
            <text:p>32346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SEABOURN SOJOUR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32346" calcext:value-type="float">
            <text:p>32346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ABEL MATUT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67" calcext:value-type="float">
            <text:p>2967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EVRI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PAL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avy Fuel Oil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GOLDEN BRIDG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WIND SUR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14745" calcext:value-type="float">
            <text:p>14745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CLUB MED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14983" calcext:value-type="float">
            <text:p>14983</text:p>
          </table:table-cell>
          <table:table-cell table:number-columns-repeated="1019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Transformed_by_Data_Page.A2:Transformed_by_Data_Page.AB233" table:display-filter-buttons="true">
          <table:sort>
            <table:sort-by table:field-number="2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0.41cm" fo:page-height="15.2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1">00/00/0000</text:date>, <text:time style:data-style-name="N2" text:time-value="12:42:40.3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mp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meta:creation-date>2022-12-10T09:14:53Z</meta:creation-date>
    <dc:date>2024-09-01T14:20:44.272000000</dc:date>
    <meta:editing-cycles>63</meta:editing-cycles>
    <meta:editing-duration>P9DT5H16M13S</meta:editing-duration>
    <meta:document-statistic meta:table-count="2" meta:cell-count="3677" meta:object-count="0"/>
    <meta:user-defined meta:name=""/>
    <meta:user-defined meta:name="WorkbookGuid">8df44f6d-cbdd-48b4-84dc-da7011ecab0b</meta:user-defined>
  </office:meta>
</office:document-meta>
</file>